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Liberation Serif2"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7" style:family="table">
      <style:table-properties style:width="17.769cm" table:align="right"/>
    </style:style>
    <style:style style:name="Tableau7.A" style:family="table-column">
      <style:table-column-properties style:column-width="8.299cm"/>
    </style:style>
    <style:style style:name="Tableau7.B" style:family="table-column">
      <style:table-column-properties style:column-width="9.47cm"/>
    </style:style>
    <style:style style:name="Tableau7.A1" style:family="table-cell">
      <style:table-cell-properties style:writing-mode="page"/>
    </style:style>
    <style:style style:name="Tableau3" style:family="table">
      <style:table-properties style:width="18.002cm" table:align="margins" fo:background-color="transparent">
        <style:background-image/>
      </style:table-properties>
    </style:style>
    <style:style style:name="Tableau3.A" style:family="table-column">
      <style:table-column-properties style:column-width="10.107cm" style:rel-column-width="36793*"/>
    </style:style>
    <style:style style:name="Tableau3.B" style:family="table-column">
      <style:table-column-properties style:column-width="7.895cm" style:rel-column-width="28742*"/>
    </style:style>
    <style:style style:name="Tableau3.1" style:family="table-row">
      <style:table-row-properties style:min-row-height="1.402cm" fo:background-color="transparent" fo:keep-together="always">
        <style:background-image/>
      </style:table-row-properties>
    </style:style>
    <style:style style:name="Tableau3.A1" style:family="table-cell">
      <style:table-cell-properties fo:padding="0.049cm" fo:border-left="none" fo:border-right="none" fo:border-top="none" fo:border-bottom="0.05pt solid #000000" style:writing-mode="page"/>
    </style:style>
    <style:style style:name="Tableau3.A4" style:family="table-cell">
      <style:table-cell-properties fo:padding="0.049cm" fo:border="none" style:writing-mode="page"/>
    </style:style>
    <style:style style:name="Tableau4" style:family="table">
      <style:table-properties style:width="18.002cm" table:align="margins"/>
    </style:style>
    <style:style style:name="Tableau4.A" style:family="table-column">
      <style:table-column-properties style:column-width="9.001cm" style:rel-column-width="32767*"/>
    </style:style>
    <style:style style:name="Tableau4.B" style:family="table-column">
      <style:table-column-properties style:column-width="9.001cm" style:rel-column-width="32768*"/>
    </style:style>
    <style:style style:name="Tableau4.A1" style:family="table-cell">
      <style:table-cell-properties style:writing-mode="page"/>
    </style:style>
    <style:style style:name="Tableau5" style:family="table">
      <style:table-properties style:width="18.002cm" table:align="margins"/>
    </style:style>
    <style:style style:name="Tableau5.A" style:family="table-column">
      <style:table-column-properties style:column-width="9.001cm" style:rel-column-width="32767*"/>
    </style:style>
    <style:style style:name="Tableau5.B" style:family="table-column">
      <style:table-column-properties style:column-width="9.001cm" style:rel-column-width="32768*"/>
    </style:style>
    <style:style style:name="Tableau5.A1" style:family="table-cell">
      <style:table-cell-properties style:writing-mode="page"/>
    </style:style>
    <style:style style:name="Tableau1" style:family="table">
      <style:table-properties style:width="16.723cm" table:align="right"/>
    </style:style>
    <style:style style:name="Tableau1.A" style:family="table-column">
      <style:table-column-properties style:column-width="8.308cm"/>
    </style:style>
    <style:style style:name="Tableau1.B" style:family="table-column">
      <style:table-column-properties style:column-width="8.416cm"/>
    </style:style>
    <style:style style:name="Tableau1.1" style:family="table-row">
      <style:table-row-properties fo:keep-together="always"/>
    </style:style>
    <style:style style:name="Tableau1.A1" style:family="table-cell">
      <style:table-cell-properties style:writing-mode="page"/>
    </style:style>
    <style:style style:name="Tableau2" style:family="table">
      <style:table-properties style:width="16.723cm" table:align="right" style:may-break-between-rows="true"/>
    </style:style>
    <style:style style:name="Tableau2.A" style:family="table-column">
      <style:table-column-properties style:column-width="8.308cm"/>
    </style:style>
    <style:style style:name="Tableau2.B" style:family="table-column">
      <style:table-column-properties style:column-width="8.416cm"/>
    </style:style>
    <style:style style:name="Tableau2.1" style:family="table-row">
      <style:table-row-properties fo:keep-together="always"/>
    </style:style>
    <style:style style:name="Tableau2.A1" style:family="table-cell">
      <style:table-cell-properties fo:padding="0cm" fo:border="none" style:writing-mode="page"/>
    </style:style>
    <style:style style:name="Tableau6" style:family="table">
      <style:table-properties style:width="16.701cm" table:align="right" fo:background-color="transparent">
        <style:background-image/>
      </style:table-properties>
    </style:style>
    <style:style style:name="Tableau6.A" style:family="table-column">
      <style:table-column-properties style:column-width="7.99cm"/>
    </style:style>
    <style:style style:name="Tableau6.B" style:family="table-column">
      <style:table-column-properties style:column-width="8.71cm"/>
    </style:style>
    <style:style style:name="Tableau6.1" style:family="table-row">
      <style:table-row-properties fo:background-color="transparent">
        <style:background-image/>
      </style:table-row-properties>
    </style:style>
    <style:style style:name="Tableau6.A1" style:family="table-cell">
      <style:table-cell-properties fo:background-color="#dddddd" fo:padding="0cm" fo:border="none" style:writing-mode="page">
        <style:background-image/>
      </style:table-cell-properties>
    </style:style>
    <style:style style:name="Tableau6.A2" style:family="table-cell">
      <style:table-cell-properties fo:background-color="#b2b2b2" fo:padding="0cm" fo:border="none" style:writing-mode="page">
        <style:background-image/>
      </style:table-cell-properties>
    </style:style>
    <style:style style:name="Tableau6.A5" style:family="table-cell">
      <style:table-cell-properties fo:padding="0cm" fo:border="none" style:writing-mode="page"/>
    </style:style>
    <style:style style:name="Tableau6.B5" style:family="table-cell">
      <style:table-cell-properties fo:padding="0cm" fo:border="none" style:writing-mode="page"/>
    </style:style>
    <style:style style:name="Tableau10" style:family="table">
      <style:table-properties style:width="17.992cm" table:align="left"/>
    </style:style>
    <style:style style:name="Tableau10.A" style:family="table-column">
      <style:table-column-properties style:column-width="4.907cm"/>
    </style:style>
    <style:style style:name="Tableau10.B" style:family="table-column">
      <style:table-column-properties style:column-width="13.085cm"/>
    </style:style>
    <style:style style:name="Tableau10.A1" style:family="table-cell">
      <style:table-cell-properties fo:padding="0cm" fo:border="none" style:writing-mode="page"/>
    </style:style>
    <style:style style:name="Tableau9" style:family="table">
      <style:table-properties style:width="18.002cm" table:align="margins"/>
    </style:style>
    <style:style style:name="Tableau9.A" style:family="table-column">
      <style:table-column-properties style:column-width="6.588cm" style:rel-column-width="23983*"/>
    </style:style>
    <style:style style:name="Tableau9.B" style:family="table-column">
      <style:table-column-properties style:column-width="11.414cm" style:rel-column-width="41552*"/>
    </style:style>
    <style:style style:name="Tableau9.A1" style:family="table-cell">
      <style:table-cell-properties style:writing-mode="page"/>
    </style:style>
    <style:style style:name="Tableau8" style:family="table">
      <style:table-properties style:width="17.992cm" table:align="left"/>
    </style:style>
    <style:style style:name="Tableau8.A" style:family="table-column">
      <style:table-column-properties style:column-width="12.603cm"/>
    </style:style>
    <style:style style:name="Tableau8.B" style:family="table-column">
      <style:table-column-properties style:column-width="5.389cm"/>
    </style:style>
    <style:style style:name="Tableau8.1" style:family="table-row">
      <style:table-row-properties style:min-row-height="6.302cm"/>
    </style:style>
    <style:style style:name="Tableau8.A1" style:family="table-cell">
      <style:table-cell-properties style:writing-mode="page"/>
    </style:style>
    <style:style style:name="Tableau11" style:family="table">
      <style:table-properties style:width="17.992cm" table:align="left"/>
    </style:style>
    <style:style style:name="Tableau11.A" style:family="table-column">
      <style:table-column-properties style:column-width="12.603cm"/>
    </style:style>
    <style:style style:name="Tableau11.B" style:family="table-column">
      <style:table-column-properties style:column-width="5.389cm"/>
    </style:style>
    <style:style style:name="Tableau11.1" style:family="table-row">
      <style:table-row-properties style:min-row-height="3.512cm"/>
    </style:style>
    <style:style style:name="Tableau11.A1" style:family="table-cell">
      <style:table-cell-properties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ab-stops>
          <style:tab-stop style:position="8.969cm" style:type="center"/>
        </style:tab-stops>
      </style:paragraph-properties>
      <style:text-properties officeooo:paragraph-rsid="0011e92a"/>
    </style:style>
    <style:style style:name="P3" style:family="paragraph" style:parent-style-name="Text_20_body">
      <style:paragraph-properties fo:text-align="center" style:justify-single-word="false"/>
      <style:text-properties officeooo:paragraph-rsid="00ee9cc6"/>
    </style:style>
    <style:style style:name="P4" style:family="paragraph" style:parent-style-name="Text_20_body">
      <style:paragraph-properties fo:text-align="center" style:justify-single-word="false"/>
      <style:text-properties officeooo:paragraph-rsid="00127a17"/>
    </style:style>
    <style:style style:name="P5" style:family="paragraph" style:parent-style-name="Text_20_body">
      <style:paragraph-properties>
        <style:tab-stops>
          <style:tab-stop style:position="8.969cm" style:type="center"/>
        </style:tab-stops>
      </style:paragraph-properties>
      <style:text-properties officeooo:paragraph-rsid="002dc29f"/>
    </style:style>
    <style:style style:name="P6" style:family="paragraph" style:parent-style-name="Text_20_body">
      <style:text-properties officeooo:rsid="0011e92a" officeooo:paragraph-rsid="0011e92a"/>
    </style:style>
    <style:style style:name="P7" style:family="paragraph" style:parent-style-name="Text_20_body">
      <style:text-properties officeooo:paragraph-rsid="00394682"/>
    </style:style>
    <style:style style:name="P8" style:family="paragraph" style:parent-style-name="Text_20_body">
      <style:paragraph-properties fo:line-height="115%"/>
    </style:style>
    <style:style style:name="P9" style:family="paragraph" style:parent-style-name="Text_20_body">
      <style:text-properties officeooo:paragraph-rsid="007de130"/>
    </style:style>
    <style:style style:name="P10" style:family="paragraph" style:parent-style-name="Text_20_body">
      <style:text-properties officeooo:paragraph-rsid="0081abcd"/>
    </style:style>
    <style:style style:name="P11" style:family="paragraph" style:parent-style-name="Text_20_body">
      <style:text-properties officeooo:paragraph-rsid="0089d9e0"/>
    </style:style>
    <style:style style:name="P12" style:family="paragraph" style:parent-style-name="Text_20_body">
      <style:text-properties officeooo:paragraph-rsid="00a72d13"/>
    </style:style>
    <style:style style:name="P13" style:family="paragraph" style:parent-style-name="Text_20_body">
      <style:text-properties officeooo:paragraph-rsid="00b8c111"/>
    </style:style>
    <style:style style:name="P14" style:family="paragraph" style:parent-style-name="Text_20_body">
      <style:text-properties officeooo:paragraph-rsid="00d73841"/>
    </style:style>
    <style:style style:name="P15" style:family="paragraph" style:parent-style-name="Text_20_body">
      <style:text-properties officeooo:paragraph-rsid="00e3b397"/>
    </style:style>
    <style:style style:name="P16" style:family="paragraph" style:parent-style-name="Text_20_body">
      <style:text-properties officeooo:paragraph-rsid="00e4e700"/>
    </style:style>
    <style:style style:name="P17" style:family="paragraph" style:parent-style-name="Text_20_body">
      <style:paragraph-properties fo:text-align="start" style:justify-single-word="false"/>
      <style:text-properties officeooo:paragraph-rsid="00ee9cc6"/>
    </style:style>
    <style:style style:name="P18" style:family="paragraph" style:parent-style-name="Text_20_body">
      <style:text-properties officeooo:paragraph-rsid="0082d063"/>
    </style:style>
    <style:style style:name="P19" style:family="paragraph" style:parent-style-name="Text_20_body">
      <style:text-properties officeooo:paragraph-rsid="00ea8213"/>
    </style:style>
    <style:style style:name="P20" style:family="paragraph" style:parent-style-name="Text_20_body">
      <style:text-properties officeooo:paragraph-rsid="00f467be"/>
    </style:style>
    <style:style style:name="P21" style:family="paragraph" style:parent-style-name="Text_20_body">
      <style:text-properties officeooo:paragraph-rsid="00fcc291"/>
    </style:style>
    <style:style style:name="P22" style:family="paragraph" style:parent-style-name="Text_20_body">
      <style:text-properties officeooo:paragraph-rsid="0101671e"/>
    </style:style>
    <style:style style:name="P23" style:family="paragraph" style:parent-style-name="Text_20_body">
      <style:text-properties officeooo:paragraph-rsid="010c31ea"/>
    </style:style>
    <style:style style:name="P24" style:family="paragraph" style:parent-style-name="Text_20_body">
      <style:text-properties officeooo:paragraph-rsid="010e822a"/>
    </style:style>
    <style:style style:name="P25" style:family="paragraph" style:parent-style-name="Text_20_body">
      <style:text-properties officeooo:paragraph-rsid="0125c2fa"/>
    </style:style>
    <style:style style:name="P26" style:family="paragraph" style:parent-style-name="Text_20_body">
      <style:text-properties officeooo:paragraph-rsid="01309d69"/>
    </style:style>
    <style:style style:name="P27" style:family="paragraph" style:parent-style-name="Text_20_body">
      <style:text-properties officeooo:paragraph-rsid="0138537e"/>
    </style:style>
    <style:style style:name="P28" style:family="paragraph" style:parent-style-name="Text_20_body">
      <style:text-properties officeooo:rsid="0128e635" officeooo:paragraph-rsid="01415868"/>
    </style:style>
    <style:style style:name="P29" style:family="paragraph" style:parent-style-name="Text_20_body">
      <style:text-properties style:font-name="Liberation Serif" fo:font-style="normal" style:text-underline-style="none" fo:font-weight="normal" officeooo:rsid="0141e4e7" officeooo:paragraph-rsid="0141e4e7" style:font-style-asian="normal" style:font-style-complex="normal"/>
    </style:style>
    <style:style style:name="P30" style:family="paragraph" style:parent-style-name="Text_20_body">
      <style:text-properties officeooo:paragraph-rsid="01415868"/>
    </style:style>
    <style:style style:name="P31" style:family="paragraph" style:parent-style-name="Text_20_body">
      <style:text-properties fo:font-weight="normal" officeooo:rsid="0154d97a" officeooo:paragraph-rsid="0154d97a" style:font-weight-asian="normal" style:font-weight-complex="normal"/>
    </style:style>
    <style:style style:name="P32" style:family="paragraph" style:parent-style-name="Text_20_body">
      <style:text-properties officeooo:paragraph-rsid="0155a9b6"/>
    </style:style>
    <style:style style:name="P33" style:family="paragraph" style:parent-style-name="Text_20_body">
      <style:text-properties officeooo:rsid="0143ba82" officeooo:paragraph-rsid="0143ba82"/>
    </style:style>
    <style:style style:name="P34" style:family="paragraph" style:parent-style-name="Text_20_body">
      <style:text-properties officeooo:paragraph-rsid="01646a59"/>
    </style:style>
    <style:style style:name="P35" style:family="paragraph" style:parent-style-name="Text_20_body">
      <style:text-properties officeooo:paragraph-rsid="0172f582"/>
    </style:style>
    <style:style style:name="P36" style:family="paragraph" style:parent-style-name="Text_20_body">
      <style:text-properties officeooo:paragraph-rsid="017419fb"/>
    </style:style>
    <style:style style:name="P37" style:family="paragraph" style:parent-style-name="Text_20_body">
      <style:text-properties officeooo:paragraph-rsid="0174f420"/>
    </style:style>
    <style:style style:name="P38" style:family="paragraph" style:parent-style-name="Text_20_body">
      <style:text-properties officeooo:paragraph-rsid="0178f051"/>
    </style:style>
    <style:style style:name="P39" style:family="paragraph" style:parent-style-name="Text_20_body">
      <style:text-properties officeooo:paragraph-rsid="0180f0cb"/>
    </style:style>
    <style:style style:name="P40" style:family="paragraph" style:parent-style-name="Footer">
      <style:paragraph-properties fo:text-align="center" style:justify-single-word="false"/>
    </style:style>
    <style:style style:name="P41" style:family="paragraph" style:parent-style-name="Footnote">
      <style:text-properties officeooo:paragraph-rsid="0018f091"/>
    </style:style>
    <style:style style:name="P42" style:family="paragraph" style:parent-style-name="Footnote">
      <style:text-properties officeooo:rsid="003ca0df" officeooo:paragraph-rsid="003ca0df"/>
    </style:style>
    <style:style style:name="P43" style:family="paragraph" style:parent-style-name="Footnote">
      <style:text-properties officeooo:rsid="00430f38" officeooo:paragraph-rsid="00430f38"/>
    </style:style>
    <style:style style:name="P44" style:family="paragraph" style:parent-style-name="Footnote">
      <style:text-properties officeooo:paragraph-rsid="00533f7f"/>
    </style:style>
    <style:style style:name="P45" style:family="paragraph" style:parent-style-name="Footnote">
      <style:text-properties officeooo:rsid="0057a46d" officeooo:paragraph-rsid="0057a46d"/>
    </style:style>
    <style:style style:name="P46" style:family="paragraph" style:parent-style-name="Footnote">
      <style:text-properties officeooo:paragraph-rsid="005be7a2"/>
    </style:style>
    <style:style style:name="P47" style:family="paragraph" style:parent-style-name="Footnote">
      <style:text-properties officeooo:paragraph-rsid="0054a61f"/>
    </style:style>
    <style:style style:name="P48" style:family="paragraph" style:parent-style-name="Footnote">
      <style:text-properties officeooo:paragraph-rsid="0066c505"/>
    </style:style>
    <style:style style:name="P49" style:family="paragraph" style:parent-style-name="Footnote">
      <style:text-properties officeooo:paragraph-rsid="007de130"/>
    </style:style>
    <style:style style:name="P50" style:family="paragraph" style:parent-style-name="Footnote">
      <style:text-properties officeooo:rsid="0082d063" officeooo:paragraph-rsid="0082d063"/>
    </style:style>
    <style:style style:name="P51" style:family="paragraph" style:parent-style-name="Footnote">
      <style:text-properties officeooo:rsid="008e0a0b" officeooo:paragraph-rsid="008e0a0b"/>
    </style:style>
    <style:style style:name="P52" style:family="paragraph" style:parent-style-name="Footnote">
      <style:text-properties officeooo:rsid="009642b1" officeooo:paragraph-rsid="009642b1"/>
    </style:style>
    <style:style style:name="P53" style:family="paragraph" style:parent-style-name="Footnote">
      <style:text-properties officeooo:paragraph-rsid="0095196b"/>
    </style:style>
    <style:style style:name="P54" style:family="paragraph" style:parent-style-name="Footnote">
      <style:text-properties officeooo:rsid="0092f1bf" officeooo:paragraph-rsid="00f68b3e"/>
    </style:style>
    <style:style style:name="P55" style:family="paragraph" style:parent-style-name="Footnote">
      <style:text-properties officeooo:paragraph-rsid="009a56d1"/>
    </style:style>
    <style:style style:name="P56" style:family="paragraph" style:parent-style-name="Footnote">
      <style:text-properties officeooo:rsid="00c0fe7d" officeooo:paragraph-rsid="00c0fe7d"/>
    </style:style>
    <style:style style:name="P57" style:family="paragraph" style:parent-style-name="Footnote">
      <style:text-properties officeooo:paragraph-rsid="000e1e0f"/>
    </style:style>
    <style:style style:name="P58" style:family="paragraph" style:parent-style-name="Footnote">
      <style:text-properties officeooo:paragraph-rsid="0029f644"/>
    </style:style>
    <style:style style:name="P59" style:family="paragraph" style:parent-style-name="Footnote">
      <style:text-properties officeooo:rsid="004ad9eb" officeooo:paragraph-rsid="004ad9eb"/>
    </style:style>
    <style:style style:name="P60" style:family="paragraph" style:parent-style-name="Footnote">
      <style:text-properties officeooo:paragraph-rsid="00d91421"/>
    </style:style>
    <style:style style:name="P61" style:family="paragraph" style:parent-style-name="Footnote">
      <style:text-properties officeooo:rsid="00dd372d" officeooo:paragraph-rsid="00dd372d"/>
    </style:style>
    <style:style style:name="P62" style:family="paragraph" style:parent-style-name="Footnote">
      <style:text-properties officeooo:paragraph-rsid="00dfdc1f"/>
    </style:style>
    <style:style style:name="P63" style:family="paragraph" style:parent-style-name="Footnote">
      <style:text-properties officeooo:paragraph-rsid="00e91fd0"/>
    </style:style>
    <style:style style:name="P64" style:family="paragraph" style:parent-style-name="Footnote">
      <style:text-properties officeooo:rsid="01000727" officeooo:paragraph-rsid="01000727"/>
    </style:style>
    <style:style style:name="P65" style:family="paragraph" style:parent-style-name="Footnote">
      <style:text-properties officeooo:rsid="0106814d" officeooo:paragraph-rsid="0106814d"/>
    </style:style>
    <style:style style:name="P66" style:family="paragraph" style:parent-style-name="Footnote">
      <style:text-properties officeooo:paragraph-rsid="0103159b"/>
    </style:style>
    <style:style style:name="P67" style:family="paragraph" style:parent-style-name="Footnote">
      <style:text-properties officeooo:paragraph-rsid="01125dee"/>
    </style:style>
    <style:style style:name="P68" style:family="paragraph" style:parent-style-name="Footnote">
      <style:text-properties officeooo:paragraph-rsid="01216c89"/>
    </style:style>
    <style:style style:name="P69" style:family="paragraph" style:parent-style-name="Footnote">
      <style:text-properties officeooo:rsid="00386f59" officeooo:paragraph-rsid="00386f59"/>
    </style:style>
    <style:style style:name="P70" style:family="paragraph" style:parent-style-name="Footnote">
      <style:text-properties officeooo:rsid="0037cc9b" officeooo:paragraph-rsid="0037cc9b"/>
    </style:style>
    <style:style style:name="P71" style:family="paragraph" style:parent-style-name="Footnote">
      <style:text-properties officeooo:rsid="012dc663" officeooo:paragraph-rsid="012dc663"/>
    </style:style>
    <style:style style:name="P72" style:family="paragraph" style:parent-style-name="Footnote">
      <style:text-properties officeooo:rsid="01384811" officeooo:paragraph-rsid="01384811"/>
    </style:style>
    <style:style style:name="P73" style:family="paragraph" style:parent-style-name="Footnote">
      <style:paragraph-properties>
        <style:tab-stops>
          <style:tab-stop style:position="1.707cm"/>
        </style:tab-stops>
      </style:paragraph-properties>
      <style:text-properties officeooo:rsid="0139b6ae" officeooo:paragraph-rsid="0139b6ae"/>
    </style:style>
    <style:style style:name="P74" style:family="paragraph" style:parent-style-name="Footnote">
      <style:text-properties officeooo:rsid="012a0ce7" officeooo:paragraph-rsid="012a0ce7"/>
    </style:style>
    <style:style style:name="P75" style:family="paragraph" style:parent-style-name="Footnote">
      <style:text-properties officeooo:rsid="014b2f45" officeooo:paragraph-rsid="014b2f45"/>
    </style:style>
    <style:style style:name="P76" style:family="paragraph" style:parent-style-name="Footnote">
      <style:text-properties officeooo:rsid="015e03af" officeooo:paragraph-rsid="015e03af"/>
    </style:style>
    <style:style style:name="P77" style:family="paragraph" style:parent-style-name="Footnote">
      <style:text-properties officeooo:rsid="015fc71f" officeooo:paragraph-rsid="015fc71f"/>
    </style:style>
    <style:style style:name="P78" style:family="paragraph" style:parent-style-name="Footnote">
      <style:text-properties officeooo:rsid="016b9365" officeooo:paragraph-rsid="016b9365"/>
    </style:style>
    <style:style style:name="P79" style:family="paragraph" style:parent-style-name="Footnote">
      <style:text-properties officeooo:rsid="01706819" officeooo:paragraph-rsid="01706819"/>
    </style:style>
    <style:style style:name="P80" style:family="paragraph" style:parent-style-name="Footnote">
      <style:text-properties officeooo:paragraph-rsid="017a4547"/>
    </style:style>
    <style:style style:name="P81" style:family="paragraph" style:parent-style-name="Footnote">
      <style:text-properties officeooo:paragraph-rsid="017a59c9"/>
    </style:style>
    <style:style style:name="P82" style:family="paragraph" style:parent-style-name="Footnote">
      <style:text-properties officeooo:paragraph-rsid="0180f0cb"/>
    </style:style>
    <style:style style:name="P83" style:family="paragraph" style:parent-style-name="Footnote">
      <style:text-properties officeooo:paragraph-rsid="018807dd"/>
    </style:style>
    <style:style style:name="P84" style:family="paragraph" style:parent-style-name="Footnote">
      <style:text-properties officeooo:paragraph-rsid="0186f4f6"/>
    </style:style>
    <style:style style:name="P85" style:family="paragraph" style:parent-style-name="Footnote">
      <style:text-properties officeooo:rsid="0193cd01" officeooo:paragraph-rsid="0193cd01"/>
    </style:style>
    <style:style style:name="P86" style:family="paragraph" style:parent-style-name="Text_20_body" style:master-page-name="">
      <style:paragraph-properties style:page-number="auto" fo:keep-with-next="always"/>
    </style:style>
    <style:style style:name="P87" style:family="paragraph" style:parent-style-name="Text_20_body" style:master-page-name="">
      <style:paragraph-properties style:page-number="auto" fo:keep-with-next="always">
        <style:tab-stops>
          <style:tab-stop style:position="8.969cm" style:type="center"/>
        </style:tab-stops>
      </style:paragraph-properties>
      <style:text-properties officeooo:paragraph-rsid="002dc29f"/>
    </style:style>
    <style:style style:name="P88" style:family="paragraph" style:parent-style-name="Text_20_body" style:master-page-name="">
      <style:paragraph-properties style:page-number="auto" fo:keep-with-next="always"/>
      <style:text-properties officeooo:paragraph-rsid="0180f0cb"/>
    </style:style>
    <style:style style:name="P89" style:family="paragraph" style:parent-style-name="Text_20_body" style:master-page-name="">
      <style:paragraph-properties style:page-number="auto"/>
      <style:text-properties officeooo:paragraph-rsid="012fb201"/>
    </style:style>
    <style:style style:name="P90" style:family="paragraph" style:parent-style-name="Text_20_body" style:master-page-name="">
      <style:paragraph-properties style:page-number="auto"/>
      <style:text-properties officeooo:paragraph-rsid="01470bac"/>
    </style:style>
    <style:style style:name="P91" style:family="paragraph" style:parent-style-name="Footnote" style:master-page-name="">
      <style:paragraph-properties style:page-number="auto"/>
      <style:text-properties officeooo:paragraph-rsid="017a59c9"/>
    </style:style>
    <style:style style:name="P92" style:family="paragraph" style:parent-style-name="Standard">
      <loext:graphic-properties draw:fill="none"/>
      <style:paragraph-properties fo:margin-left="0.6cm" fo:margin-right="0cm" fo:margin-top="0.101cm" fo:margin-bottom="0.101cm" loext:contextual-spacing="false" fo:text-indent="-0.6cm" style:auto-text-indent="false" fo:background-color="transparent">
        <style:tab-stops>
          <style:tab-stop style:position="8.969cm" style:type="center"/>
        </style:tab-stops>
      </style:paragraph-properties>
      <style:text-properties officeooo:paragraph-rsid="000c785c"/>
    </style:style>
    <style:style style:name="P93" style:family="paragraph" style:parent-style-name="Standard">
      <loext:graphic-properties draw:fill="none"/>
      <style:paragraph-properties fo:margin-left="0.6cm" fo:margin-right="0cm" fo:margin-top="0.101cm" fo:margin-bottom="0.101cm" loext:contextual-spacing="false" fo:text-indent="-0.6cm" style:auto-text-indent="false" fo:background-color="transparent">
        <style:tab-stops>
          <style:tab-stop style:position="8.969cm" style:type="center"/>
        </style:tab-stops>
      </style:paragraph-properties>
      <style:text-properties officeooo:paragraph-rsid="014c68c4"/>
    </style:style>
    <style:style style:name="P94" style:family="paragraph" style:parent-style-name="Standard">
      <loext:graphic-properties draw:fill="none"/>
      <style:paragraph-properties fo:margin-left="0.6cm" fo:margin-right="0cm" fo:margin-top="0.101cm" fo:margin-bottom="0.101cm" loext:contextual-spacing="false" fo:text-indent="-0.6cm" style:auto-text-indent="false" fo:background-color="transparent">
        <style:tab-stops>
          <style:tab-stop style:position="8.969cm" style:type="center"/>
        </style:tab-stops>
      </style:paragraph-properties>
      <style:text-properties style:font-name="Liberation Serif" fo:font-style="normal" officeooo:rsid="014c68c4" officeooo:paragraph-rsid="014c68c4" style:font-style-asian="normal" style:font-style-complex="normal"/>
    </style:style>
    <style:style style:name="P95" style:family="paragraph" style:parent-style-name="Standard">
      <style:paragraph-properties fo:margin-top="0.25cm" fo:margin-bottom="0cm" loext:contextual-spacing="false">
        <style:tab-stops>
          <style:tab-stop style:position="8.943cm" style:type="center"/>
        </style:tab-stops>
      </style:paragraph-properties>
      <style:text-properties officeooo:paragraph-rsid="001b08e3"/>
    </style:style>
    <style:style style:name="P96" style:family="paragraph" style:parent-style-name="Standard">
      <style:paragraph-properties fo:margin-top="0.25cm" fo:margin-bottom="0cm" loext:contextual-spacing="false">
        <style:tab-stops>
          <style:tab-stop style:position="8.943cm" style:type="center"/>
        </style:tab-stops>
      </style:paragraph-properties>
      <style:text-properties officeooo:paragraph-rsid="002b262d"/>
    </style:style>
    <style:style style:name="P97" style:family="paragraph" style:parent-style-name="Table_20_Contents">
      <style:text-properties fo:font-weight="normal" officeooo:paragraph-rsid="000ee962" style:font-weight-asian="normal" style:font-weight-complex="normal"/>
    </style:style>
    <style:style style:name="P98" style:family="paragraph" style:parent-style-name="Table_20_Contents">
      <style:paragraph-properties fo:line-height="115%"/>
      <style:text-properties style:font-name="Liberation Mono"/>
    </style:style>
    <style:style style:name="P99" style:family="paragraph" style:parent-style-name="Table_20_Contents">
      <style:paragraph-properties fo:line-height="115%">
        <style:tab-stops>
          <style:tab-stop style:position="8.707cm" style:type="right"/>
        </style:tab-stops>
      </style:paragraph-properties>
      <style:text-properties style:font-name="Liberation Mono"/>
    </style:style>
    <style:style style:name="P100" style:family="paragraph" style:parent-style-name="Table_20_Contents">
      <style:paragraph-properties fo:line-height="115%">
        <style:tab-stops>
          <style:tab-stop style:position="8.71cm" style:type="right"/>
        </style:tab-stops>
      </style:paragraph-properties>
    </style:style>
    <style:style style:name="P101" style:family="paragraph" style:parent-style-name="Table_20_Contents">
      <style:paragraph-properties fo:line-height="115%">
        <style:tab-stops>
          <style:tab-stop style:position="8.71cm" style:type="right"/>
        </style:tab-stops>
      </style:paragraph-properties>
      <style:text-properties style:font-name="Liberation Serif" officeooo:rsid="00407387"/>
    </style:style>
    <style:style style:name="P102" style:family="paragraph" style:parent-style-name="Table_20_Contents">
      <style:paragraph-properties fo:margin-top="0.049cm" fo:margin-bottom="0cm" loext:contextual-spacing="false"/>
      <style:text-properties fo:font-weight="normal" officeooo:paragraph-rsid="000ee962" style:font-weight-asian="normal" style:font-weight-complex="normal"/>
    </style:style>
    <style:style style:name="P103" style:family="paragraph" style:parent-style-name="Text_20_body">
      <style:paragraph-properties fo:margin-top="0.049cm" fo:margin-bottom="0cm" loext:contextual-spacing="false"/>
      <style:text-properties style:font-name="Liberation Mono" fo:font-weight="normal" officeooo:paragraph-rsid="000ee962" style:font-weight-asian="normal" style:font-weight-complex="normal"/>
    </style:style>
    <style:style style:name="P104" style:family="paragraph" style:parent-style-name="Text_20_body">
      <style:paragraph-properties fo:margin-top="0cm" fo:margin-bottom="0cm" loext:contextual-spacing="false">
        <style:tab-stops>
          <style:tab-stop style:position="8.969cm" style:type="center"/>
        </style:tab-stops>
      </style:paragraph-properties>
      <style:text-properties officeooo:paragraph-rsid="002bd2d8"/>
    </style:style>
    <style:style style:name="P105" style:family="paragraph" style:parent-style-name="Text_20_body">
      <style:paragraph-properties fo:margin-top="0cm" fo:margin-bottom="0cm" loext:contextual-spacing="false">
        <style:tab-stops>
          <style:tab-stop style:position="8.969cm" style:type="center"/>
        </style:tab-stops>
      </style:paragraph-properties>
      <style:text-properties officeooo:paragraph-rsid="00475eba"/>
    </style:style>
    <style:style style:name="P106" style:family="paragraph" style:parent-style-name="Text_20_body">
      <style:paragraph-properties fo:margin-top="0cm" fo:margin-bottom="0cm" loext:contextual-spacing="false"/>
      <style:text-properties style:font-name="Liberation Mono" fo:font-weight="normal" officeooo:rsid="00056771" officeooo:paragraph-rsid="000ee962" style:font-weight-asian="normal" style:font-weight-complex="normal"/>
    </style:style>
    <style:style style:name="P107" style:family="paragraph" style:parent-style-name="Text_20_body">
      <style:paragraph-properties fo:margin-top="0cm" fo:margin-bottom="0cm" loext:contextual-spacing="false">
        <style:tab-stops>
          <style:tab-stop style:position="8.969cm" style:type="center"/>
        </style:tab-stops>
      </style:paragraph-properties>
      <style:text-properties style:font-name="Liberation Serif" fo:font-style="normal" fo:font-weight="normal" officeooo:rsid="000c5ed4" officeooo:paragraph-rsid="002bd2d8" style:font-name-asian="Noto Serif CJK SC" style:font-style-asian="normal" style:font-weight-asian="normal" style:font-name-complex="Lohit Devanagari" style:font-style-complex="normal" style:font-weight-complex="normal"/>
    </style:style>
    <style:style style:name="P108" style:family="paragraph" style:parent-style-name="Text_20_body">
      <style:paragraph-properties fo:margin-top="0cm" fo:margin-bottom="0cm" loext:contextual-spacing="false">
        <style:tab-stops>
          <style:tab-stop style:position="8.969cm" style:type="center"/>
        </style:tab-stops>
      </style:paragraph-properties>
      <style:text-properties style:font-name="Liberation Serif" fo:font-size="12pt" fo:font-style="normal" fo:font-weight="normal" officeooo:rsid="000c5ed4" officeooo:paragraph-rsid="000c28e3" style:font-size-asian="12pt" style:font-style-asian="normal" style:font-weight-asian="normal" style:font-size-complex="12pt" style:font-style-complex="normal" style:font-weight-complex="normal"/>
    </style:style>
    <style:style style:name="P109" style:family="paragraph" style:parent-style-name="Text_20_body">
      <style:paragraph-properties fo:margin-top="0cm" fo:margin-bottom="0cm" loext:contextual-spacing="false" fo:line-height="0.499cm"/>
      <style:text-properties officeooo:paragraph-rsid="008c4044"/>
    </style:style>
    <style:style style:name="P110" style:family="paragraph" style:parent-style-name="Text_20_body">
      <loext:graphic-properties draw:fill="none"/>
      <style:paragraph-properties fo:margin-top="0cm" fo:margin-bottom="0cm" loext:contextual-spacing="false" fo:line-height="115%" fo:background-color="transparent">
        <style:tab-stops>
          <style:tab-stop style:position="8.969cm" style:type="center"/>
        </style:tab-stops>
      </style:paragraph-properties>
      <style:text-properties officeooo:paragraph-rsid="00d48e80"/>
    </style:style>
    <style:style style:name="P111" style:family="paragraph" style:parent-style-name="Text_20_body">
      <style:paragraph-properties fo:margin-top="0cm" fo:margin-bottom="0cm" loext:contextual-spacing="false"/>
      <style:text-properties officeooo:paragraph-rsid="00e4e700"/>
    </style:style>
    <style:style style:name="P112" style:family="paragraph" style:parent-style-name="Text_20_body">
      <style:paragraph-properties fo:margin-top="0cm" fo:margin-bottom="0cm" loext:contextual-spacing="false"/>
      <style:text-properties officeooo:paragraph-rsid="00f467be"/>
    </style:style>
    <style:style style:name="P113" style:family="paragraph" style:parent-style-name="Text_20_body">
      <style:paragraph-properties fo:margin-top="0cm" fo:margin-bottom="0cm" loext:contextual-spacing="false" fo:keep-with-next="always">
        <style:tab-stops>
          <style:tab-stop style:position="8.969cm" style:type="center"/>
        </style:tab-stops>
      </style:paragraph-properties>
      <style:text-properties officeooo:paragraph-rsid="002bd2d8"/>
    </style:style>
    <style:style style:name="P114" style:family="paragraph" style:parent-style-name="Text_20_body">
      <style:paragraph-properties fo:margin-top="0.499cm" fo:margin-bottom="0.25cm" loext:contextual-spacing="false"/>
      <style:text-properties officeooo:paragraph-rsid="000ee962"/>
    </style:style>
    <style:style style:name="P115"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paragraph-rsid="0031271b"/>
    </style:style>
    <style:style style:name="P116"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paragraph-rsid="00316e2f"/>
    </style:style>
    <style:style style:name="P117"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paragraph-rsid="0032e27b"/>
    </style:style>
    <style:style style:name="P118"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paragraph-rsid="0033793f"/>
    </style:style>
    <style:style style:name="P119"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paragraph-rsid="01216c89"/>
    </style:style>
    <style:style style:name="P120" style:family="paragraph" style:parent-style-name="Text_20_body">
      <loext:graphic-properties draw:fill="none"/>
      <style:paragraph-properties fo:margin-left="0.499cm" fo:margin-right="0cm" fo:margin-top="0.199cm" fo:margin-bottom="0cm" loext:contextual-spacing="false" fo:line-height="115%" fo:text-indent="0cm" style:auto-text-indent="false" fo:background-color="transparent"/>
      <style:text-properties officeooo:rsid="0032e27b" officeooo:paragraph-rsid="0032e27b"/>
    </style:style>
    <style:style style:name="P121" style:family="paragraph" style:parent-style-name="Table_20_Contents" style:master-page-name="">
      <loext:graphic-properties draw:fill="none"/>
      <style:paragraph-properties fo:margin-left="0.499cm" fo:margin-right="0cm" fo:margin-top="0.101cm" fo:margin-bottom="0cm" loext:contextual-spacing="false" fo:text-indent="0cm" style:auto-text-indent="false" style:page-number="auto" fo:background-color="transparent" text:number-lines="false" text:line-number="0"/>
      <style:text-properties officeooo:paragraph-rsid="0152f9aa"/>
    </style:style>
    <style:style style:name="P122" style:family="paragraph" style:parent-style-name="Text_20_body" style:master-page-name="">
      <loext:graphic-properties draw:fill="none" draw:fill-color="#729fcf"/>
      <style:paragraph-properties fo:margin-left="0.499cm" fo:margin-right="0cm" fo:margin-top="0.101cm" fo:margin-bottom="0cm" loext:contextual-spacing="false" fo:line-height="115%" fo:text-indent="0cm" style:auto-text-indent="false" style:page-number="auto" fo:background-color="transparent"/>
      <style:text-properties officeooo:paragraph-rsid="0154d97a"/>
    </style:style>
    <style:style style:name="P123"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style:tab-stops>
          <style:tab-stop style:position="8.969cm" style:type="center"/>
        </style:tab-stops>
      </style:paragraph-properties>
      <style:text-properties style:font-name="Liberation Serif" officeooo:rsid="000e1031" officeooo:paragraph-rsid="000e1031"/>
    </style:style>
    <style:style style:name="P124" style:family="paragraph" style:parent-style-name="Text_20_body">
      <loext:graphic-properties draw:fill="none"/>
      <style:paragraph-properties fo:margin-left="0.801cm" fo:margin-right="0cm" fo:margin-top="0cm" fo:margin-bottom="0cm" loext:contextual-spacing="false" fo:line-height="115%" fo:text-indent="-0.801cm" style:auto-text-indent="false" fo:background-color="transparent" fo:keep-with-next="always">
        <style:tab-stops>
          <style:tab-stop style:position="8.969cm" style:type="center"/>
        </style:tab-stops>
      </style:paragraph-properties>
      <style:text-properties style:font-name="Liberation Serif" officeooo:rsid="000e1031" officeooo:paragraph-rsid="000e1031"/>
    </style:style>
    <style:style style:name="P125" style:family="paragraph" style:parent-style-name="Text_20_body">
      <loext:graphic-properties draw:fill="none"/>
      <style:paragraph-properties fo:margin-left="0.7cm" fo:margin-right="0cm" fo:margin-top="0cm" fo:margin-bottom="0cm" loext:contextual-spacing="false" fo:line-height="115%" fo:text-indent="-0.499cm" style:auto-text-indent="false" fo:background-color="transparent">
        <style:tab-stops>
          <style:tab-stop style:position="8.969cm" style:type="center"/>
        </style:tab-stops>
      </style:paragraph-properties>
      <style:text-properties officeooo:paragraph-rsid="000c5ed4"/>
    </style:style>
    <style:style style:name="P126" style:family="paragraph" style:parent-style-name="Text_20_body">
      <loext:graphic-properties draw:fill="none"/>
      <style:paragraph-properties fo:margin-left="0.7cm" fo:margin-right="0cm" fo:margin-top="0cm" fo:margin-bottom="0cm" loext:contextual-spacing="false" fo:line-height="115%" fo:text-indent="-0.499cm" style:auto-text-indent="false" fo:background-color="transparent">
        <style:tab-stops>
          <style:tab-stop style:position="8.969cm" style:type="center"/>
        </style:tab-stops>
      </style:paragraph-properties>
      <style:text-properties officeooo:rsid="000c5ed4" officeooo:paragraph-rsid="000c5ed4"/>
    </style:style>
    <style:style style:name="P127" style:family="paragraph" style:parent-style-name="Text_20_body">
      <loext:graphic-properties draw:fill="none"/>
      <style:paragraph-properties fo:margin-left="0.6cm" fo:margin-right="0.499cm" fo:margin-top="0cm" fo:margin-bottom="0cm" loext:contextual-spacing="false" fo:line-height="115%" fo:text-align="start" style:justify-single-word="false" fo:text-indent="0cm" style:auto-text-indent="false" fo:background-color="transparent">
        <style:tab-stops/>
      </style:paragraph-properties>
      <style:text-properties style:font-name="Liberation Mono" officeooo:rsid="000e1031" officeooo:paragraph-rsid="000e1031"/>
    </style:style>
    <style:style style:name="P128" style:family="paragraph" style:parent-style-name="Text_20_body">
      <style:paragraph-properties fo:margin-top="0.049cm" fo:margin-bottom="0.25cm" loext:contextual-spacing="false"/>
      <style:text-properties officeooo:rsid="000ee962" officeooo:paragraph-rsid="000ee962"/>
    </style:style>
    <style:style style:name="P129" style:family="paragraph" style:parent-style-name="Text_20_body">
      <style:paragraph-properties fo:margin-top="0.049cm" fo:margin-bottom="0.25cm" loext:contextual-spacing="false">
        <style:tab-stops>
          <style:tab-stop style:position="8.943cm" style:type="center"/>
        </style:tab-stops>
      </style:paragraph-properties>
      <style:text-properties officeooo:paragraph-rsid="000fee28"/>
    </style:style>
    <style:style style:name="P130" style:family="paragraph" style:parent-style-name="Text_20_body">
      <style:paragraph-properties fo:margin-top="0.499cm" fo:margin-bottom="0.049cm" loext:contextual-spacing="false"/>
      <style:text-properties officeooo:paragraph-rsid="000ee962"/>
    </style:style>
    <style:style style:name="P131" style:family="paragraph" style:parent-style-name="Text_20_body" style:master-page-name="">
      <loext:graphic-properties draw:fill="none"/>
      <style:paragraph-properties fo:margin-left="1.3cm" fo:margin-right="0cm" fo:margin-top="0cm" fo:margin-bottom="0.247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officeooo:rsid="001dbb25" officeooo:paragraph-rsid="001dbb25"/>
    </style:style>
    <style:style style:name="P132" style:family="paragraph" style:parent-style-name="Text_20_body" style:master-page-name="">
      <loext:graphic-properties draw:fill="none"/>
      <style:paragraph-properties fo:margin-left="1.3cm" fo:margin-right="0cm" fo:margin-top="0cm" fo:margin-bottom="0cm" loext:contextual-spacing="false" fo:line-height="115%" fo:text-align="start" style:justify-single-word="false" fo:text-indent="0cm" style:auto-text-indent="false" style:page-number="auto" fo:background-color="transparent" fo:keep-with-next="always">
        <style:tab-stops>
          <style:tab-stop style:position="12.7cm" style:type="right"/>
        </style:tab-stops>
      </style:paragraph-properties>
      <style:text-properties officeooo:paragraph-rsid="002ddb06"/>
    </style:style>
    <style:style style:name="P133" style:family="paragraph" style:parent-style-name="Text_20_body" style:master-page-name="">
      <loext:graphic-properties draw:fill="none" draw:fill-color="#729fcf"/>
      <style:paragraph-properties fo:margin-left="1.3cm" fo:margin-right="0cm" fo:margin-top="0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style:font-name="Liberation Serif" officeooo:rsid="004a94d4" officeooo:paragraph-rsid="004a94d4"/>
    </style:style>
    <style:style style:name="P134" style:family="paragraph" style:parent-style-name="Text_20_body" style:master-page-name="">
      <loext:graphic-properties draw:fill="none" draw:fill-color="#729fcf"/>
      <style:paragraph-properties fo:margin-left="1.3cm" fo:margin-right="0cm" fo:margin-top="0cm" fo:margin-bottom="0cm" loext:contextual-spacing="false" fo:line-height="115%" fo:text-indent="0cm" style:auto-text-indent="false" style:page-number="auto" fo:background-color="transparent"/>
      <style:text-properties officeooo:paragraph-rsid="00b8c111"/>
    </style:style>
    <style:style style:name="P135" style:family="paragraph" style:parent-style-name="Text_20_body">
      <loext:graphic-properties draw:fill="none" draw:fill-color="#729fcf"/>
      <style:paragraph-properties fo:margin-left="1.3cm" fo:margin-right="0cm" fo:margin-top="0.199cm" fo:margin-bottom="0cm" loext:contextual-spacing="false" fo:line-height="115%" fo:text-align="start" style:justify-single-word="false" fo:text-indent="0cm" style:auto-text-indent="false" fo:background-color="transparent"/>
      <style:text-properties officeooo:paragraph-rsid="005183ad"/>
    </style:style>
    <style:style style:name="P136" style:family="paragraph" style:parent-style-name="Text_20_body" style:master-page-name="">
      <loext:graphic-properties draw:fill="none" draw:fill-color="#729fcf"/>
      <style:paragraph-properties fo:margin-left="1.3cm" fo:margin-right="0cm" fo:margin-top="0.199cm" fo:margin-bottom="0cm" loext:contextual-spacing="false" fo:line-height="115%" fo:text-indent="0cm" style:auto-text-indent="false" style:page-number="auto" fo:background-color="transparent">
        <style:tab-stops>
          <style:tab-stop style:position="3.81cm"/>
          <style:tab-stop style:position="4.498cm"/>
          <style:tab-stop style:position="16.702cm" style:type="right"/>
        </style:tab-stops>
      </style:paragraph-properties>
      <style:text-properties officeooo:paragraph-rsid="003b1b9d"/>
    </style:style>
    <style:style style:name="P137" style:family="paragraph" style:parent-style-name="Text_20_body" style:master-page-name="">
      <loext:graphic-properties draw:fill="none" draw:fill-color="#729fcf"/>
      <style:paragraph-properties fo:margin-left="1.3cm" fo:margin-right="0cm" fo:margin-top="0.199cm" fo:margin-bottom="0cm" loext:contextual-spacing="false" fo:line-height="115%" fo:text-align="start" style:justify-single-word="false" fo:text-indent="0cm" style:auto-text-indent="false" style:page-number="auto" fo:background-color="transparent"/>
      <style:text-properties officeooo:paragraph-rsid="01a399f7"/>
    </style:style>
    <style:style style:name="P138" style:family="paragraph" style:parent-style-name="Text_20_body" style:master-page-name="">
      <loext:graphic-properties draw:fill="none" draw:fill-color="#729fcf"/>
      <style:paragraph-properties fo:margin-left="1.3cm" fo:margin-right="0cm" fo:margin-top="0.199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style:font-name="Liberation Serif" officeooo:rsid="005183ad" officeooo:paragraph-rsid="0051c690"/>
    </style:style>
    <style:style style:name="P139" style:family="paragraph" style:parent-style-name="Text_20_body" style:master-page-name="">
      <loext:graphic-properties draw:fill="none" draw:fill-color="#729fcf"/>
      <style:paragraph-properties fo:margin-left="1.3cm" fo:margin-right="0cm" fo:margin-top="0.199cm" fo:margin-bottom="0cm" loext:contextual-spacing="false" fo:line-height="115%" fo:text-align="start" style:justify-single-word="false" fo:text-indent="0cm" style:auto-text-indent="false" style:page-number="auto" fo:background-color="transparent"/>
      <style:text-properties style:font-name="Liberation Serif" officeooo:rsid="005183ad" officeooo:paragraph-rsid="005183ad"/>
    </style:style>
    <style:style style:name="P140" style:family="paragraph" style:parent-style-name="Text_20_body" style:master-page-name="">
      <loext:graphic-properties draw:fill="none" draw:fill-color="#729fcf"/>
      <style:paragraph-properties fo:margin-left="1.3cm" fo:margin-right="0cm" fo:margin-top="0.199cm" fo:margin-bottom="0cm" loext:contextual-spacing="false" fo:line-height="115%" fo:text-indent="0cm" style:auto-text-indent="false" style:page-number="auto" fo:background-color="transparent"/>
      <style:text-properties fo:font-weight="normal" officeooo:paragraph-rsid="01a399f7" style:font-weight-asian="normal" style:font-weight-complex="normal"/>
    </style:style>
    <style:style style:name="P141" style:family="paragraph" style:parent-style-name="Text_20_body" style:master-page-name="">
      <loext:graphic-properties draw:fill="none" draw:fill-color="#729fcf"/>
      <style:paragraph-properties fo:margin-left="1.3cm" fo:margin-right="0cm" fo:margin-top="0.101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officeooo:paragraph-rsid="00520c4a"/>
    </style:style>
    <style:style style:name="P142" style:family="paragraph" style:parent-style-name="Text_20_body" style:master-page-name="">
      <loext:graphic-properties draw:fill="none" draw:fill-color="#729fcf"/>
      <style:paragraph-properties fo:margin-left="1.3cm" fo:margin-right="0cm" fo:margin-top="0.101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officeooo:paragraph-rsid="0051c690"/>
    </style:style>
    <style:style style:name="P143" style:family="paragraph" style:parent-style-name="Text_20_body" style:master-page-name="">
      <loext:graphic-properties draw:fill="none" draw:fill-color="#729fcf"/>
      <style:paragraph-properties fo:margin-left="1.3cm" fo:margin-right="0cm" fo:margin-top="0.101cm" fo:margin-bottom="0cm" loext:contextual-spacing="false" fo:line-height="115%" fo:text-indent="0cm" style:auto-text-indent="false" style:page-number="auto" fo:background-color="transparent"/>
      <style:text-properties officeooo:paragraph-rsid="00ee9cc6"/>
    </style:style>
    <style:style style:name="P144" style:family="paragraph" style:parent-style-name="Text_20_body" style:master-page-name="">
      <loext:graphic-properties draw:fill="none" draw:fill-color="#729fcf"/>
      <style:paragraph-properties fo:margin-left="1.3cm" fo:margin-right="0cm" fo:margin-top="0.101cm" fo:margin-bottom="0cm" loext:contextual-spacing="false" fo:line-height="115%" fo:text-align="start" style:justify-single-word="false" fo:text-indent="0cm" style:auto-text-indent="false" style:page-number="auto" fo:background-color="transparent" fo:keep-with-next="always">
        <style:tab-stops>
          <style:tab-stop style:position="12.7cm" style:type="right"/>
        </style:tab-stops>
      </style:paragraph-properties>
      <style:text-properties style:font-name="Liberation Serif" officeooo:rsid="005183ad" officeooo:paragraph-rsid="005183ad"/>
    </style:style>
    <style:style style:name="P145" style:family="paragraph" style:parent-style-name="Text_20_body" style:master-page-name="">
      <loext:graphic-properties draw:fill="none"/>
      <style:paragraph-properties fo:margin-left="4.9cm" fo:margin-right="0cm" fo:margin-top="0cm" fo:margin-bottom="0.247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style:font-name="Liberation Serif" officeooo:rsid="00127a17" officeooo:paragraph-rsid="00127a17"/>
    </style:style>
    <style:style style:name="P146" style:family="paragraph" style:parent-style-name="Text_20_body">
      <loext:graphic-properties draw:fill="none"/>
      <style:paragraph-properties fo:margin-left="4.9cm" fo:margin-right="0cm" fo:margin-top="0cm" fo:margin-bottom="0.247cm" loext:contextual-spacing="false" fo:line-height="115%" fo:text-indent="0cm" style:auto-text-indent="false" fo:background-color="transparent">
        <style:tab-stops>
          <style:tab-stop style:position="12.806cm" style:type="right"/>
        </style:tab-stops>
      </style:paragraph-properties>
      <style:text-properties officeooo:paragraph-rsid="00139f8b"/>
    </style:style>
    <style:style style:name="P147" style:family="paragraph" style:parent-style-name="Text_20_body">
      <loext:graphic-properties draw:fill="none"/>
      <style:paragraph-properties fo:margin-left="4.9cm" fo:margin-right="0cm" fo:margin-top="0cm" fo:margin-bottom="0.247cm" loext:contextual-spacing="false" fo:line-height="115%" fo:text-indent="0cm" style:auto-text-indent="false" fo:background-color="transparent">
        <style:tab-stops>
          <style:tab-stop style:position="12.806cm" style:type="right"/>
        </style:tab-stops>
      </style:paragraph-properties>
      <style:text-properties officeooo:paragraph-rsid="00169703"/>
    </style:style>
    <style:style style:name="P148" style:family="paragraph" style:parent-style-name="Text_20_body">
      <loext:graphic-properties draw:fill="none"/>
      <style:paragraph-properties fo:margin-left="4.9cm" fo:margin-right="0cm" fo:margin-top="0cm" fo:margin-bottom="0.247cm" loext:contextual-spacing="false" fo:line-height="115%" fo:text-indent="0cm" style:auto-text-indent="false" fo:background-color="transparent">
        <style:tab-stops>
          <style:tab-stop style:position="12.806cm" style:type="right"/>
        </style:tab-stops>
      </style:paragraph-properties>
      <style:text-properties officeooo:paragraph-rsid="00458bdd"/>
    </style:style>
    <style:style style:name="P149" style:family="paragraph" style:parent-style-name="Text_20_body" style:master-page-name="">
      <loext:graphic-properties draw:fill="none"/>
      <style:paragraph-properties fo:margin-left="4.9cm" fo:margin-right="0cm" fo:margin-top="0cm" fo:margin-bottom="0cm" loext:contextual-spacing="false" fo:line-height="115%" fo:text-align="start" style:justify-single-word="false" fo:text-indent="0cm" style:auto-text-indent="false" style:page-number="auto" fo:background-color="transparent"/>
      <style:text-properties style:font-name="Liberation Mono" officeooo:rsid="00127a17" officeooo:paragraph-rsid="00127a17"/>
    </style:style>
    <style:style style:name="P150" style:family="paragraph" style:parent-style-name="Text_20_body" style:master-page-name="">
      <loext:graphic-properties draw:fill="none"/>
      <style:paragraph-properties fo:margin-left="4.9cm" fo:margin-right="0cm" fo:margin-top="0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style:font-name="Liberation Mono" officeooo:rsid="001dbb25" officeooo:paragraph-rsid="001dbb25"/>
    </style:style>
    <style:style style:name="P151" style:family="paragraph" style:parent-style-name="Text_20_body" style:master-page-name="">
      <loext:graphic-properties draw:fill="none"/>
      <style:paragraph-properties fo:margin-left="4.9cm" fo:margin-right="0cm" fo:margin-top="0cm" fo:margin-bottom="0cm" loext:contextual-spacing="false" fo:line-height="115%" fo:text-indent="0cm" style:auto-text-indent="false" style:page-number="auto" fo:background-color="transparent">
        <style:tab-stops>
          <style:tab-stop style:position="12.806cm" style:type="right"/>
        </style:tab-stops>
      </style:paragraph-properties>
      <style:text-properties style:font-name="Liberation Mono" officeooo:paragraph-rsid="00458bdd"/>
    </style:style>
    <style:style style:name="P152" style:family="paragraph" style:parent-style-name="Text_20_body" style:master-page-name="">
      <loext:graphic-properties draw:fill="none"/>
      <style:paragraph-properties fo:margin-left="4.9cm" fo:margin-right="0cm" fo:margin-top="0cm" fo:margin-bottom="0cm" loext:contextual-spacing="false" fo:line-height="115%" fo:text-indent="0cm" style:auto-text-indent="false" style:page-number="auto" fo:background-color="transparent"/>
      <style:text-properties style:font-name="Liberation Mono" officeooo:rsid="00139f8b" officeooo:paragraph-rsid="00139f8b"/>
    </style:style>
    <style:style style:name="P153" style:family="paragraph" style:parent-style-name="Text_20_body" style:master-page-name="">
      <loext:graphic-properties draw:fill="none"/>
      <style:paragraph-properties fo:margin-left="4.9cm" fo:margin-right="0cm" fo:margin-top="0cm" fo:margin-bottom="0cm" loext:contextual-spacing="false" fo:line-height="115%" fo:text-indent="0cm" style:auto-text-indent="false" style:page-number="auto" fo:background-color="transparent"/>
      <style:text-properties style:font-name="Liberation Mono" officeooo:rsid="00139f8b" officeooo:paragraph-rsid="00169703"/>
    </style:style>
    <style:style style:name="P154" style:family="paragraph" style:parent-style-name="Text_20_body" style:master-page-name="">
      <loext:graphic-properties draw:fill="none"/>
      <style:paragraph-properties fo:margin-left="4.9cm" fo:margin-right="0cm" fo:margin-top="0cm" fo:margin-bottom="0cm" loext:contextual-spacing="false" fo:line-height="115%" fo:text-indent="0cm" style:auto-text-indent="false" style:page-number="auto" fo:background-color="transparent">
        <style:tab-stops>
          <style:tab-stop style:position="12.806cm" style:type="right"/>
        </style:tab-stops>
      </style:paragraph-properties>
      <style:text-properties officeooo:rsid="00139f8b" officeooo:paragraph-rsid="00458bdd"/>
    </style:style>
    <style:style style:name="P155" style:family="paragraph" style:parent-style-name="Text_20_body">
      <loext:graphic-properties draw:fill="none"/>
      <style:paragraph-properties fo:margin-left="4.9cm" fo:margin-right="0cm" fo:margin-top="0cm" fo:margin-bottom="0cm" loext:contextual-spacing="false" fo:line-height="115%" fo:text-align="start" style:justify-single-word="false" fo:text-indent="0cm" style:auto-text-indent="false" fo:background-color="transparent">
        <style:tab-stops>
          <style:tab-stop style:position="12.7cm" style:type="right"/>
        </style:tab-stops>
      </style:paragraph-properties>
      <style:text-properties style:font-name="Liberation Mono" officeooo:rsid="001dbb25" officeooo:paragraph-rsid="001dbb25"/>
    </style:style>
    <style:style style:name="P156" style:family="paragraph" style:parent-style-name="Text_20_body" style:master-page-name="">
      <loext:graphic-properties draw:fill="none"/>
      <style:paragraph-properties fo:margin-left="4.9cm" fo:margin-right="0cm" fo:margin-top="0cm" fo:margin-bottom="0.199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officeooo:paragraph-rsid="002ddb06"/>
    </style:style>
    <style:style style:name="P157"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style:text-properties officeooo:paragraph-rsid="002fc04f"/>
    </style:style>
    <style:style style:name="P158" style:family="paragraph" style:parent-style-name="Text_20_body" style:master-page-name="">
      <loext:graphic-properties draw:fill="none" draw:fill-color="#729fcf"/>
      <style:paragraph-properties fo:margin-left="0cm" fo:margin-right="0cm" fo:margin-top="0.199cm" fo:margin-bottom="0cm" loext:contextual-spacing="false" fo:line-height="115%" fo:text-indent="0cm" style:auto-text-indent="false" style:page-number="auto" fo:background-color="transparent">
        <style:tab-stops>
          <style:tab-stop style:position="3.81cm"/>
          <style:tab-stop style:position="16.702cm" style:type="right"/>
        </style:tab-stops>
      </style:paragraph-properties>
      <style:text-properties officeooo:paragraph-rsid="003f44d0"/>
    </style:style>
    <style:style style:name="P159" style:family="paragraph" style:parent-style-name="Text_20_body" style:master-page-name="">
      <loext:graphic-properties draw:fill="none" draw:fill-color="#729fcf"/>
      <style:paragraph-properties fo:margin-left="0cm" fo:margin-right="0cm" fo:margin-top="0.199cm" fo:margin-bottom="0cm" loext:contextual-spacing="false" fo:line-height="115%" fo:text-indent="0cm" style:auto-text-indent="false" style:page-number="auto" fo:background-color="transparent">
        <style:tab-stops>
          <style:tab-stop style:position="1.058cm"/>
        </style:tab-stops>
      </style:paragraph-properties>
      <style:text-properties officeooo:paragraph-rsid="0139b6ae"/>
    </style:style>
    <style:style style:name="P160" style:family="paragraph" style:parent-style-name="Text_20_body" style:master-page-name="">
      <loext:graphic-properties draw:fill="none" draw:fill-color="#729fcf"/>
      <style:paragraph-properties fo:margin-left="0cm" fo:margin-right="0cm" fo:margin-top="0.199cm" fo:margin-bottom="0cm" loext:contextual-spacing="false" fo:line-height="115%" fo:text-indent="0cm" style:auto-text-indent="false" style:page-number="auto" fo:background-color="transparent">
        <style:tab-stops>
          <style:tab-stop style:position="1.058cm"/>
        </style:tab-stops>
      </style:paragraph-properties>
      <style:text-properties officeooo:paragraph-rsid="017d1e25"/>
    </style:style>
    <style:style style:name="P161" style:family="paragraph" style:parent-style-name="Text_20_body" style:master-page-name="">
      <loext:graphic-properties draw:fill="none"/>
      <style:paragraph-properties fo:margin-left="0cm" fo:margin-right="0cm" fo:margin-top="0.199cm" fo:margin-bottom="0cm" loext:contextual-spacing="false" fo:line-height="115%" fo:text-indent="0cm" style:auto-text-indent="false" style:page-number="auto" fo:background-color="transparent" fo:keep-with-next="always"/>
      <style:text-properties officeooo:paragraph-rsid="002fc04f"/>
    </style:style>
    <style:style style:name="P162" style:family="paragraph" style:parent-style-name="Text_20_body" style:master-page-name="">
      <loext:graphic-properties draw:fill="none" draw:fill-color="#729fcf"/>
      <style:paragraph-properties fo:margin-left="0cm" fo:margin-right="0cm" fo:margin-top="0.199cm" fo:margin-bottom="0cm" loext:contextual-spacing="false" fo:line-height="115%" fo:text-indent="0cm" style:auto-text-indent="false" style:page-number="auto" fo:background-color="transparent" fo:keep-with-next="always"/>
      <style:text-properties officeooo:paragraph-rsid="00d60c1c"/>
    </style:style>
    <style:style style:name="P163" style:family="paragraph" style:parent-style-name="Text_20_body" style:master-page-name="">
      <loext:graphic-properties draw:fill="none" draw:fill-color="#729fcf"/>
      <style:paragraph-properties fo:margin-left="0cm" fo:margin-right="0cm" fo:margin-top="0.199cm" fo:margin-bottom="0cm" loext:contextual-spacing="false" fo:line-height="115%" fo:text-indent="0cm" style:auto-text-indent="false" style:page-number="auto" fo:background-color="transparent" fo:keep-with-next="auto"/>
      <style:text-properties officeooo:paragraph-rsid="018b89a1"/>
    </style:style>
    <style:style style:name="P164"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ab-stops>
          <style:tab-stop style:position="8.969cm" style:type="center"/>
        </style:tab-stops>
      </style:paragraph-properties>
      <style:text-properties officeooo:paragraph-rsid="00be2efd"/>
    </style:style>
    <style:style style:name="P165"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ab-stops>
          <style:tab-stop style:position="8.969cm" style:type="center"/>
        </style:tab-stops>
      </style:paragraph-properties>
      <style:text-properties officeooo:paragraph-rsid="00d48e80"/>
    </style:style>
    <style:style style:name="P166" style:family="paragraph" style:parent-style-name="Text_20_body">
      <loext:graphic-properties draw:fill="none"/>
      <style:paragraph-properties fo:margin-left="0cm" fo:margin-right="0cm" fo:margin-top="0.199cm" fo:margin-bottom="0cm" loext:contextual-spacing="false" fo:line-height="115%" fo:text-indent="0cm" style:auto-text-indent="false" fo:background-color="transparent"/>
      <style:text-properties officeooo:paragraph-rsid="012869a8"/>
    </style:style>
    <style:style style:name="P167" style:family="paragraph" style:parent-style-name="Text_20_body">
      <loext:graphic-properties draw:fill="none" draw:fill-color="#729fcf"/>
      <style:paragraph-properties fo:margin-left="0cm" fo:margin-right="0cm" fo:margin-top="0.199cm" fo:margin-bottom="0cm" loext:contextual-spacing="false" fo:line-height="115%" fo:text-indent="0cm" style:auto-text-indent="false" fo:background-color="transparent"/>
      <style:text-properties officeooo:paragraph-rsid="01a399f7"/>
    </style:style>
    <style:style style:name="P168" style:family="paragraph" style:parent-style-name="Text_20_body" style:master-page-name="">
      <loext:graphic-properties draw:fill="none" draw:fill-color="#729fcf"/>
      <style:paragraph-properties fo:margin-left="0cm" fo:margin-right="0cm" fo:margin-top="0cm" fo:margin-bottom="0cm" loext:contextual-spacing="false" fo:line-height="115%" fo:text-indent="0cm" style:auto-text-indent="false" style:page-number="auto" fo:background-color="transparent">
        <style:tab-stops>
          <style:tab-stop style:position="3.81cm"/>
          <style:tab-stop style:position="16.702cm" style:type="right"/>
        </style:tab-stops>
      </style:paragraph-properties>
      <style:text-properties officeooo:paragraph-rsid="00407387"/>
    </style:style>
    <style:style style:name="P169" style:family="paragraph" style:parent-style-name="Text_20_body" style:master-page-name="">
      <loext:graphic-properties draw:fill="none" draw:fill-color="#729fcf"/>
      <style:paragraph-properties fo:margin-left="0cm" fo:margin-right="0cm" fo:margin-top="0cm" fo:margin-bottom="0cm" loext:contextual-spacing="false" fo:line-height="115%" fo:text-indent="0cm" style:auto-text-indent="false" style:page-number="auto" fo:background-color="transparent">
        <style:tab-stops>
          <style:tab-stop style:position="3.81cm"/>
          <style:tab-stop style:position="16.702cm" style:type="right"/>
        </style:tab-stops>
      </style:paragraph-properties>
      <style:text-properties officeooo:paragraph-rsid="003dc84f"/>
    </style:style>
    <style:style style:name="P170" style:family="paragraph" style:parent-style-name="Text_20_body" style:master-page-name="">
      <loext:graphic-properties draw:fill="none" draw:fill-color="#729fcf"/>
      <style:paragraph-properties fo:margin-left="0cm" fo:margin-right="0cm" fo:margin-top="0cm" fo:margin-bottom="0cm" loext:contextual-spacing="false" fo:line-height="115%" fo:text-indent="0cm" style:auto-text-indent="false" style:page-number="auto" fo:background-color="transparent">
        <style:tab-stops>
          <style:tab-stop style:position="0.794cm"/>
          <style:tab-stop style:position="1.588cm"/>
          <style:tab-stop style:position="2.309cm"/>
        </style:tab-stops>
      </style:paragraph-properties>
      <style:text-properties officeooo:paragraph-rsid="00bf5999"/>
    </style:style>
    <style:style style:name="P171" style:family="paragraph" style:parent-style-name="Text_20_body" style:master-page-name="">
      <loext:graphic-properties draw:fill="none" draw:fill-color="#729fcf"/>
      <style:paragraph-properties fo:margin-left="0cm" fo:margin-right="0cm" fo:margin-top="0cm" fo:margin-bottom="0cm" loext:contextual-spacing="false" fo:line-height="115%" fo:text-indent="0cm" style:auto-text-indent="false" style:page-number="auto" fo:background-color="transparent">
        <style:tab-stops>
          <style:tab-stop style:position="0.794cm"/>
          <style:tab-stop style:position="1.588cm"/>
          <style:tab-stop style:position="7.408cm"/>
          <style:tab-stop style:position="15.501cm" style:type="right"/>
        </style:tab-stops>
      </style:paragraph-properties>
      <style:text-properties officeooo:paragraph-rsid="00cee3da"/>
    </style:style>
    <style:style style:name="P172" style:family="paragraph" style:parent-style-name="Text_20_body" style:master-page-name="">
      <loext:graphic-properties draw:fill="none" draw:fill-color="#729fcf"/>
      <style:paragraph-properties fo:margin-left="0cm" fo:margin-right="0cm" fo:margin-top="0cm" fo:margin-bottom="0cm" loext:contextual-spacing="false" fo:line-height="115%" fo:text-indent="0cm" style:auto-text-indent="false" style:page-number="auto" fo:background-color="transparent" fo:keep-with-next="always">
        <style:tab-stops>
          <style:tab-stop style:position="0.794cm"/>
          <style:tab-stop style:position="1.588cm"/>
          <style:tab-stop style:position="3.493cm"/>
        </style:tab-stops>
      </style:paragraph-properties>
      <style:text-properties style:font-name="Liberation Mono" fo:font-style="normal" fo:font-weight="normal" officeooo:rsid="00623d93" officeooo:paragraph-rsid="00639429" style:font-style-asian="normal" style:font-weight-asian="normal" style:font-style-complex="normal" style:font-weight-complex="normal"/>
    </style:style>
    <style:style style:name="P173"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ab-stops>
          <style:tab-stop style:position="8.969cm" style:type="center"/>
        </style:tab-stops>
      </style:paragraph-properties>
      <style:text-properties officeooo:rsid="000a7edb" officeooo:paragraph-rsid="000a7edb"/>
    </style:style>
    <style:style style:name="P174" style:family="paragraph" style:parent-style-name="Text_20_body">
      <loext:graphic-properties draw:fill="none"/>
      <style:paragraph-properties fo:margin-left="0cm" fo:margin-right="0cm" fo:margin-top="0cm" fo:margin-bottom="0cm" loext:contextual-spacing="false" fo:line-height="115%" fo:text-indent="0cm" style:auto-text-indent="false" fo:background-color="transparent">
        <style:tab-stops>
          <style:tab-stop style:position="8.969cm" style:type="center"/>
        </style:tab-stops>
      </style:paragraph-properties>
      <style:text-properties officeooo:paragraph-rsid="01343603"/>
    </style:style>
    <style:style style:name="P175" style:family="paragraph" style:parent-style-name="Text_20_body">
      <loext:graphic-properties draw:fill="none" draw:fill-color="#729fcf"/>
      <style:paragraph-properties fo:margin-left="0cm" fo:margin-right="0cm" fo:margin-top="0cm" fo:margin-bottom="0cm" loext:contextual-spacing="false" fo:line-height="115%" fo:text-indent="0cm" style:auto-text-indent="false" fo:background-color="transparent" fo:keep-with-next="always">
        <style:tab-stops>
          <style:tab-stop style:position="0.794cm"/>
          <style:tab-stop style:position="1.588cm"/>
          <style:tab-stop style:position="3.493cm"/>
        </style:tab-stops>
      </style:paragraph-properties>
      <style:text-properties officeooo:paragraph-rsid="00639429"/>
    </style:style>
    <style:style style:name="P176" style:family="paragraph" style:parent-style-name="Text_20_body">
      <loext:graphic-properties draw:fill="none"/>
      <style:paragraph-properties fo:margin-left="0cm" fo:margin-right="0cm" fo:margin-top="0.25cm" fo:margin-bottom="0cm" loext:contextual-spacing="false" fo:line-height="115%" fo:text-indent="0cm" style:auto-text-indent="false" fo:background-color="transparent">
        <style:tab-stops>
          <style:tab-stop style:position="8.969cm" style:type="center"/>
        </style:tab-stops>
      </style:paragraph-properties>
      <style:text-properties officeooo:paragraph-rsid="0029f644"/>
    </style:style>
    <style:style style:name="P177" style:family="paragraph" style:parent-style-name="Text_20_body">
      <loext:graphic-properties draw:fill="none"/>
      <style:paragraph-properties fo:margin-left="0cm" fo:margin-right="0cm" fo:margin-top="0.25cm" fo:margin-bottom="0cm" loext:contextual-spacing="false" fo:line-height="115%" fo:text-indent="0cm" style:auto-text-indent="false" fo:background-color="transparent">
        <style:tab-stops>
          <style:tab-stop style:position="8.969cm" style:type="center"/>
        </style:tab-stops>
      </style:paragraph-properties>
      <style:text-properties officeooo:paragraph-rsid="0065e3ae"/>
    </style:style>
    <style:style style:name="P178" style:family="paragraph" style:parent-style-name="Text_20_body">
      <loext:graphic-properties draw:fill="none"/>
      <style:paragraph-properties fo:margin-left="0cm" fo:margin-right="0cm" fo:margin-top="0.25cm" fo:margin-bottom="0cm" loext:contextual-spacing="false" fo:line-height="115%" fo:text-indent="0cm" style:auto-text-indent="false" fo:background-color="transparent">
        <style:tab-stops>
          <style:tab-stop style:position="8.969cm" style:type="center"/>
        </style:tab-stops>
      </style:paragraph-properties>
      <style:text-properties officeooo:rsid="0033da2c" officeooo:paragraph-rsid="0033da2c"/>
    </style:style>
    <style:style style:name="P179"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0.714cm"/>
        </style:tab-stops>
      </style:paragraph-properties>
      <style:text-properties officeooo:paragraph-rsid="006c52fe"/>
    </style:style>
    <style:style style:name="P180" style:family="paragraph" style:parent-style-name="Text_20_body" style:master-page-name="">
      <loext:graphic-properties draw:fill="none" draw:fill-color="#729fcf"/>
      <style:paragraph-properties fo:margin-left="0cm" fo:margin-right="0cm" fo:margin-top="0.199cm" fo:margin-bottom="0.199cm" loext:contextual-spacing="false" fo:line-height="115%" fo:text-indent="0cm" style:auto-text-indent="false" style:page-number="auto" fo:background-color="transparent" fo:keep-with-next="always"/>
      <style:text-properties officeooo:paragraph-rsid="00d08155"/>
    </style:style>
    <style:style style:name="P181" style:family="paragraph" style:parent-style-name="Text_20_body">
      <loext:graphic-properties draw:fill="none"/>
      <style:paragraph-properties fo:margin-left="0cm" fo:margin-right="0cm" fo:margin-top="0.199cm" fo:margin-bottom="0.199cm" loext:contextual-spacing="false" fo:line-height="115%" fo:text-indent="0cm" style:auto-text-indent="false" fo:background-color="transparent">
        <style:tab-stops>
          <style:tab-stop style:position="8.969cm" style:type="center"/>
        </style:tab-stops>
      </style:paragraph-properties>
      <style:text-properties officeooo:paragraph-rsid="00abfc38"/>
    </style:style>
    <style:style style:name="P182" style:family="paragraph" style:parent-style-name="Text_20_body">
      <style:paragraph-properties fo:margin-left="0cm" fo:margin-right="0cm" fo:margin-top="0.101cm" fo:margin-bottom="0cm" loext:contextual-spacing="false" fo:text-indent="0cm" style:auto-text-indent="false">
        <style:tab-stops>
          <style:tab-stop style:position="8.969cm" style:type="center"/>
        </style:tab-stops>
      </style:paragraph-properties>
      <style:text-properties officeooo:paragraph-rsid="0060c08f"/>
    </style:style>
    <style:style style:name="P183" style:family="paragraph" style:parent-style-name="Text_20_body">
      <loext:graphic-properties draw:fill="none" draw:fill-color="#729fcf"/>
      <style:paragraph-properties fo:margin-left="0cm" fo:margin-right="0cm" fo:margin-top="0.101cm" fo:margin-bottom="0cm" loext:contextual-spacing="false" fo:line-height="115%" fo:text-indent="0cm" style:auto-text-indent="false" fo:background-color="transparent"/>
      <style:text-properties officeooo:paragraph-rsid="00d60c1c"/>
    </style:style>
    <style:style style:name="P184" style:family="paragraph" style:parent-style-name="Text_20_body">
      <loext:graphic-properties draw:fill="none"/>
      <style:paragraph-properties fo:margin-left="0cm" fo:margin-right="0cm" fo:margin-top="0.101cm" fo:margin-bottom="0cm" loext:contextual-spacing="false" fo:line-height="115%" fo:text-indent="0cm" style:auto-text-indent="false" fo:background-color="transparent"/>
      <style:text-properties officeooo:paragraph-rsid="014748bc"/>
    </style:style>
    <style:style style:name="P185" style:family="paragraph" style:parent-style-name="Text_20_body">
      <loext:graphic-properties draw:fill="none" draw:fill-color="#729fcf"/>
      <style:paragraph-properties fo:margin-left="0cm" fo:margin-right="0cm" fo:margin-top="0.101cm" fo:margin-bottom="0cm" loext:contextual-spacing="false" fo:line-height="115%" fo:text-align="center" style:justify-single-word="false" fo:text-indent="0cm" style:auto-text-indent="false" fo:background-color="transparent" fo:keep-with-next="always"/>
      <style:text-properties officeooo:paragraph-rsid="00d60c1c"/>
    </style:style>
    <style:style style:name="P186" style:family="paragraph" style:parent-style-name="Text_20_body" style:master-page-name="">
      <loext:graphic-properties draw:fill="none" draw:fill-color="#729fcf"/>
      <style:paragraph-properties fo:margin-left="0cm" fo:margin-right="0cm" fo:margin-top="0.101cm" fo:margin-bottom="0cm" loext:contextual-spacing="false" fo:line-height="115%" fo:text-indent="0cm" style:auto-text-indent="false" style:page-number="auto" fo:background-color="transparent"/>
      <style:text-properties officeooo:rsid="012a7b28" officeooo:paragraph-rsid="01470bac"/>
    </style:style>
    <style:style style:name="P187" style:family="paragraph" style:parent-style-name="Text_20_body">
      <loext:graphic-properties draw:fill="none"/>
      <style:paragraph-properties fo:margin-left="0cm" fo:margin-right="0cm" fo:margin-top="0.4cm" fo:margin-bottom="0cm" loext:contextual-spacing="false" fo:line-height="115%" fo:text-indent="0cm" style:auto-text-indent="false" fo:background-color="transparent"/>
      <style:text-properties officeooo:rsid="01441e07" officeooo:paragraph-rsid="01441e07"/>
    </style:style>
    <style:style style:name="P188" style:family="paragraph" style:parent-style-name="Text_20_body">
      <loext:graphic-properties draw:fill="none"/>
      <style:paragraph-properties fo:margin-left="1cm" fo:margin-right="0cm" fo:margin-top="0.199cm" fo:margin-bottom="0cm" loext:contextual-spacing="false" fo:line-height="115%" fo:text-indent="0cm" style:auto-text-indent="false" fo:background-color="transparent"/>
      <style:text-properties officeooo:paragraph-rsid="0031271b"/>
    </style:style>
    <style:style style:name="P189" style:family="paragraph" style:parent-style-name="Text_20_body">
      <loext:graphic-properties draw:fill="none"/>
      <style:paragraph-properties fo:margin-left="1cm" fo:margin-right="0cm" fo:margin-top="0.199cm" fo:margin-bottom="0cm" loext:contextual-spacing="false" fo:line-height="115%" fo:text-indent="0cm" style:auto-text-indent="false" fo:background-color="transparent"/>
      <style:text-properties officeooo:paragraph-rsid="00316e2f"/>
    </style:style>
    <style:style style:name="P190" style:family="paragraph" style:parent-style-name="Text_20_body">
      <loext:graphic-properties draw:fill="none"/>
      <style:paragraph-properties fo:margin-left="1cm" fo:margin-right="0cm" fo:margin-top="0.199cm" fo:margin-bottom="0cm" loext:contextual-spacing="false" fo:line-height="115%" fo:text-indent="0cm" style:auto-text-indent="false" fo:background-color="transparent"/>
      <style:text-properties officeooo:paragraph-rsid="0033793f"/>
    </style:style>
    <style:style style:name="P191" style:family="paragraph" style:parent-style-name="Text_20_body">
      <loext:graphic-properties draw:fill="none"/>
      <style:paragraph-properties fo:margin-left="1cm" fo:margin-right="0cm" fo:margin-top="0.199cm" fo:margin-bottom="0cm" loext:contextual-spacing="false" fo:line-height="115%" fo:text-indent="0cm" style:auto-text-indent="false" fo:background-color="transparent"/>
      <style:text-properties officeooo:rsid="00316e2f" officeooo:paragraph-rsid="00316e2f"/>
    </style:style>
    <style:style style:name="P192" style:family="paragraph" style:parent-style-name="Text_20_body" style:master-page-name="">
      <loext:graphic-properties draw:fill="none"/>
      <style:paragraph-properties fo:margin-left="1cm" fo:margin-right="0cm" fo:margin-top="0.199cm" fo:margin-bottom="0cm" loext:contextual-spacing="false" fo:line-height="115%" fo:text-indent="0cm" style:auto-text-indent="false" style:page-number="auto" fo:background-color="transparent">
        <style:tab-stops>
          <style:tab-stop style:position="17.002cm" style:type="right"/>
        </style:tab-stops>
      </style:paragraph-properties>
      <style:text-properties officeooo:paragraph-rsid="0141e4e7"/>
    </style:style>
    <style:style style:name="P193" style:family="paragraph" style:parent-style-name="Text_20_body" style:master-page-name="">
      <loext:graphic-properties draw:fill="none" draw:fill-color="#729fcf"/>
      <style:paragraph-properties fo:margin-left="1cm" fo:margin-right="0cm" fo:margin-top="0.199cm" fo:margin-bottom="0cm" loext:contextual-spacing="false" fo:line-height="115%" fo:text-indent="0cm" style:auto-text-indent="false" style:page-number="auto" fo:background-color="transparent"/>
    </style:style>
    <style:style style:name="P194" style:family="paragraph" style:parent-style-name="Text_20_body" style:master-page-name="">
      <loext:graphic-properties draw:fill="none"/>
      <style:paragraph-properties fo:margin-left="1cm" fo:margin-right="0cm" fo:margin-top="0.199cm" fo:margin-bottom="0cm" loext:contextual-spacing="false" fo:line-height="115%" fo:text-indent="0cm" style:auto-text-indent="false" style:page-number="auto" fo:background-color="transparent" fo:keep-with-next="always">
        <style:tab-stops>
          <style:tab-stop style:position="17.002cm" style:type="right"/>
        </style:tab-stops>
      </style:paragraph-properties>
      <style:text-properties officeooo:paragraph-rsid="0034eb5c"/>
    </style:style>
    <style:style style:name="P195"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fo:keep-with-next="always">
        <style:tab-stops>
          <style:tab-stop style:position="17.002cm" style:type="right"/>
        </style:tab-stops>
      </style:paragraph-properties>
      <style:text-properties officeooo:paragraph-rsid="012dc663"/>
    </style:style>
    <style:style style:name="P196"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fo:keep-with-next="always">
        <style:tab-stops>
          <style:tab-stop style:position="17.002cm" style:type="right"/>
        </style:tab-stops>
      </style:paragraph-properties>
      <style:text-properties officeooo:paragraph-rsid="012eb3f3"/>
    </style:style>
    <style:style style:name="P197"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fo:keep-with-next="always">
        <style:tab-stops>
          <style:tab-stop style:position="17.002cm" style:type="right"/>
        </style:tab-stops>
      </style:paragraph-properties>
      <style:text-properties officeooo:paragraph-rsid="0143ba82"/>
    </style:style>
    <style:style style:name="P198" style:family="paragraph" style:parent-style-name="Text_20_body" style:master-page-name="">
      <loext:graphic-properties draw:fill="none"/>
      <style:paragraph-properties fo:margin-left="1cm" fo:margin-right="0cm" fo:margin-top="0.101cm" fo:margin-bottom="0cm" loext:contextual-spacing="false" fo:line-height="115%" fo:text-indent="0cm" style:auto-text-indent="false" style:page-number="auto" fo:background-color="transparent" fo:keep-with-next="always">
        <style:tab-stops>
          <style:tab-stop style:position="17.002cm" style:type="right"/>
        </style:tab-stops>
      </style:paragraph-properties>
      <style:text-properties officeooo:paragraph-rsid="014b2f45"/>
    </style:style>
    <style:style style:name="P199"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cm" style:auto-text-indent="false" style:page-number="auto" fo:background-color="transparent"/>
      <style:text-properties officeooo:rsid="012a7b28" officeooo:paragraph-rsid="014748bc"/>
    </style:style>
    <style:style style:name="P200"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cm" style:auto-text-indent="false" style:page-number="auto" fo:background-color="transparent"/>
      <style:text-properties officeooo:paragraph-rsid="01441e07"/>
    </style:style>
    <style:style style:name="P201"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cm" style:auto-text-indent="false" style:page-number="auto" fo:background-color="transparent"/>
      <style:text-properties officeooo:paragraph-rsid="0152f9aa"/>
    </style:style>
    <style:style style:name="P202"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cm" style:auto-text-indent="false" style:page-number="auto" fo:background-color="transparent"/>
      <style:text-properties officeooo:paragraph-rsid="0154d97a"/>
    </style:style>
    <style:style style:name="P203"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cm" style:auto-text-indent="false" style:page-number="auto" fo:background-color="transparent"/>
      <style:text-properties officeooo:paragraph-rsid="0159cfa3"/>
    </style:style>
    <style:style style:name="P204" style:family="paragraph" style:parent-style-name="Footnote" style:master-page-name="">
      <loext:graphic-properties draw:fill="none"/>
      <style:paragraph-properties fo:margin-left="1cm" fo:margin-right="0cm" fo:text-indent="0cm" style:auto-text-indent="false" style:page-number="auto" fo:background-color="transparent" text:number-lines="false" text:line-number="0"/>
      <style:text-properties officeooo:paragraph-rsid="017ca637"/>
    </style:style>
    <style:style style:name="P205" style:family="paragraph" style:parent-style-name="Footnote" style:master-page-name="">
      <loext:graphic-properties draw:fill="none"/>
      <style:paragraph-properties fo:margin-left="1cm" fo:margin-right="0cm" fo:text-indent="0cm" style:auto-text-indent="false" style:page-number="auto" fo:background-color="transparent" text:number-lines="false" text:line-number="0"/>
      <style:text-properties officeooo:paragraph-rsid="017a59c9"/>
    </style:style>
    <style:style style:name="P206" style:family="paragraph" style:parent-style-name="Text_20_body" style:master-page-name="">
      <loext:graphic-properties draw:fill="none" draw:fill-color="#729fcf"/>
      <style:paragraph-properties fo:margin-left="1cm" fo:margin-right="0cm" fo:margin-top="0.199cm" fo:margin-bottom="0cm" loext:contextual-spacing="false" fo:line-height="115%" fo:text-indent="-1cm" style:auto-text-indent="false" style:page-number="auto" fo:background-color="transparent"/>
      <style:text-properties officeooo:paragraph-rsid="003ca0df"/>
    </style:style>
    <style:style style:name="P207" style:family="paragraph" style:parent-style-name="Text_20_body" style:master-page-name="">
      <loext:graphic-properties draw:fill="none" draw:fill-color="#729fcf"/>
      <style:paragraph-properties fo:margin-left="1cm" fo:margin-right="0cm" fo:margin-top="0.199cm" fo:margin-bottom="0cm" loext:contextual-spacing="false" fo:line-height="115%" fo:text-indent="-1cm" style:auto-text-indent="false" style:page-number="auto" fo:background-color="transparent"/>
      <style:text-properties officeooo:paragraph-rsid="01a49114"/>
    </style:style>
    <style:style style:name="P208" style:family="paragraph" style:parent-style-name="Text_20_body">
      <loext:graphic-properties draw:fill="none" draw:fill-color="#729fcf"/>
      <style:paragraph-properties fo:margin-left="1cm" fo:margin-right="0cm" fo:margin-top="0.199cm" fo:margin-bottom="0cm" loext:contextual-spacing="false" fo:line-height="115%" fo:text-indent="-1cm" style:auto-text-indent="false" fo:background-color="transparent"/>
      <style:text-properties officeooo:paragraph-rsid="003ca0df"/>
    </style:style>
    <style:style style:name="P209" style:family="paragraph" style:parent-style-name="Text_20_body">
      <loext:graphic-properties draw:fill="none" draw:fill-color="#729fcf"/>
      <style:paragraph-properties fo:margin-left="1cm" fo:margin-right="0cm" fo:margin-top="0.199cm" fo:margin-bottom="0cm" loext:contextual-spacing="false" fo:line-height="115%" fo:text-indent="-1cm" style:auto-text-indent="false" fo:background-color="transparent"/>
      <style:text-properties officeooo:paragraph-rsid="003dc84f"/>
    </style:style>
    <style:style style:name="P210" style:family="paragraph" style:parent-style-name="Text_20_body">
      <loext:graphic-properties draw:fill="none"/>
      <style:paragraph-properties fo:margin-left="0cm" fo:margin-right="0.499cm" fo:margin-top="0cm" fo:margin-bottom="0cm" loext:contextual-spacing="false" fo:line-height="115%" fo:text-align="start" style:justify-single-word="false" fo:text-indent="0cm" style:auto-text-indent="false" fo:background-color="transparent">
        <style:tab-stops/>
      </style:paragraph-properties>
      <style:text-properties style:font-name="Liberation Mono" fo:font-size="14pt" fo:font-weight="normal" officeooo:rsid="000c5ed4" officeooo:paragraph-rsid="000e1031" style:font-name-asian="DejaVu Math TeX Gyre" style:font-size-asian="14pt" style:font-weight-asian="normal" style:font-name-complex="DejaVu Math TeX Gyre" style:font-size-complex="14pt" style:font-weight-complex="normal"/>
    </style:style>
    <style:style style:name="P211" style:family="paragraph" style:parent-style-name="Text_20_body">
      <loext:graphic-properties draw:fill="none"/>
      <style:paragraph-properties fo:margin-left="1.3cm" fo:margin-right="0cm" fo:margin-top="0.101cm" fo:margin-bottom="0cm" loext:contextual-spacing="false" fo:line-height="115%" fo:text-indent="-0.9cm" style:auto-text-indent="false" fo:background-color="transparent"/>
      <style:text-properties officeooo:paragraph-rsid="00423447"/>
    </style:style>
    <style:style style:name="P212" style:family="paragraph" style:parent-style-name="Text_20_body">
      <loext:graphic-properties draw:fill="none" draw:fill-color="#729fcf"/>
      <style:paragraph-properties fo:margin-left="1.3cm" fo:margin-right="0cm" fo:margin-top="0.101cm" fo:margin-bottom="0cm" loext:contextual-spacing="false" fo:line-height="115%" fo:text-indent="-0.9cm" style:auto-text-indent="false" fo:background-color="transparent">
        <style:tab-stops>
          <style:tab-stop style:position="1.563cm"/>
          <style:tab-stop style:position="1.9cm"/>
        </style:tab-stops>
      </style:paragraph-properties>
      <style:text-properties officeooo:paragraph-rsid="01082d0e"/>
    </style:style>
    <style:style style:name="P213" style:family="paragraph" style:parent-style-name="Text_20_body">
      <loext:graphic-properties draw:fill="none" draw:fill-color="#729fcf"/>
      <style:paragraph-properties fo:margin-left="1.3cm" fo:margin-right="0cm" fo:margin-top="0.101cm" fo:margin-bottom="0cm" loext:contextual-spacing="false" fo:line-height="115%" fo:text-indent="-0.9cm" style:auto-text-indent="false" fo:background-color="transparent">
        <style:tab-stops>
          <style:tab-stop style:position="2.011cm"/>
        </style:tab-stops>
      </style:paragraph-properties>
      <style:text-properties officeooo:paragraph-rsid="00d0757c"/>
    </style:style>
    <style:style style:name="P214" style:family="paragraph" style:parent-style-name="Text_20_body" style:master-page-name="">
      <loext:graphic-properties draw:fill="none" draw:fill-color="#729fcf"/>
      <style:paragraph-properties fo:margin-left="1.3cm" fo:margin-right="0cm" fo:margin-top="0.101cm" fo:margin-bottom="0cm" loext:contextual-spacing="false" fo:line-height="115%" fo:text-indent="-0.9cm" style:auto-text-indent="false" style:page-number="auto" fo:background-color="transparent">
        <style:tab-stops>
          <style:tab-stop style:position="2.011cm"/>
        </style:tab-stops>
      </style:paragraph-properties>
      <style:text-properties officeooo:paragraph-rsid="00d0757c"/>
    </style:style>
    <style:style style:name="P215" style:family="paragraph" style:parent-style-name="Text_20_body" style:master-page-name="">
      <loext:graphic-properties draw:fill="none" draw:fill-color="#729fcf"/>
      <style:paragraph-properties fo:margin-left="2cm" fo:margin-right="0cm" fo:margin-top="0.101cm" fo:margin-bottom="0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officeooo:paragraph-rsid="0051c690"/>
    </style:style>
    <style:style style:name="P216" style:family="paragraph" style:parent-style-name="Text_20_body" style:master-page-name="">
      <loext:graphic-properties draw:fill="none" draw:fill-color="#729fcf"/>
      <style:paragraph-properties fo:margin-left="2cm" fo:margin-right="0cm" fo:margin-top="0.101cm" fo:margin-bottom="0cm" loext:contextual-spacing="false" fo:line-height="115%" fo:text-align="start" style:justify-single-word="false" fo:text-indent="0cm" style:auto-text-indent="false" style:page-number="auto" fo:background-color="transparent" fo:keep-with-next="always">
        <style:tab-stops>
          <style:tab-stop style:position="12.7cm" style:type="right"/>
        </style:tab-stops>
      </style:paragraph-properties>
      <style:text-properties style:font-name="Liberation Mono" officeooo:paragraph-rsid="0051c690"/>
    </style:style>
    <style:style style:name="P217" style:family="paragraph" style:parent-style-name="Text_20_body" style:master-page-name="">
      <loext:graphic-properties draw:fill="none" draw:fill-color="#729fcf"/>
      <style:paragraph-properties fo:margin-left="2cm" fo:margin-right="0cm" fo:margin-top="0.101cm" fo:margin-bottom="0cm" loext:contextual-spacing="false" fo:line-height="115%" fo:text-align="start" style:justify-single-word="false" fo:text-indent="0cm" style:auto-text-indent="false" style:page-number="auto" fo:background-color="transparent" fo:keep-with-next="always">
        <style:tab-stops>
          <style:tab-stop style:position="12.7cm" style:type="right"/>
        </style:tab-stops>
      </style:paragraph-properties>
      <style:text-properties style:font-name="Liberation Mono" officeooo:paragraph-rsid="005183ad"/>
    </style:style>
    <style:style style:name="P218" style:family="paragraph" style:parent-style-name="Text_20_body">
      <loext:graphic-properties draw:fill="none" draw:fill-color="#729fcf"/>
      <style:paragraph-properties fo:margin-left="1.9cm" fo:margin-right="0cm" fo:margin-top="0.101cm" fo:margin-bottom="0cm" loext:contextual-spacing="false" fo:line-height="115%" fo:text-indent="0cm" style:auto-text-indent="false" fo:background-color="transparent">
        <style:tab-stops>
          <style:tab-stop style:position="4.604cm"/>
        </style:tab-stops>
      </style:paragraph-properties>
      <style:text-properties officeooo:paragraph-rsid="00423447"/>
    </style:style>
    <style:style style:name="P219" style:family="paragraph" style:parent-style-name="Text_20_body" style:master-page-name="">
      <loext:graphic-properties draw:fill="none" draw:fill-color="#729fcf"/>
      <style:paragraph-properties fo:margin-left="1.9cm" fo:margin-right="0cm" fo:margin-top="0.101cm" fo:margin-bottom="0cm" loext:contextual-spacing="false" fo:line-height="115%" fo:text-indent="0cm" style:auto-text-indent="false" style:page-number="auto" fo:background-color="transparent">
        <style:tab-stops>
          <style:tab-stop style:position="4.604cm"/>
        </style:tab-stops>
      </style:paragraph-properties>
      <style:text-properties officeooo:paragraph-rsid="00423447"/>
    </style:style>
    <style:style style:name="P220" style:family="paragraph" style:parent-style-name="Text_20_body" style:master-page-name="">
      <loext:graphic-properties draw:fill="none" draw:fill-color="#729fcf"/>
      <style:paragraph-properties fo:margin-left="1.9cm" fo:margin-right="0cm" fo:margin-top="0.101cm" fo:margin-bottom="0cm" loext:contextual-spacing="false" fo:line-height="115%" fo:text-indent="0cm" style:auto-text-indent="false" style:page-number="auto" fo:background-color="transparent">
        <style:tab-stops>
          <style:tab-stop style:position="4.604cm"/>
        </style:tab-stops>
      </style:paragraph-properties>
      <style:text-properties officeooo:paragraph-rsid="00430f38"/>
    </style:style>
    <style:style style:name="P221" style:family="paragraph" style:parent-style-name="Text_20_body">
      <style:paragraph-properties fo:margin-top="0.101cm" fo:margin-bottom="0cm" loext:contextual-spacing="false"/>
    </style:style>
    <style:style style:name="P222" style:family="paragraph" style:parent-style-name="Text_20_body">
      <style:paragraph-properties fo:margin-top="0.101cm" fo:margin-bottom="0cm" loext:contextual-spacing="false"/>
      <style:text-properties officeooo:paragraph-rsid="0112576a"/>
    </style:style>
    <style:style style:name="P223" style:family="paragraph" style:parent-style-name="Text_20_body">
      <style:paragraph-properties fo:margin-top="0.101cm" fo:margin-bottom="0cm" loext:contextual-spacing="false"/>
      <style:text-properties officeooo:rsid="01441e07" officeooo:paragraph-rsid="01441e07"/>
    </style:style>
    <style:style style:name="P224" style:family="paragraph" style:parent-style-name="Text_20_body">
      <style:paragraph-properties fo:margin-top="0.101cm" fo:margin-bottom="0cm" loext:contextual-spacing="false">
        <style:tab-stops>
          <style:tab-stop style:position="8.969cm" style:type="center"/>
        </style:tab-stops>
      </style:paragraph-properties>
      <style:text-properties officeooo:paragraph-rsid="014c68c4"/>
    </style:style>
    <style:style style:name="P225" style:family="paragraph" style:parent-style-name="Text_20_body">
      <style:paragraph-properties fo:margin-top="0.101cm" fo:margin-bottom="0cm" loext:contextual-spacing="false"/>
      <style:text-properties officeooo:paragraph-rsid="0158eefb"/>
    </style:style>
    <style:style style:name="P226" style:family="paragraph" style:parent-style-name="Text_20_body">
      <style:paragraph-properties fo:margin-top="0.101cm" fo:margin-bottom="0cm" loext:contextual-spacing="false"/>
      <style:text-properties officeooo:paragraph-rsid="016de809"/>
    </style:style>
    <style:style style:name="P227" style:family="paragraph" style:parent-style-name="Text_20_body">
      <style:paragraph-properties fo:margin-top="0.101cm" fo:margin-bottom="0cm" loext:contextual-spacing="false"/>
      <style:text-properties officeooo:paragraph-rsid="0193cd01"/>
    </style:style>
    <style:style style:name="P228" style:family="paragraph" style:parent-style-name="Text_20_body">
      <style:paragraph-properties fo:margin-top="0.101cm" fo:margin-bottom="0cm" loext:contextual-spacing="false" fo:text-align="center" style:justify-single-word="false"/>
      <style:text-properties officeooo:paragraph-rsid="0193cd01"/>
    </style:style>
    <style:style style:name="P229" style:family="paragraph" style:parent-style-name="Text_20_body" style:master-page-name="">
      <style:paragraph-properties fo:margin-top="0.101cm" fo:margin-bottom="0cm" loext:contextual-spacing="false" style:page-number="auto" fo:keep-with-next="always"/>
      <style:text-properties officeooo:rsid="012eb3f3" officeooo:paragraph-rsid="012eb3f3"/>
    </style:style>
    <style:style style:name="P230" style:family="paragraph" style:parent-style-name="Text_20_body" style:master-page-name="">
      <style:paragraph-properties fo:margin-top="0.101cm" fo:margin-bottom="0cm" loext:contextual-spacing="false" style:page-number="auto" fo:keep-with-next="always"/>
      <style:text-properties officeooo:paragraph-rsid="017d1e25"/>
    </style:style>
    <style:style style:name="P231" style:family="paragraph" style:parent-style-name="Text_20_body" style:master-page-name="">
      <style:paragraph-properties fo:margin-top="0.101cm" fo:margin-bottom="0cm" loext:contextual-spacing="false" style:page-number="auto"/>
      <style:text-properties style:font-name="Liberation Serif" fo:font-style="normal" style:text-underline-style="none" fo:font-weight="normal" officeooo:rsid="0143ba82" officeooo:paragraph-rsid="0143ba82" style:font-style-asian="normal" style:font-style-complex="normal"/>
    </style:style>
    <style:style style:name="P232" style:family="paragraph" style:parent-style-name="Text_20_body" style:master-page-name="">
      <loext:graphic-properties draw:fill="none" draw:fill-color="#729fcf"/>
      <style:paragraph-properties fo:margin-left="6.2cm" fo:margin-right="0cm" fo:margin-top="0cm" fo:margin-bottom="0.199cm" loext:contextual-spacing="false" fo:line-height="115%" fo:text-align="start" style:justify-single-word="false" fo:text-indent="0cm" style:auto-text-indent="false" style:page-number="auto" fo:background-color="transparent">
        <style:tab-stops>
          <style:tab-stop style:position="12.7cm" style:type="right"/>
        </style:tab-stops>
      </style:paragraph-properties>
      <style:text-properties style:font-name="Liberation Mono" officeooo:rsid="002ddb06" officeooo:paragraph-rsid="004a94d4"/>
    </style:style>
    <style:style style:name="P233" style:family="paragraph" style:parent-style-name="Text_20_body">
      <style:paragraph-properties fo:margin-top="0cm" fo:margin-bottom="0.15cm" loext:contextual-spacing="false" fo:text-align="center" style:justify-single-word="false" fo:keep-with-next="always">
        <style:tab-stops>
          <style:tab-stop style:position="8.969cm" style:type="center"/>
        </style:tab-stops>
      </style:paragraph-properties>
      <style:text-properties officeooo:paragraph-rsid="002b262d"/>
    </style:style>
    <style:style style:name="P234" style:family="paragraph" style:parent-style-name="Text_20_body">
      <style:paragraph-properties fo:margin-top="0cm" fo:margin-bottom="0.15cm" loext:contextual-spacing="false" fo:text-align="center" style:justify-single-word="false" fo:keep-with-next="always">
        <style:tab-stops>
          <style:tab-stop style:position="8.969cm" style:type="center"/>
        </style:tab-stops>
      </style:paragraph-properties>
      <style:text-properties officeooo:paragraph-rsid="002dc29f"/>
    </style:style>
    <style:style style:name="P235" style:family="paragraph" style:parent-style-name="Text_20_body">
      <style:paragraph-properties fo:margin-top="0cm" fo:margin-bottom="0.15cm" loext:contextual-spacing="false" fo:text-align="center" style:justify-single-word="false" fo:keep-with-next="always">
        <style:tab-stops>
          <style:tab-stop style:position="8.969cm" style:type="center"/>
        </style:tab-stops>
      </style:paragraph-properties>
      <style:text-properties officeooo:rsid="000c5ed4" officeooo:paragraph-rsid="000c5ed4"/>
    </style:style>
    <style:style style:name="P236" style:family="paragraph" style:parent-style-name="Text_20_body">
      <style:paragraph-properties fo:margin-top="0cm" fo:margin-bottom="0.15cm" loext:contextual-spacing="false" fo:text-align="center" style:justify-single-word="false" fo:keep-with-next="always">
        <style:tab-stops>
          <style:tab-stop style:position="8.969cm" style:type="center"/>
        </style:tab-stops>
      </style:paragraph-properties>
      <style:text-properties officeooo:rsid="000c5ed4" officeooo:paragraph-rsid="002dc29f"/>
    </style:style>
    <style:style style:name="P237" style:family="paragraph" style:parent-style-name="Text_20_body">
      <style:paragraph-properties fo:keep-with-next="always">
        <style:tab-stops>
          <style:tab-stop style:position="8.969cm" style:type="center"/>
        </style:tab-stops>
      </style:paragraph-properties>
      <style:text-properties officeooo:rsid="000c5ed4" officeooo:paragraph-rsid="001b08e3"/>
    </style:style>
    <style:style style:name="P238" style:family="paragraph" style:parent-style-name="Text_20_body">
      <style:paragraph-properties fo:margin-left="1.251cm" fo:margin-right="0cm" fo:margin-top="0cm" fo:margin-bottom="0cm" loext:contextual-spacing="false" fo:text-indent="0cm" style:auto-text-indent="false">
        <style:tab-stops>
          <style:tab-stop style:position="1.164cm"/>
          <style:tab-stop style:position="9.763cm"/>
          <style:tab-stop style:position="17.367cm" style:type="right"/>
        </style:tab-stops>
      </style:paragraph-properties>
      <style:text-properties officeooo:paragraph-rsid="0021eb5b"/>
    </style:style>
    <style:style style:name="P239" style:family="paragraph" style:parent-style-name="Text_20_body">
      <loext:graphic-properties draw:fill="none" draw:fill-color="#729fcf"/>
      <style:paragraph-properties fo:margin-left="1.251cm" fo:margin-right="0cm" fo:margin-top="0cm" fo:margin-bottom="0cm" loext:contextual-spacing="false" fo:line-height="115%" fo:text-indent="0cm" style:auto-text-indent="false" fo:background-color="transparent">
        <style:tab-stops>
          <style:tab-stop style:position="1.164cm"/>
          <style:tab-stop style:position="1.561cm"/>
          <style:tab-stop style:position="9.763cm"/>
          <style:tab-stop style:position="17.367cm" style:type="right"/>
        </style:tab-stops>
      </style:paragraph-properties>
      <style:text-properties style:font-name="Liberation Serif" fo:font-style="normal" fo:font-weight="normal" officeooo:rsid="0021eb5b" officeooo:paragraph-rsid="011fa810" style:font-style-asian="normal" style:font-weight-asian="normal" style:font-style-complex="normal" style:font-weight-complex="normal"/>
    </style:style>
    <style:style style:name="P240" style:family="paragraph" style:parent-style-name="Text_20_body" style:master-page-name="">
      <style:paragraph-properties fo:margin-left="1.251cm" fo:margin-right="0cm" fo:margin-top="0cm" fo:margin-bottom="0cm" loext:contextual-spacing="false" fo:text-indent="0cm" style:auto-text-indent="false" style:page-number="auto">
        <style:tab-stops>
          <style:tab-stop style:position="1.164cm"/>
          <style:tab-stop style:position="1.561cm"/>
          <style:tab-stop style:position="9.763cm"/>
          <style:tab-stop style:position="17.367cm" style:type="right"/>
        </style:tab-stops>
      </style:paragraph-properties>
      <style:text-properties officeooo:paragraph-rsid="005a4307"/>
    </style:style>
    <style:style style:name="P241" style:family="paragraph" style:parent-style-name="Text_20_body">
      <style:paragraph-properties fo:margin-left="1.251cm" fo:margin-right="0cm" fo:margin-top="0.101cm" fo:margin-bottom="0cm" loext:contextual-spacing="false" fo:text-indent="0cm" style:auto-text-indent="false">
        <style:tab-stops>
          <style:tab-stop style:position="8.969cm" style:type="center"/>
        </style:tab-stops>
      </style:paragraph-properties>
      <style:text-properties officeooo:paragraph-rsid="005be7a2"/>
    </style:style>
    <style:style style:name="P242" style:family="paragraph" style:parent-style-name="Text_20_body" style:master-page-name="">
      <style:paragraph-properties fo:margin-left="1.251cm" fo:margin-right="0cm" fo:margin-top="0.199cm" fo:margin-bottom="0.199cm" loext:contextual-spacing="false" fo:text-indent="0cm" style:auto-text-indent="false" style:page-number="auto">
        <style:tab-stops>
          <style:tab-stop style:position="8.969cm" style:type="center"/>
        </style:tab-stops>
      </style:paragraph-properties>
      <style:text-properties officeooo:paragraph-rsid="00c6e2d0"/>
    </style:style>
    <style:style style:name="P243" style:family="paragraph" style:parent-style-name="Text_20_body" style:master-page-name="">
      <loext:graphic-properties draw:fill="none" draw:fill-color="#729fcf"/>
      <style:paragraph-properties fo:margin-left="1.199cm" fo:margin-right="-0.199cm" fo:margin-top="0cm" fo:margin-bottom="0cm" loext:contextual-spacing="false" fo:line-height="115%" fo:text-indent="0cm" style:auto-text-indent="false" style:page-number="auto" fo:background-color="transparent">
        <style:tab-stops>
          <style:tab-stop style:position="1.164cm"/>
          <style:tab-stop style:position="8.678cm" style:type="center"/>
          <style:tab-stop style:position="9.763cm"/>
          <style:tab-stop style:position="17.066cm" style:type="right"/>
        </style:tab-stops>
      </style:paragraph-properties>
      <style:text-properties officeooo:paragraph-rsid="005a4307"/>
    </style:style>
    <style:style style:name="P244" style:family="paragraph" style:parent-style-name="Table_20_Contents">
      <style:paragraph-properties fo:margin-top="0.199cm" fo:margin-bottom="0cm" loext:contextual-spacing="false"/>
    </style:style>
    <style:style style:name="P245" style:family="paragraph" style:parent-style-name="Table_20_Contents">
      <style:paragraph-properties fo:margin-top="0.199cm" fo:margin-bottom="0cm" loext:contextual-spacing="false"/>
      <style:text-properties officeooo:rsid="008d1c1c" officeooo:paragraph-rsid="008d1c1c"/>
    </style:style>
    <style:style style:name="P246" style:family="paragraph" style:parent-style-name="Table_20_Contents">
      <style:paragraph-properties fo:margin-top="0.199cm" fo:margin-bottom="0cm" loext:contextual-spacing="false"/>
      <style:text-properties officeooo:paragraph-rsid="008f9139"/>
    </style:style>
    <style:style style:name="P247" style:family="paragraph" style:parent-style-name="Table_20_Contents">
      <style:paragraph-properties fo:margin-top="0.199cm" fo:margin-bottom="0cm" loext:contextual-spacing="false"/>
      <style:text-properties officeooo:rsid="0092a1d5" officeooo:paragraph-rsid="00b8c111"/>
    </style:style>
    <style:style style:name="P248" style:family="paragraph" style:parent-style-name="Table_20_Contents">
      <style:paragraph-properties fo:margin-top="0.199cm" fo:margin-bottom="0cm" loext:contextual-spacing="false"/>
      <style:text-properties style:font-name="Liberation Mono" officeooo:rsid="0092a1d5" officeooo:paragraph-rsid="00b8c111"/>
    </style:style>
    <style:style style:name="P249" style:family="paragraph" style:parent-style-name="Table_20_Contents">
      <style:paragraph-properties fo:margin-top="0.199cm" fo:margin-bottom="0cm" loext:contextual-spacing="false"/>
      <style:text-properties officeooo:rsid="00a9884c" officeooo:paragraph-rsid="00b8c111"/>
    </style:style>
    <style:style style:name="P250" style:family="paragraph" style:parent-style-name="Table_20_Contents">
      <style:paragraph-properties fo:margin-top="0.199cm" fo:margin-bottom="0cm" loext:contextual-spacing="false"/>
      <style:text-properties officeooo:rsid="00a9884c" officeooo:paragraph-rsid="0186f4f6"/>
    </style:style>
    <style:style style:name="P251" style:family="paragraph" style:parent-style-name="Table_20_Contents">
      <style:paragraph-properties fo:margin-top="0.199cm" fo:margin-bottom="0cm" loext:contextual-spacing="false"/>
      <style:text-properties officeooo:rsid="00a9884c" officeooo:paragraph-rsid="01a8b8e3"/>
    </style:style>
    <style:style style:name="P252" style:family="paragraph" style:parent-style-name="Table_20_Contents">
      <style:paragraph-properties fo:margin-top="0.199cm" fo:margin-bottom="0cm" loext:contextual-spacing="false"/>
      <style:text-properties officeooo:paragraph-rsid="00b8c111"/>
    </style:style>
    <style:style style:name="P253" style:family="paragraph" style:parent-style-name="Table_20_Contents">
      <style:paragraph-properties fo:margin-top="0.199cm" fo:margin-bottom="0cm" loext:contextual-spacing="false"/>
      <style:text-properties officeooo:paragraph-rsid="00f4cb91"/>
    </style:style>
    <style:style style:name="P254" style:family="paragraph" style:parent-style-name="Table_20_Contents">
      <style:paragraph-properties fo:margin-top="0.199cm" fo:margin-bottom="0cm" loext:contextual-spacing="false"/>
      <style:text-properties officeooo:paragraph-rsid="00f86058"/>
    </style:style>
    <style:style style:name="P255" style:family="paragraph" style:parent-style-name="Table_20_Contents">
      <style:paragraph-properties fo:margin-top="0.199cm" fo:margin-bottom="0cm" loext:contextual-spacing="false"/>
      <style:text-properties officeooo:paragraph-rsid="00f97740"/>
    </style:style>
    <style:style style:name="P256" style:family="paragraph" style:parent-style-name="Table_20_Contents">
      <style:paragraph-properties fo:margin-top="0.199cm" fo:margin-bottom="0cm" loext:contextual-spacing="false"/>
      <style:text-properties officeooo:rsid="00fae77e" officeooo:paragraph-rsid="00fae77e"/>
    </style:style>
    <style:style style:name="P257" style:family="paragraph" style:parent-style-name="Table_20_Contents">
      <style:paragraph-properties fo:margin-top="0.199cm" fo:margin-bottom="0cm" loext:contextual-spacing="false">
        <style:tab-stops>
          <style:tab-stop style:position="0.601cm"/>
          <style:tab-stop style:position="0.891cm"/>
        </style:tab-stops>
      </style:paragraph-properties>
      <style:text-properties style:font-name="Liberation Serif1" officeooo:paragraph-rsid="017d1e25"/>
    </style:style>
    <style:style style:name="P258" style:family="paragraph" style:parent-style-name="Table_20_Contents">
      <style:paragraph-properties fo:margin-top="0.199cm" fo:margin-bottom="0cm" loext:contextual-spacing="false"/>
      <style:text-properties officeooo:paragraph-rsid="008e0a0b"/>
    </style:style>
    <style:style style:name="P259" style:family="paragraph" style:parent-style-name="Table_20_Contents">
      <style:paragraph-properties fo:margin-top="0.199cm" fo:margin-bottom="0cm" loext:contextual-spacing="false">
        <style:tab-stops>
          <style:tab-stop style:position="0.601cm"/>
          <style:tab-stop style:position="1.011cm"/>
        </style:tab-stops>
      </style:paragraph-properties>
      <style:text-properties officeooo:paragraph-rsid="0139b6ae"/>
    </style:style>
    <style:style style:name="P260" style:family="paragraph" style:parent-style-name="Table_20_Contents">
      <style:paragraph-properties fo:margin-top="0.199cm" fo:margin-bottom="0cm" loext:contextual-spacing="false"/>
      <style:text-properties officeooo:paragraph-rsid="0186f4f6"/>
    </style:style>
    <style:style style:name="P261" style:family="paragraph" style:parent-style-name="Table_20_Contents">
      <style:paragraph-properties fo:margin-top="0.199cm" fo:margin-bottom="0cm" loext:contextual-spacing="false"/>
      <style:text-properties officeooo:paragraph-rsid="01a1f5d5"/>
    </style:style>
    <style:style style:name="P262" style:family="paragraph" style:parent-style-name="Table_20_Contents">
      <style:paragraph-properties fo:margin-top="0.199cm" fo:margin-bottom="0cm" loext:contextual-spacing="false"/>
      <style:text-properties officeooo:paragraph-rsid="01a26a3b"/>
    </style:style>
    <style:style style:name="P263" style:family="paragraph" style:parent-style-name="Table_20_Contents">
      <style:paragraph-properties fo:margin-top="0.199cm" fo:margin-bottom="0cm" loext:contextual-spacing="false"/>
      <style:text-properties officeooo:paragraph-rsid="00fae77e"/>
    </style:style>
    <style:style style:name="P264" style:family="paragraph" style:parent-style-name="Table_20_Contents">
      <style:paragraph-properties fo:margin-top="0.199cm" fo:margin-bottom="0cm" loext:contextual-spacing="false" fo:keep-with-next="always"/>
      <style:text-properties style:text-underline-style="solid" style:text-underline-width="auto" style:text-underline-color="font-color" fo:font-weight="bold" officeooo:rsid="008d1c1c" officeooo:paragraph-rsid="008d1c1c" style:font-weight-asian="bold" style:font-weight-complex="bold"/>
    </style:style>
    <style:style style:name="P265" style:family="paragraph" style:parent-style-name="Standard">
      <style:paragraph-properties fo:margin-top="0.199cm" fo:margin-bottom="0cm" loext:contextual-spacing="false"/>
      <style:text-properties fo:color="#000000" style:font-name="Droid Sans Mono" fo:font-size="12pt" officeooo:rsid="0092a1d5" officeooo:paragraph-rsid="01045f00" style:font-size-asian="12pt" style:font-size-complex="12pt"/>
    </style:style>
    <style:style style:name="P266" style:family="paragraph" style:parent-style-name="Standard">
      <style:paragraph-properties fo:margin-top="0.199cm" fo:margin-bottom="0cm" loext:contextual-spacing="false"/>
      <style:text-properties fo:color="#000000" style:font-name="Liberation Mono" fo:font-size="12pt" fo:font-weight="normal" officeooo:rsid="00fae77e" officeooo:paragraph-rsid="01045f00" fo:background-color="#ffffff" style:font-size-asian="12pt" style:font-size-complex="12pt"/>
    </style:style>
    <style:style style:name="P267" style:family="paragraph" style:parent-style-name="Standard">
      <style:paragraph-properties fo:margin-top="0.199cm" fo:margin-bottom="0cm" loext:contextual-spacing="false"/>
      <style:text-properties style:font-name="Liberation Mono"/>
    </style:style>
    <style:style style:name="P268" style:family="paragraph" style:parent-style-name="Text_20_body" style:master-page-name="">
      <style:paragraph-properties fo:margin-top="0.199cm" fo:margin-bottom="0cm" loext:contextual-spacing="false" style:page-number="auto" fo:keep-with-next="always"/>
      <style:text-properties officeooo:paragraph-rsid="00c1e21b"/>
    </style:style>
    <style:style style:name="P269" style:family="paragraph" style:parent-style-name="Standard" style:master-page-name="">
      <style:paragraph-properties fo:margin-top="0.199cm" fo:margin-bottom="0cm" loext:contextual-spacing="false" style:page-number="auto" fo:keep-with-next="always"/>
      <style:text-properties officeooo:paragraph-rsid="00ba08fa"/>
    </style:style>
    <style:style style:name="P270" style:family="paragraph" style:parent-style-name="Text_20_body">
      <style:paragraph-properties fo:margin-top="0.199cm" fo:margin-bottom="0cm" loext:contextual-spacing="false" fo:text-align="center" style:justify-single-word="false"/>
      <style:text-properties officeooo:paragraph-rsid="00e65f38"/>
    </style:style>
    <style:style style:name="P271" style:family="paragraph" style:parent-style-name="Text_20_body">
      <style:paragraph-properties fo:margin-top="0.199cm" fo:margin-bottom="0cm" loext:contextual-spacing="false"/>
      <style:text-properties officeooo:paragraph-rsid="010db407"/>
    </style:style>
    <style:style style:name="P272" style:family="paragraph" style:parent-style-name="Text_20_body">
      <style:paragraph-properties fo:margin-top="0.199cm" fo:margin-bottom="0cm" loext:contextual-spacing="false"/>
      <style:text-properties officeooo:paragraph-rsid="0112576a"/>
    </style:style>
    <style:style style:name="P273" style:family="paragraph" style:parent-style-name="Text_20_body">
      <style:paragraph-properties fo:margin-top="0.199cm" fo:margin-bottom="0cm" loext:contextual-spacing="false"/>
      <style:text-properties officeooo:paragraph-rsid="01130035"/>
    </style:style>
    <style:style style:name="P274" style:family="paragraph" style:parent-style-name="Text_20_body">
      <style:paragraph-properties fo:margin-top="0.199cm" fo:margin-bottom="0cm" loext:contextual-spacing="false"/>
      <style:text-properties officeooo:paragraph-rsid="01508067"/>
    </style:style>
    <style:style style:name="P275" style:family="paragraph" style:parent-style-name="Text_20_body">
      <style:paragraph-properties fo:margin-top="0.199cm" fo:margin-bottom="0cm" loext:contextual-spacing="false"/>
      <style:text-properties officeooo:paragraph-rsid="015152c7"/>
    </style:style>
    <style:style style:name="P276" style:family="paragraph" style:parent-style-name="Text_20_body">
      <style:paragraph-properties fo:margin-top="0.199cm" fo:margin-bottom="0cm" loext:contextual-spacing="false"/>
      <style:text-properties officeooo:paragraph-rsid="01a5cac5"/>
    </style:style>
    <style:style style:name="P277" style:family="paragraph" style:parent-style-name="Footnote">
      <style:paragraph-properties fo:margin-top="0.199cm" fo:margin-bottom="0cm" loext:contextual-spacing="false"/>
      <style:text-properties style:font-name="FreeMono" fo:font-size="12pt" fo:font-weight="bold" officeooo:rsid="008431d3" officeooo:paragraph-rsid="00ea8213" style:font-size-asian="12pt" style:font-weight-asian="bold" style:font-size-complex="12pt" style:font-weight-complex="bold"/>
    </style:style>
    <style:style style:name="P278" style:family="paragraph" style:parent-style-name="Text_20_body" style:master-page-name="">
      <style:paragraph-properties fo:margin-top="0.199cm" fo:margin-bottom="0.199cm" loext:contextual-spacing="false" style:page-number="auto" fo:keep-with-next="always"/>
      <style:text-properties officeooo:paragraph-rsid="008a3dfa"/>
    </style:style>
    <style:style style:name="P279" style:family="paragraph" style:parent-style-name="Table_20_Contents">
      <loext:graphic-properties draw:fill="none"/>
      <style:paragraph-properties fo:margin-left="0.3cm" fo:margin-right="0cm" fo:text-indent="-0.3cm" style:auto-text-indent="false" fo:background-color="transparent" text:number-lines="false" text:line-number="0">
        <style:tab-stops/>
      </style:paragraph-properties>
      <style:text-properties style:font-name="Liberation Mono" officeooo:rsid="0065829e" officeooo:paragraph-rsid="0065829e"/>
    </style:style>
    <style:style style:name="P280" style:family="paragraph" style:parent-style-name="Text_20_body" style:master-page-name="">
      <loext:graphic-properties draw:fill="none" draw:fill-color="#729fcf"/>
      <style:paragraph-properties fo:margin-left="-0.499cm" fo:margin-right="-0.499cm" fo:margin-top="0.101cm" fo:margin-bottom="0cm" loext:contextual-spacing="false" fo:line-height="115%" fo:text-align="center" style:justify-single-word="false" fo:text-indent="0cm" style:auto-text-indent="false" style:page-number="auto" fo:background-color="transparent"/>
      <style:text-properties officeooo:paragraph-rsid="00c3b59f"/>
    </style:style>
    <style:style style:name="P281" style:family="paragraph" style:parent-style-name="Text_20_body" style:master-page-name="">
      <loext:graphic-properties draw:fill="none" draw:fill-color="#729fcf"/>
      <style:paragraph-properties fo:margin-left="1.251cm" fo:margin-right="0cm" fo:margin-top="0.4cm" fo:margin-bottom="0cm" loext:contextual-spacing="false" fo:line-height="115%" fo:text-indent="-0.9cm" style:auto-text-indent="false" style:page-number="auto" fo:background-color="transparent">
        <style:tab-stops>
          <style:tab-stop style:position="5.106cm"/>
        </style:tab-stops>
      </style:paragraph-properties>
      <style:text-properties officeooo:paragraph-rsid="00d0757c"/>
    </style:style>
    <style:style style:name="P282" style:family="paragraph" style:parent-style-name="Text_20_body">
      <style:paragraph-properties fo:margin-top="0.4cm" fo:margin-bottom="0cm" loext:contextual-spacing="false"/>
    </style:style>
    <style:style style:name="P283" style:family="paragraph" style:parent-style-name="Text_20_body">
      <style:paragraph-properties fo:margin-top="0.4cm" fo:margin-bottom="0cm" loext:contextual-spacing="false" fo:text-align="start" style:justify-single-word="false"/>
      <style:text-properties officeooo:paragraph-rsid="00e91fd0"/>
    </style:style>
    <style:style style:name="P284" style:family="paragraph" style:parent-style-name="Text_20_body">
      <style:paragraph-properties fo:margin-top="0.4cm" fo:margin-bottom="0cm" loext:contextual-spacing="false"/>
      <style:text-properties officeooo:paragraph-rsid="00f203db"/>
    </style:style>
    <style:style style:name="P285" style:family="paragraph" style:parent-style-name="Text_20_body">
      <style:paragraph-properties fo:margin-top="0.4cm" fo:margin-bottom="0cm" loext:contextual-spacing="false"/>
      <style:text-properties officeooo:paragraph-rsid="013ff7d0"/>
    </style:style>
    <style:style style:name="P286" style:family="paragraph" style:parent-style-name="Text_20_body">
      <style:paragraph-properties fo:margin-top="0.4cm" fo:margin-bottom="0cm" loext:contextual-spacing="false"/>
      <style:text-properties officeooo:paragraph-rsid="01501e5c"/>
    </style:style>
    <style:style style:name="P287" style:family="paragraph" style:parent-style-name="Text_20_body">
      <style:paragraph-properties fo:margin-top="0.4cm" fo:margin-bottom="0cm" loext:contextual-spacing="false"/>
      <style:text-properties officeooo:paragraph-rsid="016f9441"/>
    </style:style>
    <style:style style:name="P288" style:family="paragraph" style:parent-style-name="Text_20_body">
      <style:paragraph-properties fo:margin-top="0.4cm" fo:margin-bottom="0cm" loext:contextual-spacing="false"/>
      <style:text-properties officeooo:paragraph-rsid="0178f051"/>
    </style:style>
    <style:style style:name="P289" style:family="paragraph" style:parent-style-name="Text_20_body">
      <style:paragraph-properties fo:margin-top="0.4cm" fo:margin-bottom="0cm" loext:contextual-spacing="false"/>
      <style:text-properties officeooo:paragraph-rsid="01a5cac5"/>
    </style:style>
    <style:style style:name="P290" style:family="paragraph" style:parent-style-name="Text_20_body" style:master-page-name="">
      <style:paragraph-properties fo:margin-top="0.4cm" fo:margin-bottom="0cm" loext:contextual-spacing="false" style:page-number="auto" fo:keep-with-next="always"/>
      <style:text-properties officeooo:paragraph-rsid="01229fd8"/>
    </style:style>
    <style:style style:name="P291" style:family="paragraph" style:parent-style-name="Text_20_body" style:master-page-name="">
      <style:paragraph-properties fo:margin-top="0.4cm" fo:margin-bottom="0cm" loext:contextual-spacing="false" style:page-number="auto"/>
      <style:text-properties officeooo:paragraph-rsid="013ff7d0"/>
    </style:style>
    <style:style style:name="P292" style:family="paragraph" style:parent-style-name="Text_20_body" style:master-page-name="">
      <loext:graphic-properties draw:fill="none" draw:fill-color="#729fcf"/>
      <style:paragraph-properties fo:margin-left="1.7cm" fo:margin-right="0cm" fo:margin-top="0.199cm" fo:margin-bottom="0cm" loext:contextual-spacing="false" fo:line-height="115%" fo:text-indent="0cm" style:auto-text-indent="false" style:page-number="auto" fo:background-color="transparent"/>
      <style:text-properties officeooo:paragraph-rsid="00b65f90"/>
    </style:style>
    <style:style style:name="P293" style:family="paragraph" style:parent-style-name="Text_20_body" style:master-page-name="">
      <loext:graphic-properties draw:fill="none" draw:fill-color="#729fcf"/>
      <style:paragraph-properties fo:margin-left="1.3cm" fo:margin-right="-0.6cm" fo:margin-top="0.199cm" fo:margin-bottom="0cm" loext:contextual-spacing="false" fo:line-height="115%" fo:text-indent="0cm" style:auto-text-indent="false" style:page-number="auto" fo:background-color="transparent"/>
      <style:text-properties officeooo:paragraph-rsid="00b65f90"/>
    </style:style>
    <style:style style:name="P294" style:family="paragraph" style:parent-style-name="Text_20_body" style:master-page-name="">
      <loext:graphic-properties draw:fill="none" draw:fill-color="#729fcf"/>
      <style:paragraph-properties fo:margin-left="1cm" fo:margin-right="0cm" fo:margin-top="0.101cm" fo:margin-bottom="0cm" loext:contextual-spacing="false" fo:line-height="115%" fo:text-indent="-0.6cm" style:auto-text-indent="false" style:page-number="auto" fo:background-color="transparent">
        <style:tab-stops>
          <style:tab-stop style:position="11.882cm"/>
        </style:tab-stops>
      </style:paragraph-properties>
      <style:text-properties officeooo:paragraph-rsid="00fe4d13"/>
    </style:style>
    <style:style style:name="P295" style:family="paragraph" style:parent-style-name="Text_20_body">
      <loext:graphic-properties draw:fill="none" draw:fill-color="#729fcf"/>
      <style:paragraph-properties fo:margin-left="1cm" fo:margin-right="0cm" fo:margin-top="0.101cm" fo:margin-bottom="0cm" loext:contextual-spacing="false" fo:line-height="115%" fo:text-indent="-0.6cm" style:auto-text-indent="false" fo:background-color="transparent">
        <style:tab-stops>
          <style:tab-stop style:position="11.882cm"/>
        </style:tab-stops>
      </style:paragraph-properties>
      <style:text-properties officeooo:paragraph-rsid="01000727"/>
    </style:style>
    <style:style style:name="P296" style:family="paragraph" style:parent-style-name="Text_20_body" style:master-page-name="">
      <loext:graphic-properties draw:fill="none" draw:fill-color="#729fcf"/>
      <style:paragraph-properties fo:margin-left="0.7cm" fo:margin-right="0cm" fo:margin-top="0cm" fo:margin-bottom="0cm" loext:contextual-spacing="false" fo:line-height="115%" fo:text-indent="0cm" style:auto-text-indent="false" style:page-number="auto" fo:background-color="transparent">
        <style:tab-stops>
          <style:tab-stop style:position="8.969cm" style:type="center"/>
        </style:tab-stops>
      </style:paragraph-properties>
      <style:text-properties style:font-name="Liberation Serif" fo:font-weight="normal" officeooo:rsid="00be2efd" officeooo:paragraph-rsid="00d48e80" style:font-weight-asian="normal" style:font-weight-complex="normal"/>
    </style:style>
    <style:style style:name="P297" style:family="paragraph" style:parent-style-name="Text_20_body" style:master-page-name="">
      <loext:graphic-properties draw:fill="none" draw:fill-color="#729fcf"/>
      <style:paragraph-properties fo:margin-left="1.3cm" fo:margin-right="-1.101cm" fo:margin-top="0.4cm" fo:margin-bottom="0cm" loext:contextual-spacing="false" fo:line-height="115%" fo:text-indent="0cm" style:auto-text-indent="false" style:page-number="auto" fo:background-color="transparent">
        <style:tab-stops>
          <style:tab-stop style:position="1.997cm"/>
          <style:tab-stop style:position="2.501cm"/>
          <style:tab-stop style:position="3.007cm"/>
          <style:tab-stop style:position="3.512cm"/>
          <style:tab-stop style:position="3.993cm"/>
          <style:tab-stop style:position="4.498cm"/>
        </style:tab-stops>
      </style:paragraph-properties>
      <style:text-properties officeooo:paragraph-rsid="00d2a364"/>
    </style:style>
    <style:style style:name="P298" style:family="paragraph" style:parent-style-name="Table_20_Contents">
      <loext:graphic-properties draw:fill="none"/>
      <style:paragraph-properties fo:margin-left="0.101cm" fo:margin-right="0cm" fo:line-height="0.499cm" fo:text-indent="0cm" style:auto-text-indent="false" fo:background-color="transparent" text:number-lines="false" text:line-number="0">
        <style:tab-stops>
          <style:tab-stop style:position="0.794cm"/>
        </style:tab-stops>
      </style:paragraph-properties>
      <style:text-properties officeooo:paragraph-rsid="0135b2c6"/>
    </style:style>
    <style:style style:name="P299" style:family="paragraph" style:parent-style-name="Table_20_Contents" style:master-page-name="">
      <loext:graphic-properties draw:fill="none"/>
      <style:paragraph-properties fo:margin-left="0.499cm" fo:margin-right="-0.499cm" fo:margin-top="0.101cm" fo:margin-bottom="0cm" loext:contextual-spacing="false" fo:text-indent="0cm" style:auto-text-indent="false" style:page-number="auto" fo:background-color="transparent" text:number-lines="false" text:line-number="0"/>
      <style:text-properties officeooo:paragraph-rsid="0155a9b6"/>
    </style:style>
    <style:style style:name="P300" style:family="paragraph" style:parent-style-name="Text_20_body" style:master-page-name="">
      <loext:graphic-properties draw:fill="none" draw:fill-color="#729fcf"/>
      <style:paragraph-properties fo:margin-left="1cm" fo:margin-right="-1cm" fo:margin-top="0.199cm" fo:margin-bottom="0cm" loext:contextual-spacing="false" fo:line-height="115%" fo:text-indent="0cm" style:auto-text-indent="false" style:page-number="auto" fo:background-color="transparent"/>
      <style:text-properties officeooo:paragraph-rsid="0141e4e7"/>
    </style:style>
    <style:style style:name="P301" style:family="paragraph" style:parent-style-name="Text_20_body">
      <style:paragraph-properties fo:margin-top="0.801cm" fo:margin-bottom="0cm" loext:contextual-spacing="false" fo:keep-with-next="always"/>
      <style:text-properties style:text-underline-style="solid" style:text-underline-width="auto" style:text-underline-color="font-color" officeooo:rsid="01441e07" officeooo:paragraph-rsid="01441e07"/>
    </style:style>
    <style:style style:name="P302" style:family="paragraph" style:parent-style-name="Text_20_body" style:master-page-name="">
      <loext:graphic-properties draw:fill="none" draw:fill-color="#729fcf"/>
      <style:paragraph-properties fo:margin-left="1.3cm" fo:margin-right="-0.7cm" fo:margin-top="0cm" fo:margin-bottom="0cm" loext:contextual-spacing="false" fo:line-height="115%" fo:text-indent="0cm" style:auto-text-indent="false" style:page-number="auto" fo:background-color="transparent">
        <style:tab-stops>
          <style:tab-stop style:position="0.409cm"/>
          <style:tab-stop style:position="0.794cm"/>
          <style:tab-stop style:position="5.796cm"/>
          <style:tab-stop style:position="8.202cm"/>
          <style:tab-stop style:position="12.7cm"/>
        </style:tab-stops>
      </style:paragraph-properties>
      <style:text-properties officeooo:paragraph-rsid="014b2f45"/>
    </style:style>
    <style:style style:name="P303" style:family="paragraph" style:parent-style-name="Text_20_body" style:master-page-name="">
      <loext:graphic-properties draw:fill="none" draw:fill-color="#729fcf"/>
      <style:paragraph-properties fo:margin-left="0.499cm" fo:margin-right="-1.401cm" fo:margin-top="0.101cm" fo:margin-bottom="0cm" loext:contextual-spacing="false" fo:line-height="115%" fo:text-indent="0cm" style:auto-text-indent="false" style:page-number="auto" fo:background-color="transparent"/>
      <style:text-properties officeooo:paragraph-rsid="0155a9b6"/>
    </style:style>
    <style:style style:name="P304" style:family="paragraph" style:parent-style-name="Text_20_body" style:master-page-name="">
      <loext:graphic-properties draw:fill="none" draw:fill-color="#729fcf"/>
      <style:paragraph-properties fo:margin-left="0.4cm" fo:margin-right="0cm" fo:margin-top="0.101cm" fo:margin-bottom="0cm" loext:contextual-spacing="false" fo:line-height="115%" fo:text-indent="0cm" style:auto-text-indent="false" style:page-number="auto" fo:background-color="transparent"/>
      <style:text-properties officeooo:paragraph-rsid="0152f9aa"/>
    </style:style>
    <style:style style:name="P305" style:family="paragraph" style:parent-style-name="Standard" style:master-page-name="">
      <loext:graphic-properties draw:fill="none" draw:fill-color="#729fcf"/>
      <style:paragraph-properties fo:margin-left="1.499cm" fo:margin-right="-1cm" fo:margin-top="0.199cm" fo:margin-bottom="0cm" loext:contextual-spacing="false" fo:line-height="115%" fo:text-indent="0cm" style:auto-text-indent="false" style:page-number="auto" fo:background-color="transparent"/>
      <style:text-properties officeooo:paragraph-rsid="01646a59"/>
    </style:style>
    <style:style style:name="P306" style:family="paragraph" style:parent-style-name="Standard" style:master-page-name="">
      <loext:graphic-properties draw:fill="none" draw:fill-color="#729fcf"/>
      <style:paragraph-properties fo:margin-left="1.499cm" fo:margin-right="0cm" fo:margin-top="0.199cm" fo:margin-bottom="0cm" loext:contextual-spacing="false" fo:line-height="115%" fo:text-indent="0cm" style:auto-text-indent="false" style:page-number="auto" fo:background-color="transparent"/>
      <style:text-properties officeooo:paragraph-rsid="0161498c"/>
    </style:style>
    <style:style style:name="P307" style:family="paragraph" style:parent-style-name="Text_20_body" style:master-page-name="">
      <loext:graphic-properties draw:fill="none" draw:fill-color="#729fcf"/>
      <style:paragraph-properties fo:margin-left="1.499cm" fo:margin-right="0cm" fo:margin-top="0.199cm" fo:margin-bottom="0cm" loext:contextual-spacing="false" fo:line-height="115%" fo:text-indent="0cm" style:auto-text-indent="false" style:page-number="auto" fo:background-color="transparent"/>
    </style:style>
    <style:style style:name="P308" style:family="paragraph" style:parent-style-name="Text_20_body" style:master-page-name="">
      <loext:graphic-properties draw:fill="none" draw:fill-color="#729fcf"/>
      <style:paragraph-properties fo:margin-left="3cm" fo:margin-right="0cm" fo:margin-top="0.199cm" fo:margin-bottom="0cm" loext:contextual-spacing="false" fo:line-height="115%" fo:text-indent="-3cm" style:auto-text-indent="false" style:page-number="auto" fo:background-color="transparent"/>
    </style:style>
    <style:style style:name="P309" style:family="paragraph" style:parent-style-name="Text_20_body" style:master-page-name="">
      <loext:graphic-properties draw:fill="none" draw:fill-color="#729fcf"/>
      <style:paragraph-properties fo:margin-left="3cm" fo:margin-right="0cm" fo:margin-top="0.199cm" fo:margin-bottom="0cm" loext:contextual-spacing="false" fo:line-height="115%" fo:text-indent="-3cm" style:auto-text-indent="false" style:page-number="auto" fo:background-color="transparent"/>
      <style:text-properties officeooo:paragraph-rsid="01646a59"/>
    </style:style>
    <style:style style:name="P310" style:family="paragraph" style:parent-style-name="Text_20_body">
      <loext:graphic-properties draw:fill="none" draw:fill-color="#729fcf"/>
      <style:paragraph-properties fo:margin-left="3cm" fo:margin-right="0cm" fo:margin-top="0.199cm" fo:margin-bottom="0cm" loext:contextual-spacing="false" fo:line-height="115%" fo:text-indent="-3cm" style:auto-text-indent="false" fo:background-color="transparent"/>
    </style:style>
    <style:style style:name="P311" style:family="paragraph" style:parent-style-name="Text_20_body" style:master-page-name="">
      <loext:graphic-properties draw:fill="none" draw:fill-color="#729fcf"/>
      <style:paragraph-properties fo:margin-left="0cm" fo:margin-right="-1.3cm" fo:margin-top="0.101cm" fo:margin-bottom="0cm" loext:contextual-spacing="false" fo:line-height="115%" fo:text-indent="0cm" style:auto-text-indent="false" style:page-number="auto" fo:background-color="transparent"/>
      <style:text-properties style:font-name="Liberation Mono" officeooo:rsid="012a7b28" officeooo:paragraph-rsid="014748bc"/>
    </style:style>
    <style:style style:name="P312" style:family="paragraph" style:parent-style-name="Text_20_body" style:master-page-name="">
      <loext:graphic-properties draw:fill="none" draw:fill-color="#729fcf"/>
      <style:paragraph-properties fo:margin-left="0cm" fo:margin-right="-1.3cm" fo:margin-top="0.101cm" fo:margin-bottom="0cm" loext:contextual-spacing="false" fo:line-height="115%" fo:text-indent="0cm" style:auto-text-indent="false" style:page-number="auto" fo:background-color="transparent"/>
      <style:text-properties style:font-name="Liberation Mono" officeooo:rsid="012a7b28" officeooo:paragraph-rsid="016de809"/>
    </style:style>
    <style:style style:name="P313" style:family="paragraph" style:parent-style-name="Contents_20_1">
      <style:paragraph-properties>
        <style:tab-stops>
          <style:tab-stop style:position="18.002cm" style:type="right" style:leader-style="dotted" style:leader-text="."/>
        </style:tab-stops>
      </style:paragraph-properties>
    </style:style>
    <style:style style:name="P314" style:family="paragraph" style:parent-style-name="Contents_20_2">
      <style:paragraph-properties>
        <style:tab-stops>
          <style:tab-stop style:position="17.503cm" style:type="right" style:leader-style="dotted" style:leader-text="."/>
        </style:tab-stops>
      </style:paragraph-properties>
    </style:style>
    <style:style style:name="P315" style:family="paragraph" style:parent-style-name="Contents_20_3">
      <style:paragraph-properties>
        <style:tab-stops>
          <style:tab-stop style:position="17.004cm" style:type="right" style:leader-style="dotted" style:leader-text="."/>
        </style:tab-stops>
      </style:paragraph-properties>
    </style:style>
    <style:style style:name="P316" style:family="paragraph" style:parent-style-name="Text_20_body">
      <loext:graphic-properties draw:fill="none" draw:fill-color="#729fcf"/>
      <style:paragraph-properties fo:margin-left="1.3cm" fo:margin-right="0cm" fo:margin-top="0.049cm" fo:margin-bottom="0cm" loext:contextual-spacing="false" fo:line-height="115%" fo:text-indent="-1.101cm" style:auto-text-indent="false" fo:background-color="transparent"/>
      <style:text-properties officeooo:paragraph-rsid="0138537e"/>
    </style:style>
    <style:style style:name="P317" style:family="paragraph" style:parent-style-name="Text_20_body" style:master-page-name="">
      <loext:graphic-properties draw:fill="none" draw:fill-color="#729fcf"/>
      <style:paragraph-properties fo:margin-left="1cm" fo:margin-right="-0.9cm" fo:margin-top="0.199cm" fo:margin-bottom="0cm" loext:contextual-spacing="false" fo:line-height="115%" fo:text-indent="0cm" style:auto-text-indent="false" style:page-number="auto" fo:background-color="transparent">
        <style:tab-stops>
          <style:tab-stop style:position="15.707cm"/>
        </style:tab-stops>
      </style:paragraph-properties>
      <style:text-properties officeooo:paragraph-rsid="0159cfa3"/>
    </style:style>
    <style:style style:name="P318" style:family="paragraph" style:parent-style-name="Text_20_body" style:master-page-name="">
      <loext:graphic-properties draw:fill="none" draw:fill-color="#729fcf"/>
      <style:paragraph-properties fo:margin-left="1.3cm" fo:margin-right="-0.499cm" fo:margin-top="0.199cm" fo:margin-bottom="0cm" loext:contextual-spacing="false" fo:line-height="115%" fo:text-indent="0cm" style:auto-text-indent="false" style:page-number="auto" fo:background-color="transparent">
        <style:tab-stops>
          <style:tab-stop style:position="15.9cm"/>
        </style:tab-stops>
      </style:paragraph-properties>
      <style:text-properties officeooo:paragraph-rsid="010c31ea"/>
    </style:style>
    <style:style style:name="P319" style:family="paragraph" style:parent-style-name="Standard">
      <style:text-properties style:font-name="Liberation Mono"/>
    </style:style>
    <style:style style:name="P320" style:family="paragraph" style:parent-style-name="Text_20_body" style:master-page-name="">
      <loext:graphic-properties draw:fill="none" draw:fill-color="#729fcf"/>
      <style:paragraph-properties fo:margin-left="0cm" fo:margin-right="-0.3cm" fo:margin-top="0.199cm" fo:margin-bottom="0cm" loext:contextual-spacing="false" fo:line-height="115%" fo:text-indent="0cm" style:auto-text-indent="false" style:page-number="auto" fo:background-color="transparent"/>
    </style:style>
    <style:style style:name="P321" style:family="paragraph" style:parent-style-name="Text_20_body" style:master-page-name="">
      <loext:graphic-properties draw:fill="none" draw:fill-color="#729fcf"/>
      <style:paragraph-properties fo:margin-left="0.801cm" fo:margin-right="-0.3cm" fo:margin-top="0.199cm" fo:margin-bottom="0cm" loext:contextual-spacing="false" fo:line-height="115%" fo:text-indent="0cm" style:auto-text-indent="false" style:page-number="auto" fo:background-color="transparent" fo:keep-with-next="always"/>
      <style:text-properties officeooo:paragraph-rsid="00ba08fa"/>
    </style:style>
    <style:style style:name="P322" style:family="paragraph" style:parent-style-name="Heading_20_1">
      <style:text-properties officeooo:paragraph-rsid="0108d6dd"/>
    </style:style>
    <style:style style:name="P323" style:family="paragraph" style:parent-style-name="Heading_20_2">
      <style:text-properties officeooo:paragraph-rsid="00888449"/>
    </style:style>
    <style:style style:name="P324" style:family="paragraph" style:parent-style-name="Heading_20_2">
      <style:text-properties officeooo:paragraph-rsid="014b2f45"/>
    </style:style>
    <style:style style:name="P325" style:family="paragraph" style:parent-style-name="Heading_20_2">
      <style:text-properties officeooo:paragraph-rsid="00e4e700"/>
    </style:style>
    <style:style style:name="P326" style:family="paragraph" style:parent-style-name="Heading_20_2">
      <style:text-properties officeooo:paragraph-rsid="0172f582"/>
    </style:style>
    <style:style style:name="P327" style:family="paragraph" style:parent-style-name="Heading_20_2">
      <style:text-properties officeooo:paragraph-rsid="00b8c111"/>
    </style:style>
    <style:style style:name="P328" style:family="paragraph" style:parent-style-name="Heading_20_2">
      <style:text-properties officeooo:paragraph-rsid="017d1e25"/>
    </style:style>
    <style:style style:name="P329" style:family="paragraph" style:parent-style-name="Heading_20_2" style:master-page-name="">
      <style:paragraph-properties style:page-number="auto"/>
    </style:style>
    <style:style style:name="P330" style:family="paragraph" style:parent-style-name="Heading_20_2" style:master-page-name="">
      <style:paragraph-properties style:page-number="auto"/>
      <style:text-properties officeooo:paragraph-rsid="013451cc"/>
    </style:style>
    <style:style style:name="P331" style:family="paragraph" style:parent-style-name="Table_20_Contents" style:list-style-name="L13">
      <loext:graphic-properties draw:fill="none"/>
      <style:paragraph-properties fo:margin-left="1.3cm" fo:margin-right="0cm" fo:margin-top="0cm" fo:margin-bottom="0cm" loext:contextual-spacing="false" fo:text-indent="-0.801cm" style:auto-text-indent="false" fo:background-color="transparent" text:number-lines="false" text:line-number="0"/>
      <style:text-properties officeooo:rsid="0092f1bf" officeooo:paragraph-rsid="00b8c111"/>
    </style:style>
    <style:style style:name="P332" style:family="paragraph" style:parent-style-name="Table_20_Contents" style:list-style-name="L13">
      <loext:graphic-properties draw:fill="none"/>
      <style:paragraph-properties fo:margin-left="1.3cm" fo:margin-right="0cm" fo:margin-top="0cm" fo:margin-bottom="0cm" loext:contextual-spacing="false" fo:text-indent="-0.801cm" style:auto-text-indent="false" fo:background-color="transparent" text:number-lines="false" text:line-number="0"/>
      <style:text-properties officeooo:paragraph-rsid="00b8c111"/>
    </style:style>
    <style:style style:name="P333" style:family="paragraph" style:parent-style-name="Table_20_Contents" style:list-style-name="L14">
      <loext:graphic-properties draw:fill="none"/>
      <style:paragraph-properties fo:margin-left="0.9cm" fo:margin-right="0cm" fo:margin-top="0cm" fo:margin-bottom="0cm" loext:contextual-spacing="false" fo:text-indent="-0.6cm" style:auto-text-indent="false" fo:background-color="transparent" text:number-lines="false" text:line-number="0"/>
      <style:text-properties officeooo:paragraph-rsid="0186f4f6"/>
    </style:style>
    <style:style style:name="P334" style:family="paragraph" style:parent-style-name="Table_20_Contents" style:list-style-name="L14">
      <loext:graphic-properties draw:fill="none"/>
      <style:paragraph-properties fo:margin-left="0.9cm" fo:margin-right="0cm" fo:margin-top="0cm" fo:margin-bottom="0cm" loext:contextual-spacing="false" fo:text-indent="-0.6cm" style:auto-text-indent="false" fo:background-color="transparent" text:number-lines="false" text:line-number="0"/>
      <style:text-properties officeooo:rsid="018807dd" officeooo:paragraph-rsid="018807dd"/>
    </style:style>
    <style:style style:name="P335" style:family="paragraph" style:parent-style-name="Table_20_Contents" style:list-style-name="L15">
      <loext:graphic-properties draw:fill="none"/>
      <style:paragraph-properties fo:margin-left="2cm" fo:margin-right="0cm" fo:margin-top="0cm" fo:margin-bottom="0cm" loext:contextual-spacing="false" fo:text-indent="-0.6cm" style:auto-text-indent="false" fo:background-color="transparent" text:number-lines="false" text:line-number="0"/>
      <style:text-properties officeooo:rsid="00a9884c" officeooo:paragraph-rsid="0189a659"/>
    </style:style>
    <style:style style:name="P336" style:family="paragraph" style:parent-style-name="Table_20_Contents" style:list-style-name="L16">
      <loext:graphic-properties draw:fill="none"/>
      <style:paragraph-properties fo:margin-left="2cm" fo:margin-right="0cm" fo:margin-top="0cm" fo:margin-bottom="0cm" loext:contextual-spacing="false" fo:text-indent="-0.6cm" style:auto-text-indent="false" fo:background-color="transparent" text:number-lines="false" text:line-number="0"/>
      <style:text-properties officeooo:paragraph-rsid="0189a659"/>
    </style:style>
    <style:style style:name="P337" style:family="paragraph" style:parent-style-name="Table_20_Contents" style:list-style-name="L17">
      <loext:graphic-properties draw:fill="none"/>
      <style:paragraph-properties fo:margin-left="2cm" fo:margin-right="0cm" fo:margin-top="0cm" fo:margin-bottom="0cm" loext:contextual-spacing="false" fo:text-indent="-0.6cm" style:auto-text-indent="false" fo:background-color="transparent" text:number-lines="false" text:line-number="0"/>
      <style:text-properties officeooo:paragraph-rsid="0189a659"/>
    </style:style>
    <style:style style:name="P338" style:family="paragraph" style:parent-style-name="Text_20_body" style:list-style-name="L1" style:master-page-name="">
      <loext:graphic-properties draw:fill="none" draw:fill-color="#729fcf"/>
      <style:paragraph-properties fo:margin-left="1.3cm" fo:margin-right="0cm" fo:margin-top="0.199cm" fo:margin-bottom="0cm" loext:contextual-spacing="false" fo:line-height="115%" style:register-true="true" fo:text-indent="-1.101cm" style:auto-text-indent="true" style:page-number="auto" fo:background-color="transparent">
        <style:tab-stops/>
      </style:paragraph-properties>
    </style:style>
    <style:style style:name="P339" style:family="paragraph" style:parent-style-name="Text_20_body" style:list-style-name="L1">
      <loext:graphic-properties draw:fill="none" draw:fill-color="#729fcf"/>
      <style:paragraph-properties fo:margin-left="1.3cm" fo:margin-right="0cm" fo:margin-top="0.199cm" fo:margin-bottom="0cm" loext:contextual-spacing="false" fo:line-height="115%" style:register-true="true" fo:text-indent="-1.101cm" style:auto-text-indent="true" fo:background-color="transparent">
        <style:tab-stops/>
      </style:paragraph-properties>
    </style:style>
    <style:style style:name="P340" style:family="paragraph" style:parent-style-name="Text_20_body" style:list-style-name="L2" style:master-page-name="">
      <loext:graphic-properties draw:fill="none"/>
      <style:paragraph-properties fo:margin-left="0cm" fo:margin-right="0cm" fo:margin-top="0cm" fo:margin-bottom="0cm" loext:contextual-spacing="false" fo:line-height="115%" fo:text-indent="0cm" style:auto-text-indent="false" style:page-number="auto" fo:background-color="transparent">
        <style:tab-stops>
          <style:tab-stop style:position="1.746cm"/>
        </style:tab-stops>
      </style:paragraph-properties>
      <style:text-properties officeooo:paragraph-rsid="000a7edb"/>
    </style:style>
    <style:style style:name="P341" style:family="paragraph" style:parent-style-name="Text_20_body" style:list-style-name="L2">
      <loext:graphic-properties draw:fill="none"/>
      <style:paragraph-properties fo:margin-left="0cm" fo:margin-right="0cm" fo:margin-top="0cm" fo:margin-bottom="0cm" loext:contextual-spacing="false" fo:line-height="115%" fo:text-indent="0cm" style:auto-text-indent="false" fo:background-color="transparent">
        <style:tab-stops>
          <style:tab-stop style:position="8.969cm" style:type="center"/>
        </style:tab-stops>
      </style:paragraph-properties>
      <style:text-properties style:font-name="Liberation Serif" officeooo:paragraph-rsid="001f2085"/>
    </style:style>
    <style:style style:name="P342" style:family="paragraph" style:parent-style-name="Text_20_body" style:list-style-name="L22" style:master-page-name="">
      <loext:graphic-properties draw:fill="none" draw:fill-color="#729fcf"/>
      <style:paragraph-properties fo:margin-left="0cm" fo:margin-right="0cm" fo:margin-top="0.4cm" fo:margin-bottom="0cm" loext:contextual-spacing="false" fo:line-height="115%" fo:text-indent="0cm" style:auto-text-indent="false" style:page-number="auto" fo:background-color="transparent" fo:keep-with-next="always"/>
      <style:text-properties officeooo:paragraph-rsid="01a399f7"/>
    </style:style>
    <style:style style:name="P343" style:family="paragraph" style:parent-style-name="Text_20_body" style:list-style-name="L3" style:master-page-name="">
      <loext:graphic-properties draw:fill="none"/>
      <style:paragraph-properties fo:margin-left="1.3cm" fo:margin-right="0cm" fo:margin-top="0.101cm" fo:margin-bottom="0cm" loext:contextual-spacing="false" fo:line-height="115%" fo:text-indent="-0.6cm" style:auto-text-indent="false" style:page-number="auto" fo:background-color="transparent">
        <style:tab-stops>
          <style:tab-stop style:position="6.191cm"/>
          <style:tab-stop style:position="17.302cm" style:type="right"/>
        </style:tab-stops>
      </style:paragraph-properties>
      <style:text-properties officeooo:paragraph-rsid="0021eb5b"/>
    </style:style>
    <style:style style:name="P344" style:family="paragraph" style:parent-style-name="Text_20_body" style:list-style-name="L3" style:master-page-name="">
      <loext:graphic-properties draw:fill="none"/>
      <style:paragraph-properties fo:margin-left="1.3cm" fo:margin-right="0cm" fo:margin-top="0.101cm" fo:margin-bottom="0cm" loext:contextual-spacing="false" fo:line-height="115%" fo:text-indent="-0.6cm" style:auto-text-indent="false" style:page-number="auto" fo:background-color="transparent" fo:keep-with-next="always">
        <style:tab-stops>
          <style:tab-stop style:position="6.191cm"/>
          <style:tab-stop style:position="16.695cm" style:type="right"/>
        </style:tab-stops>
      </style:paragraph-properties>
      <style:text-properties officeooo:paragraph-rsid="0021eb5b"/>
    </style:style>
    <style:style style:name="P345" style:family="paragraph" style:parent-style-name="Text_20_body" style:list-style-name="L3" style:master-page-name="">
      <loext:graphic-properties draw:fill="none"/>
      <style:paragraph-properties fo:margin-left="1.3cm" fo:margin-right="0cm" fo:margin-top="0.101cm" fo:margin-bottom="0cm" loext:contextual-spacing="false" fo:line-height="115%" fo:text-indent="-0.6cm" style:auto-text-indent="false" style:page-number="auto" fo:background-color="transparent" fo:keep-with-next="always">
        <style:tab-stops>
          <style:tab-stop style:position="6.191cm"/>
          <style:tab-stop style:position="16.695cm" style:type="right"/>
        </style:tab-stops>
      </style:paragraph-properties>
      <style:text-properties officeooo:paragraph-rsid="011fa810"/>
    </style:style>
    <style:style style:name="P346" style:family="paragraph" style:parent-style-name="Text_20_body" style:list-style-name="L4">
      <loext:graphic-properties draw:fill="none"/>
      <style:paragraph-properties fo:margin-top="0cm" fo:margin-bottom="0cm" loext:contextual-spacing="false" fo:line-height="115%" fo:background-color="transparent">
        <style:tab-stops>
          <style:tab-stop style:position="8.969cm" style:type="center"/>
        </style:tab-stops>
      </style:paragraph-properties>
      <style:text-properties officeooo:paragraph-rsid="00d48e80"/>
    </style:style>
    <style:style style:name="P347" style:family="paragraph" style:parent-style-name="Text_20_body" style:list-style-name="L11">
      <style:paragraph-properties fo:margin-top="0cm" fo:margin-bottom="0cm" loext:contextual-spacing="false"/>
      <style:text-properties officeooo:paragraph-rsid="00d73841"/>
    </style:style>
    <style:style style:name="P348" style:family="paragraph" style:parent-style-name="Text_20_body" style:list-style-name="L11">
      <style:paragraph-properties fo:margin-top="0cm" fo:margin-bottom="0cm" loext:contextual-spacing="false"/>
      <style:text-properties officeooo:paragraph-rsid="00dfdc1f"/>
    </style:style>
    <style:style style:name="P349" style:family="paragraph" style:parent-style-name="Text_20_body" style:list-style-name="L12">
      <style:paragraph-properties fo:margin-top="0cm" fo:margin-bottom="0cm" loext:contextual-spacing="false"/>
      <style:text-properties officeooo:rsid="00f26613" officeooo:paragraph-rsid="00f4060c"/>
    </style:style>
    <style:style style:name="P350" style:family="paragraph" style:parent-style-name="Text_20_body" style:list-style-name="L12">
      <style:paragraph-properties fo:margin-top="0cm" fo:margin-bottom="0cm" loext:contextual-spacing="false">
        <style:tab-stops/>
      </style:paragraph-properties>
      <style:text-properties officeooo:paragraph-rsid="00f4060c"/>
    </style:style>
    <style:style style:name="P351" style:family="paragraph" style:parent-style-name="Text_20_body" style:list-style-name="L12">
      <style:paragraph-properties fo:margin-top="0cm" fo:margin-bottom="0cm" loext:contextual-spacing="false"/>
      <style:text-properties officeooo:rsid="00f4060c" officeooo:paragraph-rsid="00f4060c"/>
    </style:style>
    <style:style style:name="P352" style:family="paragraph" style:parent-style-name="Text_20_body" style:list-style-name="L5" style:master-page-name="">
      <loext:graphic-properties draw:fill="none"/>
      <style:paragraph-properties fo:margin-left="1.3cm" fo:margin-right="0cm" fo:margin-top="0cm" fo:margin-bottom="0cm" loext:contextual-spacing="false" fo:line-height="115%" fo:text-indent="-0.9cm" style:auto-text-indent="false" style:page-number="auto" fo:background-color="transparent" fo:keep-with-next="always"/>
      <style:text-properties officeooo:paragraph-rsid="00423447"/>
    </style:style>
    <style:style style:name="P353" style:family="paragraph" style:parent-style-name="Text_20_body" style:list-style-name="L5">
      <loext:graphic-properties draw:fill="none"/>
      <style:paragraph-properties fo:margin-left="1.3cm" fo:margin-right="0cm" fo:margin-top="0.199cm" fo:margin-bottom="0cm" loext:contextual-spacing="false" fo:line-height="115%" fo:text-indent="-0.9cm" style:auto-text-indent="false" fo:background-color="transparent"/>
      <style:text-properties officeooo:paragraph-rsid="00139f8b"/>
    </style:style>
    <style:style style:name="P354" style:family="paragraph" style:parent-style-name="Text_20_body" style:list-style-name="L23" style:master-page-name="">
      <loext:graphic-properties draw:fill="none" draw:fill-color="#729fcf"/>
      <style:paragraph-properties fo:margin-left="1.3cm" fo:margin-right="0cm" fo:margin-top="0.199cm" fo:margin-bottom="0cm" loext:contextual-spacing="false" fo:line-height="115%" fo:text-indent="-0.9cm" style:auto-text-indent="false" style:page-number="auto" fo:background-color="transparent"/>
      <style:text-properties officeooo:paragraph-rsid="0101671e"/>
    </style:style>
    <style:style style:name="P355" style:family="paragraph" style:parent-style-name="Text_20_body" style:list-style-name="L23" style:master-page-name="">
      <loext:graphic-properties draw:fill="none" draw:fill-color="#729fcf"/>
      <style:paragraph-properties fo:margin-left="1.3cm" fo:margin-right="0cm" fo:margin-top="0.199cm" fo:margin-bottom="0cm" loext:contextual-spacing="false" fo:line-height="115%" fo:text-indent="-0.9cm" style:auto-text-indent="false" style:page-number="auto" fo:background-color="transparent"/>
      <style:text-properties officeooo:paragraph-rsid="0103159b"/>
    </style:style>
    <style:style style:name="P356" style:family="paragraph" style:parent-style-name="Text_20_body" style:list-style-name="L5" style:master-page-name="">
      <loext:graphic-properties draw:fill="none"/>
      <style:paragraph-properties fo:margin-left="1.3cm" fo:margin-right="0cm" fo:margin-top="0cm" fo:margin-bottom="0cm" loext:contextual-spacing="false" fo:line-height="115%" fo:text-indent="-1cm" style:auto-text-indent="false" style:page-number="auto" fo:background-color="transparent"/>
      <style:text-properties officeooo:rsid="00157b5c" officeooo:paragraph-rsid="00157b5c"/>
    </style:style>
    <style:style style:name="P357" style:family="paragraph" style:parent-style-name="Text_20_body" style:list-style-name="L5" style:master-page-name="">
      <loext:graphic-properties draw:fill="none"/>
      <style:paragraph-properties fo:margin-left="1.3cm" fo:margin-right="0cm" fo:margin-top="0cm" fo:margin-bottom="0cm" loext:contextual-spacing="false" fo:line-height="115%" fo:text-align="start" style:justify-single-word="false" fo:text-indent="-1cm" style:auto-text-indent="false" style:page-number="auto" fo:background-color="transparent">
        <style:tab-stops>
          <style:tab-stop style:position="12.7cm" style:type="right"/>
        </style:tab-stops>
      </style:paragraph-properties>
      <style:text-properties officeooo:rsid="004418a7" officeooo:paragraph-rsid="00458bdd"/>
    </style:style>
    <style:style style:name="P358" style:family="paragraph" style:parent-style-name="Text_20_body" style:list-style-name="L7">
      <loext:graphic-properties draw:fill="none"/>
      <style:paragraph-properties fo:margin-left="1.3cm" fo:margin-right="0cm" fo:margin-top="0cm" fo:margin-bottom="0cm" loext:contextual-spacing="false" fo:line-height="115%" fo:text-align="start" style:justify-single-word="false" fo:text-indent="-1cm" style:auto-text-indent="false" fo:background-color="transparent">
        <style:tab-stops>
          <style:tab-stop style:position="12.7cm" style:type="right"/>
        </style:tab-stops>
      </style:paragraph-properties>
      <style:text-properties officeooo:paragraph-rsid="001dbb25"/>
    </style:style>
    <style:style style:name="P359" style:family="paragraph" style:parent-style-name="Text_20_body" style:list-style-name="L5">
      <loext:graphic-properties draw:fill="none"/>
      <style:paragraph-properties fo:margin-left="1.3cm" fo:margin-right="0cm" fo:margin-top="0.199cm" fo:margin-bottom="0cm" loext:contextual-spacing="false" fo:line-height="115%" fo:text-align="center" style:justify-single-word="false" fo:text-indent="-1cm" style:auto-text-indent="false" fo:background-color="transparent">
        <style:tab-stops/>
      </style:paragraph-properties>
      <style:text-properties officeooo:paragraph-rsid="00127a17"/>
    </style:style>
    <style:style style:name="P360" style:family="paragraph" style:parent-style-name="Text_20_body" style:list-style-name="L6" style:master-page-name="">
      <loext:graphic-properties draw:fill="none"/>
      <style:paragraph-properties fo:margin-left="1.3cm" fo:margin-right="0cm" fo:margin-top="0.199cm" fo:margin-bottom="0cm" loext:contextual-spacing="false" fo:line-height="115%" fo:text-indent="-1cm" style:auto-text-indent="false" style:page-number="auto" fo:background-color="transparent"/>
      <style:text-properties style:font-name="Liberation Serif" officeooo:rsid="00127a17" officeooo:paragraph-rsid="00127a17"/>
    </style:style>
    <style:style style:name="P361" style:family="paragraph" style:parent-style-name="Text_20_body" style:list-style-name="L7">
      <loext:graphic-properties draw:fill="none"/>
      <style:paragraph-properties fo:margin-left="1.3cm" fo:margin-right="0cm" fo:margin-top="0.199cm" fo:margin-bottom="0cm" loext:contextual-spacing="false" fo:line-height="115%" fo:text-align="start" style:justify-single-word="false" fo:text-indent="-1cm" style:auto-text-indent="false" fo:background-color="transparent" fo:keep-with-next="always">
        <style:tab-stops>
          <style:tab-stop style:position="12.7cm" style:type="right"/>
        </style:tab-stops>
      </style:paragraph-properties>
      <style:text-properties officeooo:paragraph-rsid="00511dca"/>
    </style:style>
    <style:style style:name="P362" style:family="paragraph" style:parent-style-name="Text_20_body" style:list-style-name="L7" style:master-page-name="">
      <loext:graphic-properties draw:fill="none"/>
      <style:paragraph-properties fo:margin-left="1.3cm" fo:margin-right="0cm" fo:margin-top="0cm" fo:margin-bottom="0.247cm" loext:contextual-spacing="false" fo:line-height="115%" fo:text-align="start" style:justify-single-word="false" fo:text-indent="-1cm" style:auto-text-indent="false" style:page-number="auto" fo:background-color="transparent">
        <style:tab-stops>
          <style:tab-stop style:position="12.7cm" style:type="right"/>
        </style:tab-stops>
      </style:paragraph-properties>
      <style:text-properties officeooo:paragraph-rsid="001dbb25"/>
    </style:style>
    <style:style style:name="P363" style:family="paragraph" style:parent-style-name="Text_20_body" style:list-style-name="L7">
      <loext:graphic-properties draw:fill="none"/>
      <style:paragraph-properties fo:margin-left="1.3cm" fo:margin-right="0cm" fo:margin-top="0cm" fo:margin-bottom="0.247cm" loext:contextual-spacing="false" fo:line-height="115%" fo:text-align="start" style:justify-single-word="false" fo:text-indent="-1cm" style:auto-text-indent="false" fo:background-color="transparent">
        <style:tab-stops>
          <style:tab-stop style:position="12.7cm" style:type="right"/>
        </style:tab-stops>
      </style:paragraph-properties>
      <style:text-properties officeooo:paragraph-rsid="001ab126"/>
    </style:style>
    <style:style style:name="P364" style:family="paragraph" style:parent-style-name="Text_20_body" style:list-style-name="L7">
      <loext:graphic-properties draw:fill="none"/>
      <style:paragraph-properties fo:margin-left="1.3cm" fo:margin-right="0cm" fo:margin-top="0cm" fo:margin-bottom="0.247cm" loext:contextual-spacing="false" fo:line-height="115%" fo:text-align="start" style:justify-single-word="false" fo:text-indent="-1cm" style:auto-text-indent="false" fo:background-color="transparent">
        <style:tab-stops>
          <style:tab-stop style:position="12.7cm" style:type="right"/>
        </style:tab-stops>
      </style:paragraph-properties>
      <style:text-properties officeooo:paragraph-rsid="015dcfa0"/>
    </style:style>
    <style:style style:name="P365" style:family="paragraph" style:parent-style-name="Text_20_body" style:list-style-name="L7">
      <loext:graphic-properties draw:fill="none"/>
      <style:paragraph-properties fo:margin-left="1.3cm" fo:margin-right="0cm" fo:margin-top="0cm" fo:margin-bottom="0.247cm" loext:contextual-spacing="false" fo:line-height="115%" fo:text-align="start" style:justify-single-word="false" fo:text-indent="-1cm" style:auto-text-indent="false" fo:background-color="transparent">
        <style:tab-stops>
          <style:tab-stop style:position="12.7cm" style:type="right"/>
        </style:tab-stops>
      </style:paragraph-properties>
      <style:text-properties style:font-name="Liberation Serif" officeooo:rsid="00169703" officeooo:paragraph-rsid="00475eba"/>
    </style:style>
    <style:style style:name="P366" style:family="paragraph" style:parent-style-name="Text_20_body" style:list-style-name="L7">
      <loext:graphic-properties draw:fill="none"/>
      <style:paragraph-properties fo:margin-left="1.3cm" fo:margin-right="0cm" fo:margin-top="0cm" fo:margin-bottom="0.101cm" loext:contextual-spacing="false" fo:line-height="115%" fo:text-align="start" style:justify-single-word="false" fo:text-indent="-1cm" style:auto-text-indent="false" fo:background-color="transparent">
        <style:tab-stops>
          <style:tab-stop style:position="12.7cm" style:type="right"/>
        </style:tab-stops>
      </style:paragraph-properties>
      <style:text-properties officeooo:paragraph-rsid="00475eba"/>
    </style:style>
    <style:style style:name="P367" style:family="paragraph" style:parent-style-name="Text_20_body" style:list-style-name="L8" style:master-page-name="">
      <loext:graphic-properties draw:fill="none"/>
      <style:paragraph-properties fo:margin-left="0.801cm" fo:margin-right="0cm" fo:margin-top="0.25cm" fo:margin-bottom="0cm" loext:contextual-spacing="false" fo:line-height="115%" fo:text-indent="-0.6cm" style:auto-text-indent="false" style:page-number="auto" fo:background-color="transparent" fo:keep-with-next="always"/>
      <style:text-properties officeooo:paragraph-rsid="002fc04f"/>
    </style:style>
    <style:style style:name="P368" style:family="paragraph" style:parent-style-name="Text_20_body" style:list-style-name="L9" style:master-page-name="">
      <loext:graphic-properties draw:fill="none" draw:fill-color="#729fcf"/>
      <style:paragraph-properties fo:margin-left="0.801cm" fo:margin-right="0cm" fo:margin-top="0.199cm" fo:margin-bottom="0cm" loext:contextual-spacing="false" fo:line-height="115%" fo:text-indent="-0.6cm" style:auto-text-indent="false" style:page-number="auto" fo:background-color="transparent"/>
      <style:text-properties officeooo:paragraph-rsid="00b65f90"/>
    </style:style>
    <style:style style:name="P369" style:family="paragraph" style:parent-style-name="Text_20_body" style:list-style-name="L10" style:master-page-name="">
      <loext:graphic-properties draw:fill="none" draw:fill-color="#729fcf"/>
      <style:paragraph-properties fo:margin-left="0.801cm" fo:margin-right="0cm" fo:margin-top="0.199cm" fo:margin-bottom="0cm" loext:contextual-spacing="false" fo:line-height="115%" fo:text-indent="-0.6cm" style:auto-text-indent="false" style:page-number="auto" fo:background-color="transparent"/>
      <style:text-properties officeooo:paragraph-rsid="00b65f90"/>
    </style:style>
    <style:style style:name="P370" style:family="paragraph" style:parent-style-name="Text_20_body" style:list-style-name="L8">
      <loext:graphic-properties draw:fill="none"/>
      <style:paragraph-properties fo:margin-left="2cm" fo:margin-right="0cm" fo:margin-top="0.199cm" fo:margin-bottom="0cm" loext:contextual-spacing="false" fo:line-height="115%" fo:text-indent="-2cm" style:auto-text-indent="false" fo:background-color="transparent"/>
      <style:text-properties officeooo:paragraph-rsid="0031271b"/>
    </style:style>
    <style:style style:name="P371" style:family="paragraph" style:parent-style-name="Text_20_body" style:list-style-name="L8">
      <loext:graphic-properties draw:fill="none"/>
      <style:paragraph-properties fo:margin-left="2cm" fo:margin-right="0cm" fo:margin-top="0.199cm" fo:margin-bottom="0cm" loext:contextual-spacing="false" fo:line-height="115%" fo:text-indent="-2cm" style:auto-text-indent="false" fo:background-color="transparent"/>
      <style:text-properties officeooo:paragraph-rsid="00316e2f"/>
    </style:style>
    <style:style style:name="P372" style:family="paragraph" style:parent-style-name="Text_20_body" style:list-style-name="L8">
      <loext:graphic-properties draw:fill="none"/>
      <style:paragraph-properties fo:margin-left="2.499cm" fo:margin-right="0cm" fo:margin-top="0.199cm" fo:margin-bottom="0cm" loext:contextual-spacing="false" fo:line-height="115%" fo:text-indent="-2cm" style:auto-text-indent="false" fo:background-color="transparent"/>
      <style:text-properties officeooo:paragraph-rsid="0031271b"/>
    </style:style>
    <style:style style:name="P373" style:family="paragraph" style:parent-style-name="Text_20_body" style:list-style-name="L8">
      <loext:graphic-properties draw:fill="none"/>
      <style:paragraph-properties fo:margin-left="2.499cm" fo:margin-right="0cm" fo:margin-top="0.199cm" fo:margin-bottom="0cm" loext:contextual-spacing="false" fo:line-height="115%" fo:text-indent="-2cm" style:auto-text-indent="false" fo:background-color="transparent"/>
      <style:text-properties officeooo:paragraph-rsid="00316e2f"/>
    </style:style>
    <style:style style:name="P374" style:family="paragraph" style:parent-style-name="Text_20_body" style:list-style-name="L18" style:master-page-name="">
      <loext:graphic-properties draw:fill="none" draw:fill-color="#729fcf"/>
      <style:paragraph-properties fo:margin-left="1.3cm" fo:margin-right="0cm" fo:margin-top="0.101cm" fo:margin-bottom="0cm" loext:contextual-spacing="false" fo:line-height="115%" fo:text-indent="-1.101cm" style:auto-text-indent="false" style:page-number="auto" fo:background-color="transparent"/>
      <style:text-properties officeooo:paragraph-rsid="00b8c111"/>
    </style:style>
    <style:style style:name="P375" style:family="paragraph" style:parent-style-name="Text_20_body" style:list-style-name="L24" style:master-page-name="">
      <loext:graphic-properties draw:fill="none" draw:fill-color="#729fcf"/>
      <style:paragraph-properties fo:margin-left="1.3cm" fo:margin-right="0cm" fo:margin-top="0.101cm" fo:margin-bottom="0cm" loext:contextual-spacing="false" fo:line-height="115%" fo:text-indent="-1.101cm" style:auto-text-indent="false" style:page-number="auto" fo:background-color="transparent"/>
      <style:text-properties officeooo:paragraph-rsid="0138537e"/>
    </style:style>
    <style:style style:name="P376" style:family="paragraph" style:parent-style-name="Text_20_body" style:list-style-name="L24">
      <loext:graphic-properties draw:fill="none" draw:fill-color="#729fcf"/>
      <style:paragraph-properties fo:margin-left="1.3cm" fo:margin-right="0cm" fo:margin-top="0.101cm" fo:margin-bottom="0cm" loext:contextual-spacing="false" fo:line-height="115%" fo:text-indent="-1.101cm" style:auto-text-indent="false" fo:background-color="transparent"/>
      <style:text-properties officeooo:paragraph-rsid="010db407"/>
    </style:style>
    <style:style style:name="P377" style:family="paragraph" style:parent-style-name="Text_20_body" style:list-style-name="L21" style:master-page-name="">
      <loext:graphic-properties draw:fill="none" draw:fill-color="#729fcf"/>
      <style:paragraph-properties fo:margin-left="1.3cm" fo:margin-right="0cm" fo:margin-top="0.199cm" fo:margin-bottom="0cm" loext:contextual-spacing="false" fo:line-height="115%" fo:text-indent="-1.101cm" style:auto-text-indent="false" style:page-number="auto" fo:background-color="transparent"/>
    </style:style>
    <style:style style:name="P378" style:family="paragraph" style:parent-style-name="Text_20_body" style:list-style-name="L19" style:master-page-name="">
      <loext:graphic-properties draw:fill="none" draw:fill-color="#729fcf"/>
      <style:paragraph-properties fo:margin-left="2.101cm" fo:margin-right="0cm" fo:margin-top="0cm" fo:margin-bottom="0cm" loext:contextual-spacing="false" fo:line-height="115%" fo:text-indent="-0.6cm" style:auto-text-indent="false" style:page-number="auto" fo:background-color="transparent"/>
      <style:text-properties officeooo:paragraph-rsid="00b8c111"/>
    </style:style>
    <style:style style:name="P379" style:family="paragraph" style:parent-style-name="Text_20_body" style:list-style-name="L20">
      <loext:graphic-properties draw:fill="none" draw:fill-color="#729fcf"/>
      <style:paragraph-properties fo:margin-left="2.101cm" fo:margin-right="0cm" fo:margin-top="0cm" fo:margin-bottom="0cm" loext:contextual-spacing="false" fo:line-height="115%" fo:text-indent="-0.6cm" style:auto-text-indent="false" fo:background-color="transparent"/>
      <style:text-properties officeooo:paragraph-rsid="00b8c111"/>
    </style:style>
    <style:style style:name="T1" style:family="text">
      <style:text-properties fo:color="#000000" style:font-name="FreeSans" fo:font-size="20pt" style:text-underline-style="none" style:font-size-asian="20pt" style:font-size-complex="20pt"/>
    </style:style>
    <style:style style:name="T2" style:family="text">
      <style:text-properties fo:color="#000000" style:font-name="FreeSans" fo:font-size="20pt" style:text-underline-style="none" officeooo:rsid="0000e0d0" style:font-size-asian="20pt" style:font-size-complex="20pt"/>
    </style:style>
    <style:style style:name="T3" style:family="text">
      <style:text-properties fo:color="#000000" style:font-name="FreeSans" fo:font-size="20pt" fo:language="zxx" fo:country="none" style:text-underline-style="none" officeooo:rsid="0001d3e8" style:font-size-asian="20pt" style:language-asian="zxx" style:country-asian="none" style:font-size-complex="20pt" style:language-complex="zxx" style:country-complex="none"/>
    </style:style>
    <style:style style:name="T4" style:family="text">
      <style:text-properties fo:color="#000000" style:text-underline-style="none"/>
    </style:style>
    <style:style style:name="T5" style:family="text">
      <style:text-properties fo:color="#000000" style:text-underline-style="none" fo:font-weight="normal" officeooo:rsid="00d73841" style:font-weight-asian="normal" style:font-weight-complex="normal"/>
    </style:style>
    <style:style style:name="T6" style:family="text">
      <style:text-properties fo:color="#000000" style:text-underline-style="none" fo:font-weight="normal" officeooo:rsid="00dae0c5" style:font-weight-asian="normal" style:font-weight-complex="normal"/>
    </style:style>
    <style:style style:name="T7" style:family="text">
      <style:text-properties fo:color="#000000" style:text-underline-style="none" fo:font-weight="normal" officeooo:rsid="00dbd057" style:font-weight-asian="normal" style:font-weight-complex="normal"/>
    </style:style>
    <style:style style:name="T8" style:family="text">
      <style:text-properties fo:color="#000000" style:text-underline-style="none" fo:font-weight="normal" officeooo:rsid="00dfdc1f" style:font-weight-asian="normal" style:font-weight-complex="normal"/>
    </style:style>
    <style:style style:name="T9" style:family="text">
      <style:text-properties fo:color="#000000" style:text-underline-style="none" fo:font-weight="normal" officeooo:rsid="00e03893" style:font-weight-asian="normal" style:font-weight-complex="normal"/>
    </style:style>
    <style:style style:name="T10" style:family="text">
      <style:text-properties fo:color="#000000" style:text-underline-style="none" fo:font-weight="normal" officeooo:rsid="00eff084" style:font-weight-asian="normal" style:font-weight-complex="normal"/>
    </style:style>
    <style:style style:name="T11" style:family="text">
      <style:text-properties fo:color="#000000" style:text-underline-style="none" fo:font-weight="normal" officeooo:rsid="00f203db" style:font-weight-asian="normal" style:font-weight-complex="normal"/>
    </style:style>
    <style:style style:name="T12" style:family="text">
      <style:text-properties fo:color="#000000" style:text-underline-style="none" fo:font-weight="normal" officeooo:rsid="00f26613" style:font-weight-asian="normal" style:font-weight-complex="normal"/>
    </style:style>
    <style:style style:name="T13" style:family="text">
      <style:text-properties fo:color="#000000" style:text-underline-style="none" fo:font-weight="normal" officeooo:rsid="00f467be" style:font-weight-asian="normal" style:font-weight-complex="normal"/>
    </style:style>
    <style:style style:name="T14" style:family="text">
      <style:text-properties fo:color="#000000" style:font-name="Liberation Sans" fo:font-size="18.2000007629395pt" fo:language="zxx" fo:country="none" style:text-underline-style="none" officeooo:rsid="004dcb27" style:font-name-asian="Noto Sans CJK SC" style:font-size-asian="18.2000007629395pt" style:language-asian="zxx" style:country-asian="none" style:font-name-complex="Lohit Devanagari" style:font-size-complex="18.2000007629395pt" style:language-complex="zxx" style:country-complex="none"/>
    </style:style>
    <style:style style:name="T15" style:family="text">
      <style:text-properties fo:color="#000000" style:font-name="Liberation Sans" fo:font-size="18.2000007629395pt" fo:language="zxx" fo:country="none" style:text-underline-style="none" officeooo:rsid="00888449" style:font-name-asian="Noto Sans CJK SC" style:font-size-asian="18.2000007629395pt" style:language-asian="zxx" style:country-asian="none" style:font-name-complex="Lohit Devanagari" style:font-size-complex="18.2000007629395pt" style:language-complex="zxx" style:country-complex="none"/>
    </style:style>
    <style:style style:name="T16" style:family="text">
      <style:text-properties fo:color="#000000" style:font-name="Liberation Sans" fo:font-size="18.2000007629395pt" fo:language="zxx" fo:country="none" style:text-underline-style="none" fo:font-weight="bold" officeooo:rsid="00888449" style:font-name-asian="Noto Sans CJK SC" style:font-size-asian="18.2000007629395pt" style:language-asian="zxx" style:country-asian="none" style:font-weight-asian="bold" style:font-name-complex="Lohit Devanagari" style:font-size-complex="18.2000007629395pt" style:language-complex="zxx" style:country-complex="none" style:font-weight-complex="bold"/>
    </style:style>
    <style:style style:name="T17" style:family="text">
      <style:text-properties fo:color="#000000" style:font-name="Liberation Serif" style:text-underline-style="none" fo:font-weight="normal" officeooo:rsid="00dfdc1f" style:font-weight-asian="normal" style:font-weight-complex="normal"/>
    </style:style>
    <style:style style:name="T18" style:family="text">
      <style:text-properties fo:color="#000000" style:font-name="Liberation Serif" style:text-underline-style="none" fo:font-weight="normal" officeooo:rsid="00eff084" style:font-weight-asian="normal" style:font-weight-complex="normal"/>
    </style:style>
    <style:style style:name="T19" style:family="text">
      <style:text-properties fo:color="#000000" style:font-name="Liberation Serif" style:text-underline-style="none" fo:font-weight="normal" officeooo:rsid="00f203db" style:font-weight-asian="normal" style:font-weight-complex="normal"/>
    </style:style>
    <style:style style:name="T20" style:family="text">
      <style:text-properties fo:color="#000000" style:font-name="Liberation Serif" style:text-underline-style="none" fo:font-weight="normal" officeooo:rsid="010411b3" style:font-weight-asian="normal" style:font-weight-complex="normal"/>
    </style:style>
    <style:style style:name="T21" style:family="text">
      <style:text-properties fo:color="#000000" style:font-name="Liberation Serif" style:text-underline-style="none" fo:font-weight="bold" style:font-weight-asian="bold" style:font-weight-complex="bold"/>
    </style:style>
    <style:style style:name="T22" style:family="text">
      <style:text-properties fo:color="#000000" style:font-name="Liberation Serif" fo:font-size="12pt" fo:font-weight="normal" officeooo:rsid="01045f00" fo:background-color="#ffffff" loext:char-shading-value="0" style:font-size-asian="12pt" style:font-weight-asian="normal" style:font-size-complex="12pt" style:font-weight-complex="normal"/>
    </style:style>
    <style:style style:name="T23" style:family="text">
      <style:text-properties fo:color="#000000" style:font-name="Liberation Serif" fo:font-size="12pt" fo:font-weight="normal" officeooo:rsid="010411b3" fo:background-color="#ffffff" loext:char-shading-value="0" style:font-size-asian="12pt" style:font-weight-asian="normal" style:font-size-complex="12pt" style:font-weight-complex="normal"/>
    </style:style>
    <style:style style:name="T24" style:family="text">
      <style:text-properties fo:color="#000000" style:font-name="Liberation Serif" fo:font-size="12pt" fo:font-weight="normal" officeooo:rsid="0104bf63" fo:background-color="#ffffff" loext:char-shading-value="0" style:font-size-asian="12pt" style:font-weight-asian="normal" style:font-size-complex="12pt" style:font-weight-complex="normal"/>
    </style:style>
    <style:style style:name="T25" style:family="text">
      <style:text-properties fo:color="#000000" style:font-name="Liberation Serif" fo:font-size="12pt" fo:font-weight="normal" officeooo:rsid="01082d0e" fo:background-color="#ffffff" loext:char-shading-value="0" style:font-size-asian="12pt" style:font-weight-asian="normal" style:font-size-complex="12pt" style:font-weight-complex="normal"/>
    </style:style>
    <style:style style:name="T26" style:family="text">
      <style:text-properties fo:color="#000000" style:font-name="Liberation Serif" fo:font-size="12pt" style:text-underline-style="none" fo:font-weight="normal" officeooo:rsid="012fb201" fo:background-color="transparent" loext:char-shading-value="0" style:font-name-asian="Noto Serif CJK SC" style:font-size-asian="12pt" style:font-weight-asian="normal" style:font-name-complex="Lohit Devanagari" style:font-size-complex="12pt" style:font-weight-complex="normal"/>
    </style:style>
    <style:style style:name="T27" style:family="text">
      <style:text-properties fo:color="#000000" style:font-name="Liberation Serif" fo:font-size="12pt" style:text-underline-style="none" fo:font-weight="normal" officeooo:rsid="01302298" fo:background-color="transparent" loext:char-shading-value="0" style:font-name-asian="Noto Serif CJK SC" style:font-size-asian="12pt" style:font-weight-asian="normal" style:font-name-complex="Lohit Devanagari" style:font-size-complex="12pt" style:font-weight-complex="normal"/>
    </style:style>
    <style:style style:name="T28" style:family="text">
      <style:text-properties fo:color="#000000" style:font-name="Liberation Serif" fo:font-size="12pt" style:text-underline-style="none" fo:font-weight="normal" officeooo:rsid="01312c74" fo:background-color="transparent" loext:char-shading-value="0" style:font-name-asian="Noto Serif CJK SC" style:font-size-asian="12pt" style:font-weight-asian="normal" style:font-name-complex="Lohit Devanagari" style:font-size-complex="12pt" style:font-weight-complex="normal"/>
    </style:style>
    <style:style style:name="T29" style:family="text">
      <style:text-properties fo:color="#000000" style:font-name="Liberation Serif" fo:font-size="12pt" style:text-underline-style="none" fo:font-weight="normal" officeooo:rsid="01270e98" fo:background-color="transparent" loext:char-shading-value="0" style:font-name-asian="Noto Serif CJK SC" style:font-size-asian="12pt" style:font-weight-asian="normal" style:font-name-complex="Lohit Devanagari" style:font-size-complex="12pt" style:font-weight-complex="normal"/>
    </style:style>
    <style:style style:name="T30" style:family="text">
      <style:text-properties fo:color="#000000" style:font-name="Liberation Serif" fo:font-size="12pt" style:text-underline-style="none" fo:font-weight="normal" officeooo:rsid="013e8207" fo:background-color="transparent" loext:char-shading-value="0" style:font-name-asian="Noto Serif CJK SC" style:font-size-asian="12pt" style:font-weight-asian="normal" style:font-name-complex="Lohit Devanagari" style:font-size-complex="12pt" style:font-weight-complex="normal"/>
    </style:style>
    <style:style style:name="T31" style:family="text">
      <style:text-properties fo:color="#000000" style:font-name="Liberation Serif" fo:font-size="12pt" style:text-underline-style="none" fo:font-weight="normal" officeooo:rsid="013c7bf7" fo:background-color="transparent" loext:char-shading-value="0" style:font-name-asian="Noto Serif CJK SC" style:font-size-asian="12pt" style:font-weight-asian="normal" style:font-name-complex="Lohit Devanagari" style:font-size-complex="12pt" style:font-weight-complex="normal"/>
    </style:style>
    <style:style style:name="T32" style:family="text">
      <style:text-properties fo:color="#000000" style:font-name="Liberation Serif" fo:font-size="12pt" style:text-underline-style="none" fo:font-weight="normal" officeooo:rsid="013ff7d0" fo:background-color="transparent" loext:char-shading-value="0" style:font-name-asian="Noto Serif CJK SC" style:font-size-asian="12pt" style:font-weight-asian="normal" style:font-name-complex="Lohit Devanagari" style:font-size-complex="12pt" style:font-weight-complex="normal"/>
    </style:style>
    <style:style style:name="T33" style:family="text">
      <style:text-properties fo:color="#000000" style:font-name="Liberation Serif" fo:font-size="12pt" style:text-underline-style="none" fo:font-weight="normal" officeooo:rsid="01415868" fo:background-color="transparent" loext:char-shading-value="0" style:font-name-asian="Noto Serif CJK SC" style:font-size-asian="12pt" style:font-weight-asian="normal" style:font-name-complex="Lohit Devanagari" style:font-size-complex="12pt" style:font-weight-complex="normal"/>
    </style:style>
    <style:style style:name="T34" style:family="text">
      <style:text-properties fo:color="#000000" style:font-name="Liberation Serif" fo:font-size="12pt" style:text-underline-style="none" fo:font-weight="normal" officeooo:rsid="01470bac" fo:background-color="transparent" loext:char-shading-value="0" style:font-name-asian="Noto Serif CJK SC" style:font-size-asian="12pt" style:font-weight-asian="normal" style:font-name-complex="Lohit Devanagari" style:font-size-complex="12pt" style:font-weight-complex="normal"/>
    </style:style>
    <style:style style:name="T35" style:family="text">
      <style:text-properties fo:color="#000000" style:font-name="Liberation Serif" fo:font-size="14pt" style:text-underline-style="none" fo:font-weight="normal" officeooo:rsid="012fb201" fo:background-color="transparent" loext:char-shading-value="0" style:font-name-asian="Noto Serif CJK SC" style:font-size-asian="14pt" style:font-weight-asian="normal" style:font-name-complex="Lohit Devanagari" style:font-size-complex="14pt" style:font-weight-complex="normal"/>
    </style:style>
    <style:style style:name="T36" style:family="text">
      <style:text-properties fo:color="#000000" style:font-name="Liberation Mono" style:text-underline-style="none" fo:font-weight="normal" officeooo:rsid="00dbd057" style:font-weight-asian="normal" style:font-weight-complex="normal"/>
    </style:style>
    <style:style style:name="T37" style:family="text">
      <style:text-properties fo:color="#000000" style:font-name="Liberation Mono" style:text-underline-style="none" fo:font-weight="normal" officeooo:rsid="00dfdc1f" style:font-weight-asian="normal" style:font-weight-complex="normal"/>
    </style:style>
    <style:style style:name="T38" style:family="text">
      <style:text-properties fo:color="#000000" style:font-name="Liberation Mono" style:text-underline-style="none" fo:font-weight="normal" officeooo:rsid="00e03893" style:font-weight-asian="normal" style:font-weight-complex="normal"/>
    </style:style>
    <style:style style:name="T39" style:family="text">
      <style:text-properties fo:color="#000000" style:font-name="Liberation Mono" style:text-underline-style="none" fo:font-weight="normal" officeooo:rsid="00f203db" style:font-weight-asian="normal" style:font-weight-complex="normal"/>
    </style:style>
    <style:style style:name="T40" style:family="text">
      <style:text-properties fo:color="#000000" style:font-name="Liberation Mono" fo:font-size="12pt" fo:font-weight="normal" officeooo:rsid="010411b3" fo:background-color="#ffffff" loext:char-shading-value="0" style:font-size-asian="12pt" style:font-weight-asian="normal" style:font-size-complex="12pt" style:font-weight-complex="normal"/>
    </style:style>
    <style:style style:name="T41" style:family="text">
      <style:text-properties fo:color="#000000" style:font-name="Liberation Mono" fo:font-size="12pt" fo:font-weight="normal" officeooo:rsid="01082d0e" fo:background-color="#ffffff" loext:char-shading-value="0" style:font-size-asian="12pt" style:font-weight-asian="normal" style:font-size-complex="12pt" style:font-weight-complex="normal"/>
    </style:style>
    <style:style style:name="T42" style:family="text">
      <style:text-properties fo:color="#000000" style:font-name="Liberation Mono" fo:font-size="12pt" fo:font-style="italic" fo:font-weight="normal" officeooo:rsid="010411b3" fo:background-color="#ffffff" loext:char-shading-value="0" style:font-size-asian="12pt" style:font-style-asian="italic" style:font-weight-asian="normal" style:font-size-complex="12pt" style:font-style-complex="italic" style:font-weight-complex="normal"/>
    </style:style>
    <style:style style:name="T43" style:family="text">
      <style:text-properties fo:color="#000000" style:font-name="Liberation Mono" fo:font-size="12pt" fo:font-style="normal" fo:font-weight="normal" officeooo:rsid="0104bf63" fo:background-color="#ffffff" loext:char-shading-value="0" style:font-size-asian="12pt" style:font-style-asian="normal" style:font-weight-asian="normal" style:font-size-complex="12pt" style:font-style-complex="normal" style:font-weight-complex="normal"/>
    </style:style>
    <style:style style:name="T44" style:family="text">
      <style:text-properties fo:color="#000000" style:font-name="FreeMono" style:text-underline-style="none" fo:font-weight="bold" officeooo:rsid="00dbd057" style:font-weight-asian="bold" style:font-weight-complex="bold"/>
    </style:style>
    <style:style style:name="T45" style:family="text">
      <style:text-properties fo:color="#000000" style:font-name="FreeMono" style:text-underline-style="none" fo:font-weight="bold" officeooo:rsid="00dfdc1f" style:font-weight-asian="bold" style:font-weight-complex="bold"/>
    </style:style>
    <style:style style:name="T46" style:family="text">
      <style:text-properties fo:color="#000000" style:font-name="FreeMono" fo:font-size="12pt" fo:font-weight="bold" officeooo:rsid="01082d0e" fo:background-color="#ffffff" loext:char-shading-value="0" style:font-size-asian="12pt" style:font-weight-asian="bold" style:font-size-complex="12pt" style:font-weight-complex="bold"/>
    </style:style>
    <style:style style:name="T47" style:family="text">
      <style:text-properties fo:color="#000000" style:font-name="FreeMono" fo:font-size="9pt" style:text-underline-style="none" fo:font-weight="bold" style:font-size-asian="9pt" style:font-weight-asian="bold" style:font-size-complex="9pt" style:font-weight-complex="bold"/>
    </style:style>
    <style:style style:name="T48" style:family="text">
      <style:text-properties fo:color="#000000" style:font-name="FreeMono" fo:font-size="9pt" style:text-underline-style="none" fo:font-weight="bold" officeooo:rsid="017a4547" style:font-size-asian="9pt" style:font-weight-asian="bold" style:font-size-complex="9pt" style:font-weight-complex="bold"/>
    </style:style>
    <style:style style:name="T49" style:family="text">
      <style:text-properties fo:color="#000000" style:font-name="Liberation Serif1" style:text-underline-style="none" fo:font-weight="normal" officeooo:rsid="00f467be" style:font-weight-asian="normal" style:font-weight-complex="normal"/>
    </style:style>
    <style:style style:name="T50" style:family="text">
      <style:text-properties style:font-name="Liberation Mono"/>
    </style:style>
    <style:style style:name="T51" style:family="text">
      <style:text-properties style:font-name="Liberation Mono" fo:font-weight="bold" officeooo:rsid="0023372a" style:font-weight-asian="bold" style:font-weight-complex="bold"/>
    </style:style>
    <style:style style:name="T52" style:family="text">
      <style:text-properties style:font-name="Liberation Mono" fo:font-style="italic" style:font-style-asian="italic" style:font-style-complex="italic"/>
    </style:style>
    <style:style style:name="T53" style:family="text">
      <style:text-properties style:font-name="Liberation Mono" fo:font-style="italic" officeooo:rsid="000fee28" style:font-style-asian="italic" style:font-style-complex="italic"/>
    </style:style>
    <style:style style:name="T54" style:family="text">
      <style:text-properties style:font-name="Liberation Mono" fo:font-style="italic" officeooo:rsid="0017d348" style:font-style-asian="italic" style:font-style-complex="italic"/>
    </style:style>
    <style:style style:name="T55" style:family="text">
      <style:text-properties style:font-name="Liberation Mono" fo:font-style="italic" officeooo:rsid="001ab126" style:font-style-asian="italic" style:font-style-complex="italic"/>
    </style:style>
    <style:style style:name="T56" style:family="text">
      <style:text-properties style:font-name="Liberation Mono" fo:font-style="italic" officeooo:rsid="005183ad" style:font-style-asian="italic" style:font-style-complex="italic"/>
    </style:style>
    <style:style style:name="T57" style:family="text">
      <style:text-properties style:font-name="Liberation Mono" fo:font-style="italic" officeooo:rsid="00386f59" style:font-style-asian="italic" style:font-style-complex="italic"/>
    </style:style>
    <style:style style:name="T58" style:family="text">
      <style:text-properties style:font-name="Liberation Mono" fo:font-style="italic" officeooo:rsid="00475eba" style:font-style-asian="italic" style:font-style-complex="italic"/>
    </style:style>
    <style:style style:name="T59" style:family="text">
      <style:text-properties style:font-name="Liberation Mono" fo:font-style="italic" officeooo:rsid="00533f7f" style:font-style-asian="italic" style:font-style-complex="italic"/>
    </style:style>
    <style:style style:name="T60" style:family="text">
      <style:text-properties style:font-name="Liberation Mono" fo:font-style="italic" officeooo:rsid="00520c4a" style:font-style-asian="italic" style:font-style-complex="italic"/>
    </style:style>
    <style:style style:name="T61" style:family="text">
      <style:text-properties style:font-name="Liberation Mono" fo:font-style="italic" officeooo:rsid="008c4044" style:font-style-asian="italic" style:font-style-complex="italic"/>
    </style:style>
    <style:style style:name="T62" style:family="text">
      <style:text-properties style:font-name="Liberation Mono" fo:font-style="italic" officeooo:rsid="00a72d13" style:font-style-asian="italic" style:font-style-complex="italic"/>
    </style:style>
    <style:style style:name="T63" style:family="text">
      <style:text-properties style:font-name="Liberation Mono" fo:font-style="italic" officeooo:rsid="00a59778" style:font-style-asian="italic" style:font-style-complex="italic"/>
    </style:style>
    <style:style style:name="T64" style:family="text">
      <style:text-properties style:font-name="Liberation Mono" fo:font-style="italic" officeooo:rsid="000e1e0f" style:font-style-asian="italic" style:font-style-complex="italic"/>
    </style:style>
    <style:style style:name="T65" style:family="text">
      <style:text-properties style:font-name="Liberation Mono" fo:font-style="italic" officeooo:rsid="00ae4309" style:font-style-asian="italic" style:font-style-complex="italic"/>
    </style:style>
    <style:style style:name="T66" style:family="text">
      <style:text-properties style:font-name="Liberation Mono" fo:font-style="italic" officeooo:rsid="00aef777" style:font-style-asian="italic" style:font-style-complex="italic"/>
    </style:style>
    <style:style style:name="T67" style:family="text">
      <style:text-properties style:font-name="Liberation Mono" fo:font-style="italic" officeooo:rsid="00b65f90" style:font-style-asian="italic" style:font-style-complex="italic"/>
    </style:style>
    <style:style style:name="T68" style:family="text">
      <style:text-properties style:font-name="Liberation Mono" fo:font-style="italic" officeooo:rsid="00d48e80" style:font-style-asian="italic" style:font-style-complex="italic"/>
    </style:style>
    <style:style style:name="T69" style:family="text">
      <style:text-properties style:font-name="Liberation Mono" fo:font-style="italic" officeooo:rsid="00d60c1c" style:font-style-asian="italic" style:font-style-complex="italic"/>
    </style:style>
    <style:style style:name="T70" style:family="text">
      <style:text-properties style:font-name="Liberation Mono" fo:font-style="italic" officeooo:rsid="00f68b3e" style:font-style-asian="italic" style:font-style-complex="italic"/>
    </style:style>
    <style:style style:name="T71" style:family="text">
      <style:text-properties style:font-name="Liberation Mono" fo:font-style="italic" officeooo:rsid="00f86058" style:font-style-asian="italic" style:font-style-complex="italic"/>
    </style:style>
    <style:style style:name="T72" style:family="text">
      <style:text-properties style:font-name="Liberation Mono" fo:font-style="italic" officeooo:rsid="00f97740" style:font-style-asian="italic" style:font-style-complex="italic"/>
    </style:style>
    <style:style style:name="T73" style:family="text">
      <style:text-properties style:font-name="Liberation Mono" fo:font-style="italic" officeooo:rsid="004d7f4a" style:font-style-asian="italic" style:font-style-complex="italic"/>
    </style:style>
    <style:style style:name="T74" style:family="text">
      <style:text-properties style:font-name="Liberation Mono" fo:font-style="italic" officeooo:rsid="01312c74" style:font-style-asian="italic" style:font-style-complex="italic"/>
    </style:style>
    <style:style style:name="T75" style:family="text">
      <style:text-properties style:font-name="Liberation Mono" fo:font-style="italic" officeooo:rsid="002ddb06" style:font-style-asian="italic" style:font-style-complex="italic"/>
    </style:style>
    <style:style style:name="T76" style:family="text">
      <style:text-properties style:font-name="Liberation Mono" fo:font-style="italic" officeooo:rsid="01298249" style:font-style-asian="italic" style:font-style-complex="italic"/>
    </style:style>
    <style:style style:name="T77" style:family="text">
      <style:text-properties style:font-name="Liberation Mono" fo:font-style="italic" officeooo:rsid="0180f0cb" style:font-style-asian="italic" style:font-style-complex="italic"/>
    </style:style>
    <style:style style:name="T78" style:family="text">
      <style:text-properties style:font-name="Liberation Mono" fo:font-style="italic" fo:font-weight="normal" style:font-style-asian="italic" style:font-weight-asian="normal" style:font-style-complex="italic" style:font-weight-complex="normal"/>
    </style:style>
    <style:style style:name="T79" style:family="text">
      <style:text-properties style:font-name="Liberation Mono" fo:font-style="italic" fo:font-weight="normal" officeooo:rsid="0007f3bf" style:font-style-asian="italic" style:font-weight-asian="normal" style:font-style-complex="italic" style:font-weight-complex="normal"/>
    </style:style>
    <style:style style:name="T80" style:family="text">
      <style:text-properties style:font-name="Liberation Mono" fo:font-style="italic" fo:font-weight="normal" officeooo:rsid="000a7edb" style:font-style-asian="italic" style:font-weight-asian="normal" style:font-style-complex="italic" style:font-weight-complex="normal"/>
    </style:style>
    <style:style style:name="T81" style:family="text">
      <style:text-properties style:font-name="Liberation Mono" fo:font-style="italic" fo:font-weight="normal" officeooo:rsid="000c28e3" style:font-style-asian="italic" style:font-weight-asian="normal" style:font-style-complex="italic" style:font-weight-complex="normal"/>
    </style:style>
    <style:style style:name="T82" style:family="text">
      <style:text-properties style:font-name="Liberation Mono" fo:font-style="italic" fo:font-weight="normal" officeooo:rsid="000c5ed4" style:font-style-asian="italic" style:font-weight-asian="normal" style:font-style-complex="italic" style:font-weight-complex="normal"/>
    </style:style>
    <style:style style:name="T83" style:family="text">
      <style:text-properties style:font-name="Liberation Mono" fo:font-style="italic" fo:font-weight="normal" officeooo:rsid="00091693" style:font-style-asian="italic" style:font-weight-asian="normal" style:font-style-complex="italic" style:font-weight-complex="normal"/>
    </style:style>
    <style:style style:name="T84" style:family="text">
      <style:text-properties style:font-name="Liberation Mono" fo:font-style="italic" fo:font-weight="normal" officeooo:rsid="0011e92a" style:font-style-asian="italic" style:font-weight-asian="normal" style:font-style-complex="italic" style:font-weight-complex="normal"/>
    </style:style>
    <style:style style:name="T85" style:family="text">
      <style:text-properties style:font-name="Liberation Mono" fo:font-style="italic" fo:font-weight="normal" officeooo:rsid="00157b5c" style:font-style-asian="italic" style:font-weight-asian="normal" style:font-style-complex="italic" style:font-weight-complex="normal"/>
    </style:style>
    <style:style style:name="T86" style:family="text">
      <style:text-properties style:font-name="Liberation Mono" fo:font-style="italic" fo:font-weight="normal" officeooo:rsid="0026298c" style:font-style-asian="italic" style:font-weight-asian="normal" style:font-style-complex="italic" style:font-weight-complex="normal"/>
    </style:style>
    <style:style style:name="T87" style:family="text">
      <style:text-properties style:font-name="Liberation Mono" fo:font-style="italic" fo:font-weight="normal" officeooo:rsid="0030f39f" style:font-style-asian="italic" style:font-weight-asian="normal" style:font-style-complex="italic" style:font-weight-complex="normal"/>
    </style:style>
    <style:style style:name="T88" style:family="text">
      <style:text-properties style:font-name="Liberation Mono" fo:font-style="italic" fo:font-weight="normal" officeooo:rsid="00316e2f" style:font-style-asian="italic" style:font-weight-asian="normal" style:font-style-complex="italic" style:font-weight-complex="normal"/>
    </style:style>
    <style:style style:name="T89" style:family="text">
      <style:text-properties style:font-name="Liberation Mono" fo:font-style="italic" fo:font-weight="normal" officeooo:rsid="0032e27b" style:font-style-asian="italic" style:font-weight-asian="normal" style:font-style-complex="italic" style:font-weight-complex="normal"/>
    </style:style>
    <style:style style:name="T90" style:family="text">
      <style:text-properties style:font-name="Liberation Mono" fo:font-style="italic" fo:font-weight="normal" officeooo:rsid="0033793f" style:font-style-asian="italic" style:font-weight-asian="normal" style:font-style-complex="italic" style:font-weight-complex="normal"/>
    </style:style>
    <style:style style:name="T91" style:family="text">
      <style:text-properties style:font-name="Liberation Mono" fo:font-style="italic" fo:font-weight="normal" officeooo:rsid="0031271b" style:font-style-asian="italic" style:font-weight-asian="normal" style:font-style-complex="italic" style:font-weight-complex="normal"/>
    </style:style>
    <style:style style:name="T92" style:family="text">
      <style:text-properties style:font-name="Liberation Mono" fo:font-style="italic" fo:font-weight="normal" officeooo:rsid="00586c85" style:font-style-asian="italic" style:font-weight-asian="normal" style:font-style-complex="italic" style:font-weight-complex="normal"/>
    </style:style>
    <style:style style:name="T93" style:family="text">
      <style:text-properties style:font-name="Liberation Mono" fo:font-style="italic" fo:font-weight="normal" officeooo:rsid="002bd2d8" style:font-style-asian="italic" style:font-weight-asian="normal" style:font-style-complex="italic" style:font-weight-complex="normal"/>
    </style:style>
    <style:style style:name="T94" style:family="text">
      <style:text-properties style:font-name="Liberation Mono" fo:font-style="italic" fo:font-weight="normal" officeooo:rsid="000e1e0f" style:font-style-asian="italic" style:font-weight-asian="normal" style:font-style-complex="italic" style:font-weight-complex="normal"/>
    </style:style>
    <style:style style:name="T95" style:family="text">
      <style:text-properties style:font-name="Liberation Mono" fo:font-style="italic" fo:font-weight="normal" officeooo:rsid="005ef4aa" style:font-style-asian="italic" style:font-weight-asian="normal" style:font-style-complex="italic" style:font-weight-complex="normal"/>
    </style:style>
    <style:style style:name="T96" style:family="text">
      <style:text-properties style:font-name="Liberation Mono" fo:font-style="italic" fo:font-weight="normal" officeooo:rsid="0060c08f" style:font-style-asian="italic" style:font-weight-asian="normal" style:font-style-complex="italic" style:font-weight-complex="normal"/>
    </style:style>
    <style:style style:name="T97" style:family="text">
      <style:text-properties style:font-name="Liberation Mono" fo:font-style="italic" fo:font-weight="normal" officeooo:rsid="003d8a1b" style:font-style-asian="italic" style:font-weight-asian="normal" style:font-style-complex="italic" style:font-weight-complex="normal"/>
    </style:style>
    <style:style style:name="T98" style:family="text">
      <style:text-properties style:font-name="Liberation Mono" fo:font-style="italic" fo:font-weight="normal" officeooo:rsid="005183ad" style:font-style-asian="italic" style:font-weight-asian="normal" style:font-style-complex="italic" style:font-weight-complex="normal"/>
    </style:style>
    <style:style style:name="T99" style:family="text">
      <style:text-properties style:font-name="Liberation Mono" fo:font-style="italic" fo:font-weight="normal" officeooo:rsid="00520c4a" style:font-style-asian="italic" style:font-weight-asian="normal" style:font-style-complex="italic" style:font-weight-complex="normal"/>
    </style:style>
    <style:style style:name="T100" style:family="text">
      <style:text-properties style:font-name="Liberation Mono" fo:font-style="italic" fo:font-weight="normal" officeooo:rsid="0051c690" style:font-style-asian="italic" style:font-weight-asian="normal" style:font-style-complex="italic" style:font-weight-complex="normal"/>
    </style:style>
    <style:style style:name="T101" style:family="text">
      <style:text-properties style:font-name="Liberation Mono" fo:font-style="italic" fo:font-weight="normal" officeooo:rsid="00533f7f" style:font-style-asian="italic" style:font-weight-asian="normal" style:font-style-complex="italic" style:font-weight-complex="normal"/>
    </style:style>
    <style:style style:name="T102" style:family="text">
      <style:text-properties style:font-name="Liberation Mono" fo:font-style="italic" fo:font-weight="normal" officeooo:rsid="005a4307" style:font-style-asian="italic" style:font-weight-asian="normal" style:font-style-complex="italic" style:font-weight-complex="normal"/>
    </style:style>
    <style:style style:name="T103" style:family="text">
      <style:text-properties style:font-name="Liberation Mono" fo:font-style="italic" fo:font-weight="normal" officeooo:rsid="005be7a2" style:font-style-asian="italic" style:font-weight-asian="normal" style:font-style-complex="italic" style:font-weight-complex="normal"/>
    </style:style>
    <style:style style:name="T104" style:family="text">
      <style:text-properties style:font-name="Liberation Mono" fo:font-style="italic" fo:font-weight="normal" officeooo:rsid="00772ae2" style:font-style-asian="italic" style:font-weight-asian="normal" style:font-style-complex="italic" style:font-weight-complex="normal"/>
    </style:style>
    <style:style style:name="T105" style:family="text">
      <style:text-properties style:font-name="Liberation Mono" fo:font-style="italic" fo:font-weight="normal" officeooo:rsid="008f0818" style:font-style-asian="italic" style:font-weight-asian="normal" style:font-style-complex="italic" style:font-weight-complex="normal"/>
    </style:style>
    <style:style style:name="T106" style:family="text">
      <style:text-properties style:font-name="Liberation Mono" fo:font-style="italic" fo:font-weight="normal" officeooo:rsid="008f9139" style:font-style-asian="italic" style:font-weight-asian="normal" style:font-style-complex="italic" style:font-weight-complex="normal"/>
    </style:style>
    <style:style style:name="T107" style:family="text">
      <style:text-properties style:font-name="Liberation Mono" fo:font-style="italic" fo:font-weight="normal" officeooo:rsid="009406d0" style:font-style-asian="italic" style:font-weight-asian="normal" style:font-style-complex="italic" style:font-weight-complex="normal"/>
    </style:style>
    <style:style style:name="T108" style:family="text">
      <style:text-properties style:font-name="Liberation Mono" fo:font-style="italic" fo:font-weight="normal" officeooo:rsid="0097d2bc" style:font-style-asian="italic" style:font-weight-asian="normal" style:font-style-complex="italic" style:font-weight-complex="normal"/>
    </style:style>
    <style:style style:name="T109" style:family="text">
      <style:text-properties style:font-name="Liberation Mono" fo:font-style="italic" fo:font-weight="normal" officeooo:rsid="009a56d1" style:font-style-asian="italic" style:font-weight-asian="normal" style:font-style-complex="italic" style:font-weight-complex="normal"/>
    </style:style>
    <style:style style:name="T110" style:family="text">
      <style:text-properties style:font-name="Liberation Mono" fo:font-style="italic" fo:font-weight="normal" officeooo:rsid="000fee28" style:font-style-asian="italic" style:font-weight-asian="normal" style:font-style-complex="italic" style:font-weight-complex="normal"/>
    </style:style>
    <style:style style:name="T111" style:family="text">
      <style:text-properties style:font-name="Liberation Mono" fo:font-style="italic" fo:font-weight="normal" officeooo:rsid="001d00ea" style:font-style-asian="italic" style:font-weight-asian="normal" style:font-style-complex="italic" style:font-weight-complex="normal"/>
    </style:style>
    <style:style style:name="T112" style:family="text">
      <style:text-properties style:font-name="Liberation Mono" fo:font-style="italic" fo:font-weight="normal" officeooo:rsid="00d0757c" style:font-style-asian="italic" style:font-weight-asian="normal" style:font-style-complex="italic" style:font-weight-complex="normal"/>
    </style:style>
    <style:style style:name="T113" style:family="text">
      <style:text-properties style:font-name="Liberation Mono" fo:font-style="italic" fo:font-weight="normal" officeooo:rsid="010e822a" style:font-style-asian="italic" style:font-weight-asian="normal" style:font-style-complex="italic" style:font-weight-complex="normal"/>
    </style:style>
    <style:style style:name="T114" style:family="text">
      <style:text-properties style:font-name="Liberation Mono" fo:font-style="italic" fo:font-weight="normal" officeooo:rsid="00ae4309" style:font-style-asian="italic" style:font-weight-asian="normal" style:font-style-complex="italic" style:font-weight-complex="normal"/>
    </style:style>
    <style:style style:name="T115" style:family="text">
      <style:text-properties style:font-name="Liberation Mono" fo:font-style="italic" fo:font-weight="normal" officeooo:rsid="00aef777" style:font-style-asian="italic" style:font-weight-asian="normal" style:font-style-complex="italic" style:font-weight-complex="normal"/>
    </style:style>
    <style:style style:name="T116" style:family="text">
      <style:text-properties style:font-name="Liberation Mono" fo:font-style="italic" fo:font-weight="normal" officeooo:rsid="00b64216" style:font-style-asian="italic" style:font-weight-asian="normal" style:font-style-complex="italic" style:font-weight-complex="normal"/>
    </style:style>
    <style:style style:name="T117" style:family="text">
      <style:text-properties style:font-name="Liberation Mono" fo:font-style="italic" fo:font-weight="normal" officeooo:rsid="00b65f90" style:font-style-asian="italic" style:font-weight-asian="normal" style:font-style-complex="italic" style:font-weight-complex="normal"/>
    </style:style>
    <style:style style:name="T118" style:family="text">
      <style:text-properties style:font-name="Liberation Mono" fo:font-style="italic" fo:font-weight="normal" officeooo:rsid="00c91589" style:font-style-asian="italic" style:font-weight-asian="normal" style:font-style-complex="italic" style:font-weight-complex="normal"/>
    </style:style>
    <style:style style:name="T119" style:family="text">
      <style:text-properties style:font-name="Liberation Mono" fo:font-style="italic" fo:font-weight="normal" officeooo:rsid="00e65f38" style:font-style-asian="italic" style:font-weight-asian="normal" style:font-style-complex="italic" style:font-weight-complex="normal"/>
    </style:style>
    <style:style style:name="T120" style:family="text">
      <style:text-properties style:font-name="Liberation Mono" fo:font-style="italic" fo:font-weight="normal" officeooo:rsid="00fe4d13" style:font-style-asian="italic" style:font-weight-asian="normal" style:font-style-complex="italic" style:font-weight-complex="normal"/>
    </style:style>
    <style:style style:name="T121" style:family="text">
      <style:text-properties style:font-name="Liberation Mono" fo:font-style="italic" fo:font-weight="normal" officeooo:rsid="00ff1e01" style:font-style-asian="italic" style:font-weight-asian="normal" style:font-style-complex="italic" style:font-weight-complex="normal"/>
    </style:style>
    <style:style style:name="T122" style:family="text">
      <style:text-properties style:font-name="Liberation Mono" fo:font-style="italic" fo:font-weight="normal" officeooo:rsid="0101671e" style:font-style-asian="italic" style:font-weight-asian="normal" style:font-style-complex="italic" style:font-weight-complex="normal"/>
    </style:style>
    <style:style style:name="T123" style:family="text">
      <style:text-properties style:font-name="Liberation Mono" fo:font-style="italic" fo:font-weight="normal" officeooo:rsid="0103159b" style:font-style-asian="italic" style:font-weight-asian="normal" style:font-style-complex="italic" style:font-weight-complex="normal"/>
    </style:style>
    <style:style style:name="T124" style:family="text">
      <style:text-properties style:font-name="Liberation Mono" fo:font-style="italic" fo:font-weight="normal" officeooo:rsid="010411b3" style:font-style-asian="italic" style:font-weight-asian="normal" style:font-style-complex="italic" style:font-weight-complex="normal"/>
    </style:style>
    <style:style style:name="T125" style:family="text">
      <style:text-properties style:font-name="Liberation Mono" fo:font-style="italic" fo:font-weight="normal" officeooo:rsid="01045f00" style:font-style-asian="italic" style:font-weight-asian="normal" style:font-style-complex="italic" style:font-weight-complex="normal"/>
    </style:style>
    <style:style style:name="T126" style:family="text">
      <style:text-properties style:font-name="Liberation Mono" fo:font-style="italic" fo:font-weight="normal" officeooo:rsid="01229fd8" style:font-style-asian="italic" style:font-weight-asian="normal" style:font-style-complex="italic" style:font-weight-complex="normal"/>
    </style:style>
    <style:style style:name="T127" style:family="text">
      <style:text-properties style:font-name="Liberation Mono" fo:font-style="italic" fo:font-weight="normal" officeooo:rsid="01312c74" style:font-style-asian="italic" style:font-weight-asian="normal" style:font-style-complex="italic" style:font-weight-complex="normal"/>
    </style:style>
    <style:style style:name="T128" style:family="text">
      <style:text-properties style:font-name="Liberation Mono" fo:font-style="italic" fo:font-weight="normal" officeooo:rsid="01328f4e" style:font-style-asian="italic" style:font-weight-asian="normal" style:font-style-complex="italic" style:font-weight-complex="normal"/>
    </style:style>
    <style:style style:name="T129" style:family="text">
      <style:text-properties style:font-name="Liberation Mono" fo:font-style="italic" fo:font-weight="normal" officeooo:rsid="01384811" style:font-style-asian="italic" style:font-weight-asian="normal" style:font-style-complex="italic" style:font-weight-complex="normal"/>
    </style:style>
    <style:style style:name="T130" style:family="text">
      <style:text-properties style:font-name="Liberation Mono" fo:font-style="italic" fo:font-weight="normal" officeooo:rsid="014a7b0e" style:font-style-asian="italic" style:font-weight-asian="normal" style:font-style-complex="italic" style:font-weight-complex="normal"/>
    </style:style>
    <style:style style:name="T131" style:family="text">
      <style:text-properties style:font-name="Liberation Mono" fo:font-style="italic" fo:font-weight="normal" officeooo:rsid="0154d97a" style:font-style-asian="italic" style:font-weight-asian="normal" style:font-style-complex="italic" style:font-weight-complex="normal"/>
    </style:style>
    <style:style style:name="T132" style:family="text">
      <style:text-properties style:font-name="Liberation Mono" fo:font-style="italic" fo:font-weight="normal" officeooo:rsid="015c2176" style:font-style-asian="italic" style:font-weight-asian="normal" style:font-style-complex="italic" style:font-weight-complex="normal"/>
    </style:style>
    <style:style style:name="T133" style:family="text">
      <style:text-properties style:font-name="Liberation Mono" fo:font-style="italic" fo:font-weight="normal" officeooo:rsid="01663e50" style:font-style-asian="italic" style:font-weight-asian="normal" style:font-style-complex="italic" style:font-weight-complex="normal"/>
    </style:style>
    <style:style style:name="T134" style:family="text">
      <style:text-properties style:font-name="Liberation Mono" fo:font-style="italic" fo:font-weight="normal" officeooo:rsid="0180f0cb" style:font-style-asian="italic" style:font-weight-asian="normal" style:font-style-complex="italic" style:font-weight-complex="normal"/>
    </style:style>
    <style:style style:name="T135" style:family="text">
      <style:text-properties style:font-name="Liberation Mono" fo:font-style="italic" fo:font-weight="normal" officeooo:rsid="01824cba" style:font-style-asian="italic" style:font-weight-asian="normal" style:font-style-complex="italic" style:font-weight-complex="normal"/>
    </style:style>
    <style:style style:name="T136" style:family="text">
      <style:text-properties style:font-name="Liberation Mono" fo:font-style="italic" fo:font-weight="normal" officeooo:rsid="018b89a1" style:font-style-asian="italic" style:font-weight-asian="normal" style:font-style-complex="italic" style:font-weight-complex="normal"/>
    </style:style>
    <style:style style:name="T137" style:family="text">
      <style:text-properties style:font-name="Liberation Mono" fo:font-style="italic" fo:font-weight="normal" officeooo:rsid="019a0b81" style:font-style-asian="italic" style:font-weight-asian="normal" style:font-style-complex="italic" style:font-weight-complex="normal"/>
    </style:style>
    <style:style style:name="T138" style:family="text">
      <style:text-properties style:font-name="Liberation Mono" fo:font-style="italic" fo:font-weight="normal" officeooo:rsid="01a399f7" style:font-style-asian="italic" style:font-weight-asian="normal" style:font-style-complex="italic" style:font-weight-complex="normal"/>
    </style:style>
    <style:style style:name="T139" style:family="text">
      <style:text-properties style:font-name="Liberation Mono" fo:font-style="italic" fo:font-weight="normal" officeooo:rsid="01312c74" style:font-style-asian="italic" style:font-style-complex="italic"/>
    </style:style>
    <style:style style:name="T140" style:family="text">
      <style:text-properties style:font-name="Liberation Mono" fo:font-style="italic" fo:font-weight="normal" officeooo:rsid="0007f3bf" style:font-name-asian="Noto Serif CJK SC" style:font-style-asian="italic" style:font-weight-asian="normal" style:font-name-complex="Lohit Devanagari" style:font-style-complex="italic" style:font-weight-complex="normal"/>
    </style:style>
    <style:style style:name="T141" style:family="text">
      <style:text-properties style:font-name="Liberation Mono" fo:font-style="italic" fo:font-weight="normal" officeooo:rsid="000c785c" style:font-name-asian="Noto Serif CJK SC" style:font-style-asian="italic" style:font-weight-asian="normal" style:font-name-complex="Lohit Devanagari" style:font-style-complex="italic" style:font-weight-complex="normal"/>
    </style:style>
    <style:style style:name="T142" style:family="text">
      <style:text-properties style:font-name="Liberation Mono" fo:font-style="italic" fo:font-weight="normal" officeooo:rsid="0060c08f" style:font-name-asian="Noto Serif CJK SC" style:font-style-asian="italic" style:font-weight-asian="normal" style:font-name-complex="Lohit Devanagari" style:font-style-complex="italic" style:font-weight-complex="normal"/>
    </style:style>
    <style:style style:name="T143" style:family="text">
      <style:text-properties style:font-name="Liberation Mono" fo:font-style="italic" fo:font-weight="normal" officeooo:rsid="00475eba" style:font-name-asian="Noto Serif CJK SC" style:font-style-asian="italic" style:font-weight-asian="normal" style:font-name-complex="Lohit Devanagari" style:font-style-complex="italic" style:font-weight-complex="normal"/>
    </style:style>
    <style:style style:name="T144" style:family="text">
      <style:text-properties style:font-name="Liberation Mono" fo:font-style="italic" fo:font-weight="normal" officeooo:rsid="004a94d4" style:font-name-asian="Noto Serif CJK SC" style:font-style-asian="italic" style:font-weight-asian="normal" style:font-name-complex="Lohit Devanagari" style:font-style-complex="italic" style:font-weight-complex="normal"/>
    </style:style>
    <style:style style:name="T145" style:family="text">
      <style:text-properties style:font-name="Liberation Mono" fo:font-style="italic" fo:font-weight="normal" officeooo:rsid="0026298c" fo:background-color="transparent" loext:char-shading-value="0" style:font-style-asian="italic" style:font-weight-asian="normal" style:font-style-complex="italic" style:font-weight-complex="normal"/>
    </style:style>
    <style:style style:name="T146" style:family="text">
      <style:text-properties style:font-name="Liberation Mono" fo:font-style="italic" fo:font-weight="normal" officeooo:rsid="00772ae2" fo:background-color="transparent" loext:char-shading-value="0" style:font-style-asian="italic" style:font-weight-asian="normal" style:font-style-complex="italic" style:font-weight-complex="normal"/>
    </style:style>
    <style:style style:name="T147" style:family="text">
      <style:text-properties style:font-name="Liberation Mono" fo:font-style="italic" style:text-underline-style="none" fo:font-weight="normal" officeooo:rsid="003b1b9d" style:font-style-asian="italic" style:font-weight-asian="normal" style:font-style-complex="italic" style:font-weight-complex="normal"/>
    </style:style>
    <style:style style:name="T148" style:family="text">
      <style:text-properties style:font-name="Liberation Mono" fo:font-style="italic" style:text-underline-style="none" fo:font-weight="normal" officeooo:rsid="003dc84f" style:font-style-asian="italic" style:font-weight-asian="normal" style:font-style-complex="italic" style:font-weight-complex="normal"/>
    </style:style>
    <style:style style:name="T149" style:family="text">
      <style:text-properties style:font-name="Liberation Mono" fo:font-style="italic" style:text-underline-style="none" fo:font-weight="normal" officeooo:rsid="003e4530" style:font-style-asian="italic" style:font-weight-asian="normal" style:font-style-complex="italic" style:font-weight-complex="normal"/>
    </style:style>
    <style:style style:name="T150" style:family="text">
      <style:text-properties style:font-name="Liberation Mono" fo:font-style="italic" style:text-underline-style="none" fo:font-weight="normal" officeooo:rsid="0048fa52" style:font-style-asian="italic" style:font-weight-asian="normal" style:font-style-complex="italic" style:font-weight-complex="normal"/>
    </style:style>
    <style:style style:name="T151" style:family="text">
      <style:text-properties style:font-name="Liberation Mono" fo:font-style="italic" style:text-underline-style="none" fo:font-weight="normal" officeooo:rsid="0047d86c" style:font-style-asian="italic" style:font-weight-asian="normal" style:font-style-complex="italic" style:font-weight-complex="normal"/>
    </style:style>
    <style:style style:name="T152" style:family="text">
      <style:text-properties style:font-name="Liberation Mono" fo:font-style="italic" style:text-underline-style="none" fo:font-weight="normal" officeooo:rsid="0152f9aa" style:font-style-asian="italic" style:font-weight-asian="normal" style:font-style-complex="italic" style:font-weight-complex="normal"/>
    </style:style>
    <style:style style:name="T153" style:family="text">
      <style:text-properties style:font-name="Liberation Mono" fo:font-style="italic" style:text-underline-style="none" fo:font-weight="normal" officeooo:rsid="01530245" style:font-style-asian="italic" style:font-weight-asian="normal" style:font-style-complex="italic" style:font-weight-complex="normal"/>
    </style:style>
    <style:style style:name="T154" style:family="text">
      <style:text-properties style:font-name="Liberation Mono" fo:font-style="italic" style:text-underline-style="none" fo:font-weight="normal" officeooo:rsid="0155a9b6" style:font-style-asian="italic" style:font-weight-asian="normal" style:font-style-complex="italic" style:font-weight-complex="normal"/>
    </style:style>
    <style:style style:name="T155" style:family="text">
      <style:text-properties style:font-name="Liberation Mono" fo:font-style="italic" style:text-underline-style="none" fo:font-weight="normal" officeooo:rsid="01229fd8" style:font-style-asian="italic" style:font-style-complex="italic"/>
    </style:style>
    <style:style style:name="T156" style:family="text">
      <style:text-properties style:font-name="Liberation Mono" fo:font-style="italic" style:text-underline-style="none" fo:font-weight="normal" officeooo:rsid="012eb3f3" style:font-style-asian="italic" style:font-style-complex="italic"/>
    </style:style>
    <style:style style:name="T157" style:family="text">
      <style:text-properties style:font-name="Liberation Mono" fo:font-style="italic" style:text-underline-style="none" fo:font-weight="normal" officeooo:rsid="012afa2b" style:font-style-asian="italic" style:font-style-complex="italic"/>
    </style:style>
    <style:style style:name="T158" style:family="text">
      <style:text-properties style:font-name="Liberation Mono" fo:font-style="italic" style:text-underline-style="none" fo:font-weight="normal" officeooo:rsid="0141e4e7" style:font-style-asian="italic" style:font-style-complex="italic"/>
    </style:style>
    <style:style style:name="T159" style:family="text">
      <style:text-properties style:font-name="Liberation Mono" fo:font-style="italic" style:text-underline-style="none" fo:font-weight="normal" officeooo:rsid="014748bc" style:font-style-asian="italic" style:font-style-complex="italic"/>
    </style:style>
    <style:style style:name="T160" style:family="text">
      <style:text-properties style:font-name="Liberation Mono" fo:font-style="italic" style:text-underline-style="none" officeooo:rsid="0034eb5c" style:font-style-asian="italic" style:font-style-complex="italic"/>
    </style:style>
    <style:style style:name="T161" style:family="text">
      <style:text-properties style:font-name="Liberation Mono" fo:font-style="italic" style:text-underline-style="none" officeooo:rsid="012dc663" style:font-style-asian="italic" style:font-style-complex="italic"/>
    </style:style>
    <style:style style:name="T162" style:family="text">
      <style:text-properties style:font-name="Liberation Mono" fo:font-style="italic" style:text-underline-style="none" officeooo:rsid="013d4cb3" style:font-style-asian="italic" style:font-style-complex="italic"/>
    </style:style>
    <style:style style:name="T163" style:family="text">
      <style:text-properties style:font-name="Liberation Mono" fo:font-style="italic" officeooo:rsid="00ae4309" fo:background-color="transparent" loext:char-shading-value="0" style:font-style-asian="italic" style:font-style-complex="italic"/>
    </style:style>
    <style:style style:name="T164" style:family="text">
      <style:text-properties style:font-name="Liberation Mono" fo:font-style="italic" officeooo:rsid="00aef777" fo:background-color="transparent" loext:char-shading-value="0" style:font-style-asian="italic" style:font-style-complex="italic"/>
    </style:style>
    <style:style style:name="T165" style:family="text">
      <style:text-properties style:font-name="Liberation Mono" fo:font-style="italic" officeooo:rsid="00b65f90" fo:background-color="transparent" loext:char-shading-value="0" style:font-style-asian="italic" style:font-style-complex="italic"/>
    </style:style>
    <style:style style:name="T166" style:family="text">
      <style:text-properties style:font-name="Liberation Mono" fo:font-weight="normal" style:font-weight-asian="normal" style:font-weight-complex="normal"/>
    </style:style>
    <style:style style:name="T167" style:family="text">
      <style:text-properties style:font-name="Liberation Mono" fo:font-weight="normal" officeooo:rsid="0007f3bf" style:font-weight-asian="normal" style:font-weight-complex="normal"/>
    </style:style>
    <style:style style:name="T168" style:family="text">
      <style:text-properties style:font-name="Liberation Mono" fo:font-weight="normal" officeooo:rsid="000a7edb" style:font-weight-asian="normal" style:font-weight-complex="normal"/>
    </style:style>
    <style:style style:name="T169" style:family="text">
      <style:text-properties style:font-name="Liberation Mono" fo:font-weight="normal" officeooo:rsid="00091693" style:font-weight-asian="normal" style:font-weight-complex="normal"/>
    </style:style>
    <style:style style:name="T170" style:family="text">
      <style:text-properties style:font-name="Liberation Mono" fo:font-weight="normal" officeooo:rsid="000c28e3" style:font-weight-asian="normal" style:font-weight-complex="normal"/>
    </style:style>
    <style:style style:name="T171" style:family="text">
      <style:text-properties style:font-name="Liberation Mono" fo:font-weight="normal" officeooo:rsid="000c5ed4" style:font-weight-asian="normal" style:font-weight-complex="normal"/>
    </style:style>
    <style:style style:name="T172" style:family="text">
      <style:text-properties style:font-name="Liberation Mono" fo:font-weight="normal" officeooo:rsid="0011e92a" style:font-weight-asian="normal" style:font-weight-complex="normal"/>
    </style:style>
    <style:style style:name="T173" style:family="text">
      <style:text-properties style:font-name="Liberation Mono" fo:font-weight="normal" officeooo:rsid="00157b5c" style:font-weight-asian="normal" style:font-weight-complex="normal"/>
    </style:style>
    <style:style style:name="T174" style:family="text">
      <style:text-properties style:font-name="Liberation Mono" fo:font-weight="normal" officeooo:rsid="0021eb5b" style:font-weight-asian="normal" style:font-weight-complex="normal"/>
    </style:style>
    <style:style style:name="T175" style:family="text">
      <style:text-properties style:font-name="Liberation Mono" fo:font-weight="normal" officeooo:rsid="0023372a" style:font-weight-asian="normal" style:font-weight-complex="normal"/>
    </style:style>
    <style:style style:name="T176" style:family="text">
      <style:text-properties style:font-name="Liberation Mono" fo:font-weight="normal" officeooo:rsid="00245b8e" style:font-weight-asian="normal" style:font-weight-complex="normal"/>
    </style:style>
    <style:style style:name="T177" style:family="text">
      <style:text-properties style:font-name="Liberation Mono" fo:font-weight="normal" officeooo:rsid="0026298c" style:font-weight-asian="normal" style:font-weight-complex="normal"/>
    </style:style>
    <style:style style:name="T178" style:family="text">
      <style:text-properties style:font-name="Liberation Mono" fo:font-weight="normal" officeooo:rsid="000e1e0f" style:font-weight-asian="normal" style:font-weight-complex="normal"/>
    </style:style>
    <style:style style:name="T179" style:family="text">
      <style:text-properties style:font-name="Liberation Mono" fo:font-weight="normal" officeooo:rsid="00269f60" style:font-weight-asian="normal" style:font-weight-complex="normal"/>
    </style:style>
    <style:style style:name="T180" style:family="text">
      <style:text-properties style:font-name="Liberation Mono" fo:font-weight="normal" officeooo:rsid="002b262d" style:font-weight-asian="normal" style:font-weight-complex="normal"/>
    </style:style>
    <style:style style:name="T181" style:family="text">
      <style:text-properties style:font-name="Liberation Mono" fo:font-weight="normal" officeooo:rsid="002bd2d8" style:font-weight-asian="normal" style:font-weight-complex="normal"/>
    </style:style>
    <style:style style:name="T182" style:family="text">
      <style:text-properties style:font-name="Liberation Mono" fo:font-weight="normal" officeooo:rsid="0030f39f" style:font-weight-asian="normal" style:font-weight-complex="normal"/>
    </style:style>
    <style:style style:name="T183" style:family="text">
      <style:text-properties style:font-name="Liberation Mono" fo:font-weight="normal" officeooo:rsid="0031271b" style:font-weight-asian="normal" style:font-weight-complex="normal"/>
    </style:style>
    <style:style style:name="T184" style:family="text">
      <style:text-properties style:font-name="Liberation Mono" fo:font-weight="normal" officeooo:rsid="00316e2f" style:font-weight-asian="normal" style:font-weight-complex="normal"/>
    </style:style>
    <style:style style:name="T185" style:family="text">
      <style:text-properties style:font-name="Liberation Mono" fo:font-weight="normal" officeooo:rsid="0032e27b" style:font-weight-asian="normal" style:font-weight-complex="normal"/>
    </style:style>
    <style:style style:name="T186" style:family="text">
      <style:text-properties style:font-name="Liberation Mono" fo:font-weight="normal" officeooo:rsid="0033793f" style:font-weight-asian="normal" style:font-weight-complex="normal"/>
    </style:style>
    <style:style style:name="T187" style:family="text">
      <style:text-properties style:font-name="Liberation Mono" fo:font-weight="normal" officeooo:rsid="00586c85" style:font-weight-asian="normal" style:font-weight-complex="normal"/>
    </style:style>
    <style:style style:name="T188" style:family="text">
      <style:text-properties style:font-name="Liberation Mono" fo:font-weight="normal" officeooo:rsid="005a4307" style:font-weight-asian="normal" style:font-weight-complex="normal"/>
    </style:style>
    <style:style style:name="T189" style:family="text">
      <style:text-properties style:font-name="Liberation Mono" fo:font-weight="normal" officeooo:rsid="000c785c" style:font-weight-asian="normal" style:font-weight-complex="normal"/>
    </style:style>
    <style:style style:name="T190" style:family="text">
      <style:text-properties style:font-name="Liberation Mono" fo:font-weight="normal" officeooo:rsid="00606212" style:font-weight-asian="normal" style:font-weight-complex="normal"/>
    </style:style>
    <style:style style:name="T191" style:family="text">
      <style:text-properties style:font-name="Liberation Mono" fo:font-weight="normal" officeooo:rsid="003ca0df" style:font-weight-asian="normal" style:font-weight-complex="normal"/>
    </style:style>
    <style:style style:name="T192" style:family="text">
      <style:text-properties style:font-name="Liberation Mono" fo:font-weight="normal" officeooo:rsid="003d8a1b" style:font-weight-asian="normal" style:font-weight-complex="normal"/>
    </style:style>
    <style:style style:name="T193" style:family="text">
      <style:text-properties style:font-name="Liberation Mono" fo:font-weight="normal" officeooo:rsid="004a94d4" style:font-weight-asian="normal" style:font-weight-complex="normal"/>
    </style:style>
    <style:style style:name="T194" style:family="text">
      <style:text-properties style:font-name="Liberation Mono" fo:font-weight="normal" officeooo:rsid="0051c690" style:font-weight-asian="normal" style:font-weight-complex="normal"/>
    </style:style>
    <style:style style:name="T195" style:family="text">
      <style:text-properties style:font-name="Liberation Mono" fo:font-weight="normal" officeooo:rsid="0055dee5" style:font-weight-asian="normal" style:font-weight-complex="normal"/>
    </style:style>
    <style:style style:name="T196" style:family="text">
      <style:text-properties style:font-name="Liberation Mono" fo:font-weight="normal" officeooo:rsid="00639429" style:font-weight-asian="normal" style:font-weight-complex="normal"/>
    </style:style>
    <style:style style:name="T197" style:family="text">
      <style:text-properties style:font-name="Liberation Mono" fo:font-weight="normal" officeooo:rsid="00772ae2" style:font-weight-asian="normal" style:font-weight-complex="normal"/>
    </style:style>
    <style:style style:name="T198" style:family="text">
      <style:text-properties style:font-name="Liberation Mono" fo:font-weight="normal" officeooo:rsid="008a3dfa" style:font-weight-asian="normal" style:font-weight-complex="normal"/>
    </style:style>
    <style:style style:name="T199" style:family="text">
      <style:text-properties style:font-name="Liberation Mono" fo:font-weight="normal" officeooo:rsid="008a9df2" style:font-weight-asian="normal" style:font-weight-complex="normal"/>
    </style:style>
    <style:style style:name="T200" style:family="text">
      <style:text-properties style:font-name="Liberation Mono" fo:font-weight="normal" officeooo:rsid="008f0818" style:font-weight-asian="normal" style:font-weight-complex="normal"/>
    </style:style>
    <style:style style:name="T201" style:family="text">
      <style:text-properties style:font-name="Liberation Mono" fo:font-weight="normal" officeooo:rsid="008f9139" style:font-weight-asian="normal" style:font-weight-complex="normal"/>
    </style:style>
    <style:style style:name="T202" style:family="text">
      <style:text-properties style:font-name="Liberation Mono" fo:font-weight="normal" officeooo:rsid="0092a1d5" style:font-weight-asian="normal" style:font-weight-complex="normal"/>
    </style:style>
    <style:style style:name="T203" style:family="text">
      <style:text-properties style:font-name="Liberation Mono" fo:font-weight="normal" officeooo:rsid="009110fe" style:font-weight-asian="normal" style:font-weight-complex="normal"/>
    </style:style>
    <style:style style:name="T204" style:family="text">
      <style:text-properties style:font-name="Liberation Mono" fo:font-weight="normal" officeooo:rsid="009406d0" style:font-weight-asian="normal" style:font-weight-complex="normal"/>
    </style:style>
    <style:style style:name="T205" style:family="text">
      <style:text-properties style:font-name="Liberation Mono" fo:font-weight="normal" officeooo:rsid="0095977d" style:font-weight-asian="normal" style:font-weight-complex="normal"/>
    </style:style>
    <style:style style:name="T206" style:family="text">
      <style:text-properties style:font-name="Liberation Mono" fo:font-weight="normal" officeooo:rsid="009642b1" style:font-weight-asian="normal" style:font-weight-complex="normal"/>
    </style:style>
    <style:style style:name="T207" style:family="text">
      <style:text-properties style:font-name="Liberation Mono" fo:font-weight="normal" officeooo:rsid="0097d2bc" style:font-weight-asian="normal" style:font-weight-complex="normal"/>
    </style:style>
    <style:style style:name="T208" style:family="text">
      <style:text-properties style:font-name="Liberation Mono" fo:font-weight="normal" officeooo:rsid="009a56d1" style:font-weight-asian="normal" style:font-weight-complex="normal"/>
    </style:style>
    <style:style style:name="T209" style:family="text">
      <style:text-properties style:font-name="Liberation Mono" fo:font-weight="normal" officeooo:rsid="009e607c" style:font-weight-asian="normal" style:font-weight-complex="normal"/>
    </style:style>
    <style:style style:name="T210" style:family="text">
      <style:text-properties style:font-name="Liberation Mono" fo:font-weight="normal" officeooo:rsid="009f0062" style:font-weight-asian="normal" style:font-weight-complex="normal"/>
    </style:style>
    <style:style style:name="T211" style:family="text">
      <style:text-properties style:font-name="Liberation Mono" fo:font-weight="normal" officeooo:rsid="00a0f6c7" style:font-weight-asian="normal" style:font-weight-complex="normal"/>
    </style:style>
    <style:style style:name="T212" style:family="text">
      <style:text-properties style:font-name="Liberation Mono" fo:font-weight="normal" officeooo:rsid="000ee962" style:font-weight-asian="normal" style:font-weight-complex="normal"/>
    </style:style>
    <style:style style:name="T213" style:family="text">
      <style:text-properties style:font-name="Liberation Mono" fo:font-weight="normal" officeooo:rsid="00a5122e" style:font-weight-asian="normal" style:font-weight-complex="normal"/>
    </style:style>
    <style:style style:name="T214" style:family="text">
      <style:text-properties style:font-name="Liberation Mono" fo:font-weight="normal" officeooo:rsid="00ab45da" style:font-weight-asian="normal" style:font-weight-complex="normal"/>
    </style:style>
    <style:style style:name="T215" style:family="text">
      <style:text-properties style:font-name="Liberation Mono" fo:font-weight="normal" officeooo:rsid="00c91589" style:font-weight-asian="normal" style:font-weight-complex="normal"/>
    </style:style>
    <style:style style:name="T216" style:family="text">
      <style:text-properties style:font-name="Liberation Mono" fo:font-weight="normal" officeooo:rsid="00ae4309" style:font-weight-asian="normal" style:font-weight-complex="normal"/>
    </style:style>
    <style:style style:name="T217" style:family="text">
      <style:text-properties style:font-name="Liberation Mono" fo:font-weight="normal" officeooo:rsid="00aef777" style:font-weight-asian="normal" style:font-weight-complex="normal"/>
    </style:style>
    <style:style style:name="T218" style:family="text">
      <style:text-properties style:font-name="Liberation Mono" fo:font-weight="normal" officeooo:rsid="00b42614" style:font-weight-asian="normal" style:font-weight-complex="normal"/>
    </style:style>
    <style:style style:name="T219" style:family="text">
      <style:text-properties style:font-name="Liberation Mono" fo:font-weight="normal" officeooo:rsid="00b64216" style:font-weight-asian="normal" style:font-weight-complex="normal"/>
    </style:style>
    <style:style style:name="T220" style:family="text">
      <style:text-properties style:font-name="Liberation Mono" fo:font-weight="normal" officeooo:rsid="00bf31a1" style:font-weight-asian="normal" style:font-weight-complex="normal"/>
    </style:style>
    <style:style style:name="T221" style:family="text">
      <style:text-properties style:font-name="Liberation Mono" fo:font-weight="normal" officeooo:rsid="00c1e21b" style:font-weight-asian="normal" style:font-weight-complex="normal"/>
    </style:style>
    <style:style style:name="T222" style:family="text">
      <style:text-properties style:font-name="Liberation Mono" fo:font-weight="normal" officeooo:rsid="00c6e2d0" style:font-weight-asian="normal" style:font-weight-complex="normal"/>
    </style:style>
    <style:style style:name="T223" style:family="text">
      <style:text-properties style:font-name="Liberation Mono" fo:font-weight="normal" officeooo:rsid="00d1ce43" style:font-weight-asian="normal" style:font-weight-complex="normal"/>
    </style:style>
    <style:style style:name="T224" style:family="text">
      <style:text-properties style:font-name="Liberation Mono" fo:font-weight="normal" officeooo:rsid="00d7631b" style:font-weight-asian="normal" style:font-weight-complex="normal"/>
    </style:style>
    <style:style style:name="T225" style:family="text">
      <style:text-properties style:font-name="Liberation Mono" fo:font-weight="normal" officeooo:rsid="00d91421" style:font-weight-asian="normal" style:font-weight-complex="normal"/>
    </style:style>
    <style:style style:name="T226" style:family="text">
      <style:text-properties style:font-name="Liberation Mono" fo:font-weight="normal" officeooo:rsid="00e03893" style:font-weight-asian="normal" style:font-weight-complex="normal"/>
    </style:style>
    <style:style style:name="T227" style:family="text">
      <style:text-properties style:font-name="Liberation Mono" fo:font-weight="normal" officeooo:rsid="00e4e700" style:font-weight-asian="normal" style:font-weight-complex="normal"/>
    </style:style>
    <style:style style:name="T228" style:family="text">
      <style:text-properties style:font-name="Liberation Mono" fo:font-weight="normal" officeooo:rsid="00e65f38" style:font-weight-asian="normal" style:font-weight-complex="normal"/>
    </style:style>
    <style:style style:name="T229" style:family="text">
      <style:text-properties style:font-name="Liberation Mono" fo:font-weight="normal" officeooo:rsid="00e91fd0" style:font-weight-asian="normal" style:font-weight-complex="normal"/>
    </style:style>
    <style:style style:name="T230" style:family="text">
      <style:text-properties style:font-name="Liberation Mono" fo:font-weight="normal" officeooo:rsid="00ec7fde" style:font-weight-asian="normal" style:font-weight-complex="normal"/>
    </style:style>
    <style:style style:name="T231" style:family="text">
      <style:text-properties style:font-name="Liberation Mono" fo:font-weight="normal" officeooo:rsid="00ee9cc6" style:font-weight-asian="normal" style:font-weight-complex="normal"/>
    </style:style>
    <style:style style:name="T232" style:family="text">
      <style:text-properties style:font-name="Liberation Mono" fo:font-weight="normal" officeooo:rsid="00fae77e" style:font-weight-asian="normal" style:font-weight-complex="normal"/>
    </style:style>
    <style:style style:name="T233" style:family="text">
      <style:text-properties style:font-name="Liberation Mono" fo:font-weight="normal" officeooo:rsid="00fcc291" style:font-weight-asian="normal" style:font-weight-complex="normal"/>
    </style:style>
    <style:style style:name="T234" style:family="text">
      <style:text-properties style:font-name="Liberation Mono" fo:font-weight="normal" officeooo:rsid="00fd30b8" style:font-weight-asian="normal" style:font-weight-complex="normal"/>
    </style:style>
    <style:style style:name="T235" style:family="text">
      <style:text-properties style:font-name="Liberation Mono" fo:font-weight="normal" officeooo:rsid="00fe4d13" style:font-weight-asian="normal" style:font-weight-complex="normal"/>
    </style:style>
    <style:style style:name="T236" style:family="text">
      <style:text-properties style:font-name="Liberation Mono" fo:font-weight="normal" officeooo:rsid="00ff1e01" style:font-weight-asian="normal" style:font-weight-complex="normal"/>
    </style:style>
    <style:style style:name="T237" style:family="text">
      <style:text-properties style:font-name="Liberation Mono" fo:font-weight="normal" officeooo:rsid="01000727" style:font-weight-asian="normal" style:font-weight-complex="normal"/>
    </style:style>
    <style:style style:name="T238" style:family="text">
      <style:text-properties style:font-name="Liberation Mono" fo:font-weight="normal" officeooo:rsid="0101671e" style:font-weight-asian="normal" style:font-weight-complex="normal"/>
    </style:style>
    <style:style style:name="T239" style:family="text">
      <style:text-properties style:font-name="Liberation Mono" fo:font-weight="normal" officeooo:rsid="0103159b" style:font-weight-asian="normal" style:font-weight-complex="normal"/>
    </style:style>
    <style:style style:name="T240" style:family="text">
      <style:text-properties style:font-name="Liberation Mono" fo:font-weight="normal" officeooo:rsid="010411b3" style:font-weight-asian="normal" style:font-weight-complex="normal"/>
    </style:style>
    <style:style style:name="T241" style:family="text">
      <style:text-properties style:font-name="Liberation Mono" fo:font-weight="normal" officeooo:rsid="01045f00" style:font-weight-asian="normal" style:font-weight-complex="normal"/>
    </style:style>
    <style:style style:name="T242" style:family="text">
      <style:text-properties style:font-name="Liberation Mono" fo:font-weight="normal" officeooo:rsid="0104bf63" style:font-weight-asian="normal" style:font-weight-complex="normal"/>
    </style:style>
    <style:style style:name="T243" style:family="text">
      <style:text-properties style:font-name="Liberation Mono" fo:font-weight="normal" officeooo:rsid="010ad7b0" style:font-weight-asian="normal" style:font-weight-complex="normal"/>
    </style:style>
    <style:style style:name="T244" style:family="text">
      <style:text-properties style:font-name="Liberation Mono" fo:font-weight="normal" officeooo:rsid="010c31ea" style:font-weight-asian="normal" style:font-weight-complex="normal"/>
    </style:style>
    <style:style style:name="T245" style:family="text">
      <style:text-properties style:font-name="Liberation Mono" fo:font-weight="normal" officeooo:rsid="010db407" style:font-weight-asian="normal" style:font-weight-complex="normal"/>
    </style:style>
    <style:style style:name="T246" style:family="text">
      <style:text-properties style:font-name="Liberation Mono" fo:font-weight="normal" officeooo:rsid="010f39ef" style:font-weight-asian="normal" style:font-weight-complex="normal"/>
    </style:style>
    <style:style style:name="T247" style:family="text">
      <style:text-properties style:font-name="Liberation Mono" fo:font-weight="normal" officeooo:rsid="0110753e" style:font-weight-asian="normal" style:font-weight-complex="normal"/>
    </style:style>
    <style:style style:name="T248" style:family="text">
      <style:text-properties style:font-name="Liberation Mono" fo:font-weight="normal" officeooo:rsid="0112576a" style:font-weight-asian="normal" style:font-weight-complex="normal"/>
    </style:style>
    <style:style style:name="T249" style:family="text">
      <style:text-properties style:font-name="Liberation Mono" fo:font-weight="normal" officeooo:rsid="01328f4e" style:font-weight-asian="normal" style:font-weight-complex="normal"/>
    </style:style>
    <style:style style:name="T250" style:family="text">
      <style:text-properties style:font-name="Liberation Mono" fo:font-weight="normal" officeooo:rsid="013451cc" style:font-weight-asian="normal" style:font-weight-complex="normal"/>
    </style:style>
    <style:style style:name="T251" style:family="text">
      <style:text-properties style:font-name="Liberation Mono" fo:font-weight="normal" officeooo:rsid="0135b2c6" style:font-weight-asian="normal" style:font-weight-complex="normal"/>
    </style:style>
    <style:style style:name="T252" style:family="text">
      <style:text-properties style:font-name="Liberation Mono" fo:font-weight="normal" officeooo:rsid="013777d6" style:font-weight-asian="normal" style:font-weight-complex="normal"/>
    </style:style>
    <style:style style:name="T253" style:family="text">
      <style:text-properties style:font-name="Liberation Mono" fo:font-weight="normal" officeooo:rsid="0139b6ae" style:font-weight-asian="normal" style:font-weight-complex="normal"/>
    </style:style>
    <style:style style:name="T254" style:family="text">
      <style:text-properties style:font-name="Liberation Mono" fo:font-weight="normal" officeooo:rsid="0109bb94" style:font-weight-asian="normal" style:font-weight-complex="normal"/>
    </style:style>
    <style:style style:name="T255" style:family="text">
      <style:text-properties style:font-name="Liberation Mono" fo:font-weight="normal" officeooo:rsid="0138537e" style:font-weight-asian="normal" style:font-weight-complex="normal"/>
    </style:style>
    <style:style style:name="T256" style:family="text">
      <style:text-properties style:font-name="Liberation Mono" fo:font-weight="normal" officeooo:rsid="014a7b0e" style:font-weight-asian="normal" style:font-weight-complex="normal"/>
    </style:style>
    <style:style style:name="T257" style:family="text">
      <style:text-properties style:font-name="Liberation Mono" fo:font-weight="normal" officeooo:rsid="0154d97a" style:font-weight-asian="normal" style:font-weight-complex="normal"/>
    </style:style>
    <style:style style:name="T258" style:family="text">
      <style:text-properties style:font-name="Liberation Mono" fo:font-weight="normal" officeooo:rsid="0155a9b6" style:font-weight-asian="normal" style:font-weight-complex="normal"/>
    </style:style>
    <style:style style:name="T259" style:family="text">
      <style:text-properties style:font-name="Liberation Mono" fo:font-weight="normal" officeooo:rsid="015814be" style:font-weight-asian="normal" style:font-weight-complex="normal"/>
    </style:style>
    <style:style style:name="T260" style:family="text">
      <style:text-properties style:font-name="Liberation Mono" fo:font-weight="normal" officeooo:rsid="0158eefb" style:font-weight-asian="normal" style:font-weight-complex="normal"/>
    </style:style>
    <style:style style:name="T261" style:family="text">
      <style:text-properties style:font-name="Liberation Mono" fo:font-weight="normal" officeooo:rsid="015917bc" style:font-weight-asian="normal" style:font-weight-complex="normal"/>
    </style:style>
    <style:style style:name="T262" style:family="text">
      <style:text-properties style:font-name="Liberation Mono" fo:font-weight="normal" officeooo:rsid="0159cfa3" style:font-weight-asian="normal" style:font-weight-complex="normal"/>
    </style:style>
    <style:style style:name="T263" style:family="text">
      <style:text-properties style:font-name="Liberation Mono" fo:font-weight="normal" officeooo:rsid="015c2176" style:font-weight-asian="normal" style:font-weight-complex="normal"/>
    </style:style>
    <style:style style:name="T264" style:family="text">
      <style:text-properties style:font-name="Liberation Mono" fo:font-weight="normal" officeooo:rsid="015dcfa0" style:font-weight-asian="normal" style:font-weight-complex="normal"/>
    </style:style>
    <style:style style:name="T265" style:family="text">
      <style:text-properties style:font-name="Liberation Mono" fo:font-weight="normal" officeooo:rsid="015fc71f" style:font-weight-asian="normal" style:font-weight-complex="normal"/>
    </style:style>
    <style:style style:name="T266" style:family="text">
      <style:text-properties style:font-name="Liberation Mono" fo:font-weight="normal" officeooo:rsid="01601ac7" style:font-weight-asian="normal" style:font-weight-complex="normal"/>
    </style:style>
    <style:style style:name="T267" style:family="text">
      <style:text-properties style:font-name="Liberation Mono" fo:font-weight="normal" officeooo:rsid="0161498c" style:font-weight-asian="normal" style:font-weight-complex="normal"/>
    </style:style>
    <style:style style:name="T268" style:family="text">
      <style:text-properties style:font-name="Liberation Mono" fo:font-weight="normal" officeooo:rsid="01646a59" style:font-weight-asian="normal" style:font-weight-complex="normal"/>
    </style:style>
    <style:style style:name="T269" style:family="text">
      <style:text-properties style:font-name="Liberation Mono" fo:font-weight="normal" officeooo:rsid="01663e50" style:font-weight-asian="normal" style:font-weight-complex="normal"/>
    </style:style>
    <style:style style:name="T270" style:family="text">
      <style:text-properties style:font-name="Liberation Mono" fo:font-weight="normal" officeooo:rsid="0167e838" style:font-weight-asian="normal" style:font-weight-complex="normal"/>
    </style:style>
    <style:style style:name="T271" style:family="text">
      <style:text-properties style:font-name="Liberation Mono" fo:font-weight="normal" officeooo:rsid="017d1e25" style:font-weight-asian="normal" style:font-weight-complex="normal"/>
    </style:style>
    <style:style style:name="T272" style:family="text">
      <style:text-properties style:font-name="Liberation Mono" fo:font-weight="normal" officeooo:rsid="018b89a1" style:font-weight-asian="normal" style:font-weight-complex="normal"/>
    </style:style>
    <style:style style:name="T273" style:family="text">
      <style:text-properties style:font-name="Liberation Mono" fo:font-weight="normal" officeooo:rsid="0192e360" style:font-weight-asian="normal" style:font-weight-complex="normal"/>
    </style:style>
    <style:style style:name="T274" style:family="text">
      <style:text-properties style:font-name="Liberation Mono" fo:font-weight="normal" officeooo:rsid="019c0d58" style:font-weight-asian="normal" style:font-weight-complex="normal"/>
    </style:style>
    <style:style style:name="T275" style:family="text">
      <style:text-properties style:font-name="Liberation Mono" fo:font-weight="normal" officeooo:rsid="019a0b81" style:font-weight-asian="normal" style:font-weight-complex="normal"/>
    </style:style>
    <style:style style:name="T276" style:family="text">
      <style:text-properties style:font-name="Liberation Mono" fo:font-weight="normal" officeooo:rsid="01a09110" style:font-weight-asian="normal" style:font-weight-complex="normal"/>
    </style:style>
    <style:style style:name="T277" style:family="text">
      <style:text-properties style:font-name="Liberation Mono" fo:font-weight="normal" officeooo:rsid="01a399f7" style:font-weight-asian="normal" style:font-weight-complex="normal"/>
    </style:style>
    <style:style style:name="T278" style:family="text">
      <style:text-properties style:font-name="Liberation Mono" fo:font-weight="normal" officeooo:rsid="01a49114" style:font-weight-asian="normal" style:font-weight-complex="normal"/>
    </style:style>
    <style:style style:name="T279" style:family="text">
      <style:text-properties style:font-name="Liberation Mono" fo:font-weight="normal" officeooo:rsid="000c5ed4" style:font-name-asian="Noto Serif CJK SC" style:font-weight-asian="normal" style:font-name-complex="Lohit Devanagari" style:font-weight-complex="normal"/>
    </style:style>
    <style:style style:name="T280" style:family="text">
      <style:text-properties style:font-name="Liberation Mono" fo:font-weight="normal" officeooo:rsid="002bd2d8" style:font-name-asian="Noto Serif CJK SC" style:font-weight-asian="normal" style:font-name-complex="Lohit Devanagari" style:font-weight-complex="normal"/>
    </style:style>
    <style:style style:name="T281" style:family="text">
      <style:text-properties style:font-name="Liberation Mono" fo:font-weight="normal" officeooo:rsid="000c785c" style:font-name-asian="Noto Serif CJK SC" style:font-weight-asian="normal" style:font-name-complex="Lohit Devanagari" style:font-weight-complex="normal"/>
    </style:style>
    <style:style style:name="T282" style:family="text">
      <style:text-properties style:font-name="Liberation Mono" fo:font-weight="normal" officeooo:rsid="0026298c" fo:background-color="transparent" loext:char-shading-value="0" style:font-weight-asian="normal" style:font-weight-complex="normal"/>
    </style:style>
    <style:style style:name="T283" style:family="text">
      <style:text-properties style:font-name="Liberation Mono" fo:font-weight="normal" officeooo:rsid="00ae4309" fo:background-color="transparent" loext:char-shading-value="0" style:font-weight-asian="normal" style:font-weight-complex="normal"/>
    </style:style>
    <style:style style:name="T284" style:family="text">
      <style:text-properties style:font-name="Liberation Mono" fo:font-weight="normal" officeooo:rsid="00fae77e" fo:background-color="#ffffff" loext:char-shading-value="0"/>
    </style:style>
    <style:style style:name="T285" style:family="text">
      <style:text-properties style:font-name="Liberation Mono" fo:font-weight="normal" officeooo:rsid="00fae77e" fo:background-color="#ffffff" loext:char-shading-value="0" style:font-weight-asian="normal" style:font-weight-complex="normal"/>
    </style:style>
    <style:style style:name="T286" style:family="text">
      <style:text-properties style:font-name="Liberation Mono" fo:font-weight="normal" officeooo:rsid="0121262a"/>
    </style:style>
    <style:style style:name="T287" style:family="text">
      <style:text-properties style:font-name="Liberation Mono" officeooo:rsid="00056771"/>
    </style:style>
    <style:style style:name="T288" style:family="text">
      <style:text-properties style:font-name="Liberation Mono" officeooo:rsid="000746c8"/>
    </style:style>
    <style:style style:name="T289" style:family="text">
      <style:text-properties style:font-name="Liberation Mono" fo:font-size="12pt" fo:font-style="normal" style:text-underline-style="none" fo:font-weight="bold" officeooo:rsid="00056771" style:font-name-asian="Noto Serif CJK SC" style:font-size-asian="12pt" style:font-weight-asian="normal" style:font-name-complex="Lohit Devanagari" style:font-size-complex="12pt" style:font-weight-complex="normal"/>
    </style:style>
    <style:style style:name="T290" style:family="text">
      <style:text-properties style:font-name="Liberation Mono" officeooo:rsid="0011e92a"/>
    </style:style>
    <style:style style:name="T291" style:family="text">
      <style:text-properties style:font-name="Liberation Mono" officeooo:rsid="00127a17"/>
    </style:style>
    <style:style style:name="T292" style:family="text">
      <style:text-properties style:font-name="Liberation Mono" officeooo:rsid="00139f8b"/>
    </style:style>
    <style:style style:name="T293" style:family="text">
      <style:text-properties style:font-name="Liberation Mono" officeooo:rsid="00157b5c"/>
    </style:style>
    <style:style style:name="T294" style:family="text">
      <style:text-properties style:font-name="Liberation Mono" officeooo:rsid="00169703"/>
    </style:style>
    <style:style style:name="T295" style:family="text">
      <style:text-properties style:font-name="Liberation Mono" officeooo:rsid="0017d348"/>
    </style:style>
    <style:style style:name="T296" style:family="text">
      <style:text-properties style:font-name="Liberation Mono" officeooo:rsid="0018f091"/>
    </style:style>
    <style:style style:name="T297" style:family="text">
      <style:text-properties style:font-name="Liberation Mono" officeooo:rsid="001dbb25"/>
    </style:style>
    <style:style style:name="T298" style:family="text">
      <style:text-properties style:font-name="Liberation Mono" officeooo:rsid="001e1129"/>
    </style:style>
    <style:style style:name="T299" style:family="text">
      <style:text-properties style:font-name="Liberation Mono" officeooo:rsid="001f2085"/>
    </style:style>
    <style:style style:name="T300" style:family="text">
      <style:text-properties style:font-name="Liberation Mono" officeooo:rsid="002109b2"/>
    </style:style>
    <style:style style:name="T301" style:family="text">
      <style:text-properties style:font-name="Liberation Mono" officeooo:rsid="00269f60"/>
    </style:style>
    <style:style style:name="T302" style:family="text">
      <style:text-properties style:font-name="Liberation Mono" officeooo:rsid="002844e7"/>
    </style:style>
    <style:style style:name="T303" style:family="text">
      <style:text-properties style:font-name="Liberation Mono" style:text-underline-style="none"/>
    </style:style>
    <style:style style:name="T304" style:family="text">
      <style:text-properties style:font-name="Liberation Mono" style:text-underline-style="none" officeooo:rsid="0029f644"/>
    </style:style>
    <style:style style:name="T305" style:family="text">
      <style:text-properties style:font-name="Liberation Mono" style:text-underline-style="none" officeooo:rsid="0034eb5c"/>
    </style:style>
    <style:style style:name="T306" style:family="text">
      <style:text-properties style:font-name="Liberation Mono" style:text-underline-style="none" fo:font-weight="normal" officeooo:rsid="00394682" style:font-weight-asian="normal" style:font-weight-complex="normal"/>
    </style:style>
    <style:style style:name="T307" style:family="text">
      <style:text-properties style:font-name="Liberation Mono" style:text-underline-style="none" fo:font-weight="normal" officeooo:rsid="003b1b9d" style:font-weight-asian="normal" style:font-weight-complex="normal"/>
    </style:style>
    <style:style style:name="T308" style:family="text">
      <style:text-properties style:font-name="Liberation Mono" style:text-underline-style="none" fo:font-weight="normal" officeooo:rsid="0047d86c" style:font-weight-asian="normal" style:font-weight-complex="normal"/>
    </style:style>
    <style:style style:name="T309" style:family="text">
      <style:text-properties style:font-name="Liberation Mono" style:text-underline-style="none" fo:font-weight="normal" officeooo:rsid="0048fa52" style:font-weight-asian="normal" style:font-weight-complex="normal"/>
    </style:style>
    <style:style style:name="T310" style:family="text">
      <style:text-properties style:font-name="Liberation Mono" style:text-underline-style="none" fo:font-weight="normal" officeooo:rsid="00e3b397" style:font-weight-asian="normal" style:font-weight-complex="normal"/>
    </style:style>
    <style:style style:name="T311" style:family="text">
      <style:text-properties style:font-name="Liberation Mono" style:text-underline-style="none" fo:font-weight="normal" officeooo:rsid="01501e5c" style:font-weight-asian="normal" style:font-weight-complex="normal"/>
    </style:style>
    <style:style style:name="T312" style:family="text">
      <style:text-properties style:font-name="Liberation Mono" style:text-underline-style="none" fo:font-weight="normal" officeooo:rsid="01508067" style:font-weight-asian="normal" style:font-weight-complex="normal"/>
    </style:style>
    <style:style style:name="T313" style:family="text">
      <style:text-properties style:font-name="Liberation Mono" style:text-underline-style="none" fo:font-weight="normal" officeooo:rsid="0152f9aa" style:font-weight-asian="normal" style:font-weight-complex="normal"/>
    </style:style>
    <style:style style:name="T314" style:family="text">
      <style:text-properties style:font-name="Liberation Mono" style:text-underline-style="none" fo:font-weight="normal" officeooo:rsid="0155a9b6" style:font-weight-asian="normal" style:font-weight-complex="normal"/>
    </style:style>
    <style:style style:name="T315" style:family="text">
      <style:text-properties style:font-name="Liberation Mono" style:text-underline-style="none" fo:font-weight="normal" officeooo:rsid="01a5cac5" style:font-weight-asian="normal" style:font-weight-complex="normal"/>
    </style:style>
    <style:style style:name="T316" style:family="text">
      <style:text-properties style:font-name="Liberation Mono" style:text-underline-style="none" fo:font-weight="normal" officeooo:rsid="012afa2b"/>
    </style:style>
    <style:style style:name="T317" style:family="text">
      <style:text-properties style:font-name="Liberation Mono" style:text-underline-style="none" officeooo:rsid="0065e3ae"/>
    </style:style>
    <style:style style:name="T318" style:family="text">
      <style:text-properties style:font-name="Liberation Mono" style:text-underline-style="none" officeooo:rsid="006ab27c"/>
    </style:style>
    <style:style style:name="T319" style:family="text">
      <style:text-properties style:font-name="Liberation Mono" style:text-underline-style="none" officeooo:rsid="002844e7"/>
    </style:style>
    <style:style style:name="T320" style:family="text">
      <style:text-properties style:font-name="Liberation Mono" style:text-underline-style="none" officeooo:rsid="013d4cb3"/>
    </style:style>
    <style:style style:name="T321" style:family="text">
      <style:text-properties style:font-name="Liberation Mono" style:text-underline-style="none" officeooo:rsid="014b2f45"/>
    </style:style>
    <style:style style:name="T322" style:family="text">
      <style:text-properties style:font-name="Liberation Mono" fo:font-style="normal" fo:font-weight="normal" officeooo:rsid="000c28e3" style:font-style-asian="normal" style:font-weight-asian="normal" style:font-style-complex="normal" style:font-weight-complex="normal"/>
    </style:style>
    <style:style style:name="T323" style:family="text">
      <style:text-properties style:font-name="Liberation Mono" fo:font-style="normal" fo:font-weight="normal" officeooo:rsid="000e1e0f" style:font-style-asian="normal" style:font-weight-asian="normal" style:font-style-complex="normal" style:font-weight-complex="normal"/>
    </style:style>
    <style:style style:name="T324" style:family="text">
      <style:text-properties style:font-name="Liberation Mono" fo:font-style="normal" fo:font-weight="normal" officeooo:rsid="00520c4a" style:font-style-asian="normal" style:font-weight-asian="normal" style:font-style-complex="normal" style:font-weight-complex="normal"/>
    </style:style>
    <style:style style:name="T325" style:family="text">
      <style:text-properties style:font-name="Liberation Mono" fo:font-style="normal" fo:font-weight="normal" officeooo:rsid="00533f7f" style:font-style-asian="normal" style:font-weight-asian="normal" style:font-style-complex="normal" style:font-weight-complex="normal"/>
    </style:style>
    <style:style style:name="T326" style:family="text">
      <style:text-properties style:font-name="Liberation Mono" fo:font-style="normal" fo:font-weight="normal" officeooo:rsid="0021eb5b" style:font-style-asian="normal" style:font-weight-asian="normal" style:font-style-complex="normal" style:font-weight-complex="normal"/>
    </style:style>
    <style:style style:name="T327" style:family="text">
      <style:text-properties style:font-name="Liberation Mono" fo:font-style="normal" fo:font-weight="normal" officeooo:rsid="005ef4aa" style:font-style-asian="normal" style:font-weight-asian="normal" style:font-style-complex="normal" style:font-weight-complex="normal"/>
    </style:style>
    <style:style style:name="T328" style:family="text">
      <style:text-properties style:font-name="Liberation Mono" fo:font-style="normal" fo:font-weight="normal" officeooo:rsid="005a4307" style:font-style-asian="normal" style:font-weight-asian="normal" style:font-style-complex="normal" style:font-weight-complex="normal"/>
    </style:style>
    <style:style style:name="T329" style:family="text">
      <style:text-properties style:font-name="Liberation Mono" fo:font-style="normal" fo:font-weight="normal" officeooo:rsid="0060c08f" style:font-style-asian="normal" style:font-weight-asian="normal" style:font-style-complex="normal" style:font-weight-complex="normal"/>
    </style:style>
    <style:style style:name="T330" style:family="text">
      <style:text-properties style:font-name="Liberation Mono" fo:font-style="normal" fo:font-weight="normal" officeooo:rsid="00623d93" style:font-style-asian="normal" style:font-weight-asian="normal" style:font-style-complex="normal" style:font-weight-complex="normal"/>
    </style:style>
    <style:style style:name="T331" style:family="text">
      <style:text-properties style:font-name="Liberation Mono" fo:font-style="normal" fo:font-weight="normal" officeooo:rsid="00bf31a1" style:font-style-asian="normal" style:font-weight-asian="normal" style:font-style-complex="normal" style:font-weight-complex="normal"/>
    </style:style>
    <style:style style:name="T332" style:family="text">
      <style:text-properties style:font-name="Liberation Mono" fo:font-style="normal" fo:font-weight="normal" officeooo:rsid="00bf5999" style:font-style-asian="normal" style:font-weight-asian="normal" style:font-style-complex="normal" style:font-weight-complex="normal"/>
    </style:style>
    <style:style style:name="T333" style:family="text">
      <style:text-properties style:font-name="Liberation Mono" fo:font-style="normal" fo:font-weight="normal" officeooo:rsid="00d0757c" style:font-style-asian="normal" style:font-weight-asian="normal" style:font-style-complex="normal" style:font-weight-complex="normal"/>
    </style:style>
    <style:style style:name="T334" style:family="text">
      <style:text-properties style:font-name="Liberation Mono" fo:font-style="normal" fo:font-weight="normal" officeooo:rsid="0026298c" style:font-style-asian="normal" style:font-weight-asian="normal" style:font-style-complex="normal" style:font-weight-complex="normal"/>
    </style:style>
    <style:style style:name="T335" style:family="text">
      <style:text-properties style:font-name="Liberation Mono" fo:font-style="normal" fo:font-weight="normal" officeooo:rsid="010c31ea" style:font-style-asian="normal" style:font-weight-asian="normal" style:font-style-complex="normal" style:font-weight-complex="normal"/>
    </style:style>
    <style:style style:name="T336" style:family="text">
      <style:text-properties style:font-name="Liberation Mono" fo:font-style="normal" fo:font-weight="normal" officeooo:rsid="00ff1e01" style:font-style-asian="normal" style:font-weight-asian="normal" style:font-style-complex="normal" style:font-weight-complex="normal"/>
    </style:style>
    <style:style style:name="T337" style:family="text">
      <style:text-properties style:font-name="Liberation Mono" fo:font-style="normal" fo:font-weight="normal" officeooo:rsid="013451cc" style:font-style-asian="normal" style:font-weight-asian="normal" style:font-style-complex="normal" style:font-weight-complex="normal"/>
    </style:style>
    <style:style style:name="T338" style:family="text">
      <style:text-properties style:font-name="Liberation Mono" fo:font-style="normal" fo:font-weight="normal" officeooo:rsid="015814be" style:font-style-asian="normal" style:font-weight-asian="normal" style:font-style-complex="normal" style:font-weight-complex="normal"/>
    </style:style>
    <style:style style:name="T339" style:family="text">
      <style:text-properties style:font-name="Liberation Mono" fo:font-style="normal" fo:font-weight="normal" officeooo:rsid="0065829e" fo:background-color="transparent" loext:char-shading-value="0" style:font-name-asian="Noto Sans Mono CJK SC" style:font-style-asian="normal" style:font-weight-asian="normal" style:font-name-complex="Liberation Mono" style:font-style-complex="normal" style:font-weight-complex="normal"/>
    </style:style>
    <style:style style:name="T340" style:family="text">
      <style:text-properties style:font-name="Liberation Mono" fo:font-style="normal" fo:font-weight="normal" officeooo:rsid="00623d93" fo:background-color="transparent" loext:char-shading-value="0" style:font-style-asian="normal" style:font-weight-asian="normal" style:font-style-complex="normal" style:font-weight-complex="normal"/>
    </style:style>
    <style:style style:name="T341" style:family="text">
      <style:text-properties style:font-name="Liberation Mono" fo:font-style="normal" fo:font-weight="normal" officeooo:rsid="005a4307" fo:background-color="transparent" loext:char-shading-value="0" style:font-style-asian="normal" style:font-weight-asian="normal" style:font-style-complex="normal" style:font-weight-complex="normal"/>
    </style:style>
    <style:style style:name="T342" style:family="text">
      <style:text-properties style:font-name="Liberation Mono" fo:font-style="normal" fo:font-weight="normal" officeooo:rsid="005ef4aa" fo:background-color="transparent" loext:char-shading-value="0" style:font-style-asian="normal" style:font-weight-asian="normal" style:font-style-complex="normal" style:font-weight-complex="normal"/>
    </style:style>
    <style:style style:name="T343" style:family="text">
      <style:text-properties style:font-name="Liberation Mono" fo:font-style="normal" fo:font-weight="normal" officeooo:rsid="0026298c" fo:background-color="transparent" loext:char-shading-value="0" style:font-style-asian="normal" style:font-weight-asian="normal" style:font-style-complex="normal" style:font-weight-complex="normal"/>
    </style:style>
    <style:style style:name="T344" style:family="text">
      <style:text-properties style:font-name="Liberation Mono" fo:font-style="normal" fo:font-weight="normal" officeooo:rsid="0075d9c9" fo:background-color="transparent" loext:char-shading-value="0" style:font-style-asian="normal" style:font-weight-asian="normal" style:font-style-complex="normal" style:font-weight-complex="normal"/>
    </style:style>
    <style:style style:name="T345" style:family="text">
      <style:text-properties style:font-name="Liberation Mono" fo:font-style="normal" fo:font-weight="normal" officeooo:rsid="00d0757c" fo:background-color="transparent" loext:char-shading-value="0" style:font-style-asian="normal" style:font-weight-asian="normal" style:font-style-complex="normal" style:font-weight-complex="normal"/>
    </style:style>
    <style:style style:name="T346" style:family="text">
      <style:text-properties style:font-name="Liberation Mono" fo:font-style="normal" fo:font-weight="normal" officeooo:rsid="00475eba" style:font-name-asian="Noto Serif CJK SC" style:font-style-asian="normal" style:font-weight-asian="normal" style:font-name-complex="Lohit Devanagari" style:font-style-complex="normal" style:font-weight-complex="normal"/>
    </style:style>
    <style:style style:name="T347" style:family="text">
      <style:text-properties style:font-name="Liberation Mono" fo:font-style="normal" fo:font-weight="normal" officeooo:rsid="004a94d4" style:font-name-asian="Noto Serif CJK SC" style:font-style-asian="normal" style:font-weight-asian="normal" style:font-name-complex="Lohit Devanagari" style:font-style-complex="normal" style:font-weight-complex="normal"/>
    </style:style>
    <style:style style:name="T348" style:family="text">
      <style:text-properties style:font-name="Liberation Mono" fo:font-style="normal" fo:font-weight="normal" officeooo:rsid="00c0fe7d" style:font-name-asian="Noto Serif CJK SC" style:font-style-asian="normal" style:font-weight-asian="normal" style:font-name-complex="Lohit Devanagari" style:font-style-complex="normal" style:font-weight-complex="normal"/>
    </style:style>
    <style:style style:name="T349" style:family="text">
      <style:text-properties style:font-name="Liberation Mono" fo:font-style="normal" fo:font-weight="normal" officeooo:rsid="014c68c4" style:font-name-asian="Noto Serif CJK SC" style:font-style-asian="normal" style:font-weight-asian="normal" style:font-name-complex="Lohit Devanagari" style:font-style-complex="normal" style:font-weight-complex="normal"/>
    </style:style>
    <style:style style:name="T350" style:family="text">
      <style:text-properties style:font-name="Liberation Mono" fo:font-style="normal" officeooo:rsid="001ab126" style:font-style-asian="normal" style:font-style-complex="normal"/>
    </style:style>
    <style:style style:name="T351" style:family="text">
      <style:text-properties style:font-name="Liberation Mono" fo:font-style="normal" officeooo:rsid="00475eba" style:font-style-asian="normal" style:font-style-complex="normal"/>
    </style:style>
    <style:style style:name="T352" style:family="text">
      <style:text-properties style:font-name="Liberation Mono" fo:font-style="normal" officeooo:rsid="008c4044" style:font-style-asian="normal" style:font-style-complex="normal"/>
    </style:style>
    <style:style style:name="T353" style:family="text">
      <style:text-properties style:font-name="Liberation Mono" fo:font-style="normal" officeooo:rsid="00b65f90" fo:background-color="transparent" loext:char-shading-value="0" style:font-style-asian="normal" style:font-style-complex="normal"/>
    </style:style>
    <style:style style:name="T354" style:family="text">
      <style:text-properties style:font-name="Liberation Mono" fo:font-style="normal" style:text-underline-style="none" fo:font-weight="normal" officeooo:rsid="0141e4e7" style:font-style-asian="normal" style:font-style-complex="normal"/>
    </style:style>
    <style:style style:name="T355" style:family="text">
      <style:text-properties style:font-name="Liberation Mono" fo:font-style="normal" style:text-underline-style="none" fo:font-weight="normal" officeooo:rsid="0155a9b6" style:font-style-asian="normal" style:font-weight-asian="normal" style:font-style-complex="normal" style:font-weight-complex="normal"/>
    </style:style>
    <style:style style:name="T356" style:family="text">
      <style:text-properties style:font-name="Liberation Mono" officeooo:rsid="002ddb06"/>
    </style:style>
    <style:style style:name="T357" style:family="text">
      <style:text-properties style:font-name="Liberation Mono" officeooo:rsid="00316e2f"/>
    </style:style>
    <style:style style:name="T358" style:family="text">
      <style:text-properties style:font-name="Liberation Mono" officeooo:rsid="0036e090"/>
    </style:style>
    <style:style style:name="T359" style:family="text">
      <style:text-properties style:font-name="Liberation Mono" officeooo:rsid="00423447"/>
    </style:style>
    <style:style style:name="T360" style:family="text">
      <style:text-properties style:font-name="Liberation Mono" officeooo:rsid="00430f38"/>
    </style:style>
    <style:style style:name="T361" style:family="text">
      <style:text-properties style:font-name="Liberation Mono" officeooo:rsid="00458bdd"/>
    </style:style>
    <style:style style:name="T362" style:family="text">
      <style:text-properties style:font-name="Liberation Mono" officeooo:rsid="001ab126"/>
    </style:style>
    <style:style style:name="T363" style:family="text">
      <style:text-properties style:font-name="Liberation Mono" officeooo:rsid="005183ad"/>
    </style:style>
    <style:style style:name="T364" style:family="text">
      <style:text-properties style:font-name="Liberation Mono" officeooo:rsid="00386f59"/>
    </style:style>
    <style:style style:name="T365" style:family="text">
      <style:text-properties style:font-name="Liberation Mono" officeooo:rsid="00407387"/>
    </style:style>
    <style:style style:name="T366" style:family="text">
      <style:text-properties style:font-name="Liberation Mono" officeooo:rsid="0041dd76"/>
    </style:style>
    <style:style style:name="T367" style:family="text">
      <style:text-properties style:font-name="Liberation Mono" officeooo:rsid="00511dca"/>
    </style:style>
    <style:style style:name="T368" style:family="text">
      <style:text-properties style:font-name="Liberation Mono" fo:font-size="10pt" fo:font-style="italic" officeooo:rsid="00533f7f" style:font-size-asian="10pt" style:font-style-asian="italic" style:font-size-complex="10pt" style:font-style-complex="italic"/>
    </style:style>
    <style:style style:name="T369" style:family="text">
      <style:text-properties style:font-name="Liberation Mono" fo:font-size="10pt" officeooo:rsid="00c0fe7d" style:font-size-asian="10pt" style:font-size-complex="10pt"/>
    </style:style>
    <style:style style:name="T370" style:family="text">
      <style:text-properties style:font-name="Liberation Mono" officeooo:rsid="00533f7f"/>
    </style:style>
    <style:style style:name="T371" style:family="text">
      <style:text-properties style:font-name="Liberation Mono" officeooo:rsid="00639429"/>
    </style:style>
    <style:style style:name="T372" style:family="text">
      <style:text-properties style:font-name="Liberation Mono" officeooo:rsid="0065829e"/>
    </style:style>
    <style:style style:name="T373" style:family="text">
      <style:text-properties style:font-name="Liberation Mono" officeooo:rsid="006c52fe"/>
    </style:style>
    <style:style style:name="T374" style:family="text">
      <style:text-properties style:font-name="Liberation Mono" officeooo:rsid="006c52fe" style:font-name-asian="Noto Serif CJK SC" style:font-name-complex="Lohit Devanagari"/>
    </style:style>
    <style:style style:name="T375" style:family="text">
      <style:text-properties style:font-name="Liberation Mono" officeooo:rsid="00d08155" style:font-name-asian="Noto Serif CJK SC" style:font-name-complex="Lohit Devanagari"/>
    </style:style>
    <style:style style:name="T376" style:family="text">
      <style:text-properties style:font-name="Liberation Mono" officeooo:rsid="006cdda6"/>
    </style:style>
    <style:style style:name="T377" style:family="text">
      <style:text-properties style:font-name="Liberation Mono" officeooo:rsid="0082d063"/>
    </style:style>
    <style:style style:name="T378" style:family="text">
      <style:text-properties style:font-name="Liberation Mono" officeooo:rsid="008a9df2"/>
    </style:style>
    <style:style style:name="T379" style:family="text">
      <style:text-properties style:font-name="Liberation Mono" officeooo:rsid="008c4044"/>
    </style:style>
    <style:style style:name="T380" style:family="text">
      <style:text-properties style:font-name="Liberation Mono" officeooo:rsid="008f9139"/>
    </style:style>
    <style:style style:name="T381" style:family="text">
      <style:text-properties style:font-name="Liberation Mono" officeooo:rsid="009110fe"/>
    </style:style>
    <style:style style:name="T382" style:family="text">
      <style:text-properties style:font-name="Liberation Mono" officeooo:rsid="0092f1bf"/>
    </style:style>
    <style:style style:name="T383" style:family="text">
      <style:text-properties style:font-name="Liberation Mono" officeooo:rsid="0092a1d5"/>
    </style:style>
    <style:style style:name="T384" style:family="text">
      <style:text-properties style:font-name="Liberation Mono" officeooo:rsid="0095298d"/>
    </style:style>
    <style:style style:name="T385" style:family="text">
      <style:text-properties style:font-name="Liberation Mono" officeooo:rsid="0095977d"/>
    </style:style>
    <style:style style:name="T386" style:family="text">
      <style:text-properties style:font-name="Liberation Mono" officeooo:rsid="009a56d1"/>
    </style:style>
    <style:style style:name="T387" style:family="text">
      <style:text-properties style:font-name="Liberation Mono" officeooo:rsid="00a72d13"/>
    </style:style>
    <style:style style:name="T388" style:family="text">
      <style:text-properties style:font-name="Liberation Mono" officeooo:rsid="00a5122e"/>
    </style:style>
    <style:style style:name="T389" style:family="text">
      <style:text-properties style:font-name="Liberation Mono" officeooo:rsid="00a59778"/>
    </style:style>
    <style:style style:name="T390" style:family="text">
      <style:text-properties style:font-name="Liberation Mono" officeooo:rsid="00a87411"/>
    </style:style>
    <style:style style:name="T391" style:family="text">
      <style:text-properties style:font-name="Liberation Mono" officeooo:rsid="00a9884c"/>
    </style:style>
    <style:style style:name="T392" style:family="text">
      <style:text-properties style:font-name="Liberation Mono" officeooo:rsid="0060c08f"/>
    </style:style>
    <style:style style:name="T393" style:family="text">
      <style:text-properties style:font-name="Liberation Mono" officeooo:rsid="00bf5999"/>
    </style:style>
    <style:style style:name="T394" style:family="text">
      <style:text-properties style:font-name="Liberation Mono" officeooo:rsid="0029f644"/>
    </style:style>
    <style:style style:name="T395" style:family="text">
      <style:text-properties style:font-name="Liberation Mono" officeooo:rsid="00ae4309"/>
    </style:style>
    <style:style style:name="T396" style:family="text">
      <style:text-properties style:font-name="Liberation Mono" fo:background-color="transparent" loext:char-shading-value="0"/>
    </style:style>
    <style:style style:name="T397" style:family="text">
      <style:text-properties style:font-name="Liberation Mono" officeooo:rsid="00ae4309" fo:background-color="transparent" loext:char-shading-value="0"/>
    </style:style>
    <style:style style:name="T398" style:family="text">
      <style:text-properties style:font-name="Liberation Mono" officeooo:rsid="00d0757c"/>
    </style:style>
    <style:style style:name="T399" style:family="text">
      <style:text-properties style:font-name="Liberation Mono" officeooo:rsid="00d08155"/>
    </style:style>
    <style:style style:name="T400" style:family="text">
      <style:text-properties style:font-name="Liberation Mono" officeooo:rsid="00d48e80"/>
    </style:style>
    <style:style style:name="T401" style:family="text">
      <style:text-properties style:font-name="Liberation Mono" officeooo:rsid="00d91421"/>
    </style:style>
    <style:style style:name="T402" style:family="text">
      <style:text-properties style:font-name="Liberation Mono" officeooo:rsid="00dfdc1f"/>
    </style:style>
    <style:style style:name="T403" style:family="text">
      <style:text-properties style:font-name="Liberation Mono" officeooo:rsid="00e91fd0"/>
    </style:style>
    <style:style style:name="T404" style:family="text">
      <style:text-properties style:font-name="Liberation Mono" officeooo:rsid="00f4cb91"/>
    </style:style>
    <style:style style:name="T405" style:family="text">
      <style:text-properties style:font-name="Liberation Mono" officeooo:rsid="00f68b3e"/>
    </style:style>
    <style:style style:name="T406" style:family="text">
      <style:text-properties style:font-name="Liberation Mono" officeooo:rsid="00f86058"/>
    </style:style>
    <style:style style:name="T407" style:family="text">
      <style:text-properties style:font-name="Liberation Mono" officeooo:rsid="00f97740"/>
    </style:style>
    <style:style style:name="T408" style:family="text">
      <style:text-properties style:font-name="Liberation Mono" officeooo:rsid="00fae77e"/>
    </style:style>
    <style:style style:name="T409" style:family="text">
      <style:text-properties style:font-name="Liberation Mono" officeooo:rsid="0106814d"/>
    </style:style>
    <style:style style:name="T410" style:family="text">
      <style:text-properties style:font-name="Liberation Mono" officeooo:rsid="0103159b"/>
    </style:style>
    <style:style style:name="T411" style:family="text">
      <style:text-properties style:font-name="Liberation Mono" officeooo:rsid="0121262a"/>
    </style:style>
    <style:style style:name="T412" style:family="text">
      <style:text-properties style:font-name="Liberation Mono" officeooo:rsid="004d7f4a"/>
    </style:style>
    <style:style style:name="T413" style:family="text">
      <style:text-properties style:font-name="Liberation Mono" officeooo:rsid="01216c89"/>
    </style:style>
    <style:style style:name="T414" style:family="text">
      <style:text-properties style:font-name="Liberation Mono" officeooo:rsid="01298249"/>
    </style:style>
    <style:style style:name="T415" style:family="text">
      <style:text-properties style:font-name="Liberation Mono" officeooo:rsid="012a0ce7"/>
    </style:style>
    <style:style style:name="T416" style:family="text">
      <style:text-properties style:font-name="Liberation Mono" officeooo:rsid="0135b2c6"/>
    </style:style>
    <style:style style:name="T417" style:family="text">
      <style:text-properties style:font-name="Liberation Mono" officeooo:rsid="0139b6ae"/>
    </style:style>
    <style:style style:name="T418" style:family="text">
      <style:text-properties style:font-name="Liberation Mono" officeooo:rsid="0143ba82"/>
    </style:style>
    <style:style style:name="T419" style:family="text">
      <style:text-properties style:font-name="Liberation Mono" officeooo:rsid="014748bc"/>
    </style:style>
    <style:style style:name="T420" style:family="text">
      <style:text-properties style:font-name="Liberation Mono" style:text-underline-style="solid" style:text-underline-width="auto" style:text-underline-color="font-color" fo:font-weight="normal" officeooo:rsid="01501e5c" style:font-weight-asian="normal" style:font-weight-complex="normal"/>
    </style:style>
    <style:style style:name="T421" style:family="text">
      <style:text-properties style:font-name="Liberation Mono" officeooo:rsid="0155a9b6"/>
    </style:style>
    <style:style style:name="T422" style:family="text">
      <style:text-properties style:font-name="Liberation Mono" officeooo:rsid="015c2176"/>
    </style:style>
    <style:style style:name="T423" style:family="text">
      <style:text-properties style:font-name="Liberation Mono" officeooo:rsid="015dcfa0"/>
    </style:style>
    <style:style style:name="T424" style:family="text">
      <style:text-properties style:font-name="Liberation Mono" officeooo:rsid="0169ff36"/>
    </style:style>
    <style:style style:name="T425" style:family="text">
      <style:text-properties style:font-name="Liberation Mono" officeooo:rsid="0172f582"/>
    </style:style>
    <style:style style:name="T426" style:family="text">
      <style:text-properties style:font-name="Liberation Mono" fo:font-size="9pt" fo:font-weight="normal" officeooo:rsid="0109bb94" style:font-size-asian="9pt" style:font-weight-asian="normal" style:font-size-complex="9pt" style:font-weight-complex="normal"/>
    </style:style>
    <style:style style:name="T427" style:family="text">
      <style:text-properties style:font-name="Liberation Mono" fo:font-size="9pt" fo:font-weight="normal" officeooo:rsid="013777d6" style:font-size-asian="9pt" style:font-weight-asian="normal" style:font-size-complex="9pt" style:font-weight-complex="normal"/>
    </style:style>
    <style:style style:name="T428" style:family="text">
      <style:text-properties style:font-name="Liberation Mono" fo:font-size="9pt" fo:font-weight="normal" officeooo:rsid="010db407" style:font-size-asian="9pt" style:font-weight-asian="normal" style:font-size-complex="9pt" style:font-weight-complex="normal"/>
    </style:style>
    <style:style style:name="T429" style:family="text">
      <style:text-properties style:font-name="Liberation Mono" fo:font-size="9pt" fo:font-style="italic" fo:font-weight="normal" officeooo:rsid="01384811" style:font-size-asian="9pt" style:font-style-asian="italic" style:font-weight-asian="normal" style:font-size-complex="9pt" style:font-style-complex="italic" style:font-weight-complex="normal"/>
    </style:style>
    <style:style style:name="T430" style:family="text">
      <style:text-properties style:font-name="Liberation Mono" fo:font-size="9pt" style:font-size-asian="9pt" style:font-size-complex="9pt"/>
    </style:style>
    <style:style style:name="T431" style:family="text">
      <style:text-properties style:font-name="Liberation Mono" fo:font-size="9pt" officeooo:rsid="016c9007" style:font-size-asian="9pt" style:font-size-complex="9pt"/>
    </style:style>
    <style:style style:name="T432" style:family="text">
      <style:text-properties style:font-name="Liberation Mono" fo:font-size="9pt" officeooo:rsid="017a2438" style:font-size-asian="9pt" style:font-size-complex="9pt"/>
    </style:style>
    <style:style style:name="T433" style:family="text">
      <style:text-properties style:font-name="Liberation Mono" fo:font-size="9pt" officeooo:rsid="017a59c9" style:font-size-asian="9pt" style:font-size-complex="9pt"/>
    </style:style>
    <style:style style:name="T434" style:family="text">
      <style:text-properties style:font-name="Liberation Mono" fo:font-size="9pt" officeooo:rsid="017b5194" style:font-size-asian="9pt" style:font-size-complex="9pt"/>
    </style:style>
    <style:style style:name="T435" style:family="text">
      <style:text-properties style:font-name="Liberation Mono" fo:font-size="9pt" officeooo:rsid="017ca637" style:font-size-asian="9pt" style:font-size-complex="9pt"/>
    </style:style>
    <style:style style:name="T436" style:family="text">
      <style:text-properties style:font-name="Liberation Mono" fo:font-size="9pt" style:text-underline-style="none" officeooo:rsid="017a4547" style:font-size-asian="9pt" style:font-size-complex="9pt"/>
    </style:style>
    <style:style style:name="T437" style:family="text">
      <style:text-properties style:font-name="Liberation Mono" fo:font-size="9pt" style:text-underline-style="none" officeooo:rsid="0184249b" style:font-size-asian="9pt" style:font-size-complex="9pt"/>
    </style:style>
    <style:style style:name="T438" style:family="text">
      <style:text-properties style:font-name="Liberation Mono" officeooo:rsid="008e0a0b"/>
    </style:style>
    <style:style style:name="T439" style:family="text">
      <style:text-properties style:font-name="Liberation Mono" officeooo:rsid="0180f0cb"/>
    </style:style>
    <style:style style:name="T440" style:family="text">
      <style:text-properties style:font-name="Liberation Mono" officeooo:rsid="0189a659"/>
    </style:style>
    <style:style style:name="T441" style:family="text">
      <style:text-properties style:font-name="Liberation Mono" officeooo:rsid="018807dd"/>
    </style:style>
    <style:style style:name="T442" style:family="text">
      <style:text-properties style:font-name="Liberation Mono" officeooo:rsid="01945c60"/>
    </style:style>
    <style:style style:name="T443" style:family="text">
      <style:text-properties style:font-name="Liberation Mono" officeooo:rsid="019eb444"/>
    </style:style>
    <style:style style:name="T444" style:family="text">
      <style:text-properties style:font-name="Liberation Mono" officeooo:rsid="01a09110"/>
    </style:style>
    <style:style style:name="T445" style:family="text">
      <style:text-properties style:font-name="Liberation Serif"/>
    </style:style>
    <style:style style:name="T446" style:family="text">
      <style:text-properties style:font-name="Liberation Serif" fo:font-weight="normal" officeooo:rsid="00091693" style:font-weight-asian="normal" style:font-weight-complex="normal"/>
    </style:style>
    <style:style style:name="T447" style:family="text">
      <style:text-properties style:font-name="Liberation Serif" fo:font-weight="normal" officeooo:rsid="000a7edb" style:font-weight-asian="normal" style:font-weight-complex="normal"/>
    </style:style>
    <style:style style:name="T448" style:family="text">
      <style:text-properties style:font-name="Liberation Serif" fo:font-weight="normal" officeooo:rsid="000c5ed4" style:font-weight-asian="normal" style:font-weight-complex="normal"/>
    </style:style>
    <style:style style:name="T449" style:family="text">
      <style:text-properties style:font-name="Liberation Serif" fo:font-weight="normal" officeooo:rsid="000e1031" style:font-weight-asian="normal" style:font-weight-complex="normal"/>
    </style:style>
    <style:style style:name="T450" style:family="text">
      <style:text-properties style:font-name="Liberation Serif" fo:font-weight="normal" officeooo:rsid="001b08e3" style:font-weight-asian="normal" style:font-weight-complex="normal"/>
    </style:style>
    <style:style style:name="T451" style:family="text">
      <style:text-properties style:font-name="Liberation Serif" fo:font-weight="normal" officeooo:rsid="0021eb5b" style:font-weight-asian="normal" style:font-weight-complex="normal"/>
    </style:style>
    <style:style style:name="T452" style:family="text">
      <style:text-properties style:font-name="Liberation Serif" fo:font-weight="normal" officeooo:rsid="0023372a" style:font-weight-asian="normal" style:font-weight-complex="normal"/>
    </style:style>
    <style:style style:name="T453" style:family="text">
      <style:text-properties style:font-name="Liberation Serif" fo:font-weight="normal" officeooo:rsid="00245b8e" style:font-weight-asian="normal" style:font-weight-complex="normal"/>
    </style:style>
    <style:style style:name="T454" style:family="text">
      <style:text-properties style:font-name="Liberation Serif" fo:font-weight="normal" officeooo:rsid="0026298c" style:font-weight-asian="normal" style:font-weight-complex="normal"/>
    </style:style>
    <style:style style:name="T455" style:family="text">
      <style:text-properties style:font-name="Liberation Serif" fo:font-weight="normal" officeooo:rsid="00269f60" style:font-weight-asian="normal" style:font-weight-complex="normal"/>
    </style:style>
    <style:style style:name="T456" style:family="text">
      <style:text-properties style:font-name="Liberation Serif" fo:font-weight="normal" officeooo:rsid="002844e7" style:font-weight-asian="normal" style:font-weight-complex="normal"/>
    </style:style>
    <style:style style:name="T457" style:family="text">
      <style:text-properties style:font-name="Liberation Serif" fo:font-weight="normal" officeooo:rsid="002b262d" style:font-weight-asian="normal" style:font-weight-complex="normal"/>
    </style:style>
    <style:style style:name="T458" style:family="text">
      <style:text-properties style:font-name="Liberation Serif" fo:font-weight="normal" officeooo:rsid="002dc29f" style:font-weight-asian="normal" style:font-weight-complex="normal"/>
    </style:style>
    <style:style style:name="T459" style:family="text">
      <style:text-properties style:font-name="Liberation Serif" fo:font-weight="normal" officeooo:rsid="0031271b" style:font-weight-asian="normal" style:font-weight-complex="normal"/>
    </style:style>
    <style:style style:name="T460" style:family="text">
      <style:text-properties style:font-name="Liberation Serif" fo:font-weight="normal" officeooo:rsid="00316e2f" style:font-weight-asian="normal" style:font-weight-complex="normal"/>
    </style:style>
    <style:style style:name="T461" style:family="text">
      <style:text-properties style:font-name="Liberation Serif" fo:font-weight="normal" officeooo:rsid="0032e27b" style:font-weight-asian="normal" style:font-weight-complex="normal"/>
    </style:style>
    <style:style style:name="T462" style:family="text">
      <style:text-properties style:font-name="Liberation Serif" fo:font-weight="normal" officeooo:rsid="0033793f" style:font-weight-asian="normal" style:font-weight-complex="normal"/>
    </style:style>
    <style:style style:name="T463" style:family="text">
      <style:text-properties style:font-name="Liberation Serif" fo:font-weight="normal" officeooo:rsid="004418a7" style:font-weight-asian="normal" style:font-weight-complex="normal"/>
    </style:style>
    <style:style style:name="T464" style:family="text">
      <style:text-properties style:font-name="Liberation Serif" fo:font-weight="normal" officeooo:rsid="004a94d4" style:font-weight-asian="normal" style:font-weight-complex="normal"/>
    </style:style>
    <style:style style:name="T465" style:family="text">
      <style:text-properties style:font-name="Liberation Serif" fo:font-weight="normal" officeooo:rsid="0051c690" style:font-weight-asian="normal" style:font-weight-complex="normal"/>
    </style:style>
    <style:style style:name="T466" style:family="text">
      <style:text-properties style:font-name="Liberation Serif" fo:font-weight="normal" officeooo:rsid="00520c4a" style:font-weight-asian="normal" style:font-weight-complex="normal"/>
    </style:style>
    <style:style style:name="T467" style:family="text">
      <style:text-properties style:font-name="Liberation Serif" fo:font-weight="normal" officeooo:rsid="0055dee5" style:font-weight-asian="normal" style:font-weight-complex="normal"/>
    </style:style>
    <style:style style:name="T468" style:family="text">
      <style:text-properties style:font-name="Liberation Serif" fo:font-weight="normal" officeooo:rsid="0057a46d" style:font-weight-asian="normal" style:font-weight-complex="normal"/>
    </style:style>
    <style:style style:name="T469" style:family="text">
      <style:text-properties style:font-name="Liberation Serif" fo:font-weight="normal" officeooo:rsid="005a4307" style:font-weight-asian="normal" style:font-weight-complex="normal"/>
    </style:style>
    <style:style style:name="T470" style:family="text">
      <style:text-properties style:font-name="Liberation Serif" fo:font-weight="normal" officeooo:rsid="005be7a2" style:font-weight-asian="normal" style:font-weight-complex="normal"/>
    </style:style>
    <style:style style:name="T471" style:family="text">
      <style:text-properties style:font-name="Liberation Serif" fo:font-weight="normal" officeooo:rsid="005d4783" style:font-weight-asian="normal" style:font-weight-complex="normal"/>
    </style:style>
    <style:style style:name="T472" style:family="text">
      <style:text-properties style:font-name="Liberation Serif" fo:font-weight="normal" officeooo:rsid="00606212" style:font-weight-asian="normal" style:font-weight-complex="normal"/>
    </style:style>
    <style:style style:name="T473" style:family="text">
      <style:text-properties style:font-name="Liberation Serif" fo:font-weight="normal" officeooo:rsid="0060a358" style:font-weight-asian="normal" style:font-weight-complex="normal"/>
    </style:style>
    <style:style style:name="T474" style:family="text">
      <style:text-properties style:font-name="Liberation Serif" fo:font-weight="normal" officeooo:rsid="004c8bd1" style:font-weight-asian="normal" style:font-weight-complex="normal"/>
    </style:style>
    <style:style style:name="T475" style:family="text">
      <style:text-properties style:font-name="Liberation Serif" fo:font-weight="normal" officeooo:rsid="00639429" style:font-weight-asian="normal" style:font-weight-complex="normal"/>
    </style:style>
    <style:style style:name="T476" style:family="text">
      <style:text-properties style:font-name="Liberation Serif" fo:font-weight="normal" officeooo:rsid="00772ae2" style:font-weight-asian="normal" style:font-weight-complex="normal"/>
    </style:style>
    <style:style style:name="T477" style:family="text">
      <style:text-properties style:font-name="Liberation Serif" fo:font-weight="normal" officeooo:rsid="0098da3a" style:font-weight-asian="normal" style:font-weight-complex="normal"/>
    </style:style>
    <style:style style:name="T478" style:family="text">
      <style:text-properties style:font-name="Liberation Serif" fo:font-weight="normal" officeooo:rsid="009a15b6" style:font-weight-asian="normal" style:font-weight-complex="normal"/>
    </style:style>
    <style:style style:name="T479" style:family="text">
      <style:text-properties style:font-name="Liberation Serif" fo:font-weight="normal" officeooo:rsid="009642b1" style:font-weight-asian="normal" style:font-weight-complex="normal"/>
    </style:style>
    <style:style style:name="T480" style:family="text">
      <style:text-properties style:font-name="Liberation Serif" fo:font-weight="normal" officeooo:rsid="0097d2bc" style:font-weight-asian="normal" style:font-weight-complex="normal"/>
    </style:style>
    <style:style style:name="T481" style:family="text">
      <style:text-properties style:font-name="Liberation Serif" fo:font-weight="normal" officeooo:rsid="009a56d1" style:font-weight-asian="normal" style:font-weight-complex="normal"/>
    </style:style>
    <style:style style:name="T482" style:family="text">
      <style:text-properties style:font-name="Liberation Serif" fo:font-weight="normal" officeooo:rsid="009b6741" style:font-weight-asian="normal" style:font-weight-complex="normal"/>
    </style:style>
    <style:style style:name="T483" style:family="text">
      <style:text-properties style:font-name="Liberation Serif" fo:font-weight="normal" officeooo:rsid="009d2bca" style:font-weight-asian="normal" style:font-weight-complex="normal"/>
    </style:style>
    <style:style style:name="T484" style:family="text">
      <style:text-properties style:font-name="Liberation Serif" fo:font-weight="normal" officeooo:rsid="009e607c" style:font-weight-asian="normal" style:font-weight-complex="normal"/>
    </style:style>
    <style:style style:name="T485" style:family="text">
      <style:text-properties style:font-name="Liberation Serif" fo:font-weight="normal" officeooo:rsid="00a0f6c7" style:font-weight-asian="normal" style:font-weight-complex="normal"/>
    </style:style>
    <style:style style:name="T486" style:family="text">
      <style:text-properties style:font-name="Liberation Serif" fo:font-weight="normal" officeooo:rsid="001d00ea" style:font-weight-asian="normal" style:font-weight-complex="normal"/>
    </style:style>
    <style:style style:name="T487" style:family="text">
      <style:text-properties style:font-name="Liberation Serif" fo:font-weight="normal" officeooo:rsid="000ee962" style:font-weight-asian="normal" style:font-weight-complex="normal"/>
    </style:style>
    <style:style style:name="T488" style:family="text">
      <style:text-properties style:font-name="Liberation Serif" fo:font-weight="normal" officeooo:rsid="000fee28" style:font-weight-asian="normal" style:font-weight-complex="normal"/>
    </style:style>
    <style:style style:name="T489" style:family="text">
      <style:text-properties style:font-name="Liberation Serif" fo:font-weight="normal" officeooo:rsid="0011e92a" style:font-weight-asian="normal" style:font-weight-complex="normal"/>
    </style:style>
    <style:style style:name="T490" style:family="text">
      <style:text-properties style:font-name="Liberation Serif" fo:font-weight="normal" officeooo:rsid="00a5122e" style:font-weight-asian="normal" style:font-weight-complex="normal"/>
    </style:style>
    <style:style style:name="T491" style:family="text">
      <style:text-properties style:font-name="Liberation Serif" fo:font-weight="normal" officeooo:rsid="00ab45da" style:font-weight-asian="normal" style:font-weight-complex="normal"/>
    </style:style>
    <style:style style:name="T492" style:family="text">
      <style:text-properties style:font-name="Liberation Serif" fo:font-weight="normal" officeooo:rsid="00abfc38" style:font-weight-asian="normal" style:font-weight-complex="normal"/>
    </style:style>
    <style:style style:name="T493" style:family="text">
      <style:text-properties style:font-name="Liberation Serif" fo:font-weight="normal" officeooo:rsid="00ae4309" style:font-weight-asian="normal" style:font-weight-complex="normal"/>
    </style:style>
    <style:style style:name="T494" style:family="text">
      <style:text-properties style:font-name="Liberation Serif" fo:font-weight="normal" officeooo:rsid="00aef777" style:font-weight-asian="normal" style:font-weight-complex="normal"/>
    </style:style>
    <style:style style:name="T495" style:family="text">
      <style:text-properties style:font-name="Liberation Serif" fo:font-weight="normal" officeooo:rsid="00b2c6a9" style:font-weight-asian="normal" style:font-weight-complex="normal"/>
    </style:style>
    <style:style style:name="T496" style:family="text">
      <style:text-properties style:font-name="Liberation Serif" fo:font-weight="normal" officeooo:rsid="00b42614" style:font-weight-asian="normal" style:font-weight-complex="normal"/>
    </style:style>
    <style:style style:name="T497" style:family="text">
      <style:text-properties style:font-name="Liberation Serif" fo:font-weight="normal" officeooo:rsid="00b64216" style:font-weight-asian="normal" style:font-weight-complex="normal"/>
    </style:style>
    <style:style style:name="T498" style:family="text">
      <style:text-properties style:font-name="Liberation Serif" fo:font-weight="normal" officeooo:rsid="00b8c111" style:font-weight-asian="normal" style:font-weight-complex="normal"/>
    </style:style>
    <style:style style:name="T499" style:family="text">
      <style:text-properties style:font-name="Liberation Serif" fo:font-weight="normal" officeooo:rsid="00be2efd" style:font-weight-asian="normal" style:font-weight-complex="normal"/>
    </style:style>
    <style:style style:name="T500" style:family="text">
      <style:text-properties style:font-name="Liberation Serif" fo:font-weight="normal" officeooo:rsid="00bf31a1" style:font-weight-asian="normal" style:font-weight-complex="normal"/>
    </style:style>
    <style:style style:name="T501" style:family="text">
      <style:text-properties style:font-name="Liberation Serif" fo:font-weight="normal" officeooo:rsid="00c1e21b" style:font-weight-asian="normal" style:font-weight-complex="normal"/>
    </style:style>
    <style:style style:name="T502" style:family="text">
      <style:text-properties style:font-name="Liberation Serif" fo:font-weight="normal" officeooo:rsid="00c6e2d0" style:font-weight-asian="normal" style:font-weight-complex="normal"/>
    </style:style>
    <style:style style:name="T503" style:family="text">
      <style:text-properties style:font-name="Liberation Serif" fo:font-weight="normal" officeooo:rsid="00d1ce43" style:font-weight-asian="normal" style:font-weight-complex="normal"/>
    </style:style>
    <style:style style:name="T504" style:family="text">
      <style:text-properties style:font-name="Liberation Serif" fo:font-weight="normal" officeooo:rsid="00d48e80" style:font-weight-asian="normal" style:font-weight-complex="normal"/>
    </style:style>
    <style:style style:name="T505" style:family="text">
      <style:text-properties style:font-name="Liberation Serif" fo:font-weight="normal" officeooo:rsid="00d60c1c" style:font-weight-asian="normal" style:font-weight-complex="normal"/>
    </style:style>
    <style:style style:name="T506" style:family="text">
      <style:text-properties style:font-name="Liberation Serif" fo:font-weight="normal" officeooo:rsid="00d7631b" style:font-weight-asian="normal" style:font-weight-complex="normal"/>
    </style:style>
    <style:style style:name="T507" style:family="text">
      <style:text-properties style:font-name="Liberation Serif" fo:font-weight="normal" officeooo:rsid="00d91421" style:font-weight-asian="normal" style:font-weight-complex="normal"/>
    </style:style>
    <style:style style:name="T508" style:family="text">
      <style:text-properties style:font-name="Liberation Serif" fo:font-weight="normal" officeooo:rsid="000e1e0f" style:font-weight-asian="normal" style:font-weight-complex="normal"/>
    </style:style>
    <style:style style:name="T509" style:family="text">
      <style:text-properties style:font-name="Liberation Serif" fo:font-weight="normal" officeooo:rsid="00c91589" style:font-weight-asian="normal" style:font-weight-complex="normal"/>
    </style:style>
    <style:style style:name="T510" style:family="text">
      <style:text-properties style:font-name="Liberation Serif" fo:font-weight="normal" officeooo:rsid="00cb04db" style:font-weight-asian="normal" style:font-weight-complex="normal"/>
    </style:style>
    <style:style style:name="T511" style:family="text">
      <style:text-properties style:font-name="Liberation Serif" fo:font-weight="normal" officeooo:rsid="00ccf29c" style:font-weight-asian="normal" style:font-weight-complex="normal"/>
    </style:style>
    <style:style style:name="T512" style:family="text">
      <style:text-properties style:font-name="Liberation Serif" fo:font-weight="normal" officeooo:rsid="00d2a364" style:font-weight-asian="normal" style:font-weight-complex="normal"/>
    </style:style>
    <style:style style:name="T513" style:family="text">
      <style:text-properties style:font-name="Liberation Serif" fo:font-weight="normal" officeooo:rsid="00e4e700" style:font-weight-asian="normal" style:font-weight-complex="normal"/>
    </style:style>
    <style:style style:name="T514" style:family="text">
      <style:text-properties style:font-name="Liberation Serif" fo:font-weight="normal" officeooo:rsid="00e825ed" style:font-weight-asian="normal" style:font-weight-complex="normal"/>
    </style:style>
    <style:style style:name="T515" style:family="text">
      <style:text-properties style:font-name="Liberation Serif" fo:font-weight="normal" officeooo:rsid="00e91fd0" style:font-weight-asian="normal" style:font-weight-complex="normal"/>
    </style:style>
    <style:style style:name="T516" style:family="text">
      <style:text-properties style:font-name="Liberation Serif" fo:font-weight="normal" officeooo:rsid="00e9627c" style:font-weight-asian="normal" style:font-weight-complex="normal"/>
    </style:style>
    <style:style style:name="T517" style:family="text">
      <style:text-properties style:font-name="Liberation Serif" fo:font-weight="normal" officeooo:rsid="00ec7fde" style:font-weight-asian="normal" style:font-weight-complex="normal"/>
    </style:style>
    <style:style style:name="T518" style:family="text">
      <style:text-properties style:font-name="Liberation Serif" fo:font-weight="normal" officeooo:rsid="00ee9cc6" style:font-weight-asian="normal" style:font-weight-complex="normal"/>
    </style:style>
    <style:style style:name="T519" style:family="text">
      <style:text-properties style:font-name="Liberation Serif" fo:font-weight="normal" officeooo:rsid="00fe4d13" style:font-weight-asian="normal" style:font-weight-complex="normal"/>
    </style:style>
    <style:style style:name="T520" style:family="text">
      <style:text-properties style:font-name="Liberation Serif" fo:font-weight="normal" officeooo:rsid="00ff1e01" style:font-weight-asian="normal" style:font-weight-complex="normal"/>
    </style:style>
    <style:style style:name="T521" style:family="text">
      <style:text-properties style:font-name="Liberation Serif" fo:font-weight="normal" officeooo:rsid="00fcc291" style:font-weight-asian="normal" style:font-weight-complex="normal"/>
    </style:style>
    <style:style style:name="T522" style:family="text">
      <style:text-properties style:font-name="Liberation Serif" fo:font-weight="normal" officeooo:rsid="01082d0e" style:font-weight-asian="normal" style:font-weight-complex="normal"/>
    </style:style>
    <style:style style:name="T523" style:family="text">
      <style:text-properties style:font-name="Liberation Serif" fo:font-weight="normal" officeooo:rsid="0112576a" style:font-weight-asian="normal" style:font-weight-complex="normal"/>
    </style:style>
    <style:style style:name="T524" style:family="text">
      <style:text-properties style:font-name="Liberation Serif" fo:font-weight="normal" officeooo:rsid="010db407" style:font-weight-asian="normal" style:font-weight-complex="normal"/>
    </style:style>
    <style:style style:name="T525" style:family="text">
      <style:text-properties style:font-name="Liberation Serif" fo:font-weight="normal" officeooo:rsid="01125dee" style:font-weight-asian="normal" style:font-weight-complex="normal"/>
    </style:style>
    <style:style style:name="T526" style:family="text">
      <style:text-properties style:font-name="Liberation Serif" fo:font-weight="normal" officeooo:rsid="011fa810" style:font-weight-asian="normal" style:font-weight-complex="normal"/>
    </style:style>
    <style:style style:name="T527" style:family="text">
      <style:text-properties style:font-name="Liberation Serif" fo:font-weight="normal" officeooo:rsid="0121262a" style:font-weight-asian="normal" style:font-weight-complex="normal"/>
    </style:style>
    <style:style style:name="T528" style:family="text">
      <style:text-properties style:font-name="Liberation Serif" fo:font-weight="normal" officeooo:rsid="01229fd8" style:font-weight-asian="normal" style:font-weight-complex="normal"/>
    </style:style>
    <style:style style:name="T529" style:family="text">
      <style:text-properties style:font-name="Liberation Serif" fo:font-weight="normal" officeooo:rsid="01312c74" style:font-weight-asian="normal" style:font-weight-complex="normal"/>
    </style:style>
    <style:style style:name="T530" style:family="text">
      <style:text-properties style:font-name="Liberation Serif" fo:font-weight="normal" officeooo:rsid="01328f4e" style:font-weight-asian="normal" style:font-weight-complex="normal"/>
    </style:style>
    <style:style style:name="T531" style:family="text">
      <style:text-properties style:font-name="Liberation Serif" fo:font-weight="normal" officeooo:rsid="013451cc" style:font-weight-asian="normal" style:font-weight-complex="normal"/>
    </style:style>
    <style:style style:name="T532" style:family="text">
      <style:text-properties style:font-name="Liberation Serif" fo:font-weight="normal" officeooo:rsid="013777d6" style:font-weight-asian="normal" style:font-weight-complex="normal"/>
    </style:style>
    <style:style style:name="T533" style:family="text">
      <style:text-properties style:font-name="Liberation Serif" fo:font-weight="normal" officeooo:rsid="01384811" style:font-weight-asian="normal" style:font-weight-complex="normal"/>
    </style:style>
    <style:style style:name="T534" style:family="text">
      <style:text-properties style:font-name="Liberation Serif" fo:font-weight="normal" officeooo:rsid="0138537e" style:font-weight-asian="normal" style:font-weight-complex="normal"/>
    </style:style>
    <style:style style:name="T535" style:family="text">
      <style:text-properties style:font-name="Liberation Serif" fo:font-weight="normal" officeooo:rsid="013917e0" style:font-weight-asian="normal" style:font-weight-complex="normal"/>
    </style:style>
    <style:style style:name="T536" style:family="text">
      <style:text-properties style:font-name="Liberation Serif" fo:font-weight="normal" officeooo:rsid="013a8ea0" style:font-weight-asian="normal" style:font-weight-complex="normal"/>
    </style:style>
    <style:style style:name="T537" style:family="text">
      <style:text-properties style:font-name="Liberation Serif" fo:font-weight="normal" officeooo:rsid="014a7b0e" style:font-weight-asian="normal" style:font-weight-complex="normal"/>
    </style:style>
    <style:style style:name="T538" style:family="text">
      <style:text-properties style:font-name="Liberation Serif" fo:font-weight="normal" officeooo:rsid="014b2f45" style:font-weight-asian="normal" style:font-weight-complex="normal"/>
    </style:style>
    <style:style style:name="T539" style:family="text">
      <style:text-properties style:font-name="Liberation Serif" fo:font-weight="normal" officeooo:rsid="015dcfa0" style:font-weight-asian="normal" style:font-weight-complex="normal"/>
    </style:style>
    <style:style style:name="T540" style:family="text">
      <style:text-properties style:font-name="Liberation Serif" fo:font-weight="normal" officeooo:rsid="0158eefb" style:font-weight-asian="normal" style:font-weight-complex="normal"/>
    </style:style>
    <style:style style:name="T541" style:family="text">
      <style:text-properties style:font-name="Liberation Serif" fo:font-weight="normal" officeooo:rsid="015917bc" style:font-weight-asian="normal" style:font-weight-complex="normal"/>
    </style:style>
    <style:style style:name="T542" style:family="text">
      <style:text-properties style:font-name="Liberation Serif" fo:font-weight="normal" officeooo:rsid="0159cfa3" style:font-weight-asian="normal" style:font-weight-complex="normal"/>
    </style:style>
    <style:style style:name="T543" style:family="text">
      <style:text-properties style:font-name="Liberation Serif" fo:font-weight="normal" officeooo:rsid="015c2176" style:font-weight-asian="normal" style:font-weight-complex="normal"/>
    </style:style>
    <style:style style:name="T544" style:family="text">
      <style:text-properties style:font-name="Liberation Serif" fo:font-weight="normal" officeooo:rsid="015fc71f" style:font-weight-asian="normal" style:font-weight-complex="normal"/>
    </style:style>
    <style:style style:name="T545" style:family="text">
      <style:text-properties style:font-name="Liberation Serif" fo:font-weight="normal" officeooo:rsid="01601ac7" style:font-weight-asian="normal" style:font-weight-complex="normal"/>
    </style:style>
    <style:style style:name="T546" style:family="text">
      <style:text-properties style:font-name="Liberation Serif" fo:font-weight="normal" officeooo:rsid="01663e50" style:font-weight-asian="normal" style:font-weight-complex="normal"/>
    </style:style>
    <style:style style:name="T547" style:family="text">
      <style:text-properties style:font-name="Liberation Serif" fo:font-weight="normal" officeooo:rsid="0167e838" style:font-weight-asian="normal" style:font-weight-complex="normal"/>
    </style:style>
    <style:style style:name="T548" style:family="text">
      <style:text-properties style:font-name="Liberation Serif" fo:font-weight="normal" officeooo:rsid="0168ae0d" style:font-weight-asian="normal" style:font-weight-complex="normal"/>
    </style:style>
    <style:style style:name="T549" style:family="text">
      <style:text-properties style:font-name="Liberation Serif" fo:font-weight="normal" officeooo:rsid="016f9441" style:font-weight-asian="normal" style:font-weight-complex="normal"/>
    </style:style>
    <style:style style:name="T550" style:family="text">
      <style:text-properties style:font-name="Liberation Serif" fo:font-weight="normal" officeooo:rsid="017d1e25" style:font-weight-asian="normal" style:font-weight-complex="normal"/>
    </style:style>
    <style:style style:name="T551" style:family="text">
      <style:text-properties style:font-name="Liberation Serif" fo:font-weight="normal" officeooo:rsid="018b89a1" style:font-weight-asian="normal" style:font-weight-complex="normal"/>
    </style:style>
    <style:style style:name="T552" style:family="text">
      <style:text-properties style:font-name="Liberation Serif" fo:font-weight="normal" officeooo:rsid="018cf018" style:font-weight-asian="normal" style:font-weight-complex="normal"/>
    </style:style>
    <style:style style:name="T553" style:family="text">
      <style:text-properties style:font-name="Liberation Serif" fo:font-weight="normal" officeooo:rsid="01905c6d" style:font-weight-asian="normal" style:font-weight-complex="normal"/>
    </style:style>
    <style:style style:name="T554" style:family="text">
      <style:text-properties style:font-name="Liberation Serif" fo:font-weight="normal" officeooo:rsid="0192e360" style:font-weight-asian="normal" style:font-weight-complex="normal"/>
    </style:style>
    <style:style style:name="T555" style:family="text">
      <style:text-properties style:font-name="Liberation Serif" fo:font-weight="normal" officeooo:rsid="0193cd01" style:font-weight-asian="normal" style:font-weight-complex="normal"/>
    </style:style>
    <style:style style:name="T556" style:family="text">
      <style:text-properties style:font-name="Liberation Serif" fo:font-weight="normal" officeooo:rsid="01a399f7" style:font-weight-asian="normal" style:font-weight-complex="normal"/>
    </style:style>
    <style:style style:name="T557" style:family="text">
      <style:text-properties style:font-name="Liberation Serif" fo:font-weight="normal" officeooo:rsid="00ba08fa" style:font-weight-asian="normal" style:font-weight-complex="normal"/>
    </style:style>
    <style:style style:name="T558" style:family="text">
      <style:text-properties style:font-name="Liberation Serif" fo:font-weight="normal" officeooo:rsid="01a49114" style:font-weight-asian="normal" style:font-weight-complex="normal"/>
    </style:style>
    <style:style style:name="T559" style:family="text">
      <style:text-properties style:font-name="Liberation Serif" fo:font-weight="normal" officeooo:rsid="000c5ed4" style:font-name-asian="Noto Serif CJK SC" style:font-weight-asian="normal" style:font-name-complex="Lohit Devanagari" style:font-weight-complex="normal"/>
    </style:style>
    <style:style style:name="T560" style:family="text">
      <style:text-properties style:font-name="Liberation Serif" fo:font-weight="normal" officeooo:rsid="0121262a" style:font-name-asian="Noto Serif CJK SC" style:font-weight-asian="normal" style:font-name-complex="Lohit Devanagari" style:font-weight-complex="normal"/>
    </style:style>
    <style:style style:name="T561" style:family="text">
      <style:text-properties style:font-name="Liberation Serif" fo:font-weight="normal" officeooo:rsid="00aef777" fo:background-color="transparent" loext:char-shading-value="0" style:font-weight-asian="normal" style:font-weight-complex="normal"/>
    </style:style>
    <style:style style:name="T562" style:family="text">
      <style:text-properties style:font-name="Liberation Serif" fo:font-weight="normal" officeooo:rsid="00b141d9" fo:background-color="transparent" loext:char-shading-value="0" style:font-weight-asian="normal" style:font-weight-complex="normal"/>
    </style:style>
    <style:style style:name="T563" style:family="text">
      <style:text-properties style:font-name="Liberation Serif" fo:font-weight="normal" officeooo:rsid="01045f00" fo:background-color="#ffffff" loext:char-shading-value="0" style:font-weight-asian="normal" style:font-weight-complex="normal"/>
    </style:style>
    <style:style style:name="T564" style:family="text">
      <style:text-properties style:font-name="Liberation Serif" fo:font-weight="normal" officeooo:rsid="0121262a"/>
    </style:style>
    <style:style style:name="T565" style:family="text">
      <style:text-properties style:font-name="Liberation Serif" fo:font-weight="normal" officeooo:rsid="01312c74"/>
    </style:style>
    <style:style style:name="T566" style:family="text">
      <style:text-properties style:font-name="Liberation Serif" officeooo:rsid="000a7edb"/>
    </style:style>
    <style:style style:name="T567" style:family="text">
      <style:text-properties style:font-name="Liberation Serif" officeooo:rsid="000c5ed4"/>
    </style:style>
    <style:style style:name="T568" style:family="text">
      <style:text-properties style:font-name="Liberation Serif" fo:font-style="normal" fo:font-weight="normal" officeooo:rsid="0007f3bf" style:font-style-asian="normal" style:font-weight-asian="normal" style:font-style-complex="normal" style:font-weight-complex="normal"/>
    </style:style>
    <style:style style:name="T569" style:family="text">
      <style:text-properties style:font-name="Liberation Serif" fo:font-style="normal" fo:font-weight="normal" officeooo:rsid="000c5ed4" style:font-style-asian="normal" style:font-weight-asian="normal" style:font-style-complex="normal" style:font-weight-complex="normal"/>
    </style:style>
    <style:style style:name="T570" style:family="text">
      <style:text-properties style:font-name="Liberation Serif" fo:font-style="normal" fo:font-weight="normal" officeooo:rsid="000c785c" style:font-style-asian="normal" style:font-weight-asian="normal" style:font-style-complex="normal" style:font-weight-complex="normal"/>
    </style:style>
    <style:style style:name="T571" style:family="text">
      <style:text-properties style:font-name="Liberation Serif" fo:font-style="normal" fo:font-weight="normal" officeooo:rsid="005d4783" style:font-style-asian="normal" style:font-weight-asian="normal" style:font-style-complex="normal" style:font-weight-complex="normal"/>
    </style:style>
    <style:style style:name="T572" style:family="text">
      <style:text-properties style:font-name="Liberation Serif" fo:font-style="normal" fo:font-weight="normal" officeooo:rsid="0021eb5b" style:font-style-asian="normal" style:font-weight-asian="normal" style:font-style-complex="normal" style:font-weight-complex="normal"/>
    </style:style>
    <style:style style:name="T573" style:family="text">
      <style:text-properties style:font-name="Liberation Serif" fo:font-style="normal" fo:font-weight="normal" officeooo:rsid="0051c690" style:font-style-asian="normal" style:font-weight-asian="normal" style:font-style-complex="normal" style:font-weight-complex="normal"/>
    </style:style>
    <style:style style:name="T574" style:family="text">
      <style:text-properties style:font-name="Liberation Serif" fo:font-style="normal" fo:font-weight="normal" officeooo:rsid="00520c4a" style:font-style-asian="normal" style:font-weight-asian="normal" style:font-style-complex="normal" style:font-weight-complex="normal"/>
    </style:style>
    <style:style style:name="T575" style:family="text">
      <style:text-properties style:font-name="Liberation Serif" fo:font-style="normal" fo:font-weight="normal" officeooo:rsid="00533f7f" style:font-style-asian="normal" style:font-weight-asian="normal" style:font-style-complex="normal" style:font-weight-complex="normal"/>
    </style:style>
    <style:style style:name="T576" style:family="text">
      <style:text-properties style:font-name="Liberation Serif" fo:font-style="normal" fo:font-weight="normal" officeooo:rsid="005be7a2" style:font-style-asian="normal" style:font-weight-asian="normal" style:font-style-complex="normal" style:font-weight-complex="normal"/>
    </style:style>
    <style:style style:name="T577" style:family="text">
      <style:text-properties style:font-name="Liberation Serif" fo:font-style="normal" fo:font-weight="normal" officeooo:rsid="00d2a364" style:font-style-asian="normal" style:font-weight-asian="normal" style:font-style-complex="normal" style:font-weight-complex="normal"/>
    </style:style>
    <style:style style:name="T578" style:family="text">
      <style:text-properties style:font-name="Liberation Serif" fo:font-style="normal" fo:font-weight="normal" officeooo:rsid="00ff1e01" style:font-style-asian="normal" style:font-weight-asian="normal" style:font-style-complex="normal" style:font-weight-complex="normal"/>
    </style:style>
    <style:style style:name="T579" style:family="text">
      <style:text-properties style:font-name="Liberation Serif" fo:font-style="normal" fo:font-weight="normal" officeooo:rsid="01229fd8" style:font-style-asian="normal" style:font-weight-asian="normal" style:font-style-complex="normal" style:font-weight-complex="normal"/>
    </style:style>
    <style:style style:name="T580" style:family="text">
      <style:text-properties style:font-name="Liberation Serif" fo:font-style="normal" fo:font-weight="normal" officeooo:rsid="01a399f7" style:font-style-asian="normal" style:font-weight-asian="normal" style:font-style-complex="normal" style:font-weight-complex="normal"/>
    </style:style>
    <style:style style:name="T581" style:family="text">
      <style:text-properties style:font-name="Liberation Serif" fo:font-style="normal" fo:font-weight="normal" officeooo:rsid="002bd2d8" style:font-name-asian="Noto Serif CJK SC" style:font-style-asian="normal" style:font-weight-asian="normal" style:font-name-complex="Lohit Devanagari" style:font-style-complex="normal" style:font-weight-complex="normal"/>
    </style:style>
    <style:style style:name="T582" style:family="text">
      <style:text-properties style:font-name="Liberation Serif" fo:font-style="normal" fo:font-weight="normal" officeooo:rsid="000c785c" style:font-name-asian="Noto Serif CJK SC" style:font-style-asian="normal" style:font-weight-asian="normal" style:font-name-complex="Lohit Devanagari" style:font-style-complex="normal" style:font-weight-complex="normal"/>
    </style:style>
    <style:style style:name="T583" style:family="text">
      <style:text-properties style:font-name="Liberation Serif" fo:font-style="normal" fo:font-weight="normal" officeooo:rsid="000c5ed4" style:font-name-asian="Noto Serif CJK SC" style:font-style-asian="normal" style:font-weight-asian="normal" style:font-name-complex="Lohit Devanagari" style:font-style-complex="normal" style:font-weight-complex="normal"/>
    </style:style>
    <style:style style:name="T584" style:family="text">
      <style:text-properties style:font-name="Liberation Serif" fo:font-style="normal" fo:font-weight="normal" officeooo:rsid="0007f3bf" style:font-name-asian="Noto Serif CJK SC" style:font-style-asian="normal" style:font-weight-asian="normal" style:font-name-complex="Lohit Devanagari" style:font-style-complex="normal" style:font-weight-complex="normal"/>
    </style:style>
    <style:style style:name="T585" style:family="text">
      <style:text-properties style:font-name="Liberation Serif" fo:font-style="normal" fo:font-weight="normal" officeooo:rsid="002dc29f" style:font-name-asian="Noto Serif CJK SC" style:font-style-asian="normal" style:font-weight-asian="normal" style:font-name-complex="Lohit Devanagari" style:font-style-complex="normal" style:font-weight-complex="normal"/>
    </style:style>
    <style:style style:name="T586" style:family="text">
      <style:text-properties style:font-name="Liberation Serif" fo:font-style="normal" fo:font-weight="normal" officeooo:rsid="00475eba" style:font-name-asian="Noto Serif CJK SC" style:font-style-asian="normal" style:font-weight-asian="normal" style:font-name-complex="Lohit Devanagari" style:font-style-complex="normal" style:font-weight-complex="normal"/>
    </style:style>
    <style:style style:name="T587" style:family="text">
      <style:text-properties style:font-name="Liberation Serif" fo:font-style="normal" fo:font-weight="normal" officeooo:rsid="004a94d4" style:font-name-asian="Noto Serif CJK SC" style:font-style-asian="normal" style:font-weight-asian="normal" style:font-name-complex="Lohit Devanagari" style:font-style-complex="normal" style:font-weight-complex="normal"/>
    </style:style>
    <style:style style:name="T588" style:family="text">
      <style:text-properties style:font-name="Liberation Serif" fo:font-style="normal" fo:font-weight="normal" officeooo:rsid="00c0fe7d" style:font-name-asian="Noto Serif CJK SC" style:font-style-asian="normal" style:font-weight-asian="normal" style:font-name-complex="Lohit Devanagari" style:font-style-complex="normal" style:font-weight-complex="normal"/>
    </style:style>
    <style:style style:name="T589" style:family="text">
      <style:text-properties style:font-name="Liberation Serif" fo:font-style="normal" fo:font-weight="normal" officeooo:rsid="014c68c4" style:font-name-asian="Noto Serif CJK SC" style:font-style-asian="normal" style:font-weight-asian="normal" style:font-name-complex="Lohit Devanagari" style:font-style-complex="normal" style:font-weight-complex="normal"/>
    </style:style>
    <style:style style:name="T590" style:family="text">
      <style:text-properties style:font-name="Liberation Serif" fo:font-style="normal" officeooo:rsid="00d60c1c" style:font-style-asian="normal" style:font-style-complex="normal"/>
    </style:style>
    <style:style style:name="T591" style:family="text">
      <style:text-properties style:font-name="Liberation Serif" fo:font-style="normal" officeooo:rsid="00d0757c" style:font-style-asian="normal" style:font-style-complex="normal"/>
    </style:style>
    <style:style style:name="T592" style:family="text">
      <style:text-properties style:font-name="Liberation Serif" fo:font-style="normal" officeooo:rsid="0065829e" style:font-style-asian="normal" style:font-style-complex="normal"/>
    </style:style>
    <style:style style:name="T593" style:family="text">
      <style:text-properties style:font-name="Liberation Serif" fo:font-style="normal" style:text-underline-style="none" fo:font-weight="normal" officeooo:rsid="0141e4e7" style:font-style-asian="normal" style:font-style-complex="normal"/>
    </style:style>
    <style:style style:name="T594" style:family="text">
      <style:text-properties style:font-name="Liberation Serif" officeooo:rsid="000e1031"/>
    </style:style>
    <style:style style:name="T595" style:family="text">
      <style:text-properties style:font-name="Liberation Serif" officeooo:rsid="001dbb25"/>
    </style:style>
    <style:style style:name="T596" style:family="text">
      <style:text-properties style:font-name="Liberation Serif" officeooo:rsid="001e1129"/>
    </style:style>
    <style:style style:name="T597" style:family="text">
      <style:text-properties style:font-name="Liberation Serif" officeooo:rsid="001f2085"/>
    </style:style>
    <style:style style:name="T598" style:family="text">
      <style:text-properties style:font-name="Liberation Serif" officeooo:rsid="00266569"/>
    </style:style>
    <style:style style:name="T599" style:family="text">
      <style:text-properties style:font-name="Liberation Serif" officeooo:rsid="00269f60"/>
    </style:style>
    <style:style style:name="T600" style:family="text">
      <style:text-properties style:font-name="Liberation Serif" officeooo:rsid="002844e7"/>
    </style:style>
    <style:style style:name="T601" style:family="text">
      <style:text-properties style:font-name="Liberation Serif" officeooo:rsid="002dc29f"/>
    </style:style>
    <style:style style:name="T602" style:family="text">
      <style:text-properties style:font-name="Liberation Serif" officeooo:rsid="002ddb06"/>
    </style:style>
    <style:style style:name="T603" style:family="text">
      <style:text-properties style:font-name="Liberation Serif" officeooo:rsid="002fc04f"/>
    </style:style>
    <style:style style:name="T604" style:family="text">
      <style:text-properties style:font-name="Liberation Serif" fo:font-weight="bold" officeooo:rsid="0032e27b" style:font-weight-asian="bold" style:font-weight-complex="bold"/>
    </style:style>
    <style:style style:name="T605" style:family="text">
      <style:text-properties style:font-name="Liberation Serif" fo:font-weight="bold" officeooo:rsid="0021eb5b" style:font-weight-asian="bold" style:font-weight-complex="bold"/>
    </style:style>
    <style:style style:name="T606" style:family="text">
      <style:text-properties style:font-name="Liberation Serif" fo:font-weight="bold" officeooo:rsid="0023372a" style:font-weight-asian="bold" style:font-weight-complex="bold"/>
    </style:style>
    <style:style style:name="T607" style:family="text">
      <style:text-properties style:font-name="Liberation Serif" fo:font-weight="bold" officeooo:rsid="01646a59" style:font-weight-asian="bold" style:font-weight-complex="bold"/>
    </style:style>
    <style:style style:name="T608" style:family="text">
      <style:text-properties style:font-name="Liberation Serif" fo:font-size="14pt" style:text-underline-style="none" fo:font-weight="bold" officeooo:rsid="000ee962" style:font-name-asian="Noto Serif CJK SC" style:font-size-asian="14pt" style:font-weight-asian="bold" style:font-name-complex="Lohit Devanagari" style:font-size-complex="14pt" style:font-weight-complex="bold"/>
    </style:style>
    <style:style style:name="T609" style:family="text">
      <style:text-properties style:font-name="Liberation Serif" fo:font-size="9pt" fo:font-weight="normal" officeooo:rsid="000c785c" style:font-name-asian="Noto Serif CJK SC" style:font-size-asian="9pt" style:font-weight-asian="normal" style:font-name-complex="Lohit Devanagari" style:font-size-complex="9pt" style:font-weight-complex="normal"/>
    </style:style>
    <style:style style:name="T610" style:family="text">
      <style:text-properties style:font-name="Liberation Serif" fo:font-size="12pt" style:text-underline-style="none" fo:font-weight="normal" officeooo:rsid="000ee962" style:font-name-asian="Noto Serif CJK SC" style:font-size-asian="12pt" style:font-weight-asian="normal" style:font-name-complex="Lohit Devanagari" style:font-size-complex="12pt" style:font-weight-complex="normal"/>
    </style:style>
    <style:style style:name="T611" style:family="text">
      <style:text-properties style:font-name="Liberation Serif" fo:font-size="12pt" fo:font-weight="normal" officeooo:rsid="00c1e21b" style:font-name-asian="Noto Serif CJK SC" style:font-size-asian="12pt" style:font-weight-asian="normal" style:font-name-complex="Lohit Devanagari" style:font-size-complex="12pt" style:font-weight-complex="normal"/>
    </style:style>
    <style:style style:name="T612" style:family="text">
      <style:text-properties style:font-name="Liberation Serif" fo:font-size="12pt" fo:font-weight="normal" officeooo:rsid="00888449" style:font-name-asian="Noto Serif CJK SC" style:font-size-asian="12pt" style:font-weight-asian="normal" style:font-name-complex="Lohit Devanagari" style:font-size-complex="12pt" style:font-weight-complex="normal"/>
    </style:style>
    <style:style style:name="T613" style:family="text">
      <style:text-properties style:font-name="Liberation Serif" fo:font-size="12pt" fo:font-weight="normal" officeooo:rsid="00c3b59f" style:font-name-asian="Noto Serif CJK SC" style:font-size-asian="12pt" style:font-weight-asian="normal" style:font-name-complex="Lohit Devanagari" style:font-size-complex="12pt" style:font-weight-complex="normal"/>
    </style:style>
    <style:style style:name="T614" style:family="text">
      <style:text-properties style:font-name="Liberation Serif" fo:font-size="12pt" fo:font-weight="normal" officeooo:rsid="008431d3" style:font-size-asian="12pt" style:font-weight-asian="normal" style:font-size-complex="12pt" style:font-weight-complex="normal"/>
    </style:style>
    <style:style style:name="T615" style:family="text">
      <style:text-properties style:font-name="Liberation Serif" fo:font-size="12pt" fo:font-weight="normal" officeooo:rsid="0169627b" style:font-size-asian="12pt" style:font-weight-asian="normal" style:font-size-complex="12pt" style:font-weight-complex="normal"/>
    </style:style>
    <style:style style:name="T616" style:family="text">
      <style:text-properties style:font-name="Liberation Serif" fo:font-size="12pt" fo:font-style="normal" style:text-underline-style="none" fo:font-weight="bold" officeooo:rsid="00c3b59f" style:font-name-asian="Noto Serif CJK SC" style:font-size-asian="12pt" style:font-weight-asian="normal" style:font-name-complex="Lohit Devanagari" style:font-size-complex="12pt" style:font-weight-complex="normal"/>
    </style:style>
    <style:style style:name="T617" style:family="text">
      <style:text-properties style:font-name="Liberation Serif" fo:font-size="12pt" fo:font-style="normal" style:text-underline-style="none" fo:font-weight="bold" officeooo:rsid="000ee962" style:font-name-asian="Noto Serif CJK SC" style:font-size-asian="12pt" style:font-weight-asian="normal" style:font-name-complex="Lohit Devanagari" style:font-size-complex="12pt" style:font-weight-complex="normal"/>
    </style:style>
    <style:style style:name="T618" style:family="text">
      <style:text-properties style:font-name="Liberation Serif" fo:font-size="12pt" fo:font-style="normal" style:text-underline-style="none" fo:font-weight="bold" officeooo:rsid="002ddb06" style:font-name-asian="Noto Serif CJK SC" style:font-size-asian="12pt" style:font-weight-asian="normal" style:font-name-complex="Lohit Devanagari" style:font-size-complex="12pt" style:font-weight-complex="normal"/>
    </style:style>
    <style:style style:name="T619" style:family="text">
      <style:text-properties style:font-name="Liberation Serif" fo:font-size="12pt" fo:font-style="normal" style:text-underline-style="none" fo:font-weight="bold" officeooo:rsid="00056771" style:font-name-asian="Noto Serif CJK SC" style:font-size-asian="12pt" style:font-weight-asian="normal" style:font-name-complex="Lohit Devanagari" style:font-size-complex="12pt" style:font-weight-complex="normal"/>
    </style:style>
    <style:style style:name="T620" style:family="text">
      <style:text-properties style:font-name="Liberation Serif" fo:font-size="18pt" fo:font-weight="bold" officeooo:rsid="00157b5c" style:font-name-asian="Noto Serif CJK SC" style:font-size-asian="18pt" style:font-weight-asian="bold" style:font-name-complex="Lohit Devanagari" style:font-size-complex="18pt" style:font-weight-complex="bold"/>
    </style:style>
    <style:style style:name="T621" style:family="text">
      <style:text-properties style:font-name="Liberation Serif" fo:font-size="18pt" fo:font-weight="bold" officeooo:rsid="00888449" style:font-name-asian="Noto Serif CJK SC" style:font-size-asian="18pt" style:font-weight-asian="bold" style:font-name-complex="Lohit Devanagari" style:font-size-complex="18pt" style:font-weight-complex="bold"/>
    </style:style>
    <style:style style:name="T622" style:family="text">
      <style:text-properties style:font-name="Liberation Serif" fo:font-size="18pt" fo:font-weight="bold" officeooo:rsid="009a15b6" style:font-name-asian="Noto Serif CJK SC" style:font-size-asian="18pt" style:font-weight-asian="bold" style:font-name-complex="Lohit Devanagari" style:font-size-complex="18pt" style:font-weight-complex="bold"/>
    </style:style>
    <style:style style:name="T623" style:family="text">
      <style:text-properties style:font-name="Liberation Serif" fo:font-size="18pt" fo:font-weight="bold" officeooo:rsid="00c1e21b" style:font-name-asian="Noto Serif CJK SC" style:font-size-asian="18pt" style:font-weight-asian="bold" style:font-name-complex="Lohit Devanagari" style:font-size-complex="18pt" style:font-weight-complex="bold"/>
    </style:style>
    <style:style style:name="T624" style:family="text">
      <style:text-properties style:font-name="Liberation Serif" fo:font-size="18pt" fo:font-weight="bold" officeooo:rsid="00dae0c5" style:font-name-asian="Noto Serif CJK SC" style:font-size-asian="18pt" style:font-weight-asian="bold" style:font-name-complex="Lohit Devanagari" style:font-size-complex="18pt" style:font-weight-complex="bold"/>
    </style:style>
    <style:style style:name="T625" style:family="text">
      <style:text-properties style:font-name="Liberation Serif" fo:font-size="18pt" fo:font-weight="bold" officeooo:rsid="0034eb5c" style:font-name-asian="Noto Serif CJK SC" style:font-size-asian="18pt" style:font-weight-asian="bold" style:font-name-complex="Lohit Devanagari" style:font-size-complex="18pt" style:font-weight-complex="bold"/>
    </style:style>
    <style:style style:name="T626" style:family="text">
      <style:text-properties style:font-name="Liberation Serif" fo:font-size="18pt" fo:font-weight="bold" officeooo:rsid="002844e7" style:font-name-asian="Noto Serif CJK SC" style:font-size-asian="18pt" style:font-weight-asian="bold" style:font-name-complex="Lohit Devanagari" style:font-size-complex="18pt" style:font-weight-complex="bold"/>
    </style:style>
    <style:style style:name="T627" style:family="text">
      <style:text-properties style:font-name="Liberation Serif" fo:font-size="18pt" fo:font-weight="bold" officeooo:rsid="00fbcc3e" style:font-name-asian="Noto Serif CJK SC" style:font-size-asian="18pt" style:font-weight-asian="bold" style:font-name-complex="Lohit Devanagari" style:font-size-complex="18pt" style:font-weight-complex="bold"/>
    </style:style>
    <style:style style:name="T628" style:family="text">
      <style:text-properties style:font-name="Liberation Serif" fo:font-size="18pt" fo:font-weight="bold" officeooo:rsid="0114e899" style:font-name-asian="Noto Serif CJK SC" style:font-size-asian="18pt" style:font-weight-asian="bold" style:font-name-complex="Lohit Devanagari" style:font-size-complex="18pt" style:font-weight-complex="bold"/>
    </style:style>
    <style:style style:name="T629" style:family="text">
      <style:text-properties style:font-name="Liberation Serif" fo:font-size="18pt" fo:font-weight="bold" officeooo:rsid="013451cc" style:font-name-asian="Noto Serif CJK SC" style:font-size-asian="18pt" style:font-weight-asian="bold" style:font-name-complex="Lohit Devanagari" style:font-size-complex="18pt" style:font-weight-complex="bold"/>
    </style:style>
    <style:style style:name="T630" style:family="text">
      <style:text-properties style:font-name="Liberation Serif" fo:font-size="18pt" fo:font-weight="bold" officeooo:rsid="013777d6" style:font-name-asian="Noto Serif CJK SC" style:font-size-asian="18pt" style:font-weight-asian="bold" style:font-name-complex="Lohit Devanagari" style:font-size-complex="18pt" style:font-weight-complex="bold"/>
    </style:style>
    <style:style style:name="T631" style:family="text">
      <style:text-properties style:font-name="Liberation Serif" fo:font-size="18pt" fo:font-weight="bold" officeooo:rsid="017ca637" style:font-name-asian="Noto Serif CJK SC" style:font-size-asian="18pt" style:font-weight-asian="bold" style:font-name-complex="Lohit Devanagari" style:font-size-complex="18pt" style:font-weight-complex="bold"/>
    </style:style>
    <style:style style:name="T632" style:family="text">
      <style:text-properties style:font-name="Liberation Serif" officeooo:rsid="00386f59"/>
    </style:style>
    <style:style style:name="T633" style:family="text">
      <style:text-properties style:font-name="Liberation Serif" officeooo:rsid="0036e090"/>
    </style:style>
    <style:style style:name="T634" style:family="text">
      <style:text-properties style:font-name="Liberation Serif" officeooo:rsid="00458bdd"/>
    </style:style>
    <style:style style:name="T635" style:family="text">
      <style:text-properties style:font-name="Liberation Serif" fo:font-style="italic" fo:font-weight="normal" officeooo:rsid="00245b8e" style:font-style-asian="italic" style:font-weight-asian="normal" style:font-style-complex="italic" style:font-weight-complex="normal"/>
    </style:style>
    <style:style style:name="T636" style:family="text">
      <style:text-properties style:font-name="Liberation Serif" fo:font-style="italic" fo:font-weight="normal" officeooo:rsid="00606212" style:font-style-asian="italic" style:font-weight-asian="normal" style:font-style-complex="italic" style:font-weight-complex="normal"/>
    </style:style>
    <style:style style:name="T637" style:family="text">
      <style:text-properties style:font-name="Liberation Serif" fo:font-style="italic" fo:font-weight="normal" officeooo:rsid="0098da3a" style:font-style-asian="italic" style:font-weight-asian="normal" style:font-style-complex="italic" style:font-weight-complex="normal"/>
    </style:style>
    <style:style style:name="T638" style:family="text">
      <style:text-properties style:font-name="Liberation Serif" fo:font-style="italic" fo:font-weight="normal" officeooo:rsid="00b2c6a9" style:font-style-asian="italic" style:font-weight-asian="normal" style:font-style-complex="italic" style:font-weight-complex="normal"/>
    </style:style>
    <style:style style:name="T639" style:family="text">
      <style:text-properties style:font-name="Liberation Serif" fo:font-style="italic" fo:font-weight="normal" officeooo:rsid="0193cd01" style:font-style-asian="italic" style:font-weight-asian="normal" style:font-style-complex="italic" style:font-weight-complex="normal"/>
    </style:style>
    <style:style style:name="T640" style:family="text">
      <style:text-properties style:font-name="Liberation Serif" fo:font-style="italic" fo:font-weight="normal" officeooo:rsid="004a94d4" style:font-name-asian="Noto Serif CJK SC" style:font-style-asian="italic" style:font-weight-asian="normal" style:font-name-complex="Lohit Devanagari" style:font-style-complex="italic" style:font-weight-complex="normal"/>
    </style:style>
    <style:style style:name="T641" style:family="text">
      <style:text-properties style:font-name="Liberation Serif" style:text-underline-style="none" fo:font-weight="normal" officeooo:rsid="00394682" style:font-weight-asian="normal" style:font-weight-complex="normal"/>
    </style:style>
    <style:style style:name="T642" style:family="text">
      <style:text-properties style:font-name="Liberation Serif" style:text-underline-style="none" fo:font-weight="normal" officeooo:rsid="003b1b9d" style:font-weight-asian="normal" style:font-weight-complex="normal"/>
    </style:style>
    <style:style style:name="T643" style:family="text">
      <style:text-properties style:font-name="Liberation Serif" style:text-underline-style="none" fo:font-weight="normal" officeooo:rsid="003d8a1b" style:font-weight-asian="normal" style:font-weight-complex="normal"/>
    </style:style>
    <style:style style:name="T644" style:family="text">
      <style:text-properties style:font-name="Liberation Serif" style:text-underline-style="none" fo:font-weight="normal" officeooo:rsid="0148046c" style:font-weight-asian="normal" style:font-weight-complex="normal"/>
    </style:style>
    <style:style style:name="T645" style:family="text">
      <style:text-properties style:font-name="Liberation Serif" style:text-underline-style="none" fo:font-weight="normal" officeooo:rsid="01501e5c" style:font-weight-asian="normal" style:font-weight-complex="normal"/>
    </style:style>
    <style:style style:name="T646" style:family="text">
      <style:text-properties style:font-name="Liberation Serif" style:text-underline-style="none" fo:font-weight="normal" officeooo:rsid="01508067" style:font-weight-asian="normal" style:font-weight-complex="normal"/>
    </style:style>
    <style:style style:name="T647" style:family="text">
      <style:text-properties style:font-name="Liberation Serif" style:text-underline-style="none" fo:font-weight="normal" officeooo:rsid="015152c7" style:font-weight-asian="normal" style:font-weight-complex="normal"/>
    </style:style>
    <style:style style:name="T648" style:family="text">
      <style:text-properties style:font-name="Liberation Serif" style:text-underline-style="none" fo:font-weight="normal" officeooo:rsid="0152f9aa" style:font-weight-asian="normal" style:font-weight-complex="normal"/>
    </style:style>
    <style:style style:name="T649" style:family="text">
      <style:text-properties style:font-name="Liberation Serif" style:text-underline-style="none" fo:font-weight="normal" officeooo:rsid="0154d97a" style:font-weight-asian="normal" style:font-weight-complex="normal"/>
    </style:style>
    <style:style style:name="T650" style:family="text">
      <style:text-properties style:font-name="Liberation Serif" style:text-underline-style="none" fo:font-weight="normal" officeooo:rsid="015b1b3a" style:font-weight-asian="normal" style:font-weight-complex="normal"/>
    </style:style>
    <style:style style:name="T651" style:family="text">
      <style:text-properties style:font-name="Liberation Serif" style:text-underline-style="none" fo:font-weight="normal" officeooo:rsid="01a5cac5" style:font-weight-asian="normal" style:font-weight-complex="normal"/>
    </style:style>
    <style:style style:name="T652" style:family="text">
      <style:text-properties style:font-name="Liberation Serif" style:text-underline-style="none" fo:font-weight="bold" officeooo:rsid="015fc71f" style:font-weight-asian="bold" style:font-weight-complex="bold"/>
    </style:style>
    <style:style style:name="T653" style:family="text">
      <style:text-properties style:font-name="Liberation Serif" style:text-underline-style="none" fo:font-weight="bold" officeooo:rsid="01601ac7" style:font-weight-asian="bold" style:font-weight-complex="bold"/>
    </style:style>
    <style:style style:name="T654" style:family="text">
      <style:text-properties style:font-name="Liberation Serif" officeooo:rsid="00407387"/>
    </style:style>
    <style:style style:name="T655" style:family="text">
      <style:text-properties style:font-name="Liberation Serif" officeooo:rsid="0041dd76"/>
    </style:style>
    <style:style style:name="T656" style:family="text">
      <style:text-properties style:font-name="Liberation Serif" officeooo:rsid="00430f38"/>
    </style:style>
    <style:style style:name="T657" style:family="text">
      <style:text-properties style:font-name="Liberation Serif" officeooo:rsid="005183ad"/>
    </style:style>
    <style:style style:name="T658" style:family="text">
      <style:text-properties style:font-name="Liberation Serif" officeooo:rsid="0017d348"/>
    </style:style>
    <style:style style:name="T659" style:family="text">
      <style:text-properties style:font-name="Liberation Serif" officeooo:rsid="00511dca"/>
    </style:style>
    <style:style style:name="T660" style:family="text">
      <style:text-properties style:font-name="Liberation Serif" officeooo:rsid="0051c690"/>
    </style:style>
    <style:style style:name="T661" style:family="text">
      <style:text-properties style:font-name="Liberation Serif" officeooo:rsid="00533f7f"/>
    </style:style>
    <style:style style:name="T662" style:family="text">
      <style:text-properties style:font-name="Liberation Serif" officeooo:rsid="0065829e"/>
    </style:style>
    <style:style style:name="T663" style:family="text">
      <style:text-properties style:font-name="Liberation Serif" officeooo:rsid="006c52fe"/>
    </style:style>
    <style:style style:name="T664" style:family="text">
      <style:text-properties style:font-name="Liberation Serif" officeooo:rsid="008a9df2"/>
    </style:style>
    <style:style style:name="T665" style:family="text">
      <style:text-properties style:font-name="Liberation Serif" officeooo:rsid="008c4044"/>
    </style:style>
    <style:style style:name="T666" style:family="text">
      <style:text-properties style:font-name="Liberation Serif" officeooo:rsid="008d1c1c"/>
    </style:style>
    <style:style style:name="T667" style:family="text">
      <style:text-properties style:font-name="Liberation Serif" officeooo:rsid="0092f1bf"/>
    </style:style>
    <style:style style:name="T668" style:family="text">
      <style:text-properties style:font-name="Liberation Serif" officeooo:rsid="0060c08f"/>
    </style:style>
    <style:style style:name="T669" style:family="text">
      <style:text-properties style:font-name="Liberation Serif" officeooo:rsid="00d08155"/>
    </style:style>
    <style:style style:name="T670" style:family="text">
      <style:text-properties style:font-name="Liberation Serif" officeooo:rsid="00ae4309" fo:background-color="transparent" loext:char-shading-value="0"/>
    </style:style>
    <style:style style:name="T671" style:family="text">
      <style:text-properties style:font-name="Liberation Serif" officeooo:rsid="00b42614" fo:background-color="transparent" loext:char-shading-value="0"/>
    </style:style>
    <style:style style:name="T672" style:family="text">
      <style:text-properties style:font-name="Liberation Serif" officeooo:rsid="00d08155" style:font-name-asian="Noto Serif CJK SC" style:font-name-complex="Lohit Devanagari"/>
    </style:style>
    <style:style style:name="T673" style:family="text">
      <style:text-properties style:font-name="Liberation Serif" officeooo:rsid="00d7631b" style:font-name-asian="Noto Serif CJK SC" style:font-name-complex="Lohit Devanagari"/>
    </style:style>
    <style:style style:name="T674" style:family="text">
      <style:text-properties style:font-name="Liberation Serif" officeooo:rsid="00d91421"/>
    </style:style>
    <style:style style:name="T675" style:family="text">
      <style:text-properties style:font-name="Liberation Serif" officeooo:rsid="00f4cb91"/>
    </style:style>
    <style:style style:name="T676" style:family="text">
      <style:text-properties style:font-name="Liberation Serif" officeooo:rsid="0095196b"/>
    </style:style>
    <style:style style:name="T677" style:family="text">
      <style:text-properties style:font-name="Liberation Serif" style:text-underline-style="solid" style:text-underline-width="auto" style:text-underline-color="font-color" fo:font-weight="normal" officeooo:rsid="0112576a" style:font-weight-asian="normal" style:font-weight-complex="normal"/>
    </style:style>
    <style:style style:name="T678" style:family="text">
      <style:text-properties style:font-name="Liberation Serif" style:text-underline-style="solid" style:text-underline-width="auto" style:text-underline-color="font-color" fo:font-weight="normal" officeooo:rsid="01501e5c" style:font-weight-asian="normal" style:font-weight-complex="normal"/>
    </style:style>
    <style:style style:name="T679" style:family="text">
      <style:text-properties style:font-name="Liberation Serif" style:text-underline-style="solid" style:text-underline-width="auto" style:text-underline-color="font-color" fo:font-weight="normal" officeooo:rsid="0167e838" style:font-weight-asian="normal" style:font-weight-complex="normal"/>
    </style:style>
    <style:style style:name="T680" style:family="text">
      <style:text-properties style:font-name="Liberation Serif" style:text-underline-style="solid" style:text-underline-width="auto" style:text-underline-color="font-color" officeooo:rsid="00a87411"/>
    </style:style>
    <style:style style:name="T681" style:family="text">
      <style:text-properties style:font-name="Liberation Serif" officeooo:rsid="001ab126"/>
    </style:style>
    <style:style style:name="T682" style:family="text">
      <style:text-properties style:font-name="Liberation Serif" officeooo:rsid="00475eba"/>
    </style:style>
    <style:style style:name="T683" style:family="text">
      <style:text-properties style:font-name="Liberation Serif" officeooo:rsid="01309d69"/>
    </style:style>
    <style:style style:name="T684" style:family="text">
      <style:text-properties style:font-name="Liberation Serif" officeooo:rsid="013451cc"/>
    </style:style>
    <style:style style:name="T685" style:family="text">
      <style:text-properties style:font-name="Liberation Serif" officeooo:rsid="0135b2c6"/>
    </style:style>
    <style:style style:name="T686" style:family="text">
      <style:text-properties style:font-name="Liberation Serif" officeooo:rsid="013b9339"/>
    </style:style>
    <style:style style:name="T687" style:family="text">
      <style:text-properties style:font-name="Liberation Serif" officeooo:rsid="013a8ea0"/>
    </style:style>
    <style:style style:name="T688" style:family="text">
      <style:text-properties style:font-name="Liberation Serif" officeooo:rsid="015c2176"/>
    </style:style>
    <style:style style:name="T689" style:family="text">
      <style:text-properties style:font-name="Liberation Serif" officeooo:rsid="015dcfa0"/>
    </style:style>
    <style:style style:name="T690" style:family="text">
      <style:text-properties style:font-name="Liberation Serif" officeooo:rsid="00a87411"/>
    </style:style>
    <style:style style:name="T691" style:family="text">
      <style:text-properties style:font-name="Liberation Serif" officeooo:rsid="01a26a3b"/>
    </style:style>
    <style:style style:name="T692" style:family="text">
      <style:text-properties style:font-name="Liberation Serif" officeooo:rsid="00f97740"/>
    </style:style>
    <style:style style:name="T693" style:family="text">
      <style:text-properties style:font-name="Liberation Serif" officeooo:rsid="00a9884c"/>
    </style:style>
    <style:style style:name="T694" style:family="text">
      <style:text-properties style:font-name="Liberation Serif" officeooo:rsid="00fae77e"/>
    </style:style>
    <style:style style:name="T695" style:family="text">
      <style:text-properties style:font-name="Liberation Serif" officeooo:rsid="019eb444"/>
    </style:style>
    <style:style style:name="T696" style:family="text">
      <style:text-properties style:font-name="Liberation Serif" officeooo:rsid="01a09110"/>
    </style:style>
    <style:style style:name="T697" style:family="text">
      <style:text-properties style:font-name="Liberation Serif" officeooo:rsid="00ba08fa"/>
    </style:style>
    <style:style style:name="T698" style:family="text">
      <style:text-properties style:text-underline-style="none"/>
    </style:style>
    <style:style style:name="T699" style:family="text">
      <style:text-properties style:text-underline-style="none" officeooo:rsid="000a7edb"/>
    </style:style>
    <style:style style:name="T700" style:family="text">
      <style:text-properties style:text-underline-style="none" officeooo:rsid="0029f644"/>
    </style:style>
    <style:style style:name="T701" style:family="text">
      <style:text-properties style:text-underline-style="none" officeooo:rsid="002b262d"/>
    </style:style>
    <style:style style:name="T702" style:family="text">
      <style:text-properties style:text-underline-style="none" officeooo:rsid="0033da2c"/>
    </style:style>
    <style:style style:name="T703" style:family="text">
      <style:text-properties style:text-underline-style="none" officeooo:rsid="0034eb5c"/>
    </style:style>
    <style:style style:name="T704" style:family="text">
      <style:text-properties style:text-underline-style="none" fo:font-weight="normal" officeooo:rsid="00394682" style:font-weight-asian="normal" style:font-weight-complex="normal"/>
    </style:style>
    <style:style style:name="T705" style:family="text">
      <style:text-properties style:text-underline-style="none" fo:font-weight="normal" officeooo:rsid="003ca0df" style:font-weight-asian="normal" style:font-weight-complex="normal"/>
    </style:style>
    <style:style style:name="T706" style:family="text">
      <style:text-properties style:text-underline-style="none" fo:font-weight="normal" officeooo:rsid="003dc84f" style:font-weight-asian="normal" style:font-weight-complex="normal"/>
    </style:style>
    <style:style style:name="T707" style:family="text">
      <style:text-properties style:text-underline-style="none" fo:font-weight="normal" officeooo:rsid="00e3b397" style:font-weight-asian="normal" style:font-weight-complex="normal"/>
    </style:style>
    <style:style style:name="T708" style:family="text">
      <style:text-properties style:text-underline-style="none" fo:font-weight="normal" officeooo:rsid="00e4e700" style:font-weight-asian="normal" style:font-weight-complex="normal"/>
    </style:style>
    <style:style style:name="T709" style:family="text">
      <style:text-properties style:text-underline-style="none" fo:font-weight="normal" officeooo:rsid="0095196b" style:font-weight-asian="normal" style:font-weight-complex="normal"/>
    </style:style>
    <style:style style:name="T710" style:family="text">
      <style:text-properties style:text-underline-style="none" officeooo:rsid="0065e3ae"/>
    </style:style>
    <style:style style:name="T711" style:family="text">
      <style:text-properties style:text-underline-style="none" officeooo:rsid="0066c505"/>
    </style:style>
    <style:style style:name="T712" style:family="text">
      <style:text-properties style:text-underline-style="none" officeooo:rsid="00687bf0"/>
    </style:style>
    <style:style style:name="T713" style:family="text">
      <style:text-properties style:text-underline-style="none" officeooo:rsid="006ab27c"/>
    </style:style>
    <style:style style:name="T714" style:family="text">
      <style:text-properties style:text-underline-style="none" officeooo:rsid="002844e7"/>
    </style:style>
    <style:style style:name="T715" style:family="text">
      <style:text-properties style:text-underline-style="none" officeooo:rsid="011fa810"/>
    </style:style>
    <style:style style:name="T716" style:family="text">
      <style:text-properties style:text-underline-style="none" officeooo:rsid="01229fd8"/>
    </style:style>
    <style:style style:name="T717" style:family="text">
      <style:text-properties style:text-underline-style="none" officeooo:rsid="01243b5e"/>
    </style:style>
    <style:style style:name="T718" style:family="text">
      <style:text-properties style:text-underline-style="none" officeooo:rsid="0125c2fa"/>
    </style:style>
    <style:style style:name="T719" style:family="text">
      <style:text-properties style:text-underline-style="none" officeooo:rsid="01270e98"/>
    </style:style>
    <style:style style:name="T720" style:family="text">
      <style:text-properties style:text-underline-style="none" officeooo:rsid="01298249"/>
    </style:style>
    <style:style style:name="T721" style:family="text">
      <style:text-properties style:text-underline-style="none" officeooo:rsid="01343603"/>
    </style:style>
    <style:style style:name="T722" style:family="text">
      <style:text-properties style:text-underline-style="none" officeooo:rsid="01415868"/>
    </style:style>
    <style:style style:name="T723" style:family="text">
      <style:text-properties style:text-underline-style="none" officeooo:rsid="013d4cb3"/>
    </style:style>
    <style:style style:name="T724" style:family="text">
      <style:text-properties style:text-underline-style="none" officeooo:rsid="017a4547"/>
    </style:style>
    <style:style style:name="T725" style:family="text">
      <style:text-properties style:text-underline-style="none" officeooo:rsid="0184249b"/>
    </style:style>
    <style:style style:name="T726" style:family="text">
      <style:text-properties style:text-underline-style="none" officeooo:rsid="0186cce6"/>
    </style:style>
    <style:style style:name="T727" style:family="text">
      <style:text-properties fo:font-weight="bold" officeooo:rsid="0030f39f" style:font-weight-asian="bold" style:font-weight-complex="bold"/>
    </style:style>
    <style:style style:name="T728" style:family="text">
      <style:text-properties fo:font-weight="bold" officeooo:rsid="00316e2f" style:font-weight-asian="bold" style:font-weight-complex="bold"/>
    </style:style>
    <style:style style:name="T729" style:family="text">
      <style:text-properties fo:font-weight="bold" officeooo:rsid="0032e27b" style:font-weight-asian="bold" style:font-weight-complex="bold"/>
    </style:style>
    <style:style style:name="T730" style:family="text">
      <style:text-properties fo:font-weight="bold" officeooo:rsid="005514c4" style:font-weight-asian="bold" style:font-weight-complex="bold"/>
    </style:style>
    <style:style style:name="T731" style:family="text">
      <style:text-properties officeooo:rsid="00056771"/>
    </style:style>
    <style:style style:name="T732" style:family="text">
      <style:text-properties officeooo:rsid="000746c8"/>
    </style:style>
    <style:style style:name="T733" style:family="text">
      <style:text-properties style:text-underline-style="solid" style:text-underline-width="auto" style:text-underline-color="font-color" fo:font-weight="normal" style:font-weight-asian="normal" style:font-weight-complex="normal"/>
    </style:style>
    <style:style style:name="T734" style:family="text">
      <style:text-properties style:text-underline-style="solid" style:text-underline-width="auto" style:text-underline-color="font-color" fo:font-weight="normal" officeooo:rsid="002fc04f" style:font-weight-asian="normal" style:font-weight-complex="normal"/>
    </style:style>
    <style:style style:name="T735" style:family="text">
      <style:text-properties style:text-underline-style="solid" style:text-underline-width="auto" style:text-underline-color="font-color" officeooo:rsid="0034eb5c"/>
    </style:style>
    <style:style style:name="T736" style:family="text">
      <style:text-properties style:text-underline-style="solid" style:text-underline-width="auto" style:text-underline-color="font-color" officeooo:rsid="0065e3ae"/>
    </style:style>
    <style:style style:name="T737" style:family="text">
      <style:text-properties fo:font-style="italic" style:font-style-asian="italic" style:font-style-complex="italic"/>
    </style:style>
    <style:style style:name="T738" style:family="text">
      <style:text-properties fo:font-style="italic" officeooo:rsid="005183ad" style:font-style-asian="italic" style:font-style-complex="italic"/>
    </style:style>
    <style:style style:name="T739" style:family="text">
      <style:text-properties fo:font-style="italic" officeooo:rsid="007c5a22" style:font-style-asian="italic" style:font-style-complex="italic"/>
    </style:style>
    <style:style style:name="T740" style:family="text">
      <style:text-properties fo:font-style="italic" officeooo:rsid="0284be40" style:font-style-asian="italic" style:font-style-complex="italic"/>
    </style:style>
    <style:style style:name="T741" style:family="text">
      <style:text-properties fo:font-style="italic" officeooo:rsid="0018fce3" style:font-style-asian="italic" style:font-style-complex="italic"/>
    </style:style>
    <style:style style:name="T742" style:family="text">
      <style:text-properties fo:font-style="italic" officeooo:rsid="0082d063" style:font-style-asian="italic" style:font-style-complex="italic"/>
    </style:style>
    <style:style style:name="T743" style:family="text">
      <style:text-properties fo:font-style="italic" officeooo:rsid="01130035" style:font-style-asian="italic" style:font-style-complex="italic"/>
    </style:style>
    <style:style style:name="T744" style:family="text">
      <style:text-properties fo:font-style="italic" officeooo:rsid="012afa2b" style:font-style-asian="italic" style:font-style-complex="italic"/>
    </style:style>
    <style:style style:name="T745" style:family="text">
      <style:text-properties fo:font-style="italic" officeooo:rsid="01309d69" style:font-style-asian="italic" style:font-style-complex="italic"/>
    </style:style>
    <style:style style:name="T746" style:family="text">
      <style:text-properties fo:font-style="italic" officeooo:rsid="0180f0cb" style:font-style-asian="italic" style:font-style-complex="italic"/>
    </style:style>
    <style:style style:name="T747" style:family="text">
      <style:text-properties fo:font-style="italic" fo:font-weight="normal" officeooo:rsid="002fc04f" style:font-style-asian="italic" style:font-weight-asian="normal" style:font-style-complex="italic" style:font-weight-complex="normal"/>
    </style:style>
    <style:style style:name="T748" style:family="text">
      <style:text-properties fo:font-style="italic" fo:font-weight="normal" officeooo:rsid="0051c690" style:font-style-asian="italic" style:font-weight-asian="normal" style:font-style-complex="italic" style:font-weight-complex="normal"/>
    </style:style>
    <style:style style:name="T749" style:family="text">
      <style:text-properties fo:font-style="italic" fo:font-weight="normal" officeooo:rsid="00e91fd0" style:font-style-asian="italic" style:font-weight-asian="normal" style:font-style-complex="italic" style:font-weight-complex="normal"/>
    </style:style>
    <style:style style:name="T750" style:family="text">
      <style:text-properties fo:font-style="italic" fo:font-weight="normal" officeooo:rsid="00fd30b8" style:font-style-asian="italic" style:font-weight-asian="normal" style:font-style-complex="italic" style:font-weight-complex="normal"/>
    </style:style>
    <style:style style:name="T751" style:family="text">
      <style:text-properties fo:font-style="italic" fo:font-weight="normal" officeooo:rsid="0174f420" style:font-style-asian="italic" style:font-weight-asian="normal" style:font-style-complex="italic" style:font-weight-complex="normal"/>
    </style:style>
    <style:style style:name="T752" style:family="text">
      <style:text-properties fo:font-style="italic" fo:font-weight="normal" officeooo:rsid="0180f0cb" style:font-style-asian="italic" style:font-weight-asian="normal" style:font-style-complex="italic" style:font-weight-complex="normal"/>
    </style:style>
    <style:style style:name="T753" style:family="text">
      <style:text-properties fo:font-style="italic" fo:font-weight="normal" style:font-name-asian="DejaVu Math TeX Gyre" style:font-style-asian="italic" style:font-weight-asian="normal" style:font-name-complex="DejaVu Math TeX Gyre" style:font-style-complex="italic" style:font-weight-complex="normal"/>
    </style:style>
    <style:style style:name="T754" style:family="text">
      <style:text-properties fo:font-style="italic" style:text-underline-style="none" officeooo:rsid="0029f644" style:font-style-asian="italic" style:font-style-complex="italic"/>
    </style:style>
    <style:style style:name="T755" style:family="text">
      <style:text-properties fo:font-style="italic" style:text-underline-style="none" officeooo:rsid="002844e7" style:font-style-asian="italic" style:font-style-complex="italic"/>
    </style:style>
    <style:style style:name="T756" style:family="text">
      <style:text-properties fo:font-style="italic" style:text-underline-style="none" officeooo:rsid="0034eb5c" style:font-style-asian="italic" style:font-style-complex="italic"/>
    </style:style>
    <style:style style:name="T757" style:family="text">
      <style:text-properties fo:font-style="italic" style:text-underline-style="none" officeooo:rsid="013d4cb3" style:font-style-asian="italic" style:font-style-complex="italic"/>
    </style:style>
    <style:style style:name="T758" style:family="text">
      <style:text-properties fo:font-style="italic" style:text-underline-style="none" fo:font-weight="normal" officeooo:rsid="0141e4e7" style:font-style-asian="italic" style:font-style-complex="italic"/>
    </style:style>
    <style:style style:name="T759" style:family="text">
      <style:text-properties fo:font-style="italic" fo:font-weight="bold" officeooo:rsid="0054a61f" style:font-style-asian="italic" style:font-weight-asian="bold" style:font-style-complex="italic" style:font-weight-complex="bold"/>
    </style:style>
    <style:style style:name="T760" style:family="text">
      <style:text-properties officeooo:rsid="00091693"/>
    </style:style>
    <style:style style:name="T761" style:family="text">
      <style:text-properties officeooo:rsid="000a7edb"/>
    </style:style>
    <style:style style:name="T762" style:family="text">
      <style:text-properties fo:font-weight="normal" style:font-weight-asian="normal" style:font-weight-complex="normal"/>
    </style:style>
    <style:style style:name="T763" style:family="text">
      <style:text-properties fo:font-weight="normal" officeooo:rsid="00091693" style:font-weight-asian="normal" style:font-weight-complex="normal"/>
    </style:style>
    <style:style style:name="T764" style:family="text">
      <style:text-properties fo:font-weight="normal" officeooo:rsid="000c5ed4" style:font-weight-asian="normal" style:font-weight-complex="normal"/>
    </style:style>
    <style:style style:name="T765" style:family="text">
      <style:text-properties fo:font-weight="normal" officeooo:rsid="00157b5c" style:font-weight-asian="normal" style:font-weight-complex="normal"/>
    </style:style>
    <style:style style:name="T766" style:family="text">
      <style:text-properties fo:font-weight="normal" officeooo:rsid="001b08e3" style:font-weight-asian="normal" style:font-weight-complex="normal"/>
    </style:style>
    <style:style style:name="T767" style:family="text">
      <style:text-properties fo:font-weight="normal" officeooo:rsid="002844e7" style:font-weight-asian="normal" style:font-weight-complex="normal"/>
    </style:style>
    <style:style style:name="T768" style:family="text">
      <style:text-properties fo:font-weight="normal" officeooo:rsid="002b262d" style:font-weight-asian="normal" style:font-weight-complex="normal"/>
    </style:style>
    <style:style style:name="T769" style:family="text">
      <style:text-properties fo:font-weight="normal" officeooo:rsid="002dc29f" style:font-weight-asian="normal" style:font-weight-complex="normal"/>
    </style:style>
    <style:style style:name="T770" style:family="text">
      <style:text-properties fo:font-weight="normal" officeooo:rsid="002fc04f" style:font-weight-asian="normal" style:font-weight-complex="normal"/>
    </style:style>
    <style:style style:name="T771" style:family="text">
      <style:text-properties fo:font-weight="normal" officeooo:rsid="0032e27b" style:font-weight-asian="normal" style:font-weight-complex="normal"/>
    </style:style>
    <style:style style:name="T772" style:family="text">
      <style:text-properties fo:font-weight="normal" officeooo:rsid="0033da2c" style:font-weight-asian="normal" style:font-weight-complex="normal"/>
    </style:style>
    <style:style style:name="T773" style:family="text">
      <style:text-properties fo:font-weight="normal" officeooo:rsid="0037cc9b" style:font-weight-asian="normal" style:font-weight-complex="normal"/>
    </style:style>
    <style:style style:name="T774" style:family="text">
      <style:text-properties fo:font-weight="normal" officeooo:rsid="003ca0df" style:font-weight-asian="normal" style:font-weight-complex="normal"/>
    </style:style>
    <style:style style:name="T775" style:family="text">
      <style:text-properties fo:font-weight="normal" officeooo:rsid="003d8a1b" style:font-weight-asian="normal" style:font-weight-complex="normal"/>
    </style:style>
    <style:style style:name="T776" style:family="text">
      <style:text-properties fo:font-weight="normal" officeooo:rsid="003dc84f" style:font-weight-asian="normal" style:font-weight-complex="normal"/>
    </style:style>
    <style:style style:name="T777" style:family="text">
      <style:text-properties fo:font-weight="normal" officeooo:rsid="003e4530" style:font-weight-asian="normal" style:font-weight-complex="normal"/>
    </style:style>
    <style:style style:name="T778" style:family="text">
      <style:text-properties fo:font-weight="normal" officeooo:rsid="0031271b" style:font-weight-asian="normal" style:font-weight-complex="normal"/>
    </style:style>
    <style:style style:name="T779" style:family="text">
      <style:text-properties fo:font-weight="normal" officeooo:rsid="0054a61f" style:font-weight-asian="normal" style:font-weight-complex="normal"/>
    </style:style>
    <style:style style:name="T780" style:family="text">
      <style:text-properties fo:font-weight="normal" officeooo:rsid="0089d9e0" style:font-weight-asian="normal" style:font-weight-complex="normal"/>
    </style:style>
    <style:style style:name="T781" style:family="text">
      <style:text-properties fo:font-weight="normal" officeooo:rsid="008a3dfa" style:font-weight-asian="normal" style:font-weight-complex="normal"/>
    </style:style>
    <style:style style:name="T782" style:family="text">
      <style:text-properties fo:font-weight="normal" officeooo:rsid="008c4044" style:font-weight-asian="normal" style:font-weight-complex="normal"/>
    </style:style>
    <style:style style:name="T783" style:family="text">
      <style:text-properties fo:font-weight="normal" officeooo:rsid="008f0818" style:font-weight-asian="normal" style:font-weight-complex="normal"/>
    </style:style>
    <style:style style:name="T784" style:family="text">
      <style:text-properties fo:font-weight="normal" officeooo:rsid="008f9139" style:font-weight-asian="normal" style:font-weight-complex="normal"/>
    </style:style>
    <style:style style:name="T785" style:family="text">
      <style:text-properties fo:font-weight="normal" officeooo:rsid="009110fe" style:font-weight-asian="normal" style:font-weight-complex="normal"/>
    </style:style>
    <style:style style:name="T786" style:family="text">
      <style:text-properties fo:font-weight="normal" officeooo:rsid="0092a1d5" style:font-weight-asian="normal" style:font-weight-complex="normal"/>
    </style:style>
    <style:style style:name="T787" style:family="text">
      <style:text-properties fo:font-weight="normal" officeooo:rsid="009406d0" style:font-weight-asian="normal" style:font-weight-complex="normal"/>
    </style:style>
    <style:style style:name="T788" style:family="text">
      <style:text-properties fo:font-weight="normal" officeooo:rsid="0095977d" style:font-weight-asian="normal" style:font-weight-complex="normal"/>
    </style:style>
    <style:style style:name="T789" style:family="text">
      <style:text-properties fo:font-weight="normal" officeooo:rsid="009642b1" style:font-weight-asian="normal" style:font-weight-complex="normal"/>
    </style:style>
    <style:style style:name="T790" style:family="text">
      <style:text-properties fo:font-weight="normal" officeooo:rsid="00968998" style:font-weight-asian="normal" style:font-weight-complex="normal"/>
    </style:style>
    <style:style style:name="T791" style:family="text">
      <style:text-properties fo:font-weight="normal" officeooo:rsid="0097d2bc" style:font-weight-asian="normal" style:font-weight-complex="normal"/>
    </style:style>
    <style:style style:name="T792" style:family="text">
      <style:text-properties fo:font-weight="normal" officeooo:rsid="009e607c" style:font-weight-asian="normal" style:font-weight-complex="normal"/>
    </style:style>
    <style:style style:name="T793" style:family="text">
      <style:text-properties fo:font-weight="normal" officeooo:rsid="009f0062" style:font-weight-asian="normal" style:font-weight-complex="normal"/>
    </style:style>
    <style:style style:name="T794" style:family="text">
      <style:text-properties fo:font-weight="normal" officeooo:rsid="00a0f6c7" style:font-weight-asian="normal" style:font-weight-complex="normal"/>
    </style:style>
    <style:style style:name="T795" style:family="text">
      <style:text-properties fo:font-weight="normal" officeooo:rsid="00b65f90" style:font-weight-asian="normal" style:font-weight-complex="normal"/>
    </style:style>
    <style:style style:name="T796" style:family="text">
      <style:text-properties fo:font-weight="normal" officeooo:rsid="00b6c042" style:font-weight-asian="normal" style:font-weight-complex="normal"/>
    </style:style>
    <style:style style:name="T797" style:family="text">
      <style:text-properties fo:font-weight="normal" officeooo:rsid="00e03893" style:font-weight-asian="normal" style:font-weight-complex="normal"/>
    </style:style>
    <style:style style:name="T798" style:family="text">
      <style:text-properties fo:font-weight="normal" officeooo:rsid="00e4e700" style:font-weight-asian="normal" style:font-weight-complex="normal"/>
    </style:style>
    <style:style style:name="T799" style:family="text">
      <style:text-properties fo:font-weight="normal" officeooo:rsid="00e91fd0" style:font-weight-asian="normal" style:font-weight-complex="normal"/>
    </style:style>
    <style:style style:name="T800" style:family="text">
      <style:text-properties fo:font-weight="normal" officeooo:rsid="00e9627c" style:font-weight-asian="normal" style:font-weight-complex="normal"/>
    </style:style>
    <style:style style:name="T801" style:family="text">
      <style:text-properties fo:font-weight="normal" officeooo:rsid="00edbba6" style:font-weight-asian="normal" style:font-weight-complex="normal"/>
    </style:style>
    <style:style style:name="T802" style:family="text">
      <style:text-properties fo:font-weight="normal" officeooo:rsid="00ee9cc6" style:font-weight-asian="normal" style:font-weight-complex="normal"/>
    </style:style>
    <style:style style:name="T803" style:family="text">
      <style:text-properties fo:font-weight="normal" officeooo:rsid="00fbcc3e" style:font-weight-asian="normal" style:font-weight-complex="normal"/>
    </style:style>
    <style:style style:name="T804" style:family="text">
      <style:text-properties fo:font-weight="normal" officeooo:rsid="00fcc291" style:font-weight-asian="normal" style:font-weight-complex="normal"/>
    </style:style>
    <style:style style:name="T805" style:family="text">
      <style:text-properties fo:font-weight="normal" officeooo:rsid="00fd30b8" style:font-weight-asian="normal" style:font-weight-complex="normal"/>
    </style:style>
    <style:style style:name="T806" style:family="text">
      <style:text-properties fo:font-weight="normal" officeooo:rsid="00fe4d13" style:font-weight-asian="normal" style:font-weight-complex="normal"/>
    </style:style>
    <style:style style:name="T807" style:family="text">
      <style:text-properties fo:font-weight="normal" officeooo:rsid="00ff1e01" style:font-weight-asian="normal" style:font-weight-complex="normal"/>
    </style:style>
    <style:style style:name="T808" style:family="text">
      <style:text-properties fo:font-weight="normal" officeooo:rsid="01000727" style:font-weight-asian="normal" style:font-weight-complex="normal"/>
    </style:style>
    <style:style style:name="T809" style:family="text">
      <style:text-properties fo:font-weight="normal" officeooo:rsid="0101671e" style:font-weight-asian="normal" style:font-weight-complex="normal"/>
    </style:style>
    <style:style style:name="T810" style:family="text">
      <style:text-properties fo:font-weight="normal" officeooo:rsid="0103159b" style:font-weight-asian="normal" style:font-weight-complex="normal"/>
    </style:style>
    <style:style style:name="T811" style:family="text">
      <style:text-properties fo:font-weight="normal" officeooo:rsid="010411b3" style:font-weight-asian="normal" style:font-weight-complex="normal"/>
    </style:style>
    <style:style style:name="T812" style:family="text">
      <style:text-properties fo:font-weight="normal" officeooo:rsid="01045f00" style:font-weight-asian="normal" style:font-weight-complex="normal"/>
    </style:style>
    <style:style style:name="T813" style:family="text">
      <style:text-properties fo:font-weight="normal" officeooo:rsid="0104bf63" style:font-weight-asian="normal" style:font-weight-complex="normal"/>
    </style:style>
    <style:style style:name="T814" style:family="text">
      <style:text-properties fo:font-weight="normal" officeooo:rsid="0109bb94" style:font-weight-asian="normal" style:font-weight-complex="normal"/>
    </style:style>
    <style:style style:name="T815" style:family="text">
      <style:text-properties fo:font-weight="normal" officeooo:rsid="010ad7b0" style:font-weight-asian="normal" style:font-weight-complex="normal"/>
    </style:style>
    <style:style style:name="T816" style:family="text">
      <style:text-properties fo:font-weight="normal" officeooo:rsid="010c31ea" style:font-weight-asian="normal" style:font-weight-complex="normal"/>
    </style:style>
    <style:style style:name="T817" style:family="text">
      <style:text-properties fo:font-weight="normal" officeooo:rsid="010db407" style:font-weight-asian="normal" style:font-weight-complex="normal"/>
    </style:style>
    <style:style style:name="T818" style:family="text">
      <style:text-properties fo:font-weight="normal" officeooo:rsid="010e822a" style:font-weight-asian="normal" style:font-weight-complex="normal"/>
    </style:style>
    <style:style style:name="T819" style:family="text">
      <style:text-properties fo:font-weight="normal" officeooo:rsid="010f39ef" style:font-weight-asian="normal" style:font-weight-complex="normal"/>
    </style:style>
    <style:style style:name="T820" style:family="text">
      <style:text-properties fo:font-weight="normal" officeooo:rsid="0110753e" style:font-weight-asian="normal" style:font-weight-complex="normal"/>
    </style:style>
    <style:style style:name="T821" style:family="text">
      <style:text-properties fo:font-weight="normal" officeooo:rsid="011fa810" style:font-weight-asian="normal" style:font-weight-complex="normal"/>
    </style:style>
    <style:style style:name="T822" style:family="text">
      <style:text-properties fo:font-weight="normal" officeooo:rsid="0121262a" style:font-weight-asian="normal" style:font-weight-complex="normal"/>
    </style:style>
    <style:style style:name="T823" style:family="text">
      <style:text-properties fo:font-weight="normal" officeooo:rsid="01216c89" style:font-weight-asian="normal" style:font-weight-complex="normal"/>
    </style:style>
    <style:style style:name="T824" style:family="text">
      <style:text-properties fo:font-weight="normal" officeooo:rsid="01309d69" style:font-weight-asian="normal" style:font-weight-complex="normal"/>
    </style:style>
    <style:style style:name="T825" style:family="text">
      <style:text-properties fo:font-weight="normal" officeooo:rsid="01312c74" style:font-weight-asian="normal" style:font-weight-complex="normal"/>
    </style:style>
    <style:style style:name="T826" style:family="text">
      <style:text-properties fo:font-weight="normal" officeooo:rsid="01328f4e" style:font-weight-asian="normal" style:font-weight-complex="normal"/>
    </style:style>
    <style:style style:name="T827" style:family="text">
      <style:text-properties fo:font-weight="normal" officeooo:rsid="0135b2c6" style:font-weight-asian="normal" style:font-weight-complex="normal"/>
    </style:style>
    <style:style style:name="T828" style:family="text">
      <style:text-properties fo:font-weight="normal" officeooo:rsid="0138537e" style:font-weight-asian="normal" style:font-weight-complex="normal"/>
    </style:style>
    <style:style style:name="T829" style:family="text">
      <style:text-properties fo:font-weight="normal" officeooo:rsid="0154d97a" style:font-weight-asian="normal" style:font-weight-complex="normal"/>
    </style:style>
    <style:style style:name="T830" style:family="text">
      <style:text-properties fo:font-weight="normal" officeooo:rsid="0155a9b6" style:font-weight-asian="normal" style:font-weight-complex="normal"/>
    </style:style>
    <style:style style:name="T831" style:family="text">
      <style:text-properties fo:font-weight="normal" officeooo:rsid="015e03af" style:font-weight-asian="normal" style:font-weight-complex="normal"/>
    </style:style>
    <style:style style:name="T832" style:family="text">
      <style:text-properties fo:font-weight="normal" officeooo:rsid="015fc71f" style:font-weight-asian="normal" style:font-weight-complex="normal"/>
    </style:style>
    <style:style style:name="T833" style:family="text">
      <style:text-properties fo:font-weight="normal" officeooo:rsid="01601ac7" style:font-weight-asian="normal" style:font-weight-complex="normal"/>
    </style:style>
    <style:style style:name="T834" style:family="text">
      <style:text-properties fo:font-weight="normal" officeooo:rsid="0161498c" style:font-weight-asian="normal" style:font-weight-complex="normal"/>
    </style:style>
    <style:style style:name="T835" style:family="text">
      <style:text-properties fo:font-weight="normal" officeooo:rsid="01646a59" style:font-weight-asian="normal" style:font-weight-complex="normal"/>
    </style:style>
    <style:style style:name="T836" style:family="text">
      <style:text-properties fo:font-weight="normal" officeooo:rsid="0169ff36" style:font-weight-asian="normal" style:font-weight-complex="normal"/>
    </style:style>
    <style:style style:name="T837" style:family="text">
      <style:text-properties fo:font-weight="normal" officeooo:rsid="016f9441" style:font-weight-asian="normal" style:font-weight-complex="normal"/>
    </style:style>
    <style:style style:name="T838" style:family="text">
      <style:text-properties fo:font-weight="normal" officeooo:rsid="01706819" style:font-weight-asian="normal" style:font-weight-complex="normal"/>
    </style:style>
    <style:style style:name="T839" style:family="text">
      <style:text-properties fo:font-weight="normal" officeooo:rsid="0172f582" style:font-weight-asian="normal" style:font-weight-complex="normal"/>
    </style:style>
    <style:style style:name="T840" style:family="text">
      <style:text-properties fo:font-weight="normal" officeooo:rsid="017419fb" style:font-weight-asian="normal" style:font-weight-complex="normal"/>
    </style:style>
    <style:style style:name="T841" style:family="text">
      <style:text-properties fo:font-weight="normal" officeooo:rsid="0174f420" style:font-weight-asian="normal" style:font-weight-complex="normal"/>
    </style:style>
    <style:style style:name="T842" style:family="text">
      <style:text-properties fo:font-weight="normal" officeooo:rsid="0176eb46" style:font-weight-asian="normal" style:font-weight-complex="normal"/>
    </style:style>
    <style:style style:name="T843" style:family="text">
      <style:text-properties fo:font-weight="normal" officeooo:rsid="01786a74" style:font-weight-asian="normal" style:font-weight-complex="normal"/>
    </style:style>
    <style:style style:name="T844" style:family="text">
      <style:text-properties fo:font-weight="normal" officeooo:rsid="0178f051" style:font-weight-asian="normal" style:font-weight-complex="normal"/>
    </style:style>
    <style:style style:name="T845" style:family="text">
      <style:text-properties fo:font-weight="normal" officeooo:rsid="017a11b6" style:font-weight-asian="normal" style:font-weight-complex="normal"/>
    </style:style>
    <style:style style:name="T846" style:family="text">
      <style:text-properties fo:font-weight="normal" officeooo:rsid="017d1e25" style:font-weight-asian="normal" style:font-weight-complex="normal"/>
    </style:style>
    <style:style style:name="T847" style:family="text">
      <style:text-properties fo:font-weight="normal" officeooo:rsid="0180f0cb" style:font-weight-asian="normal" style:font-weight-complex="normal"/>
    </style:style>
    <style:style style:name="T848" style:family="text">
      <style:text-properties fo:font-weight="normal" officeooo:rsid="01824cba" style:font-weight-asian="normal" style:font-weight-complex="normal"/>
    </style:style>
    <style:style style:name="T849" style:family="text">
      <style:text-properties fo:font-weight="normal" officeooo:rsid="01851356" style:font-weight-asian="normal" style:font-weight-complex="normal"/>
    </style:style>
    <style:style style:name="T850" style:family="text">
      <style:text-properties fo:font-weight="normal" officeooo:rsid="01905c6d" style:font-weight-asian="normal" style:font-weight-complex="normal"/>
    </style:style>
    <style:style style:name="T851" style:family="text">
      <style:text-properties fo:font-weight="normal" officeooo:rsid="01910aae" style:font-weight-asian="normal" style:font-weight-complex="normal"/>
    </style:style>
    <style:style style:name="T852" style:family="text">
      <style:text-properties fo:font-weight="normal" officeooo:rsid="019a0b81" style:font-weight-asian="normal" style:font-weight-complex="normal"/>
    </style:style>
    <style:style style:name="T853" style:family="text">
      <style:text-properties fo:font-weight="normal" officeooo:rsid="01a09110" style:font-weight-asian="normal" style:font-weight-complex="normal"/>
    </style:style>
    <style:style style:name="T854" style:family="text">
      <style:text-properties fo:font-weight="normal" style:font-name-asian="DejaVu Math TeX Gyre" style:font-weight-asian="normal" style:font-name-complex="DejaVu Math TeX Gyre" style:font-weight-complex="normal"/>
    </style:style>
    <style:style style:name="T855" style:family="text">
      <style:text-properties fo:font-weight="normal" officeooo:rsid="000c5ed4" style:font-name-asian="DejaVu Math TeX Gyre" style:font-weight-asian="normal" style:font-name-complex="DejaVu Math TeX Gyre" style:font-weight-complex="normal"/>
    </style:style>
    <style:style style:name="T856" style:family="text">
      <style:text-properties fo:font-weight="normal" style:font-name-asian="Noto Serif CJK SC" style:font-weight-asian="normal" style:font-name-complex="Lohit Devanagari" style:font-weight-complex="normal"/>
    </style:style>
    <style:style style:name="T857" style:family="text">
      <style:text-properties fo:font-weight="normal" officeooo:rsid="000c785c" style:font-name-asian="Noto Serif CJK SC" style:font-weight-asian="normal" style:font-name-complex="Lohit Devanagari" style:font-weight-complex="normal"/>
    </style:style>
    <style:style style:name="T858" style:family="text">
      <style:text-properties style:font-name="DejaVu Math TeX Gyre" style:font-name-asian="DejaVu Math TeX Gyre" style:font-name-complex="DejaVu Math TeX Gyre"/>
    </style:style>
    <style:style style:name="T859" style:family="text">
      <style:text-properties style:font-name="DejaVu Math TeX Gyre" officeooo:rsid="006c52fe" style:font-name-asian="DejaVu Math TeX Gyre" style:font-name-complex="DejaVu Math TeX Gyre"/>
    </style:style>
    <style:style style:name="T860" style:family="text">
      <style:text-properties style:font-name="DejaVu Math TeX Gyre" fo:font-weight="normal" officeooo:rsid="000c5ed4" style:font-name-asian="DejaVu Math TeX Gyre" style:font-weight-asian="normal" style:font-name-complex="DejaVu Math TeX Gyre" style:font-weight-complex="normal"/>
    </style:style>
    <style:style style:name="T861" style:family="text">
      <style:text-properties style:font-name="DejaVu Math TeX Gyre" fo:font-weight="normal" officeooo:rsid="00266569" style:font-name-asian="DejaVu Math TeX Gyre" style:font-weight-asian="normal" style:font-name-complex="DejaVu Math TeX Gyre" style:font-weight-complex="normal"/>
    </style:style>
    <style:style style:name="T862" style:family="text">
      <style:text-properties style:font-name="DejaVu Math TeX Gyre" fo:font-weight="normal" officeooo:rsid="0121262a" style:font-name-asian="DejaVu Math TeX Gyre" style:font-weight-asian="normal" style:font-name-complex="DejaVu Math TeX Gyre" style:font-weight-complex="normal"/>
    </style:style>
    <style:style style:name="T863" style:family="text">
      <style:text-properties style:font-name="DejaVu Math TeX Gyre" fo:font-size="9pt" fo:font-weight="normal" officeooo:rsid="000c785c" style:font-name-asian="DejaVu Math TeX Gyre" style:font-size-asian="9pt" style:font-weight-asian="normal" style:font-name-complex="DejaVu Math TeX Gyre" style:font-size-complex="9pt" style:font-weight-complex="normal"/>
    </style:style>
    <style:style style:name="T864" style:family="text">
      <style:text-properties officeooo:rsid="000c5ed4"/>
    </style:style>
    <style:style style:name="T865" style:family="text">
      <style:text-properties fo:font-style="normal" fo:font-weight="normal" officeooo:rsid="00623d93" fo:background-color="transparent" loext:char-shading-value="0" style:font-style-asian="normal" style:font-weight-asian="normal" style:font-style-complex="normal" style:font-weight-complex="normal"/>
    </style:style>
    <style:style style:name="T866" style:family="text">
      <style:text-properties fo:font-style="normal" style:text-underline-style="none" officeooo:rsid="002844e7" style:font-style-asian="normal" style:font-style-complex="normal"/>
    </style:style>
    <style:style style:name="T867" style:family="text">
      <style:text-properties fo:font-style="normal" style:text-underline-style="none" officeooo:rsid="01343603" style:font-style-asian="normal" style:font-style-complex="normal"/>
    </style:style>
    <style:style style:name="T868" style:family="text">
      <style:text-properties fo:font-style="normal" style:font-style-asian="normal" style:font-style-complex="normal"/>
    </style:style>
    <style:style style:name="T869" style:family="text">
      <style:text-properties fo:font-style="normal" officeooo:rsid="004a94d4" style:font-style-asian="normal" style:font-style-complex="normal"/>
    </style:style>
    <style:style style:name="T870" style:family="text">
      <style:text-properties fo:font-style="normal" officeooo:rsid="004ad9eb" style:font-style-asian="normal" style:font-style-complex="normal"/>
    </style:style>
    <style:style style:name="T871" style:family="text">
      <style:text-properties fo:font-style="normal" officeooo:rsid="0081abcd" style:font-style-asian="normal" style:font-style-complex="normal"/>
    </style:style>
    <style:style style:name="T872" style:family="text">
      <style:text-properties officeooo:rsid="000ee962"/>
    </style:style>
    <style:style style:name="T873" style:family="text">
      <style:text-properties fo:color="#ffffff" style:font-name="Liberation Serif" fo:font-size="14pt" style:text-underline-style="none" fo:font-weight="bold" officeooo:rsid="000ee962" fo:background-color="#000000" loext:char-shading-value="0" style:font-name-asian="Noto Serif CJK SC" style:font-size-asian="14pt" style:font-weight-asian="bold" style:font-name-complex="Lohit Devanagari" style:font-size-complex="14pt" style:font-weight-complex="bold"/>
    </style:style>
    <style:style style:name="T874" style:family="text">
      <style:text-properties fo:color="#ffffff" style:font-name="Liberation Serif" fo:font-size="14pt" style:text-underline-style="none" fo:font-weight="bold" officeooo:rsid="011470d4" fo:background-color="#000000" loext:char-shading-value="0" style:font-name-asian="Noto Serif CJK SC" style:font-size-asian="14pt" style:font-weight-asian="bold" style:font-name-complex="Lohit Devanagari" style:font-size-complex="14pt" style:font-weight-complex="bold"/>
    </style:style>
    <style:style style:name="T875" style:family="text">
      <style:text-properties fo:color="#ffffff" style:font-name="Liberation Serif" fo:font-size="12pt" style:text-underline-style="none" fo:font-weight="bold" officeooo:rsid="012fb201" fo:background-color="#000000" loext:char-shading-value="0" style:font-name-asian="Noto Serif CJK SC" style:font-size-asian="12pt" style:font-weight-asian="bold" style:font-name-complex="Lohit Devanagari" style:font-size-complex="12pt" style:font-weight-complex="bold"/>
    </style:style>
    <style:style style:name="T876" style:family="text">
      <style:text-properties fo:color="#ffffff" style:font-name="Liberation Serif" fo:font-size="12pt" style:text-underline-style="none" fo:font-weight="normal" officeooo:rsid="000ee962" fo:background-color="#000000" loext:char-shading-value="0" style:font-name-asian="Noto Serif CJK SC" style:font-size-asian="12pt" style:font-weight-asian="normal" style:font-name-complex="Lohit Devanagari" style:font-size-complex="12pt" style:font-weight-complex="normal"/>
    </style:style>
    <style:style style:name="T877" style:family="text">
      <style:text-properties fo:color="#ffffff" style:font-name="Liberation Serif1" style:text-underline-style="none" fo:font-weight="bold" officeooo:rsid="0110753e" fo:background-color="#000000" loext:char-shading-value="0" style:font-weight-asian="bold" style:font-weight-complex="bold"/>
    </style:style>
    <style:style style:name="T878" style:family="text">
      <style:text-properties officeooo:rsid="000fee28"/>
    </style:style>
    <style:style style:name="T879" style:family="text">
      <style:text-properties officeooo:rsid="0011e92a"/>
    </style:style>
    <style:style style:name="T880" style:family="text">
      <style:text-properties officeooo:rsid="00127a17"/>
    </style:style>
    <style:style style:name="T881" style:family="text">
      <style:text-properties officeooo:rsid="00139f8b"/>
    </style:style>
    <style:style style:name="T882" style:family="text">
      <style:text-properties officeooo:rsid="00157b5c"/>
    </style:style>
    <style:style style:name="T883" style:family="text">
      <style:text-properties officeooo:rsid="00169703"/>
    </style:style>
    <style:style style:name="T884" style:family="text">
      <style:text-properties officeooo:rsid="0017d348"/>
    </style:style>
    <style:style style:name="T885" style:family="text">
      <style:text-properties officeooo:rsid="0018f091"/>
    </style:style>
    <style:style style:name="T886" style:family="text">
      <style:text-properties fo:font-size="10pt" officeooo:rsid="0018f091" style:font-size-asian="10pt" style:font-size-complex="10pt"/>
    </style:style>
    <style:style style:name="T887" style:family="text">
      <style:text-properties fo:font-size="10pt" officeooo:rsid="005be7a2" style:font-size-asian="10pt" style:font-size-complex="10pt"/>
    </style:style>
    <style:style style:name="T888" style:family="text">
      <style:text-properties fo:font-size="10pt" officeooo:rsid="0060a358" style:font-size-asian="10pt" style:font-size-complex="10pt"/>
    </style:style>
    <style:style style:name="T889" style:family="text">
      <style:text-properties fo:font-size="10pt" officeooo:rsid="0066c505" style:font-size-asian="10pt" style:font-size-complex="10pt"/>
    </style:style>
    <style:style style:name="T890" style:family="text">
      <style:text-properties fo:font-size="10pt" officeooo:rsid="007c5a22" style:font-size-asian="10pt" style:font-size-complex="10pt"/>
    </style:style>
    <style:style style:name="T891" style:family="text">
      <style:text-properties fo:font-size="10pt" officeooo:rsid="007de130" style:font-size-asian="10pt" style:font-size-complex="10pt"/>
    </style:style>
    <style:style style:name="T892" style:family="text">
      <style:text-properties fo:font-size="10pt" officeooo:rsid="008431d3" style:font-size-asian="10pt" style:font-size-complex="10pt"/>
    </style:style>
    <style:style style:name="T893" style:family="text">
      <style:text-properties fo:font-size="10pt" officeooo:rsid="0095977d" style:font-size-asian="10pt" style:font-size-complex="10pt"/>
    </style:style>
    <style:style style:name="T894" style:family="text">
      <style:text-properties fo:font-size="10pt" officeooo:rsid="00c0fe7d" style:font-size-asian="10pt" style:font-size-complex="10pt"/>
    </style:style>
    <style:style style:name="T895" style:family="text">
      <style:text-properties fo:font-size="10pt" officeooo:rsid="00c1e21b" style:font-size-asian="10pt" style:font-size-complex="10pt"/>
    </style:style>
    <style:style style:name="T896" style:family="text">
      <style:text-properties fo:font-size="10pt" officeooo:rsid="00c91589" style:font-size-asian="10pt" style:font-size-complex="10pt"/>
    </style:style>
    <style:style style:name="T897" style:family="text">
      <style:text-properties fo:font-size="10pt" officeooo:rsid="00d91421" style:font-size-asian="10pt" style:font-size-complex="10pt"/>
    </style:style>
    <style:style style:name="T898" style:family="text">
      <style:text-properties fo:font-size="10pt" officeooo:rsid="00dfdc1f" style:font-size-asian="10pt" style:font-size-complex="10pt"/>
    </style:style>
    <style:style style:name="T899" style:family="text">
      <style:text-properties fo:font-size="10pt" officeooo:rsid="00ea8213" style:font-size-asian="10pt" style:font-size-complex="10pt"/>
    </style:style>
    <style:style style:name="T900" style:family="text">
      <style:text-properties fo:font-size="10pt" officeooo:rsid="01082d0e" style:font-size-asian="10pt" style:font-size-complex="10pt"/>
    </style:style>
    <style:style style:name="T901" style:family="text">
      <style:text-properties fo:font-size="10pt" officeooo:rsid="01125dee" style:font-size-asian="10pt" style:font-size-complex="10pt"/>
    </style:style>
    <style:style style:name="T902" style:family="text">
      <style:text-properties fo:font-size="10pt" officeooo:rsid="01216c89" style:font-size-asian="10pt" style:font-size-complex="10pt"/>
    </style:style>
    <style:style style:name="T903" style:family="text">
      <style:text-properties fo:font-size="10pt" officeooo:rsid="01309d69" style:font-size-asian="10pt" style:font-size-complex="10pt"/>
    </style:style>
    <style:style style:name="T904" style:family="text">
      <style:text-properties fo:font-size="10pt" officeooo:rsid="015814be" style:font-size-asian="10pt" style:font-size-complex="10pt"/>
    </style:style>
    <style:style style:name="T905" style:family="text">
      <style:text-properties fo:font-size="10pt" officeooo:rsid="017b5194" style:font-size-asian="10pt" style:font-size-complex="10pt"/>
    </style:style>
    <style:style style:name="T906" style:family="text">
      <style:text-properties fo:font-size="10pt" officeooo:rsid="017ca637" style:font-size-asian="10pt" style:font-size-complex="10pt"/>
    </style:style>
    <style:style style:name="T907" style:family="text">
      <style:text-properties fo:font-size="10pt" officeooo:rsid="017d1e25" style:font-size-asian="10pt" style:font-size-complex="10pt"/>
    </style:style>
    <style:style style:name="T908" style:family="text">
      <style:text-properties fo:font-size="10pt" officeooo:rsid="0180f0cb" style:font-size-asian="10pt" style:font-size-complex="10pt"/>
    </style:style>
    <style:style style:name="T909" style:family="text">
      <style:text-properties fo:font-size="10pt" officeooo:rsid="0184249b" style:font-size-asian="10pt" style:font-size-complex="10pt"/>
    </style:style>
    <style:style style:name="T910" style:family="text">
      <style:text-properties fo:font-size="10pt" officeooo:rsid="0186cce6" style:font-size-asian="10pt" style:font-size-complex="10pt"/>
    </style:style>
    <style:style style:name="T911" style:family="text">
      <style:text-properties fo:font-size="10pt" officeooo:rsid="018b89a1" style:font-size-asian="10pt" style:font-size-complex="10pt"/>
    </style:style>
    <style:style style:name="T912" style:family="text">
      <style:text-properties fo:font-size="10pt" officeooo:rsid="01a1f6c0" style:font-size-asian="10pt" style:font-size-complex="10pt"/>
    </style:style>
    <style:style style:name="T913" style:family="text">
      <style:text-properties fo:font-size="10pt" style:text-underline-style="none" officeooo:rsid="0184249b" style:font-size-asian="10pt" style:font-size-complex="10pt"/>
    </style:style>
    <style:style style:name="T914" style:family="text">
      <style:text-properties officeooo:rsid="001e1129"/>
    </style:style>
    <style:style style:name="T915" style:family="text">
      <style:text-properties officeooo:rsid="001f2085"/>
    </style:style>
    <style:style style:name="T916" style:family="text">
      <style:text-properties officeooo:rsid="002109b2"/>
    </style:style>
    <style:style style:name="T917" style:family="text">
      <style:text-properties officeooo:rsid="00266569"/>
    </style:style>
    <style:style style:name="T918" style:family="text">
      <style:text-properties officeooo:rsid="002844e7"/>
    </style:style>
    <style:style style:name="T919" style:family="text">
      <style:text-properties officeooo:rsid="002ddb06"/>
    </style:style>
    <style:style style:name="T920" style:family="text">
      <style:text-properties officeooo:rsid="00316e2f"/>
    </style:style>
    <style:style style:name="T921" style:family="text">
      <style:text-properties officeooo:rsid="0032e27b"/>
    </style:style>
    <style:style style:name="T922" style:family="text">
      <style:text-properties officeooo:rsid="0033793f"/>
    </style:style>
    <style:style style:name="T923" style:family="text">
      <style:text-properties officeooo:rsid="0033da2c"/>
    </style:style>
    <style:style style:name="T924" style:family="text">
      <style:text-properties officeooo:rsid="0036e090"/>
    </style:style>
    <style:style style:name="T925" style:family="text">
      <style:text-properties officeooo:rsid="0037cc9b"/>
    </style:style>
    <style:style style:name="T926" style:family="text">
      <style:text-properties officeooo:rsid="00386f59"/>
    </style:style>
    <style:style style:name="T927" style:family="text">
      <style:text-properties officeooo:rsid="00394682"/>
    </style:style>
    <style:style style:name="T928" style:family="text">
      <style:text-properties officeooo:rsid="00407387"/>
    </style:style>
    <style:style style:name="T929" style:family="text">
      <style:text-properties officeooo:rsid="0041dd76"/>
    </style:style>
    <style:style style:name="T930" style:family="text">
      <style:text-properties officeooo:rsid="00423447"/>
    </style:style>
    <style:style style:name="T931" style:family="text">
      <style:text-properties officeooo:rsid="00430f38"/>
    </style:style>
    <style:style style:name="T932" style:family="text">
      <style:text-properties officeooo:rsid="00458bdd"/>
    </style:style>
    <style:style style:name="T933" style:family="text">
      <style:text-properties officeooo:rsid="0048fa52"/>
    </style:style>
    <style:style style:name="T934" style:family="text">
      <style:text-properties officeooo:rsid="004ad9eb"/>
    </style:style>
    <style:style style:name="T935" style:family="text">
      <style:text-properties style:font-name="FreeMono" fo:font-weight="bold" style:font-weight-asian="bold" style:font-weight-complex="bold"/>
    </style:style>
    <style:style style:name="T936" style:family="text">
      <style:text-properties style:font-name="FreeMono" fo:font-weight="bold" officeooo:rsid="007c5a22" style:font-weight-asian="bold" style:font-weight-complex="bold"/>
    </style:style>
    <style:style style:name="T937" style:family="text">
      <style:text-properties style:font-name="FreeMono" fo:font-weight="bold" officeooo:rsid="008431d3" style:font-weight-asian="bold" style:font-weight-complex="bold"/>
    </style:style>
    <style:style style:name="T938" style:family="text">
      <style:text-properties style:font-name="FreeMono" fo:font-weight="bold" officeooo:rsid="017419fb" style:font-weight-asian="bold" style:font-weight-complex="bold"/>
    </style:style>
    <style:style style:name="T939" style:family="text">
      <style:text-properties style:font-name="FreeMono" fo:font-weight="bold" officeooo:rsid="0174f420" style:font-weight-asian="bold" style:font-weight-complex="bold"/>
    </style:style>
    <style:style style:name="T940" style:family="text">
      <style:text-properties style:font-name="FreeMono" fo:font-weight="bold" officeooo:rsid="01786a74" style:font-weight-asian="bold" style:font-weight-complex="bold"/>
    </style:style>
    <style:style style:name="T941" style:family="text">
      <style:text-properties style:font-name="FreeMono" fo:font-weight="bold" officeooo:rsid="0178f051" style:font-weight-asian="bold" style:font-weight-complex="bold"/>
    </style:style>
    <style:style style:name="T942" style:family="text">
      <style:text-properties style:font-name="FreeMono" fo:font-size="12pt" fo:font-weight="bold" officeooo:rsid="008431d3" style:font-size-asian="12pt" style:font-weight-asian="bold" style:font-size-complex="12pt" style:font-weight-complex="bold"/>
    </style:style>
    <style:style style:name="T943" style:family="text">
      <style:text-properties style:font-name="FreeMono" fo:font-size="9pt" fo:font-weight="bold" style:font-size-asian="9pt" style:font-weight-asian="bold" style:font-size-complex="9pt" style:font-weight-complex="bold"/>
    </style:style>
    <style:style style:name="T944" style:family="text">
      <style:text-properties style:font-name="FreeMono" fo:font-size="9pt" style:text-underline-style="none" fo:font-weight="bold" officeooo:rsid="017a4547" style:font-size-asian="9pt" style:font-weight-asian="bold" style:font-size-complex="9pt" style:font-weight-complex="bold"/>
    </style:style>
    <style:style style:name="T945" style:family="text">
      <style:text-properties officeooo:rsid="005183ad"/>
    </style:style>
    <style:style style:name="T946" style:family="text">
      <style:text-properties officeooo:rsid="0051c690"/>
    </style:style>
    <style:style style:name="T947" style:family="text">
      <style:text-properties officeooo:rsid="00520c4a"/>
    </style:style>
    <style:style style:name="T948" style:family="text">
      <style:text-properties officeooo:rsid="00533f7f"/>
    </style:style>
    <style:style style:name="T949" style:family="text">
      <style:text-properties officeooo:rsid="0054a61f"/>
    </style:style>
    <style:style style:name="T950" style:family="text">
      <style:text-properties officeooo:rsid="005514c4"/>
    </style:style>
    <style:style style:name="T951" style:family="text">
      <style:text-properties officeooo:rsid="00586c85"/>
    </style:style>
    <style:style style:name="T952" style:family="text">
      <style:text-properties officeooo:rsid="005be7a2"/>
    </style:style>
    <style:style style:name="T953" style:family="text">
      <style:text-properties officeooo:rsid="00639429"/>
    </style:style>
    <style:style style:name="T954" style:family="text">
      <style:text-properties officeooo:rsid="0066c505"/>
    </style:style>
    <style:style style:name="T955" style:family="text">
      <style:text-properties officeooo:rsid="006cdda6"/>
    </style:style>
    <style:style style:name="T956" style:family="text">
      <style:text-properties officeooo:rsid="007a9338"/>
    </style:style>
    <style:style style:name="T957" style:family="text">
      <style:text-properties officeooo:rsid="007c5a22"/>
    </style:style>
    <style:style style:name="T958" style:family="text">
      <style:text-properties officeooo:rsid="007de130"/>
    </style:style>
    <style:style style:name="T959" style:family="text">
      <style:text-properties officeooo:rsid="0081abcd"/>
    </style:style>
    <style:style style:name="T960" style:family="text">
      <style:text-properties officeooo:rsid="0082d063"/>
    </style:style>
    <style:style style:name="T961" style:family="text">
      <style:text-properties officeooo:rsid="0284be40"/>
    </style:style>
    <style:style style:name="T962" style:family="text">
      <style:text-properties officeooo:rsid="0018fce3"/>
    </style:style>
    <style:style style:name="T963" style:family="text">
      <style:text-properties officeooo:rsid="008431d3"/>
    </style:style>
    <style:style style:name="T964" style:family="text">
      <style:text-properties officeooo:rsid="00888449"/>
    </style:style>
    <style:style style:name="T965" style:family="text">
      <style:text-properties officeooo:rsid="008a9df2"/>
    </style:style>
    <style:style style:name="T966" style:family="text">
      <style:text-properties officeooo:rsid="008c4044"/>
    </style:style>
    <style:style style:name="T967" style:family="text">
      <style:text-properties officeooo:rsid="008efc3c"/>
    </style:style>
    <style:style style:name="T968" style:family="text">
      <style:text-properties style:text-position="super 58%" fo:font-weight="normal" officeooo:rsid="008f0818" style:font-weight-asian="normal" style:font-weight-complex="normal"/>
    </style:style>
    <style:style style:name="T969" style:family="text">
      <style:text-properties style:text-position="super 58%" fo:font-weight="normal" officeooo:rsid="00fcc291" style:font-weight-asian="normal" style:font-weight-complex="normal"/>
    </style:style>
    <style:style style:name="T970" style:family="text">
      <style:text-properties style:text-position="super 58%" fo:font-weight="normal" officeooo:rsid="01646a59" style:font-weight-asian="normal" style:font-weight-complex="normal"/>
    </style:style>
    <style:style style:name="T971" style:family="text">
      <style:text-properties style:text-position="super 58%" officeooo:rsid="0095298d"/>
    </style:style>
    <style:style style:name="T972" style:family="text">
      <style:text-properties officeooo:rsid="008f9139"/>
    </style:style>
    <style:style style:name="T973" style:family="text">
      <style:text-properties officeooo:rsid="009110fe"/>
    </style:style>
    <style:style style:name="T974" style:family="text">
      <style:text-properties officeooo:rsid="0092a1d5"/>
    </style:style>
    <style:style style:name="T975" style:family="text">
      <style:text-properties officeooo:rsid="0092f1bf"/>
    </style:style>
    <style:style style:name="T976" style:family="text">
      <style:text-properties officeooo:rsid="009406d0"/>
    </style:style>
    <style:style style:name="T977" style:family="text">
      <style:text-properties officeooo:rsid="0095196b"/>
    </style:style>
    <style:style style:name="T978" style:family="text">
      <style:text-properties officeooo:rsid="0095298d"/>
    </style:style>
    <style:style style:name="T979" style:family="text">
      <style:text-properties officeooo:rsid="0095977d"/>
    </style:style>
    <style:style style:name="T980" style:family="text">
      <style:text-properties officeooo:rsid="0096b8b3"/>
    </style:style>
    <style:style style:name="T981" style:family="text">
      <style:text-properties officeooo:rsid="009a15b6"/>
    </style:style>
    <style:style style:name="T982" style:family="text">
      <style:text-properties officeooo:rsid="009a56d1"/>
    </style:style>
    <style:style style:name="T983" style:family="text">
      <style:text-properties officeooo:rsid="00a5122e"/>
    </style:style>
    <style:style style:name="T984" style:family="text">
      <style:text-properties officeooo:rsid="00a59778"/>
    </style:style>
    <style:style style:name="T985" style:family="text">
      <style:text-properties officeooo:rsid="00a72d13"/>
    </style:style>
    <style:style style:name="T986" style:family="text">
      <style:text-properties officeooo:rsid="00a87411"/>
    </style:style>
    <style:style style:name="T987" style:family="text">
      <style:text-properties officeooo:rsid="00a9884c"/>
    </style:style>
    <style:style style:name="T988" style:family="text">
      <style:text-properties officeooo:rsid="00b6c042"/>
    </style:style>
    <style:style style:name="T989" style:family="text">
      <style:text-properties officeooo:rsid="00b8c111"/>
    </style:style>
    <style:style style:name="T990" style:family="text">
      <style:text-properties officeooo:rsid="00ba08fa"/>
    </style:style>
    <style:style style:name="T991" style:family="text">
      <style:text-properties officeooo:rsid="0060c08f"/>
    </style:style>
    <style:style style:name="T992" style:family="text">
      <style:text-properties officeooo:rsid="00bf5999"/>
    </style:style>
    <style:style style:name="T993" style:family="text">
      <style:text-properties officeooo:rsid="00c0fe7d"/>
    </style:style>
    <style:style style:name="T994" style:family="text">
      <style:text-properties officeooo:rsid="000e1e0f"/>
    </style:style>
    <style:style style:name="T995" style:family="text">
      <style:text-properties officeooo:rsid="00c1e21b"/>
    </style:style>
    <style:style style:name="T996" style:family="text">
      <style:text-properties officeooo:rsid="00c91589"/>
    </style:style>
    <style:style style:name="T997" style:family="text">
      <style:text-properties officeooo:rsid="0029f644"/>
    </style:style>
    <style:style style:name="T998" style:family="text">
      <style:text-properties officeooo:rsid="00d0757c"/>
    </style:style>
    <style:style style:name="T999" style:family="text">
      <style:text-properties officeooo:rsid="00d60c1c"/>
    </style:style>
    <style:style style:name="T1000" style:family="text">
      <style:text-properties officeooo:rsid="00d73841"/>
    </style:style>
    <style:style style:name="T1001" style:family="text">
      <style:text-properties officeooo:rsid="00d91421"/>
    </style:style>
    <style:style style:name="T1002" style:family="text">
      <style:text-properties officeooo:rsid="00dfdc1f"/>
    </style:style>
    <style:style style:name="T1003" style:family="text">
      <style:text-properties officeooo:rsid="001b08e3"/>
    </style:style>
    <style:style style:name="T1004" style:family="text">
      <style:text-properties officeooo:rsid="0034eb5c"/>
    </style:style>
    <style:style style:name="T1005" style:family="text">
      <style:text-properties officeooo:rsid="00e91fd0"/>
    </style:style>
    <style:style style:name="T1006" style:family="text">
      <style:text-properties style:font-name="Liberation Serif1"/>
    </style:style>
    <style:style style:name="T1007" style:family="text">
      <style:text-properties style:font-name="Liberation Serif1" fo:font-weight="normal" officeooo:rsid="00e91fd0" style:font-weight-asian="normal" style:font-weight-complex="normal"/>
    </style:style>
    <style:style style:name="T1008" style:family="text">
      <style:text-properties style:font-name="Liberation Serif1" fo:font-weight="normal" officeooo:rsid="00ec7fde" style:font-weight-asian="normal" style:font-weight-complex="normal"/>
    </style:style>
    <style:style style:name="T1009" style:family="text">
      <style:text-properties style:font-name="Liberation Serif1" fo:font-weight="normal" officeooo:rsid="00fae77e" style:font-weight-asian="normal" style:font-weight-complex="normal"/>
    </style:style>
    <style:style style:name="T1010" style:family="text">
      <style:text-properties style:font-name="Liberation Serif1" fo:font-weight="normal" officeooo:rsid="00fcc291" style:font-weight-asian="normal" style:font-weight-complex="normal"/>
    </style:style>
    <style:style style:name="T1011" style:family="text">
      <style:text-properties style:font-name="Liberation Serif1" fo:font-weight="normal" officeooo:rsid="00ff1e01" style:font-weight-asian="normal" style:font-weight-complex="normal"/>
    </style:style>
    <style:style style:name="T1012" style:family="text">
      <style:text-properties style:font-name="Liberation Serif1" fo:font-weight="normal" officeooo:rsid="01000727" style:font-weight-asian="normal" style:font-weight-complex="normal"/>
    </style:style>
    <style:style style:name="T1013" style:family="text">
      <style:text-properties style:font-name="Liberation Serif1" fo:font-weight="normal" officeooo:rsid="00fe4d13" style:font-weight-asian="normal" style:font-weight-complex="normal"/>
    </style:style>
    <style:style style:name="T1014" style:family="text">
      <style:text-properties style:font-name="Liberation Serif1" fo:font-weight="normal" officeooo:rsid="010411b3" style:font-weight-asian="normal" style:font-weight-complex="normal"/>
    </style:style>
    <style:style style:name="T1015" style:family="text">
      <style:text-properties style:font-name="Liberation Serif1" fo:font-weight="normal" officeooo:rsid="010f39ef" style:font-weight-asian="normal" style:font-weight-complex="normal"/>
    </style:style>
    <style:style style:name="T1016" style:family="text">
      <style:text-properties style:font-name="Liberation Serif1" fo:font-weight="normal" officeooo:rsid="0110753e" style:font-weight-asian="normal" style:font-weight-complex="normal"/>
    </style:style>
    <style:style style:name="T1017" style:family="text">
      <style:text-properties style:font-name="Liberation Serif1" fo:font-weight="normal" officeooo:rsid="0112576a" style:font-weight-asian="normal" style:font-weight-complex="normal"/>
    </style:style>
    <style:style style:name="T1018" style:family="text">
      <style:text-properties style:font-name="Liberation Serif1" fo:font-weight="normal" officeooo:rsid="01309d69" style:font-weight-asian="normal" style:font-weight-complex="normal"/>
    </style:style>
    <style:style style:name="T1019" style:family="text">
      <style:text-properties style:font-name="Liberation Serif1" fo:font-weight="normal" officeooo:rsid="01312c74" style:font-weight-asian="normal" style:font-weight-complex="normal"/>
    </style:style>
    <style:style style:name="T1020" style:family="text">
      <style:text-properties style:font-name="Liberation Serif1" fo:font-weight="normal" officeooo:rsid="015814be" style:font-weight-asian="normal" style:font-weight-complex="normal"/>
    </style:style>
    <style:style style:name="T1021" style:family="text">
      <style:text-properties style:font-name="Liberation Serif1" fo:font-weight="normal" officeooo:rsid="0158eefb" style:font-weight-asian="normal" style:font-weight-complex="normal"/>
    </style:style>
    <style:style style:name="T1022" style:family="text">
      <style:text-properties style:font-name="Liberation Serif1" fo:font-weight="normal" officeooo:rsid="0159cfa3" style:font-weight-asian="normal" style:font-weight-complex="normal"/>
    </style:style>
    <style:style style:name="T1023" style:family="text">
      <style:text-properties style:font-name="Liberation Serif1" fo:font-weight="normal" officeooo:rsid="015e03af" style:font-weight-asian="normal" style:font-weight-complex="normal"/>
    </style:style>
    <style:style style:name="T1024" style:family="text">
      <style:text-properties style:font-name="Liberation Serif1" fo:font-weight="normal" officeooo:rsid="0161498c" style:font-weight-asian="normal" style:font-weight-complex="normal"/>
    </style:style>
    <style:style style:name="T1025" style:family="text">
      <style:text-properties style:font-name="Liberation Serif1" fo:font-weight="normal" officeooo:rsid="0167e838" style:font-weight-asian="normal" style:font-weight-complex="normal"/>
    </style:style>
    <style:style style:name="T1026" style:family="text">
      <style:text-properties style:font-name="Liberation Serif1" fo:font-weight="normal" officeooo:rsid="0168ae0d" style:font-weight-asian="normal" style:font-weight-complex="normal"/>
    </style:style>
    <style:style style:name="T1027" style:family="text">
      <style:text-properties style:font-name="Liberation Serif1" fo:font-weight="normal" officeooo:rsid="017419fb" style:font-weight-asian="normal" style:font-weight-complex="normal"/>
    </style:style>
    <style:style style:name="T1028" style:family="text">
      <style:text-properties style:font-name="Liberation Serif1" fo:font-weight="normal" officeooo:rsid="0193cd01" style:font-weight-asian="normal" style:font-weight-complex="normal"/>
    </style:style>
    <style:style style:name="T1029" style:family="text">
      <style:text-properties style:font-name="Liberation Serif1" fo:font-weight="normal" officeooo:rsid="019a0b81" style:font-weight-asian="normal" style:font-weight-complex="normal"/>
    </style:style>
    <style:style style:name="T1030" style:family="text">
      <style:text-properties style:font-name="Liberation Serif1" fo:font-weight="normal" officeooo:rsid="00ea8213"/>
    </style:style>
    <style:style style:name="T1031" style:family="text">
      <style:text-properties style:font-name="Liberation Serif1" fo:font-weight="normal" officeooo:rsid="00f26613"/>
    </style:style>
    <style:style style:name="T1032" style:family="text">
      <style:text-properties style:font-name="Liberation Serif1" fo:font-weight="normal" officeooo:rsid="012a0ce7"/>
    </style:style>
    <style:style style:name="T1033" style:family="text">
      <style:text-properties style:font-name="Liberation Serif1" fo:font-weight="normal" officeooo:rsid="012cc34d"/>
    </style:style>
    <style:style style:name="T1034" style:family="text">
      <style:text-properties style:font-name="Liberation Serif1" fo:font-weight="normal" officeooo:rsid="0143ba82"/>
    </style:style>
    <style:style style:name="T1035" style:family="text">
      <style:text-properties style:font-name="Liberation Serif1" fo:font-weight="normal" officeooo:rsid="01454a35"/>
    </style:style>
    <style:style style:name="T1036" style:family="text">
      <style:text-properties style:font-name="Liberation Serif1" fo:font-weight="normal" officeooo:rsid="01470bac"/>
    </style:style>
    <style:style style:name="T1037" style:family="text">
      <style:text-properties style:font-name="Liberation Serif1" fo:font-weight="normal" officeooo:rsid="014748bc"/>
    </style:style>
    <style:style style:name="T1038" style:family="text">
      <style:text-properties style:font-name="Liberation Serif1" fo:font-weight="normal" officeooo:rsid="014b2f45"/>
    </style:style>
    <style:style style:name="T1039" style:family="text">
      <style:text-properties style:font-name="Liberation Serif1" fo:font-weight="normal" officeooo:rsid="016de809"/>
    </style:style>
    <style:style style:name="T1040" style:family="text">
      <style:text-properties style:font-name="Liberation Serif1" fo:font-weight="normal" officeooo:rsid="017419fb"/>
    </style:style>
    <style:style style:name="T1041" style:family="text">
      <style:text-properties style:font-name="Liberation Serif1" style:text-underline-style="none" fo:font-weight="normal" officeooo:rsid="01229fd8"/>
    </style:style>
    <style:style style:name="T1042" style:family="text">
      <style:text-properties style:font-name="Liberation Serif1" style:text-underline-style="none" fo:font-weight="normal" officeooo:rsid="0125c2fa"/>
    </style:style>
    <style:style style:name="T1043" style:family="text">
      <style:text-properties style:font-name="Liberation Serif1" style:text-underline-style="none" fo:font-weight="normal" officeooo:rsid="01270e98"/>
    </style:style>
    <style:style style:name="T1044" style:family="text">
      <style:text-properties style:font-name="Liberation Serif1" style:text-underline-style="none" fo:font-weight="normal" officeooo:rsid="01272a30"/>
    </style:style>
    <style:style style:name="T1045" style:family="text">
      <style:text-properties style:font-name="Liberation Serif1" style:text-underline-style="none" fo:font-weight="normal" officeooo:rsid="012869a8"/>
    </style:style>
    <style:style style:name="T1046" style:family="text">
      <style:text-properties style:font-name="Liberation Serif1" style:text-underline-style="none" fo:font-weight="normal" officeooo:rsid="01343603"/>
    </style:style>
    <style:style style:name="T1047" style:family="text">
      <style:text-properties style:font-name="Liberation Serif1" style:text-underline-style="none" fo:font-weight="normal" officeooo:rsid="0143ba82"/>
    </style:style>
    <style:style style:name="T1048" style:family="text">
      <style:text-properties style:font-name="Liberation Serif1" officeooo:rsid="0139b6ae"/>
    </style:style>
    <style:style style:name="T1049" style:family="text">
      <style:text-properties style:font-name="Liberation Serif1" officeooo:rsid="013a8ea0"/>
    </style:style>
    <style:style style:name="T1050" style:family="text">
      <style:text-properties style:font-name="Liberation Serif1" fo:font-size="15pt" style:font-size-asian="15pt" style:font-size-complex="15pt"/>
    </style:style>
    <style:style style:name="T1051" style:family="text">
      <style:text-properties style:font-name="Liberation Serif1" officeooo:rsid="013917e0"/>
    </style:style>
    <style:style style:name="T1052" style:family="text">
      <style:text-properties style:font-name="Liberation Serif1" officeooo:rsid="01824cba"/>
    </style:style>
    <style:style style:name="T1053" style:family="text">
      <style:text-properties officeooo:rsid="00ea8213"/>
    </style:style>
    <style:style style:name="T1054" style:family="text">
      <style:text-properties officeooo:rsid="00f26613"/>
    </style:style>
    <style:style style:name="T1055" style:family="text">
      <style:text-properties officeooo:rsid="00f4060c"/>
    </style:style>
    <style:style style:name="T1056" style:family="text">
      <style:text-properties officeooo:rsid="00f467be"/>
    </style:style>
    <style:style style:name="T1057" style:family="text">
      <style:text-properties officeooo:rsid="00f4cb91"/>
    </style:style>
    <style:style style:name="T1058" style:family="text">
      <style:text-properties officeooo:rsid="00f68b3e"/>
    </style:style>
    <style:style style:name="T1059" style:family="text">
      <style:text-properties officeooo:rsid="00f86058"/>
    </style:style>
    <style:style style:name="T1060" style:family="text">
      <style:text-properties officeooo:rsid="00f97740"/>
    </style:style>
    <style:style style:name="T1061" style:family="text">
      <style:text-properties officeooo:rsid="00fae77e"/>
    </style:style>
    <style:style style:name="T1062" style:family="text">
      <style:text-properties officeooo:rsid="00fbcc3e"/>
    </style:style>
    <style:style style:name="T1063" style:family="text">
      <style:text-properties officeooo:rsid="0103159b"/>
    </style:style>
    <style:style style:name="T1064" style:family="text">
      <style:text-properties officeooo:rsid="0104bf63"/>
    </style:style>
    <style:style style:name="T1065" style:family="text">
      <style:text-properties officeooo:rsid="0106814d"/>
    </style:style>
    <style:style style:name="T1066" style:family="text">
      <style:text-properties officeooo:rsid="01082d0e"/>
    </style:style>
    <style:style style:name="T1067" style:family="text">
      <style:text-properties officeooo:rsid="0108d6dd"/>
    </style:style>
    <style:style style:name="T1068" style:family="text">
      <style:text-properties officeooo:rsid="01125dee"/>
    </style:style>
    <style:style style:name="T1069" style:family="text">
      <style:text-properties officeooo:rsid="01130035"/>
    </style:style>
    <style:style style:name="T1070" style:family="text">
      <style:text-properties officeooo:rsid="011470d4"/>
    </style:style>
    <style:style style:name="T1071" style:family="text">
      <style:text-properties officeooo:rsid="01216c89"/>
    </style:style>
    <style:style style:name="T1072" style:family="text">
      <style:text-properties officeooo:rsid="01243b5e"/>
    </style:style>
    <style:style style:name="T1073" style:family="text">
      <style:text-properties officeooo:rsid="01298249"/>
    </style:style>
    <style:style style:name="T1074" style:family="text">
      <style:text-properties officeooo:rsid="012a0ce7"/>
    </style:style>
    <style:style style:name="T1075" style:family="text">
      <style:text-properties officeooo:rsid="004d7f4a"/>
    </style:style>
    <style:style style:name="T1076" style:family="text">
      <style:text-properties officeooo:rsid="012a138a"/>
    </style:style>
    <style:style style:name="T1077" style:family="text">
      <style:text-properties officeooo:rsid="012a7b1d"/>
    </style:style>
    <style:style style:name="T1078" style:family="text">
      <style:text-properties officeooo:rsid="012a7b28"/>
    </style:style>
    <style:style style:name="T1079" style:family="text">
      <style:text-properties officeooo:rsid="012afa2b"/>
    </style:style>
    <style:style style:name="T1080" style:family="text">
      <style:text-properties officeooo:rsid="012cc34d"/>
    </style:style>
    <style:style style:name="T1081" style:family="text">
      <style:text-properties officeooo:rsid="012dc663"/>
    </style:style>
    <style:style style:name="T1082" style:family="text">
      <style:text-properties officeooo:rsid="012fb201"/>
    </style:style>
    <style:style style:name="T1083" style:family="text">
      <style:text-properties officeooo:rsid="01312c74"/>
    </style:style>
    <style:style style:name="T1084" style:family="text">
      <style:text-properties officeooo:rsid="013451cc"/>
    </style:style>
    <style:style style:name="T1085" style:family="text">
      <style:text-properties officeooo:rsid="0135b2c6"/>
    </style:style>
    <style:style style:name="T1086" style:family="text">
      <style:text-properties officeooo:rsid="013917e0"/>
    </style:style>
    <style:style style:name="T1087" style:family="text">
      <style:text-properties officeooo:rsid="0139b6ae"/>
    </style:style>
    <style:style style:name="T1088" style:family="text">
      <style:text-properties officeooo:rsid="013a8ea0"/>
    </style:style>
    <style:style style:name="T1089" style:family="text">
      <style:text-properties officeooo:rsid="013b9339"/>
    </style:style>
    <style:style style:name="T1090" style:family="text">
      <style:text-properties officeooo:rsid="01415868"/>
    </style:style>
    <style:style style:name="T1091" style:family="text">
      <style:text-properties officeooo:rsid="0143ba82"/>
    </style:style>
    <style:style style:name="T1092" style:family="text">
      <style:text-properties officeooo:rsid="01441e07"/>
    </style:style>
    <style:style style:name="T1093" style:family="text">
      <style:text-properties officeooo:rsid="01454a35"/>
    </style:style>
    <style:style style:name="T1094" style:family="text">
      <style:text-properties officeooo:rsid="01470bac"/>
    </style:style>
    <style:style style:name="T1095" style:family="text">
      <style:text-properties officeooo:rsid="014748bc"/>
    </style:style>
    <style:style style:name="T1096" style:family="text">
      <style:text-properties officeooo:rsid="0155a9b6"/>
    </style:style>
    <style:style style:name="T1097" style:family="text">
      <style:text-properties officeooo:rsid="015dcfa0"/>
    </style:style>
    <style:style style:name="T1098" style:family="text">
      <style:text-properties style:font-name="Liberation Serif2" style:font-name-asian="Liberation Serif2" style:font-name-complex="Liberation Serif2"/>
    </style:style>
    <style:style style:name="T1099" style:family="text">
      <style:text-properties officeooo:rsid="0168ae0d"/>
    </style:style>
    <style:style style:name="T1100" style:family="text">
      <style:text-properties officeooo:rsid="0169ff36"/>
    </style:style>
    <style:style style:name="T1101" style:family="text">
      <style:text-properties officeooo:rsid="016c9007"/>
    </style:style>
    <style:style style:name="T1102" style:family="text">
      <style:text-properties officeooo:rsid="016d3266"/>
    </style:style>
    <style:style style:name="T1103" style:family="text">
      <style:text-properties officeooo:rsid="016de809"/>
    </style:style>
    <style:style style:name="T1104" style:family="text">
      <style:text-properties officeooo:rsid="0172f582"/>
    </style:style>
    <style:style style:name="T1105" style:family="text">
      <style:text-properties officeooo:rsid="0178f051"/>
    </style:style>
    <style:style style:name="T1106" style:family="text">
      <style:text-properties officeooo:rsid="017a11b6"/>
    </style:style>
    <style:style style:name="T1107" style:family="text">
      <style:text-properties officeooo:rsid="017a2438"/>
    </style:style>
    <style:style style:name="T1108" style:family="text">
      <style:text-properties officeooo:rsid="017a4547"/>
    </style:style>
    <style:style style:name="T1109" style:family="text">
      <style:text-properties officeooo:rsid="017a59c9"/>
    </style:style>
    <style:style style:name="T1110" style:family="text">
      <style:text-properties officeooo:rsid="017b5194"/>
    </style:style>
    <style:style style:name="T1111" style:family="text">
      <style:text-properties officeooo:rsid="017ca637"/>
    </style:style>
    <style:style style:name="T1112" style:family="text">
      <style:text-properties officeooo:rsid="017d1e25"/>
    </style:style>
    <style:style style:name="T1113" style:family="text">
      <style:text-properties officeooo:rsid="0180f0cb"/>
    </style:style>
    <style:style style:name="T1114" style:family="text">
      <style:text-properties officeooo:rsid="008e0a0b"/>
    </style:style>
    <style:style style:name="T1115" style:family="text">
      <style:text-properties officeooo:rsid="01824cba"/>
    </style:style>
    <style:style style:name="T1116" style:family="text">
      <style:text-properties officeooo:rsid="01851356"/>
    </style:style>
    <style:style style:name="T1117" style:family="text">
      <style:text-properties officeooo:rsid="0186cce6"/>
    </style:style>
    <style:style style:name="T1118" style:family="text">
      <style:text-properties officeooo:rsid="0186f4f6"/>
    </style:style>
    <style:style style:name="T1119" style:family="text">
      <style:text-properties officeooo:rsid="018807dd"/>
    </style:style>
    <style:style style:name="T1120" style:family="text">
      <style:text-properties officeooo:rsid="0189a659"/>
    </style:style>
    <style:style style:name="T1121" style:family="text">
      <style:text-properties officeooo:rsid="01945c60"/>
    </style:style>
    <style:style style:name="T1122" style:family="text">
      <style:text-properties officeooo:rsid="019eb444"/>
    </style:style>
    <style:style style:name="T1123" style:family="text">
      <style:text-properties officeooo:rsid="01a1f5d5"/>
    </style:style>
    <style:style style:name="T1124" style:family="text">
      <style:text-properties officeooo:rsid="01a26a3b"/>
    </style:style>
    <style:style style:name="T1125" style:family="text">
      <style:text-properties officeooo:rsid="01a8b8e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3"><text:a xlink:type="simple" xlink:href="#__RefHeading___Toc105248_1547222851" text:style-name="Index_20_Link" text:visited-style-name="Index_20_Link">1. Vue d’ensemble<text:tab/>2</text:a></text:p>
          <text:p text:style-name="P313"><text:a xlink:type="simple" xlink:href="#__RefHeading___Toc105250_1547222851" text:style-name="Index_20_Link" text:visited-style-name="Index_20_Link">2. Programmer en JavaScript<text:tab/>4</text:a></text:p>
          <text:p text:style-name="P314"><text:a xlink:type="simple" xlink:href="#__RefHeading___Toc105254_1547222851" text:style-name="Index_20_Link" text:visited-style-name="Index_20_Link">2.1 La structure du code<text:tab/>4</text:a></text:p>
          <text:p text:style-name="P314"><text:a xlink:type="simple" xlink:href="#__RefHeading___Toc105256_1547222851" text:style-name="Index_20_Link" text:visited-style-name="Index_20_Link">2.2 Les types de données<text:tab/>4</text:a></text:p>
          <text:p text:style-name="P314"><text:a xlink:type="simple" xlink:href="#__RefHeading___Toc105258_1547222851" text:style-name="Index_20_Link" text:visited-style-name="Index_20_Link">2.3 Les objets<text:tab/>6</text:a></text:p>
          <text:p text:style-name="P314"><text:a xlink:type="simple" xlink:href="#__RefHeading___Toc105260_1547222851" text:style-name="Index_20_Link" text:visited-style-name="Index_20_Link">2.4 Les données dans le code<text:tab/>8</text:a></text:p>
          <text:p text:style-name="P315"><text:a xlink:type="simple" xlink:href="#__RefHeading___Toc105262_1547222851" text:style-name="Index_20_Link" text:visited-style-name="Index_20_Link">2.4.1 Les variables<text:tab/>8</text:a></text:p>
          <text:p text:style-name="P315"><text:a xlink:type="simple" xlink:href="#__RefHeading___Toc105264_1547222851" text:style-name="Index_20_Link" text:visited-style-name="Index_20_Link">2.4.2 Les constantes<text:tab/>9</text:a></text:p>
          <text:p text:style-name="P314"><text:a xlink:type="simple" xlink:href="#__RefHeading___Toc105266_1547222851" text:style-name="Index_20_Link" text:visited-style-name="Index_20_Link">2.5 Quelques opérateurs<text:tab/>10</text:a></text:p>
          <text:p text:style-name="P314"><text:a xlink:type="simple" xlink:href="#__RefHeading___Toc105268_1547222851" text:style-name="Index_20_Link" text:visited-style-name="Index_20_Link">2.6 Les fonctions et méthodes<text:tab/>12</text:a></text:p>
          <text:p text:style-name="P314"><text:a xlink:type="simple" xlink:href="#__RefHeading___Toc105270_1547222851" text:style-name="Index_20_Link" text:visited-style-name="Index_20_Link">2.7 Les structures procédurales<text:tab/>15</text:a></text:p>
          <text:p text:style-name="P314"><text:a xlink:type="simple" xlink:href="#__RefHeading___Toc105272_1547222851" text:style-name="Index_20_Link" text:visited-style-name="Index_20_Link">2.8 Gestion des exceptions<text:tab/>16</text:a></text:p>
          <text:p text:style-name="P313"><text:a xlink:type="simple" xlink:href="#__RefHeading___Toc105274_1547222851" text:style-name="Index_20_Link" text:visited-style-name="Index_20_Link">3. Développer du code JavaScript<text:tab/>18</text:a></text:p>
          <text:p text:style-name="P314"><text:a xlink:type="simple" xlink:href="#__RefHeading___Toc105276_1547222851" text:style-name="Index_20_Link" text:visited-style-name="Index_20_Link">3.1 Attacher du code à une page web<text:tab/>18</text:a></text:p>
          <text:p text:style-name="P314"><text:a xlink:type="simple" xlink:href="#__RefHeading___Toc105278_1547222851" text:style-name="Index_20_Link" text:visited-style-name="Index_20_Link">3.2 Les modules<text:tab/>18</text:a></text:p>
          <text:p text:style-name="P314"><text:a xlink:type="simple" xlink:href="#__RefHeading___Toc56495_3248954936" text:style-name="Index_20_Link" text:visited-style-name="Index_20_Link">3.3 Les bibliothèques<text:tab/>19</text:a></text:p>
          <text:p text:style-name="P314"><text:a xlink:type="simple" xlink:href="#__RefHeading___Toc105280_1547222851" text:style-name="Index_20_Link" text:visited-style-name="Index_20_Link">3.4 Debug<text:tab/>19</text:a></text:p>
          <text:p text:style-name="P314"><text:a xlink:type="simple" xlink:href="#__RefHeading___Toc56497_3248954936" text:style-name="Index_20_Link" text:visited-style-name="Index_20_Link">3.5 Gestion de configuration<text:tab/>19</text:a></text:p>
          <text:p text:style-name="P313"><text:a xlink:type="simple" xlink:href="#__RefHeading___Toc105286_1547222851" text:style-name="Index_20_Link" text:visited-style-name="Index_20_Link">4. Dynamiser les pages web avec JavaScript<text:tab/>20</text:a></text:p>
          <text:p text:style-name="P314"><text:a xlink:type="simple" xlink:href="#__RefHeading___Toc105288_1547222851" text:style-name="Index_20_Link" text:visited-style-name="Index_20_Link">4.1 Les objets JS et les pages web<text:tab/>20</text:a></text:p>
          <text:p text:style-name="P314"><text:a xlink:type="simple" xlink:href="#__RefHeading___Toc105290_1547222851" text:style-name="Index_20_Link" text:visited-style-name="Index_20_Link">4.2 Interaction avec le DOM<text:tab/>20</text:a></text:p>
          <text:p text:style-name="P314"><text:a xlink:type="simple" xlink:href="#__RefHeading___Toc105292_1547222851" text:style-name="Index_20_Link" text:visited-style-name="Index_20_Link">4.3 Interaction avec les actions de l’opérateur<text:tab/>23</text:a></text:p>
          <text:p text:style-name="P313"><text:a xlink:type="simple" xlink:href="#__RefHeading___Toc105294_1547222851" text:style-name="Index_20_Link" text:visited-style-name="Index_20_Link">5. JavaScript et base de données JSON<text:tab/>25</text:a></text:p>
          <text:p text:style-name="P314"><text:a xlink:type="simple" xlink:href="#__RefHeading___Toc105296_1547222851" text:style-name="Index_20_Link" text:visited-style-name="Index_20_Link">5.1 JSON comme format de base de données<text:tab/>25</text:a></text:p>
          <text:p text:style-name="P314"><text:a xlink:type="simple" xlink:href="#__RefHeading___Toc105298_1547222851" text:style-name="Index_20_Link" text:visited-style-name="Index_20_Link">5.2 Le format JSON<text:tab/>25</text:a></text:p>
          <text:p text:style-name="P314"><text:a xlink:type="simple" xlink:href="#__RefHeading___Toc105300_1547222851" text:style-name="Index_20_Link" text:visited-style-name="Index_20_Link">5.3 Acquérir une bdd JSON existante<text:tab/>26</text:a></text:p>
          <text:p text:style-name="P314"><text:a xlink:type="simple" xlink:href="#__RefHeading___Toc56499_3248954936" text:style-name="Index_20_Link" text:visited-style-name="Index_20_Link">5.4 Rajouter un élément dans une bdd JSON existante<text:tab/>28</text:a></text:p>
          <text:p text:style-name="P314"><text:a xlink:type="simple" xlink:href="#__RefHeading___Toc147052_1547222851" text:style-name="Index_20_Link" text:visited-style-name="Index_20_Link">5.5 Manipuler une bdd dans le code<text:tab/>28</text:a></text:p>
        </text:index-body>
      </text:table-of-content>
      <text:p text:style-name="Text_20_body"/>
      <text:h text:style-name="Heading_20_1" text:outline-level="1"><text:bookmark-start text:name="__RefHeading___Toc105248_1547222851"/>V<text:span text:style-name="T956">ue d’ensemble</text:span><text:bookmark-end text:name="__RefHeading___Toc105248_1547222851"/></text:h>
      <text:p text:style-name="P10">JavaScript <text:span text:style-name="T956">(JS)</text:span> est un langage <text:span text:style-name="T957">interprété, multi-plateforme et </text:span><text:span text:style-name="T739">orienté objet</text:span><text:span text:style-name="T957">, qui doit faire partie d'un environnement hôte (un navigateur web par exemple) pour qu'il puisse être utilisé sur les objets de cet environnement.</text:span><text:note text:id="ftn1" text:note-class="footnote"><text:note-citation>1</text:note-citation><text:note-body><text:p text:style-name="Footnote"><text:span text:style-name="T890">JS est donc un </text:span><text:span text:style-name="T868">langage de</text:span><text:span text:style-name="T737"> script</text:span> <text:span text:style-name="T957">(cf. </text:span><text:span text:style-name="T936">//fr.wikipedia.org/wiki/Langage_de_script</text:span><text:span text:style-name="T957">).</text:span></text:p></text:note-body></text:note> <text:span text:style-name="T959">JS</text:span> est standardisé par <text:span text:style-name="T959">ECMA International (</text:span>une association européenne de standardisation des systèmes d'information et de communication<text:span text:style-name="T959">) sous la </text:span>spécification ECMA-262 <text:note text:id="ftn2" text:note-class="footnote"><text:note-citation>2</text:note-citation><text:note-body><text:p text:style-name="Footnote"><text:span text:style-name="T959">Voir </text:span><text:span text:style-name="T935">//www.ecma-international.org/publications-and-standards/standards/ecma-262/</text:span>. <text:span text:style-name="T963">C</text:span><text:span text:style-name="T959">ette spécification n'a pas pour but d'aider les développeurs à écrire des scripts JS, </text:span><text:span text:style-name="T963">il est donc recommandé aux développeurs de ne pas s’y référer ; pour </text:span><text:span text:style-name="T892">répondre à leurs besoins</text:span><text:span text:style-name="T963"> il y a </text:span><text:span text:style-name="T1053">notamment </text:span><text:span text:style-name="T899">la</text:span><text:span text:style-name="T963"> référence </text:span><text:span text:style-name="T1053">citée dans le texte et </text:span><text:span text:style-name="T963">un guide (</text:span><text:span text:style-name="T937">//developer.mozilla.org/fr/docs/Web/JavaScript/Guide</text:span><text:span text:style-name="T963">)</text:span><text:span text:style-name="T1053">.</text:span><text:span text:style-name="T963"> </text:span></text:p></text:note-body></text:note> ; <text:span text:style-name="T959">ce standard est repris par l’ISO </text:span><text:span text:style-name="T868">(</text:span><text:span text:style-name="Emphasis"><text:span text:style-name="T868">International Organization for Standardization</text:span></text:span><text:span text:style-name="T868">) </text:span><text:span text:style-name="T871">comme standard </text:span><text:span text:style-name="T868">ISO-16262.</text:span></text:p>
      <text:p text:style-name="Text_20_body"><text:span text:style-name="T956">JS</text:span> contient une bibliothèque standard d'objets, ainsi qu'un ensemble d'éléments de langage tels que les opérateurs, les structures de contrôles et les instructions. Ces fonctionnalités centrales et natives de <text:span text:style-name="T956">JS</text:span> peuvent être étendues de plusieurs façons en fournissant d'autres objets, par exemple :</text:p>
      <text:list xml:id="list2085793463" text:style-name="L1">
        <text:list-item>
          <text:p text:style-name="P338"><text:span text:style-name="T956">JS</text:span> côté client étend ces éléments de base en fournissant des objets pour contrôler le navigateur et <text:span text:style-name="T1058">la page web, alias </text:span>le Document Object Model (DOM)<text:note text:id="ftn3" text:note-class="footnote"><text:note-citation>3</text:note-citation><text:note-body><text:p text:style-name="P54"><text:span text:style-name="T1058">Précisément, l</text:span>e DOM est la structure arborescente (ou plutôt gigogne) des conteneurs (i.e. des balises) constituant le code HTML d’une page web <text:span text:style-name="T1058">(cf. le document « Créer un site web avec HTML5 et CSS3 ») ; mais, aux </text:span><text:span text:style-name="T1059">possibles (légères) </text:span><text:span text:style-name="T1058">variations d’interprétations des différents navigateurs près, il y a bijection entre le DOM et le rendu de la page web </text:span><text:span text:style-name="T1059">à feuille de style identique</text:span><text:span text:style-name="T1058">.</text:span></text:p></text:note-body></text:note>, <text:span text:style-name="T1058">que le navigateur affiche</text:span>. Par exemple, les extensions du langage côté client permettent de placer des éléments dans un formulaire <text:span text:style-name="T50">HTML</text:span>, de réagir aux événements déclenchés par l'utilisateur (les clics, la saisie d'un formulaire, les actions de navigation, etc.).</text:p>
        </text:list-item>
        <text:list-item>
          <text:p text:style-name="P339"><text:span text:style-name="T956">JS</text:span> côte serveur étend ces éléments de base avec des objets utiles pour le fonctionnement sur un serveur tels que la possibilité de communiquer avec une base de données, manipuler des fichiers, passer d'une application à une autre, etc.</text:p>
        </text:list-item>
      </text:list>
      <text:p text:style-name="P9"><text:span text:style-name="T958">Un temps nommé Live</text:span>Script, <text:span text:style-name="T958">la dénomination</text:span> Java<text:span text:style-name="T958">Script s’est imposée du fait de la similarité des syntaxes Java et JavaScript notamment concernant les conventions de nommage et les constructions conditionnelles. Toutefois les langages Java et JavaScript </text:span>sont fondamentalement différents l'un de l'autre.<text:note text:id="ftn4" text:note-class="footnote"><text:note-citation>4</text:note-citation><text:note-body><text:p text:style-name="P49"><text:span text:style-name="T958">Java est notamment un langage compilé et au typage fort ; mais à l’instar de JS, </text:span><text:span text:style-name="T891">Java</text:span><text:span text:style-name="T958"> est multi-plateforme et orienté objet.</text:span></text:p></text:note-body></text:note></text:p>
      <text:p text:style-name="P18">Pour développer en <text:span text:style-name="T960">JS</text:span>, il suffit d'avoir un navigateur web <text:span text:style-name="T960">(suffisamment récent)</text:span>. <text:span text:style-name="T960">Avec l’</text:span>outil Web Console intégré <text:span text:style-name="T960">au navigateur on peut facilement</text:span> expérimenter avec <text:span text:style-name="T960">JS</text:span>. <text:span text:style-name="T960">L’accès à la console web depuis le navigateur se fait grâce à</text:span><text:span text:style-name="T961"> la commande </text:span><text:span text:style-name="T740">Inspecter</text:span><text:span text:style-name="T961"> </text:span><text:span text:style-name="T962">(sur Firefox : </text:span><text:span text:style-name="T741">clic droit</text:span><text:span text:style-name="T962"> puis </text:span><text:span text:style-name="T741">Inspecter</text:span><text:span text:style-name="T962">) </text:span><text:span text:style-name="T960">puis en appelant l’onglet </text:span><text:span text:style-name="T742">Console</text:span><text:span text:style-name="T960"> dans la barre de la fenêtre d’inspection</text:span>. <text:span text:style-name="T960">L’instruction </text:span><text:span text:style-name="T377">console.log(…)</text:span><text:span text:style-name="T960"> judicieusement placée dans le code JS permet alors d’afficher dans la console web de façon à espionner le déroulement du code. </text:span><text:span text:style-name="T960"><text:note text:id="ftn5" text:note-class="footnote"><text:note-citation>5</text:note-citation><text:note-body><text:p text:style-name="P50">Pour l’utilisation de la Console pour le debug, voir : <text:span text:style-name="T935">//firefox-source-docs.mozilla.org/devtools-user/web_console/the_command_line_interpreter/index.html</text:span></text:p></text:note-body></text:note></text:span></text:p>
      <text:p text:style-name="P19"><text:span text:style-name="T1053">De nombreux sites existent sur Internet pour trouver les réponses aux questions que développer du code </text:span><text:span text:style-name="T1030">JS peut susciter. Comme pour HTML5 et CSS3, il y a la référence :</text:span></text:p>
      <text:p text:style-name="P277">//developer.mozilla.org/fr/docs/Web/JavaScript/Reference</text:p>
      <text:p text:style-name="P19"><text:soft-page-break/><text:span text:style-name="T1030">Mais de l’aide pourra être trouvé aussi ici : </text:span><text:span text:style-name="T942">//fr.javascript.info/</text:span><text:span text:style-name="T614"> </text:span><text:span text:style-name="T615">Ce site propose un tutoriel "Le Tutoriel JavaScript Moderne" récent (mars 2023). </text:span></text:p>
      <text:h text:style-name="Heading_20_1" text:outline-level="1"><text:bookmark-start text:name="__RefHeading___Toc105250_1547222851"/><text:span text:style-name="T625">P</text:span><text:span text:style-name="T621">rogrammer en J</text:span><text:span text:style-name="T628">ava</text:span><text:span text:style-name="T621">S</text:span><text:span text:style-name="T628">cript</text:span><text:bookmark-end text:name="__RefHeading___Toc105250_1547222851"/></text:h>
      <text:h text:style-name="Heading_20_2" text:outline-level="2"><text:bookmark-start text:name="__RefHeading___Toc105254_1547222851"/><text:span text:style-name="T625">La s</text:span><text:span text:style-name="T626">tructure du code</text:span><text:bookmark-end text:name="__RefHeading___Toc105254_1547222851"/></text:h>
      <text:p text:style-name="P174"><text:span text:style-name="T714">Un code </text:span><text:span text:style-name="T699">JS </text:span><text:span text:style-name="T714">est constitué d’une suite séquentielle d’</text:span><text:span text:style-name="T755">instructions</text:span><text:span text:style-name="T714"> organisées en </text:span><text:span text:style-name="T755">bloc</text:span><text:span text:style-name="T866"> </text:span><text:span text:style-name="T867">qui fait l’objet d’un fichier texte .js</text:span><text:span text:style-name="T866"> </text:span><text:span text:style-name="T714">; un </text:span><text:span text:style-name="T866">bloc</text:span><text:span text:style-name="T714"> d’instructions est délimité par </text:span><text:span text:style-name="T319">{</text:span><text:span text:style-name="T714"> et </text:span><text:span text:style-name="T319">}</text:span><text:span text:style-name="T714"> ; </text:span><text:span text:style-name="T721">les </text:span><text:span text:style-name="T319">{}</text:span><text:span text:style-name="T721"> peuvent cependant être omis </text:span><text:span text:style-name="T1046">au début</text:span><text:span text:style-name="T721"> et en </text:span><text:span text:style-name="T1046">fin</text:span><text:span text:style-name="T721"> de fichier .js</text:span><text:span text:style-name="T714">. </text:span><text:span text:style-name="T1046">C</text:span><text:span text:style-name="T714">haque chaîne de caractères constituant une instruction est délimitée par deux </text:span><text:span text:style-name="T319">;</text:span><text:span text:style-name="T714"> successifs, sauf pour la première instruction du bloc, délimités par </text:span><text:span text:style-name="T700">le </text:span><text:span text:style-name="T319">{</text:span><text:span text:style-name="T714"> </text:span><text:span text:style-name="T702">ouvrant </text:span><text:span text:style-name="T700">du bloc </text:span><text:span text:style-name="T721">ou le début du fichier .js,</text:span><text:span text:style-name="T700"> </text:span><text:span text:style-name="T714">et le premier </text:span><text:span text:style-name="T319">;</text:span><text:span text:style-name="T714"> du bloc, et </text:span><text:span text:style-name="T700">éventuellement</text:span><text:span text:style-name="T700"><text:note text:id="ftn6" text:note-class="footnote"><text:note-citation>6</text:note-citation><text:note-body><text:p text:style-name="P58"><text:span text:style-name="T997">On peut considérer comme </text:span><text:span text:style-name="T896">de</text:span><text:span text:style-name="T997"> bonne</text:span><text:span text:style-name="T996">s</text:span><text:span text:style-name="T997"> pratique</text:span><text:span text:style-name="T996">s </text:span><text:span text:style-name="T997">de terminer toute instruction par </text:span><text:span text:style-name="T394">;</text:span><text:span text:style-name="T997"> , même la dernière d’un bloc.</text:span></text:p></text:note-body></text:note></text:span><text:span text:style-name="T700"> pour </text:span><text:span text:style-name="T714">la dernière instruction du bloc, délimitée par le dernier </text:span><text:span text:style-name="T319">;</text:span><text:span text:style-name="T714"> du bloc et </text:span><text:span text:style-name="T700">le</text:span><text:span text:style-name="T714"> </text:span><text:span text:style-name="T319">}</text:span><text:span text:style-name="T714"> </text:span><text:span text:style-name="T702">fermant </text:span><text:span text:style-name="T700">du bloc </text:span><text:span text:style-name="T721">ou la fin du fichier .js</text:span><text:span text:style-name="T700">.</text:span></text:p>
      <text:p text:style-name="P176"><text:span text:style-name="T700">JS est un langage interprété et toute chaîne de caractères conclue par un </text:span><text:span text:style-name="T304">;</text:span><text:span text:style-name="T700"> constitue une </text:span><text:span text:style-name="T754">instruction</text:span><text:span text:style-name="T700"> (autrement dit : les diverses </text:span><text:span text:style-name="T754">déclarations</text:span><text:span text:style-name="T700"> – </text:span><text:span text:style-name="T701">de </text:span><text:span text:style-name="T700">constantes, </text:span><text:span text:style-name="T701">de</text:span><text:span text:style-name="T700"> variables, </text:span><text:span text:style-name="T701">de </text:span><text:span text:style-name="T700">fonctions, </text:span><text:span text:style-name="T701">d’</text:span><text:span text:style-name="T700">objets – sont aussi à considérer comme des instructions). </text:span><text:span text:style-name="T700"><text:note text:id="ftn7" text:note-class="footnote"><text:note-citation>7</text:note-citation><text:note-body><text:p text:style-name="P56">Le retour-chariot est aussi considéré par le <text:span text:style-name="T737">parser</text:span> (l’analyseur syntaxique) de JS comme délimitant une instruction ; toutefois les règles de bonnes pratiques veulent que chaque instruction soit délimitées par <text:span text:style-name="T50">;</text:span> même s’il n’y en a pas d’autres qui suivent sur la même ligne.</text:p></text:note-body></text:note></text:span></text:p>
      <text:p text:style-name="P177"><text:span text:style-name="T735">J</text:span><text:span text:style-name="T736">S est sensible à la casse</text:span><text:span text:style-name="T710">. Les instances natives de </text:span><text:span text:style-name="T317">class</text:span><text:span text:style-name="T710"> (voir plus loin) étant nommées avec une lettre majuscule en tête, les règles de bonnes pratiques en matière de nommage veulent que toutes les </text:span><text:span text:style-name="T317">class</text:span><text:span text:style-name="T710"> définies dans un code JS soient nommées également avec une lettre majuscule en tête ; a contrario les autres éléments </text:span><text:span text:style-name="T711">muets</text:span><text:span text:style-name="T711"><text:note text:id="ftn8" text:note-class="footnote"><text:note-citation>8</text:note-citation><text:note-body><text:p text:style-name="P48"><text:span text:style-name="T954">Un élément muet du langage est un désignant dont la chaîne de caractères qui l’identifie n’a pas d</text:span><text:span text:style-name="T889">e</text:span><text:span text:style-name="T954"> sens en soi pour le langage et donc pourrait être remplacer par une autre chaîne de caractères.</text:span></text:p></text:note-body></text:note></text:span><text:span text:style-name="T711"> </text:span><text:span text:style-name="T710">du langage (variables et fonctions) sont à nommer avec une minuscule en tête. </text:span><text:span text:style-name="T712">Les mots-clés de JS sont en minuscule </text:span><text:span text:style-name="T713">(donc </text:span><text:span text:style-name="T318">class</text:span><text:span text:style-name="T713">, et pas </text:span><text:span text:style-name="T318">CLASS</text:span><text:span text:style-name="T713">)</text:span><text:span text:style-name="T712">.</text:span></text:p>
      <text:p text:style-name="P178"><text:span text:style-name="T698">Dans le code un </text:span><text:span text:style-name="T303">//</text:span><text:span text:style-name="T698"> défini</text:span><text:span text:style-name="T703">t</text:span><text:span text:style-name="T698"> la suite de </text:span><text:span text:style-name="T703">chaîne de caractères dans</text:span><text:span text:style-name="T698"> la ligne (jusqu’au retour-chariot) comme un commentaire </text:span><text:span text:style-name="T703">(donc non interprété par JS). Du commentaire peut être délimité sur plusieurs lignes entre </text:span><text:span text:style-name="T305">/*</text:span><text:span text:style-name="T703"> et </text:span><text:span text:style-name="T305">*/</text:span><text:span text:style-name="T703"> à l’instar du code CSS.</text:span></text:p>
      <text:h text:style-name="Heading_20_2" text:outline-level="2"><text:bookmark-start text:name="__RefNumPara__54145_1547222851"/><text:bookmark-start text:name="__RefHeading___Toc105256_1547222851"/>Les <text:span text:style-name="T1003">types de </text:span><text:span text:style-name="T622">données</text:span><text:bookmark-end text:name="__RefNumPara__54145_1547222851"/><text:bookmark-end text:name="__RefHeading___Toc105256_1547222851"/></text:h>
      <text:p text:style-name="P157"><text:span text:style-name="T760">J</text:span><text:span text:style-name="T761">S</text:span><text:span text:style-name="T760"> est un langage </text:span><text:span text:style-name="T918">informatique</text:span><text:span text:style-name="T760"> faiblement typé </text:span><text:span text:style-name="T917">et au typage dynamique, c’est à dire que le type d’une donnée est établi au cours de l’exécution du code.</text:span></text:p>
      <text:p text:style-name="Text_20_body">JS dispose des types dits primitifs suivants :</text:p>
      <text:list xml:id="list4220704047" text:style-name="L2">
        <text:list-item>
          <text:p text:style-name="P340"><text:span text:style-name="T445">nombre </text:span><text:span text:style-name="T566">entier ou flottant </text:span><text:span text:style-name="T567">(</text:span><text:span text:style-name="T50">number</text:span><text:span text:style-name="T445">) ; </text:span><text:span text:style-name="T445"><text:note text:id="ftn9" text:note-class="footnote"><text:note-citation>9</text:note-citation><text:note-body><text:p text:style-name="Footnote"><text:span text:style-name="T864">C</text:span>’est JS qui décide de la représentation – <text:span text:style-name="T864">en entier ou un flottant – adéquate</text:span>.</text:p></text:note-body></text:note></text:span><text:span text:style-name="T445"><text:line-break/></text:span><text:span text:style-name="T597">ex :</text:span><text:span text:style-name="T299"> <text:s/>-10 <text:s text:c="2"/>3.1416 <text:s text:c="2"/>-5.6E-5</text:span><text:span text:style-name="T597"> </text:span><text:span text:style-name="T600">ou </text:span><text:span text:style-name="T302">-5,6e-5</text:span><text:span text:style-name="T299"><text:line-break/></text:span><text:span text:style-name="T598">Les valeurs numériques entières peuvent </text:span><text:span text:style-name="T599">aussi</text:span><text:span text:style-name="T598"> être stipulées en hexadécimal, en octal, en binaire grâce </text:span><text:span text:style-name="T599">en préfixant les chiffres par</text:span><text:span text:style-name="T598">, respectivement, </text:span><text:span text:style-name="T301">0x</text:span><text:span text:style-name="T599"> ou </text:span><text:span text:style-name="T301">0X</text:span><text:span text:style-name="T598">, </text:span><text:span text:style-name="T301">0</text:span><text:span text:style-name="T598">, </text:span><text:span text:style-name="T301">0b</text:span><text:span text:style-name="T599"> ou </text:span><text:span text:style-name="T301">0B</text:span><text:span text:style-name="T598">.</text:span></text:p>
        </text:list-item>
        <text:list-item>
          <text:p text:style-name="P341"><text:bookmark text:name="r-71781481"/><text:bookmark text:name="r-71781471"/>chaîne de caractères <text:span text:style-name="T864">(</text:span><text:span text:style-name="T50">string</text:span><text:span text:style-name="T864">) ;<text:line-break/></text:span><text:span text:style-name="T915">ex :</text:span><text:span text:style-name="T299"> <text:s/>"Java" <text:s text:c="2"/>‘script’</text:span></text:p>
        </text:list-item>
        <text:list-item>
          <text:p text:style-name="P341"><text:span text:style-name="T761">booléen </text:span><text:span text:style-name="T864">(</text:span><text:span text:style-name="T50">boolean</text:span>) ;<text:line-break/> <text:s text:c="4"/><text:span text:style-name="T299">true <text:s text:c="2"/>false</text:span></text:p>
        </text:list-item>
      </text:list>
      <text:p text:style-name="P173"><text:soft-page-break/><text:span text:style-name="T763">J</text:span><text:span text:style-name="T762">S dispose en outre d</text:span><text:span text:style-name="T821">u type objet construit </text:span><text:span text:style-name="T822">autour d</text:span><text:span text:style-name="T762">es types complexes </text:span><text:span text:style-name="T821">canoniques suivants</text:span><text:span text:style-name="T762"> :</text:span></text:p>
      <text:list xml:id="list1663251923" text:style-name="L3">
        <text:list-item>
          <text:p text:style-name="P343"><text:span text:style-name="T447">tableau ;<text:tab/></text:span><text:span text:style-name="T861">→</text:span><text:span text:style-name="T452"> </text:span><text:span text:style-name="T451">une suite </text:span><text:span text:style-name="T605">indexée </text:span><text:span text:style-name="T606">à partir de </text:span><text:span text:style-name="T51">0</text:span><text:span text:style-name="T452"> </text:span><text:span text:style-name="T451">de données</text:span></text:p>
        </text:list-item>
      </text:list>
      <text:p text:style-name="P238"><text:span text:style-name="T451">ex :<text:tab/></text:span><text:span text:style-name="T174">[5,</text:span><text:span text:style-name="T179">3,-8,</text:span><text:span text:style-name="T174">-4,2]<text:tab/></text:span><text:span text:style-name="T452">(</text:span><text:span text:style-name="T455">un </text:span><text:span text:style-name="T452">tableau de nombres)</text:span><text:span text:style-name="T174"><text:line-break/><text:tab/></text:span><text:span text:style-name="T175">[‘Jean’,’Jacques’,’François‘]<text:tab/></text:span><text:span text:style-name="T452">(</text:span><text:span text:style-name="T455">un </text:span><text:span text:style-name="T452">tableau de chaînes de caractères)<text:line-break/><text:tab/></text:span><text:span text:style-name="T195">[5,3,’Jean’,’Jacques’,-8]</text:span><text:span text:style-name="T467"><text:tab/>(un tableau de données de types variés</text:span><text:span text:style-name="T467"><text:note text:id="ftn10" text:note-class="footnote"><text:note-citation>10</text:note-citation><text:note-body><text:p text:style-name="P45">Les éléments d’un tableau peuvent ainsi être eux-mêmes des tableaux : on peut donc ainsi constituer des matrices.<text:line-break/>Des éléments d’un tableau peuvent <text:span text:style-name="T951">aussi </text:span>être des agrégats <text:span text:style-name="T951">(voir au-dessous)</text:span>.</text:p></text:note-body></text:note></text:span><text:span text:style-name="T468">)</text:span></text:p>
      <text:p text:style-name="P243"><text:span text:style-name="T469">Une donnée dans un tableau (</text:span><text:span text:style-name="T102">monTableau</text:span><text:span text:style-name="T469">) est accessible via un l’index (</text:span><text:span text:style-name="T102">i</text:span><text:span text:style-name="T469">) :<text:tab/> </text:span><text:span text:style-name="T102">monTableau</text:span><text:span text:style-name="T188">[</text:span><text:span text:style-name="T102">i</text:span><text:span text:style-name="T188">]</text:span></text:p>
      <text:list xml:id="list94833809924584" text:continue-numbering="true" text:style-name="L3">
        <text:list-item>
          <text:p text:style-name="P344"><text:span text:style-name="T447">agrégat ;</text:span><text:span text:style-name="T448"><text:tab/></text:span><text:span text:style-name="T861">→</text:span><text:span text:style-name="T452"> </text:span><text:span text:style-name="T451">une collection de </text:span><text:span text:style-name="T453">données</text:span><text:span text:style-name="T451">, </text:span><text:span text:style-name="T452">organisé</text:span><text:span text:style-name="T453">e</text:span><text:span text:style-name="T452"> en "</text:span><text:span text:style-name="T529">propriétés</text:span><text:span text:style-name="T452">"</text:span></text:p>
        </text:list-item>
      </text:list>
      <text:p text:style-name="P240"><text:span text:style-name="T451">ex :<text:tab/></text:span><text:span text:style-name="T188">{<text:line-break/><text:tab/><text:tab/>longueur=</text:span><text:span text:style-name="T174">5;<text:line-break/><text:tab/><text:tab/>l</text:span><text:span text:style-name="T188">argeur</text:span><text:span text:style-name="T190">=8</text:span><text:span text:style-name="T188">;<text:line-break/><text:tab/><text:tab/>hauteur=</text:span><text:span text:style-name="T179">3</text:span><text:span text:style-name="T174">;<text:line-break/><text:tab/></text:span><text:span text:style-name="T188">}</text:span></text:p>
      <text:p text:style-name="P241"><text:span text:style-name="T469">Une donnée dans un </text:span><text:span text:style-name="T470">agrégat</text:span><text:span text:style-name="T469"> (</text:span><text:span text:style-name="T102">mon</text:span><text:span text:style-name="T103">Agregat</text:span><text:span text:style-name="T469">) est accessible via </text:span><text:span text:style-name="T470">s</text:span><text:span text:style-name="T529">a propriété</text:span><text:span text:style-name="T469"> (</text:span><text:span text:style-name="T127">property</text:span><text:span text:style-name="T469">) </text:span><text:span text:style-name="T504">avec la syntaxe</text:span><text:span text:style-name="T469"> :<text:tab/></text:span><text:span text:style-name="T102">mon</text:span><text:span text:style-name="T103">Agregat.</text:span><text:span text:style-name="T127">property</text:span><text:span text:style-name="T103"> <text:s text:c="2"/></text:span><text:span text:style-name="T576">ou</text:span><text:span text:style-name="T103"> <text:s text:c="2"/>monAgregat[</text:span><text:span text:style-name="T127">property</text:span><text:span text:style-name="T103">] <text:s text:c="2"/></text:span><text:span text:style-name="T103"><text:note text:id="ftn11" text:note-class="footnote"><text:note-citation>11</text:note-citation><text:note-body><text:p text:style-name="P46"><text:span text:style-name="T952">Cette dernière syntaxe pour accéder à une donnée dans un agrégat montre à quel point un tableau et un agrégat de données sont semblables ; ils ne diffèrent que par le mode d’accès aux données, le tableau par </text:span><text:span text:style-name="T887">l’</text:span><text:span text:style-name="T952">index (le rang – un nombre entier – <text:s/>de la donnée dans la suite ordonnée de données que constitue le tableau), l’agrégat par l</text:span><text:span text:style-name="T1083">a propriété à la</text:span><text:span text:style-name="T952">quel</text:span><text:span text:style-name="T1083">le</text:span><text:span text:style-name="T952"> est associée la donnée.</text:span></text:p></text:note-body></text:note></text:span></text:p>
      <text:p text:style-name="P242"><text:span text:style-name="T448">U</text:span><text:span text:style-name="T453">ne </text:span><text:span text:style-name="T502">donnée (voir §</text:span><text:span text:style-name="T502"><text:bookmark-ref text:reference-format="chapter" text:ref-name="__RefNumPara__54660_1547222851">2.4</text:bookmark-ref></text:span><text:span text:style-name="T502">)</text:span><text:span text:style-name="T453">, </text:span><text:span text:style-name="T473">isolément,</text:span><text:span text:style-name="T453"> peut être définie </text:span><text:span text:style-name="T470">ainsi </text:span><text:span text:style-name="T453">sous forme d’</text:span><text:span text:style-name="T456">un </text:span><text:span text:style-name="T453">agrégat. </text:span><text:span text:style-name="T472">Mais si plusieurs </text:span><text:span text:style-name="T502">données</text:span><text:span text:style-name="T472"> partagent une même structuration d’agrégat, il y a tout intérêt à </text:span><text:span text:style-name="T502">déclarer</text:span><text:span text:style-name="T472"> </text:span><text:span text:style-name="T500">un type spécifique, </text:span><text:span text:style-name="T453">une </text:span><text:span text:style-name="T176">class</text:span><text:span text:style-name="T453">, </text:span><text:span text:style-name="T464">d</text:span><text:span text:style-name="T472">e façon à pouvoir par la suite </text:span><text:span text:style-name="T636">instancier</text:span><text:span text:style-name="T472"> des </text:span><text:span text:style-name="T502">données</text:span><text:span text:style-name="T472"> du type </text:span><text:span text:style-name="T502">ainsi</text:span><text:span text:style-name="T472"> défini par cette </text:span><text:span text:style-name="T190">class</text:span><text:span text:style-name="T472">. </text:span><text:span text:style-name="T502">La déclaration d’une </text:span><text:span text:style-name="T222">class</text:span><text:span text:style-name="T472"> prend </text:span><text:span text:style-name="T502">la forme suivante</text:span><text:span text:style-name="T472"> :</text:span></text:p>
      <text:p text:style-name="P302"><text:span text:style-name="T178">class </text:span><text:span text:style-name="T96">N</text:span><text:span text:style-name="T94">omDeClass</text:span><text:span text:style-name="T178"> {<text:line-break/><text:tab/>constructor(</text:span><text:span text:style-name="T95">p</text:span><text:span text:style-name="T92">ar1</text:span><text:span text:style-name="T178">,</text:span><text:span text:style-name="T95">p</text:span><text:span text:style-name="T92">ar2</text:span><text:span text:style-name="T178">,…) {<text:tab/>//</text:span><text:span text:style-name="T508"> </text:span><text:span text:style-name="T509">Comme son nom l’indique, cette méthode est </text:span><text:span text:style-name="T178"><text:line-break/><text:tab/><text:tab/>… <text:tab/><text:tab/>//</text:span><text:span text:style-name="T508"> </text:span><text:span text:style-name="T510">destinée à être </text:span><text:span text:style-name="T509">appel</text:span><text:span text:style-name="T510">é</text:span><text:span text:style-name="T509">e pour instancier une <text:line-break/><text:tab/><text:tab/></text:span><text:span text:style-name="T215">…<text:tab/><text:tab/>//</text:span><text:span text:style-name="T509"> donnée du type </text:span><text:span text:style-name="T118">NomDeClass</text:span><text:span text:style-name="T509">.</text:span><text:span text:style-name="T178"><text:line-break/><text:tab/><text:tab/>this.</text:span><text:span text:style-name="T93">nom</text:span><text:span text:style-name="T127">Property</text:span><text:span text:style-name="T94">1</text:span><text:span text:style-name="T178">=</text:span><text:span text:style-name="T92">expression</text:span><text:span text:style-name="T187">(</text:span><text:span text:style-name="T95">p</text:span><text:span text:style-name="T92">ar1</text:span><text:span text:style-name="T178">,</text:span><text:span text:style-name="T95">p</text:span><text:span text:style-name="T92">ar2</text:span><text:span text:style-name="T178">,…</text:span><text:span text:style-name="T187">)</text:span><text:span text:style-name="T178">;<text:tab/>//</text:span><text:span text:style-name="T508"> </text:span><text:span text:style-name="T215">this.</text:span><text:span text:style-name="T509"> </text:span><text:span text:style-name="T510">est le </text:span><text:span text:style-name="T511">mot-clé</text:span><text:span text:style-name="T178"><text:line-break/><text:tab/><text:tab/>this.</text:span><text:span text:style-name="T93">nom</text:span><text:span text:style-name="T127">property</text:span><text:span text:style-name="T94">2</text:span><text:span text:style-name="T178">=</text:span><text:span text:style-name="T92">expression(</text:span><text:span text:style-name="T95">p</text:span><text:span text:style-name="T92">ar1</text:span><text:span text:style-name="T323">,</text:span><text:span text:style-name="T95">p</text:span><text:span text:style-name="T92">ar2</text:span><text:span text:style-name="T323">,</text:span><text:span text:style-name="T94">…</text:span><text:span text:style-name="T92">)</text:span><text:span text:style-name="T178">;<text:tab/>//</text:span><text:span text:style-name="T508"> </text:span><text:span text:style-name="T511">pour</text:span><text:span text:style-name="T509"> </text:span><text:span text:style-name="T511">s’auto-</text:span><text:span text:style-name="T512">référencer</text:span><text:span text:style-name="T178"><text:line-break/><text:tab/><text:tab/>…<text:tab/><text:tab/><text:tab/>//</text:span><text:span text:style-name="T508"> </text:span><text:span text:style-name="T511">dans JS</text:span><text:span text:style-name="T178"><text:line-break/><text:tab/>}<text:line-break/><text:tab/></text:span><text:span text:style-name="T130">nomProperty1</text:span><text:span text:style-name="T256">;<text:tab/><text:tab/>//</text:span><text:span text:style-name="T537"> Il n’est pas nécessaire de redéclarer </text:span><text:span text:style-name="T538">ici </text:span><text:span text:style-name="T537">les </text:span><text:span text:style-name="T256"><text:line-break/><text:tab/></text:span><text:span text:style-name="T130">nomProperty2</text:span><text:span text:style-name="T256">;<text:tab/><text:tab/>//</text:span><text:span text:style-name="T537"> propriétés auxquelles une valeur a été assignée<text:line-break/></text:span><text:span text:style-name="T256"><text:tab/><text:tab/><text:tab/><text:tab/>//</text:span><text:span text:style-name="T537"> dans le </text:span><text:span text:style-name="T256">constructor</text:span><text:span text:style-name="T537">. </text:span><text:span text:style-name="T537"><text:note text:id="ftn12" text:note-class="footnote"><text:note-citation>12</text:note-citation><text:note-body><text:p text:style-name="P75">Mais on peut considérer que (re)lister ces propriétés rend le code JS plus lisible...</text:p></text:note-body></text:note></text:span><text:span text:style-name="T256"><text:line-break/><text:tab/>… </text:span><text:span text:style-name="T178"><text:tab/><text:tab/><text:line-break/>}</text:span></text:p>
      <text:p text:style-name="P297"><text:span text:style-name="T577">E</text:span><text:span text:style-name="T572">x</text:span><text:span text:style-name="T577">emple</text:span><text:span text:style-name="T572"> : <text:tab/></text:span><text:span text:style-name="T327">class Rectangle </text:span><text:span text:style-name="T328">{<text:line-break/><text:tab/><text:tab/></text:span><text:span text:style-name="T327">constructor(L,l) {</text:span><text:span text:style-name="T328"><text:line-break/><text:tab/><text:tab/><text:tab/></text:span><text:span text:style-name="T331">if (L&gt;=l) {<text:line-break/><text:tab/><text:tab/><text:tab/><text:tab/></text:span><text:span text:style-name="T327">this.</text:span><text:span text:style-name="T328">longueur=</text:span><text:span text:style-name="T327">L</text:span><text:span text:style-name="T326">;<text:line-break/></text:span><text:soft-page-break/><text:span text:style-name="T326"><text:tab/><text:tab/><text:tab/><text:tab/></text:span><text:span text:style-name="T327">this.</text:span><text:span text:style-name="T326">l</text:span><text:span text:style-name="T328">argeur</text:span><text:span text:style-name="T327">=l</text:span><text:span text:style-name="T328">;<text:line-break/><text:tab/></text:span><text:span text:style-name="T326"><text:tab/><text:tab/></text:span><text:span text:style-name="T328">}<text:line-break/><text:tab/><text:tab/><text:tab/></text:span><text:span text:style-name="T331">else {<text:line-break/><text:tab/><text:tab/><text:tab/><text:tab/></text:span><text:span text:style-name="T327">this.</text:span><text:span text:style-name="T328">longueur=</text:span><text:span text:style-name="T331">l</text:span><text:span text:style-name="T326">;<text:line-break/><text:tab/><text:tab/><text:tab/><text:tab/></text:span><text:span text:style-name="T327">this.</text:span><text:span text:style-name="T326">l</text:span><text:span text:style-name="T328">argeur</text:span><text:span text:style-name="T327">=</text:span><text:span text:style-name="T332">L</text:span><text:span text:style-name="T328">;<text:line-break/></text:span><text:span text:style-name="T331"><text:tab/><text:tab/>}<text:line-break/><text:tab/></text:span><text:span text:style-name="T327">}</text:span></text:p>
      <text:list xml:id="list94832615883927" text:continue-numbering="true" text:style-name="L3">
        <text:list-item>
          <text:p text:style-name="P345"><text:span text:style-name="T526">fonction.<text:tab/></text:span><text:span text:style-name="T862">→</text:span><text:span text:style-name="T560"> </text:span><text:span text:style-name="T527">voir §</text:span><text:span text:style-name="T527"><text:bookmark-ref text:reference-format="chapter" text:ref-name="__RefHeading___Toc105268_1547222851">2.6</text:bookmark-ref></text:span></text:p>
        </text:list-item>
      </text:list>
      <text:p text:style-name="P239"/>
      <text:h text:style-name="Heading_20_2" text:outline-level="2"><text:bookmark-start text:name="__RefHeading___Toc105258_1547222851"/><text:span text:style-name="T622">Les</text:span> objet<text:span text:style-name="T981">s</text:span><text:bookmark-end text:name="__RefHeading___Toc105258_1547222851"/></text:h>
      <text:p text:style-name="P165"><text:span text:style-name="T477">JS est </text:span><text:span text:style-name="T453">"</text:span><text:span text:style-name="T635">orient</text:span><text:span text:style-name="T637">é</text:span><text:span text:style-name="T635"> objet</text:span><text:span text:style-name="T453">". </text:span><text:span text:style-name="T477">JS implémente en effet </text:span><text:span text:style-name="T499">les concepts :</text:span></text:p>
      <text:list xml:id="list2638490048" text:style-name="L4">
        <text:list-item>
          <text:p text:style-name="P346"><text:span text:style-name="T504">de </text:span><text:span text:style-name="T499">méthodes :</text:span><text:span text:style-name="T477"> </text:span><text:span text:style-name="T499">des fonctions </text:span><text:span text:style-name="T504">spécifiques</text:span><text:span text:style-name="T499"> à un type d’objets ;</text:span></text:p>
        </text:list-item>
      </text:list>
      <text:p text:style-name="P296">et</text:p>
      <text:list xml:id="list94833730360556" text:continue-numbering="true" text:style-name="L4">
        <text:list-item>
          <text:p text:style-name="P346"><text:span text:style-name="T504">d’</text:span><text:span text:style-name="T477">héritage : </text:span><text:span text:style-name="T504">des objets peuvent descendre d’autres objets, et du coup héritent de leurs méthodes.</text:span></text:p>
        </text:list-item>
      </text:list>
      <text:p text:style-name="P110"><text:span text:style-name="T504">JS</text:span><text:span text:style-name="T477"> met à disposition une bibliothèque d’objets, les objets "standards" du langage, desquelles peuvent être dérivés de nouveaux objets qui bénéficient du coup des méthodes</text:span><text:span text:style-name="T499"> </text:span><text:span text:style-name="T478">définies sur leur</text:span><text:span text:style-name="T477"> ancêtre.</text:span></text:p>
      <text:p text:style-name="P164"><text:span text:style-name="T492">L</text:span><text:span text:style-name="T499">es objets sont abordés plus amplement dans la suite de ce document, en lien avec les mécanismes d’interaction en JS et le HTML d’une page web (cf. §</text:span><text:span text:style-name="T499"><text:bookmark-ref text:reference-format="chapter" text:ref-name="__RefNumPara__54132_1547222851">4.2</text:bookmark-ref></text:span><text:span text:style-name="T499">).</text:span></text:p>
      <text:p text:style-name="P181"><text:span text:style-name="T499">Pour l’heure, </text:span><text:span text:style-name="T500">on se contentera de dire que la définition d’un type d’agrégat spécifique avec </text:span><text:span text:style-name="T176">class</text:span><text:span text:style-name="T453"> </text:span><text:span text:style-name="T500">(voir §</text:span><text:span text:style-name="T500"><text:bookmark-ref text:reference-format="chapter" text:ref-name="__RefNumPara__54145_1547222851">2.2</text:bookmark-ref></text:span><text:span text:style-name="T500">) </text:span><text:span text:style-name="T453">peut </text:span><text:span text:style-name="T454">comporter</text:span><text:span text:style-name="T453"> des méthodes </text:span><text:span text:style-name="T500">(</text:span><text:span text:style-name="T220">method</text:span><text:span text:style-name="T500">)</text:span><text:span text:style-name="T454"> </text:span><text:span text:style-name="T453">; </text:span><text:span text:style-name="T454">la déclaration d’une </text:span><text:span text:style-name="T177">class</text:span><text:span text:style-name="T454"> pourvue de </text:span><text:span text:style-name="T177">method</text:span><text:span text:style-name="T454"> prend la forme suivante</text:span><text:span text:style-name="T454"><text:note text:id="ftn13" text:note-class="footnote"><text:note-citation>13</text:note-citation><text:note-body><text:p text:style-name="P71">Pour des précisions concernant les déclarations<text:span text:style-name="T50"> </text:span><text:span text:style-name="T52">niemeMethode</text:span><text:span text:style-name="T50"> = function(…) </text:span>voir le §<text:bookmark-ref text:reference-format="chapter" text:ref-name="__RefHeading___Toc105268_1547222851">2.6</text:bookmark-ref>.</text:p></text:note-body></text:note></text:span><text:span text:style-name="T454"> :</text:span></text:p>
      <text:p text:style-name="P171"><text:span text:style-name="T178">class </text:span><text:span text:style-name="T94">nomDeClass</text:span><text:span text:style-name="T178"> {<text:line-break/><text:tab/>constructor(</text:span><text:span text:style-name="T95">p</text:span><text:span text:style-name="T92">ar1</text:span><text:span text:style-name="T178">,</text:span><text:span text:style-name="T95">p</text:span><text:span text:style-name="T92">ar2</text:span><text:span text:style-name="T178">,…) {<text:line-break/><text:tab/><text:tab/>this.</text:span><text:span text:style-name="T93">nom</text:span><text:span text:style-name="T128">Property</text:span><text:span text:style-name="T94">1</text:span><text:span text:style-name="T178"> = </text:span><text:span text:style-name="T92">expression</text:span><text:span text:style-name="T187">(</text:span><text:span text:style-name="T95">p</text:span><text:span text:style-name="T92">ar1</text:span><text:span text:style-name="T178">,</text:span><text:span text:style-name="T95">p</text:span><text:span text:style-name="T92">ar2</text:span><text:span text:style-name="T178">,…</text:span><text:span text:style-name="T187">)</text:span><text:span text:style-name="T178">;<text:line-break/><text:tab/><text:tab/>this.</text:span><text:span text:style-name="T93">nom</text:span><text:span text:style-name="T128">Property</text:span><text:span text:style-name="T94">2</text:span><text:span text:style-name="T178"> = </text:span><text:span text:style-name="T92">expression(</text:span><text:span text:style-name="T95">p</text:span><text:span text:style-name="T92">ar1</text:span><text:span text:style-name="T323">,</text:span><text:span text:style-name="T95">p</text:span><text:span text:style-name="T92">ar2</text:span><text:span text:style-name="T323">,</text:span><text:span text:style-name="T94">…</text:span><text:span text:style-name="T92">)</text:span><text:span text:style-name="T178">;<text:line-break/><text:tab/><text:tab/>…<text:line-break/><text:tab/>}<text:line-break/><text:tab/></text:span><text:span text:style-name="T130">nomProperty1</text:span><text:span text:style-name="T256">;<text:tab/>//</text:span><text:span text:style-name="T537"> il n’est pas nécessaire de déclarer ici les propriété</text:span><text:span text:style-name="T256"><text:line-break/><text:tab/></text:span><text:span text:style-name="T130">nomProperty2</text:span><text:span text:style-name="T256">;<text:tab/>//<text:line-break/><text:tab/>… </text:span><text:span text:style-name="T178"><text:line-break/><text:tab/></text:span><text:span text:style-name="T86">premiereMethod</text:span><text:span text:style-name="T104">e </text:span><text:span text:style-name="T345">=</text:span><text:span text:style-name="T343"> </text:span><text:span text:style-name="T344">function</text:span><text:span text:style-name="T282">(</text:span><text:span text:style-name="T145">p</text:span><text:span text:style-name="T86">ar11</text:span><text:span text:style-name="T177">,</text:span><text:span text:style-name="T86">par12</text:span><text:span text:style-name="T177">,…) {<text:line-break/><text:tab/><text:tab/>…<text:line-break/><text:tab/>}<text:line-break/><text:tab/></text:span><text:span text:style-name="T86">deuxiemeMetho</text:span><text:span text:style-name="T145">d</text:span><text:span text:style-name="T146">e </text:span><text:span text:style-name="T345">=</text:span><text:span text:style-name="T343"> </text:span><text:span text:style-name="T344">function</text:span><text:span text:style-name="T282">(</text:span><text:span text:style-name="T145">pa</text:span><text:span text:style-name="T86">r21</text:span><text:span text:style-name="T177">,</text:span><text:span text:style-name="T86">par22</text:span><text:span text:style-name="T177">,…) {<text:line-break/><text:tab/><text:tab/>…<text:line-break/><text:tab/>}<text:line-break/><text:tab/>…<text:line-break/></text:span><text:span text:style-name="T178">}</text:span></text:p>
      <text:p text:style-name="P162"><text:soft-page-break/><text:span text:style-name="T998">Et</text:span><text:span text:style-name="T991"> une nouvelle </text:span><text:span text:style-name="T392">class</text:span><text:span text:style-name="T991"> peut être définie </text:span><text:span text:style-name="T998">à partir de la </text:span><text:span text:style-name="T398">class</text:span><text:span text:style-name="T998"> </text:span><text:span text:style-name="T94">nomDeClass</text:span><text:span text:style-name="T668"> </text:span><text:span text:style-name="T991">; </text:span><text:span text:style-name="T998">pour </text:span><text:span text:style-name="T999">ce faire</text:span><text:span text:style-name="T998"> JS dispose du</text:span><text:span text:style-name="T955"> mot-clé </text:span><text:span text:style-name="T376">extends</text:span><text:span text:style-name="T991">, </text:span><text:span text:style-name="T999">qui s’emploie avec la syntaxe suivante :</text:span></text:p>
      <text:p text:style-name="P185"><text:span text:style-name="T400">class </text:span><text:span text:style-name="T68">maClassDerive</text:span><text:span text:style-name="T400"> extends </text:span><text:span text:style-name="T68">nomDeClass</text:span></text:p>
      <text:p text:style-name="P183"><text:span text:style-name="T590">de sorte que les instances de </text:span><text:span text:style-name="T69">maClassDerive</text:span><text:span text:style-name="T590"> bénéficient </text:span><text:span text:style-name="T591">ipso facto</text:span><text:span text:style-name="T592"> </text:span><text:span text:style-name="T590">des méthodes de </text:span><text:span text:style-name="T69">nomDeClass.</text:span></text:p>
      <text:p text:style-name="P180"><text:span text:style-name="T991">À titre d’illustration, on peut redéfinir la </text:span><text:span text:style-name="T392">class</text:span><text:span text:style-name="T991"> </text:span><text:span text:style-name="T392">Rectangle</text:span><text:span text:style-name="T991"> </text:span><text:span text:style-name="T992">du §</text:span><text:span text:style-name="T992"><text:bookmark-ref text:reference-format="chapter" text:ref-name="__RefNumPara__54145_1547222851">2.2</text:bookmark-ref></text:span><text:span text:style-name="T991"> </text:span><text:span text:style-name="T953">pour </text:span><text:span text:style-name="T992">lui adjoindre une méthode </text:span><text:span text:style-name="T371">surface</text:span><text:span text:style-name="T393">()</text:span><text:span text:style-name="T992">, </text:span><text:span text:style-name="T998">p</text:span><text:span text:style-name="T992">uis </text:span><text:span text:style-name="T999">faire </text:span><text:span text:style-name="T991">dériver </text:span><text:span text:style-name="T992">de cette </text:span><text:span text:style-name="T393">class Rectangle</text:span><text:span text:style-name="T992"> </text:span><text:span text:style-name="T991">une </text:span><text:span text:style-name="T392">class</text:span><text:span text:style-name="T991"> </text:span><text:span text:style-name="T392">Carre</text:span><text:span text:style-name="T668"> </text:span><text:span text:style-name="T662">qui hérite de cette méthode </text:span><text:span text:style-name="T372">surface</text:span><text:span text:style-name="T668"> :</text:span></text:p>
      <table:table table:name="Tableau7" table:style-name="Tableau7">
        <table:table-column table:style-name="Tableau7.A"/>
        <table:table-column table:style-name="Tableau7.B"/>
        <table:table-row table:style-name="TableLine94856581515856">
          <table:table-cell table:style-name="Tableau7.A1" table:number-columns-spanned="2" office:value-type="string">
            <text:p text:style-name="P170"><text:span text:style-name="T327">class Rectangle </text:span><text:span text:style-name="T328">{<text:line-break/><text:tab/></text:span><text:span text:style-name="T327">constructor(L,l) {</text:span><text:span text:style-name="T328"><text:line-break/><text:tab/><text:tab/></text:span><text:span text:style-name="T331">if (L&gt;=l) {<text:line-break/><text:tab/><text:tab/><text:tab/></text:span><text:span text:style-name="T327">this.</text:span><text:span text:style-name="T328">longueur=</text:span><text:span text:style-name="T327">L</text:span><text:span text:style-name="T326">;<text:line-break/><text:tab/><text:tab/><text:tab/></text:span><text:span text:style-name="T327">this.</text:span><text:span text:style-name="T326">l</text:span><text:span text:style-name="T328">argeur</text:span><text:span text:style-name="T327">=l</text:span><text:span text:style-name="T328">;<text:line-break/><text:tab/><text:tab/>}<text:line-break/><text:tab/><text:tab/></text:span><text:span text:style-name="T331">else {<text:line-break/><text:tab/><text:tab/><text:tab/></text:span><text:span text:style-name="T327">this.</text:span><text:span text:style-name="T328">longueur=</text:span><text:span text:style-name="T331">l</text:span><text:span text:style-name="T326">;<text:line-break/><text:tab/><text:tab/><text:tab/></text:span><text:span text:style-name="T327">this.</text:span><text:span text:style-name="T326">l</text:span><text:span text:style-name="T328">argeur</text:span><text:span text:style-name="T327">=</text:span><text:span text:style-name="T332">L</text:span><text:span text:style-name="T328">;<text:line-break/><text:tab/><text:tab/></text:span><text:span text:style-name="T331">}<text:line-break/></text:span><text:span text:style-name="T326"><text:tab/></text:span><text:span text:style-name="T328">}<text:line-break/><text:tab/></text:span><text:span text:style-name="T329">surface </text:span><text:span text:style-name="T333">=</text:span><text:span text:style-name="T329"> </text:span><text:span text:style-name="T332">function</text:span><text:span text:style-name="T333">()</text:span><text:span text:style-name="T332"> </text:span><text:span text:style-name="T329">{<text:line-break/><text:tab/><text:tab/>return this.longueur*this.largeur<text:line-break/><text:tab/>}</text:span><text:span text:style-name="T328"><text:line-break/></text:span><text:span text:style-name="T327">}</text:span></text:p>
          </table:table-cell>
          <table:covered-table-cell/>
        </table:table-row>
        <table:table-row table:style-name="TableLine94856591640768">
          <table:table-cell table:style-name="Tableau7.A1" office:value-type="string">
            <text:p text:style-name="P172"/>
            <text:p text:style-name="P175"><text:span text:style-name="T330">class Carre </text:span><text:span text:style-name="Source_20_Text"><text:span text:style-name="T865">extends </text:span></text:span><text:span text:style-name="Source_20_Text"><text:span text:style-name="T339">Rectangle</text:span></text:span><text:span text:style-name="T340"> </text:span><text:span text:style-name="T341">{<text:line-break/><text:tab/></text:span><text:span text:style-name="T342">constructor(l) {</text:span><text:span text:style-name="T341"><text:line-break/><text:tab/><text:tab/></text:span><text:span text:style-name="T340">super(</text:span><text:span text:style-name="T341">l,</text:span><text:span text:style-name="T340">l)</text:span><text:span text:style-name="T328">;<text:line-break/></text:span><text:span text:style-name="T326"><text:tab/></text:span><text:span text:style-name="T328">}<text:line-break/></text:span><text:span text:style-name="T327">}</text:span></text:p>
          </table:table-cell>
          <table:table-cell table:style-name="Tableau7.A1" office:value-type="string">
            <text:p text:style-name="P279"/>
            <text:p text:style-name="P179"><text:span text:style-name="T859">→</text:span><text:span text:style-name="T374"> </text:span><text:span text:style-name="T662">établit le lien de filiation </text:span><text:span text:style-name="T663">entre les </text:span><text:span text:style-name="T373">class</text:span><text:span text:style-name="T663">.</text:span><text:span text:style-name="T372"><text:line-break/></text:span><text:span text:style-name="T859">→</text:span><text:span text:style-name="T374"> </text:span><text:span text:style-name="T662">définit le </text:span><text:span text:style-name="T372">constructor</text:span><text:span text:style-name="T662"> de </text:span><text:span text:style-name="T372">Carre</text:span><text:span text:style-name="T662">.</text:span><text:span text:style-name="T372"><text:line-break/></text:span><text:span text:style-name="T859">→</text:span><text:span text:style-name="T374"> </text:span><text:span text:style-name="T375">super</text:span><text:span text:style-name="T672"> </text:span><text:span text:style-name="T673">r</text:span><text:span text:style-name="T672">éférence</text:span><text:span text:style-name="T662"> </text:span><text:span text:style-name="T669">ici </text:span><text:span text:style-name="T662">le </text:span><text:span text:style-name="T372">constructor</text:span><text:span text:style-name="T662"> de </text:span><text:span text:style-name="T669">la<text:line-break/><text:tab/></text:span><text:span text:style-name="T399">class</text:span><text:span text:style-name="T669"> parente</text:span><text:span text:style-name="T669"><text:note text:id="ftn14" text:note-class="footnote"><text:note-citation>14</text:note-citation><text:note-body><text:p text:style-name="P60"><text:span text:style-name="T1001">Il s’agit d’une syntaxe exceptionnelle </text:span><text:span text:style-name="T897">concernant</text:span><text:span text:style-name="T1001"> l’emploi du mot-clé </text:span><text:span text:style-name="T401">super</text:span><text:span text:style-name="T674"> </text:span><text:span text:style-name="T1001">(voir plus bas).</text:span></text:p></text:note-body></text:note></text:span><text:span text:style-name="T669">, donc le </text:span><text:span text:style-name="T399">constructor</text:span><text:span text:style-name="T669"> de<text:line-break/><text:tab/></text:span><text:span text:style-name="T372">Rectangle</text:span><text:span text:style-name="T662">.</text:span></text:p>
          </table:table-cell>
        </table:table-row>
      </table:table>
      <text:p text:style-name="P182"><text:span text:style-name="T505">L</text:span><text:span text:style-name="T475">a méthode </text:span><text:span text:style-name="T196">surface</text:span><text:span text:style-name="T475"> </text:span><text:span text:style-name="T505">s’applique alors </text:span><text:span text:style-name="T475">également sur les instances de </text:span><text:span text:style-name="T196">Carre</text:span><text:span text:style-name="T472"> </text:span><text:span text:style-name="T505">sans besoin d’</text:span><text:span text:style-name="T507">autre</text:span><text:span text:style-name="T505"> code JS.</text:span></text:p>
      <text:p text:style-name="P281"><text:span text:style-name="T464">NB<text:tab/></text:span><text:span text:style-name="T476">Une syntaxe alternative à :</text:span><text:span text:style-name="T197"> <text:tab/></text:span><text:span text:style-name="T104">une</text:span><text:span text:style-name="T86">Method</text:span><text:span text:style-name="T104">e </text:span><text:span text:style-name="T112">=</text:span><text:span text:style-name="T343"> </text:span><text:span text:style-name="T344">function(…</text:span><text:span text:style-name="T177">) {…</text:span><text:span text:style-name="T197">}</text:span><text:span text:style-name="T476"><text:line-break/>est celle-ci :</text:span><text:span text:style-name="T197"><text:tab/></text:span><text:span text:style-name="T104">uneM</text:span><text:span text:style-name="T86">ethod</text:span><text:span text:style-name="T104">e</text:span><text:span text:style-name="T334">(…</text:span><text:span text:style-name="T177">) {…</text:span><text:span text:style-name="T197">}</text:span></text:p>
      <text:p text:style-name="P214"><text:span text:style-name="T197"><text:tab/></text:span><text:span text:style-name="T464">Une </text:span><text:span text:style-name="T193">class</text:span><text:span text:style-name="T464"> ne peut être pourvue que de </text:span><text:span text:style-name="T193">method</text:span><text:span text:style-name="T464"> ; </text:span><text:span text:style-name="T474">l’agrégat s’apparente </text:span><text:span text:style-name="T473">alors</text:span><text:span text:style-name="T474"> à </text:span><text:span text:style-name="T464">une bibliothèque de fonctions. JS propose ainsi </text:span><text:span text:style-name="T473">nativement </text:span><text:span text:style-name="T464">la </text:span><text:span text:style-name="T193">class</text:span><text:span text:style-name="T464"> appelée </text:span><text:span text:style-name="T193">Math</text:span><text:span text:style-name="T464"> qui donne accès à des fonctions mathématiques</text:span><text:span text:style-name="T464"><text:note text:id="ftn15" text:note-class="footnote"><text:note-citation>15</text:note-citation><text:note-body><text:p text:style-name="P59">Pour les fonctions mathématiques proposées par la <text:span text:style-name="T50">class</text:span> <text:span text:style-name="T50">Math</text:span> de JS, se référer à :<text:line-break/><text:span text:style-name="T935">//developer.mozilla.org/fr/docs/Web/JavaScript/Reference/Global_Objects/Math</text:span></text:p></text:note-body></text:note></text:span><text:span text:style-name="T464">.</text:span></text:p>
      <text:p text:style-name="P213"><text:span text:style-name="T464"><text:tab/></text:span><text:span text:style-name="T503">Le </text:span><text:span text:style-name="T507">préfixe</text:span><text:span text:style-name="T503"> </text:span><text:span text:style-name="T223">super.</text:span><text:span text:style-name="T506"> </text:span><text:span text:style-name="T507">u</text:span><text:span text:style-name="T506">tilisé </text:span><text:span text:style-name="T503">dans une </text:span><text:span text:style-name="T223">class</text:span><text:span text:style-name="T503"> dérivée sert à référencer les </text:span><text:span text:style-name="T530">propriété</text:span><text:span text:style-name="T503">s et les fonctions de la </text:span><text:span text:style-name="T223">class</text:span><text:span text:style-name="T503"> parente, </text:span><text:span text:style-name="T506">sauf dans le </text:span><text:span text:style-name="T224">contructor</text:span><text:span text:style-name="T506"> de la </text:span><text:span text:style-name="T224">class</text:span><text:span text:style-name="T506"> dérivée lorsqu’il s’agit </text:span><text:soft-page-break/><text:span text:style-name="T506">de référencer le </text:span><text:span text:style-name="T224">constructor</text:span><text:span text:style-name="T506"> de la </text:span><text:span text:style-name="T224">class</text:span><text:span text:style-name="T506"> parente (voir l’exemple plus haut) </text:span><text:span text:style-name="T507">où il faut employer simplement </text:span><text:span text:style-name="T225">super(…)</text:span><text:span text:style-name="T506">.</text:span></text:p>
      <text:h text:style-name="P323" text:outline-level="2"><text:bookmark-start text:name="__RefNumPara__54660_1547222851"/><text:bookmark-start text:name="__RefHeading___Toc105260_1547222851"/><text:span text:style-name="T964">Les </text:span><text:span text:style-name="T623">données </text:span><text:span text:style-name="T629">dans le code</text:span><text:bookmark-end text:name="__RefNumPara__54660_1547222851"/><text:bookmark-end text:name="__RefHeading___Toc105260_1547222851"/></text:h>
      <text:p text:style-name="P268"><text:span text:style-name="T612">S</text:span><text:span text:style-name="T611">ans originalité par rapport à </text:span><text:span text:style-name="T613">la plupart – sinon la totalité – des a</text:span><text:span text:style-name="T611">utres langages </text:span><text:span text:style-name="T613">informatique</text:span><text:span text:style-name="T611">, les données manipulées par le code JS sont soit des variables, soit des constantes ; </text:span><text:span text:style-name="T613">en revanche :</text:span></text:p>
      <text:p text:style-name="P280"><text:span text:style-name="Strong_20_Emphasis"><text:span text:style-name="T616">s</text:span></text:span><text:span text:style-name="Strong_20_Emphasis"><text:span text:style-name="T617">elon le type de la variable, JS procède différemment <text:line-break/>pour l’opération </text:span></text:span><text:span text:style-name="Strong_20_Emphasis"><text:span text:style-name="T618">d’assignation</text:span></text:span><text:span text:style-name="Strong_20_Emphasis"><text:span text:style-name="T617"> (</text:span></text:span><text:span text:style-name="Strong_20_Emphasis"><text:span text:style-name="T619">i.e. l’opération "</text:span></text:span><text:span text:style-name="Strong_20_Emphasis"><text:span text:style-name="T289">=</text:span></text:span><text:span text:style-name="Strong_20_Emphasis"><text:span text:style-name="T619">"</text:span></text:span><text:span text:style-name="Strong_20_Emphasis"><text:span text:style-name="T617">)</text:span></text:span></text:p>
      <text:h text:style-name="Heading_20_3" text:outline-level="3"><text:bookmark-start text:name="__RefNumPara__122668_715209774"/><text:bookmark-start text:name="__RefHeading___Toc105262_1547222851"/>Les variables<text:bookmark-end text:name="__RefNumPara__122668_715209774"/><text:bookmark-end text:name="__RefHeading___Toc105262_1547222851"/></text:h>
      <text:p text:style-name="P237"><text:span text:style-name="T763">L</text:span><text:span text:style-name="T762">a déclaration d’une variable JS prend toujours l’</text:span><text:span text:style-name="T768">une des</text:span><text:span text:style-name="T762"> forme</text:span><text:span text:style-name="T768">s</text:span><text:span text:style-name="T762"> suivante</text:span><text:span text:style-name="T768">s</text:span><text:span text:style-name="T762"> :</text:span></text:p>
      <text:p text:style-name="P235"><text:span text:style-name="T170">l</text:span><text:span text:style-name="T167">et </text:span><text:span text:style-name="T79">nomDeVariable</text:span><text:span text:style-name="T167">;</text:span></text:p>
      <text:p text:style-name="P233"><text:span text:style-name="T180">var</text:span><text:span text:style-name="T167"> </text:span><text:span text:style-name="T79">nomDeVariable</text:span><text:span text:style-name="T167">;</text:span></text:p>
      <text:p text:style-name="P5"><text:span text:style-name="T764">où </text:span><text:span text:style-name="T85">nomDeVariable</text:span><text:span text:style-name="T765"> est une suite de caractères – lettre</text:span><text:span text:style-name="T766">s</text:span><text:span text:style-name="T765"> majuscule</text:span><text:span text:style-name="T766">s</text:span><text:span text:style-name="T765"> ou minuscule</text:span><text:span text:style-name="T766">s</text:span><text:span text:style-name="T765">, chiffre</text:span><text:span text:style-name="T766">s, </text:span><text:span text:style-name="T767">certains </text:span><text:span text:style-name="T766">caractères </text:span><text:span text:style-name="T767">spéciaux</text:span><text:span text:style-name="T765"> – commençant par une lettre, l’underscore (i.e. "</text:span><text:span text:style-name="T173">_</text:span><text:span text:style-name="T765">") ou le dollar (i.e. "</text:span><text:span text:style-name="T173">$</text:span><text:span text:style-name="T765">").</text:span></text:p>
      <text:p text:style-name="P87"><text:span text:style-name="T769">Au moment de sa déclaration</text:span><text:span text:style-name="T765">, </text:span><text:span text:style-name="T769">une variable peut être initialisée </text:span><text:span text:style-name="T769"><text:note text:id="ftn16" text:note-class="footnote"><text:note-citation>16</text:note-citation><text:note-body><text:p text:style-name="P47"><text:span text:style-name="T888">D’après</text:span><text:span text:style-name="T949"> les règles de bonne pratique, c’est </text:span><text:span text:style-name="T759">doit</text:span><text:span text:style-name="T949"> et non </text:span><text:span text:style-name="T759">peut</text:span><text:span text:style-name="T949"> qu’il faudrait écrire ici ; toutefois, du point de vue de la syntaxe, l’initialisation d’une variable n’est pas obligatoire.</text:span></text:p></text:note-body></text:note></text:span><text:span text:style-name="T769">; la déclaration prend </text:span><text:span text:style-name="T779">alors</text:span><text:span text:style-name="T769"> l’une des formes suivantes :</text:span></text:p>
      <text:p text:style-name="P236"><text:span text:style-name="T170">l</text:span><text:span text:style-name="T167">et </text:span><text:span text:style-name="T79">nomDeVariable</text:span><text:span text:style-name="T167"> = </text:span><text:span text:style-name="T79">valeur</text:span><text:span text:style-name="T167">;</text:span></text:p>
      <text:p text:style-name="P234"><text:span text:style-name="T180">var</text:span><text:span text:style-name="T167"> </text:span><text:span text:style-name="T79">nomDeVariable</text:span><text:span text:style-name="T167"> = </text:span><text:span text:style-name="T79">valeur</text:span><text:span text:style-name="T167">;</text:span></text:p>
      <text:p text:style-name="P87"><text:span text:style-name="T765">où</text:span><text:span text:style-name="T764"> </text:span><text:span text:style-name="T82">valeur</text:span><text:span text:style-name="T569"> vaut :</text:span></text:p>
      <table:table table:name="Tableau3" table:style-name="Tableau3">
        <table:table-column table:style-name="Tableau3.A"/>
        <table:table-column table:style-name="Tableau3.B"/>
        <table:table-row table:style-name="Tableau3.1">
          <table:table-cell table:style-name="Tableau3.A1" office:value-type="string">
            <text:p text:style-name="P125"><text:span text:style-name="T863">↗</text:span><text:span text:style-name="T559"><text:tab/></text:span><text:span text:style-name="T764">un nombre</text:span></text:p>
            <text:p text:style-name="P125"><text:span text:style-name="T860">→</text:span><text:span text:style-name="T559"><text:tab/></text:span><text:span text:style-name="T764">une chaîne de caractères ASCII délimitée par </text:span><text:span text:style-name="T171">‘</text:span><text:span text:style-name="T764"> ou </text:span><text:span text:style-name="T171">"</text:span></text:p>
            <text:p text:style-name="P126"><text:span text:style-name="T863">↘</text:span><text:span text:style-name="T609"><text:tab/></text:span><text:span text:style-name="T169">f</text:span><text:span text:style-name="T166">alse</text:span><text:span text:style-name="T762"> ou </text:span><text:span text:style-name="T166">true</text:span></text:p>
          </table:table-cell>
          <table:table-cell table:style-name="Tableau3.A1" office:value-type="string">
            <text:p text:style-name="P108"/>
            <text:p text:style-name="P104"><text:span text:style-name="T569">si</text:span><text:span text:style-name="T568"> </text:span><text:span text:style-name="T79">nomDeVariable</text:span><text:span text:style-name="T568"> </text:span><text:span text:style-name="T571">est d’</text:span><text:span text:style-name="T570">un type </text:span><text:span text:style-name="T569">primitif ;</text:span></text:p>
          </table:table-cell>
        </table:table-row>
        <table:table-row table:style-name="TableLine94856592679280">
          <table:table-cell table:style-name="Tableau3.A1" office:value-type="string">
            <text:p text:style-name="P210"/>
            <text:p text:style-name="P127"><text:span text:style-name="T855">[</text:span><text:span text:style-name="T854">]<text:line-break/>[</text:span><text:span text:style-name="T753">valeurRang0</text:span><text:span text:style-name="T854">, </text:span><text:span text:style-name="T753">valeurRang1</text:span><text:span text:style-name="T854">,….]</text:span></text:p>
          </table:table-cell>
          <table:table-cell table:style-name="Tableau3.A1" office:value-type="string">
            <text:p text:style-name="P113"><text:span text:style-name="T594">si </text:span><text:span text:style-name="T79">nomDeVariable</text:span><text:span text:style-name="T594"> </text:span><text:span text:style-name="T601">est </text:span><text:span text:style-name="T594">un tableau :</text:span></text:p>
            <text:p text:style-name="P124"><text:span text:style-name="T858">←</text:span><text:tab/>vierge (vide),</text:p>
            <text:p text:style-name="P123"><text:span text:style-name="T858">←</text:span><text:tab/>initialisé ;</text:p>
          </table:table-cell>
        </table:table-row>
        <table:table-row table:style-name="TableLine94856592679760">
          <table:table-cell table:style-name="Tableau3.A1" office:value-type="string">
            <text:p text:style-name="P92"><text:span text:style-name="T279"><text:s/><text:tab/></text:span><text:span text:style-name="T280">{</text:span><text:span text:style-name="T168"><text:line-break/></text:span><text:span text:style-name="T80"> <text:s/></text:span><text:span text:style-name="T81">nom</text:span><text:span text:style-name="T128">Property</text:span><text:span text:style-name="T81">1 </text:span><text:span text:style-name="T322">:</text:span><text:span text:style-name="T81"> valeur1,</text:span><text:span text:style-name="T167"><text:line-break/></text:span><text:span text:style-name="T80"> <text:s/></text:span><text:span text:style-name="T81">nom</text:span><text:span text:style-name="T128">Property</text:span><text:span text:style-name="T81">2 </text:span><text:span text:style-name="T322">:</text:span><text:span text:style-name="T81"> valeur2,</text:span><text:span text:style-name="T167"><text:line-break/> <text:s/>…<text:line-break/></text:span><text:span text:style-name="T181">}</text:span></text:p>
          </table:table-cell>
          <table:table-cell table:style-name="Tableau3.A1" office:value-type="string">
            <text:p text:style-name="P107"/>
            <text:p text:style-name="P104"><text:span text:style-name="T581">s</text:span><text:span text:style-name="T583">i</text:span><text:span text:style-name="T584"> </text:span><text:span text:style-name="T140">nomDeVariable</text:span><text:span text:style-name="T584"> </text:span><text:span text:style-name="T581">est un </text:span><text:span text:style-name="T582">agrégat ;</text:span></text:p>
          </table:table-cell>
        </table:table-row>
        <table:table-row table:style-name="TableLine94856592680352">
          <table:table-cell table:style-name="Tableau3.A4" office:value-type="string">
            <text:p text:style-name="P93"><text:span text:style-name="T279"><text:s/><text:tab/></text:span><text:span text:style-name="T281">new </text:span><text:span text:style-name="T142">N</text:span><text:span text:style-name="T141">omDeClass;</text:span></text:p>
            <text:p text:style-name="P94"><text:span text:style-name="T857">o</text:span><text:span text:style-name="T856">u</text:span></text:p>
            <text:p text:style-name="P93"><text:span text:style-name="T279"><text:s/><text:tab/></text:span><text:span text:style-name="T281">new </text:span><text:span text:style-name="T142">N</text:span><text:span text:style-name="T141">omDeClass</text:span><text:span text:style-name="T281"> </text:span><text:span text:style-name="T189">(</text:span><text:span text:style-name="T168"><text:line-break/></text:span><text:span text:style-name="T80"> <text:s/></text:span><text:span text:style-name="T81">valeur1,</text:span><text:span text:style-name="T167"><text:line-break/></text:span><text:span text:style-name="T80"> <text:s/></text:span><text:span text:style-name="T81">valeur2,</text:span><text:span text:style-name="T167"><text:line-break/> <text:s/>…<text:line-break/></text:span><text:soft-page-break/><text:span text:style-name="T189">)</text:span></text:p>
          </table:table-cell>
          <table:table-cell table:style-name="Tableau3.A4" office:value-type="string">
            <text:p text:style-name="P105"><text:span text:style-name="T583">si</text:span><text:span text:style-name="T584"> </text:span><text:span text:style-name="T140">nomDeVariable</text:span><text:span text:style-name="T584"> </text:span><text:span text:style-name="T581">est u</text:span><text:span text:style-name="T585">n </text:span><text:span text:style-name="T581">agrégat d’</text:span><text:span text:style-name="T588">un </text:span><text:span text:style-name="T581">type </text:span><text:span text:style-name="T588">spécifique (cf. §</text:span><text:span text:style-name="T588"><text:bookmark-ref text:reference-format="chapter" text:ref-name="__RefNumPara__54145_1547222851">2.2</text:bookmark-ref></text:span><text:span text:style-name="T588">) défini comme </text:span><text:span text:style-name="T348">class</text:span><text:span text:style-name="T588"> </text:span><text:span text:style-name="T142">N</text:span><text:span text:style-name="T141">omDeClass</text:span><text:span text:style-name="T583"> ; </text:span><text:span text:style-name="T583"><text:note text:id="ftn17" text:note-class="footnote"><text:note-citation>17</text:note-citation><text:note-body><text:p text:style-name="P57"><text:span text:style-name="T994">Étant entendu que </text:span><text:span text:style-name="T995">la</text:span><text:span text:style-name="T994"> déclaration d</text:span><text:span text:style-name="T993">u type d</text:span><text:span text:style-name="T994">’agrégat </text:span><text:span text:style-name="T894">spécifique </text:span><text:span text:style-name="T369">class</text:span><text:span text:style-name="T994"> </text:span><text:span text:style-name="T64">nomDeClass</text:span><text:span text:style-name="T994"> </text:span><text:span text:style-name="T895">précède</text:span><text:span text:style-name="T995"> la déclaration de variable.</text:span></text:p></text:note-body></text:note></text:span></text:p>
            <text:p text:style-name="P224"><text:span text:style-name="T586">ce faisant </text:span><text:span text:style-name="T143">nomDeVariable</text:span><text:span text:style-name="T586"> , </text:span><text:span text:style-name="T587">qui est une </text:span><text:span text:style-name="T640">instance</text:span><text:span text:style-name="T587"> de la </text:span><text:span text:style-name="T347">class</text:span><text:span text:style-name="T587"> </text:span><text:span text:style-name="T142">N</text:span><text:span text:style-name="T144">omDeClass</text:span><text:span text:style-name="T587">, </text:span><text:soft-page-break/><text:span text:style-name="T588">bénéficie</text:span><text:span text:style-name="T586"> de toutes les </text:span><text:span text:style-name="T346">method</text:span><text:span text:style-name="T586"> définies avec </text:span><text:span text:style-name="T143">nomDeClass</text:span><text:span text:style-name="T586">.</text:span></text:p>
            <text:p text:style-name="P224"><text:span text:style-name="T589">Si l’instanciation est réalisée avec </text:span><text:span text:style-name="T349">valeur1,valeur2,…</text:span><text:span text:style-name="T589"> ces valeurs sont transmises au </text:span><text:span text:style-name="T349">constructor</text:span><text:span text:style-name="T589"> de la </text:span><text:span text:style-name="T349">class</text:span><text:span text:style-name="T589">.</text:span></text:p>
          </table:table-cell>
        </table:table-row>
      </table:table>
      <text:p text:style-name="P95"><text:span text:style-name="T449">L’instruction de déclaration de variable </text:span><text:span text:style-name="T458">a notamment pour effet d’</text:span><text:span text:style-name="T446">affecte</text:span><text:span text:style-name="T458">r</text:span><text:span text:style-name="T446"> une portion de la mémoire de l’ordinateur à </text:span><text:span text:style-name="T83">nomDeVariable</text:span><text:span text:style-name="T446"> et </text:span><text:span text:style-name="T458">d’</text:span><text:span text:style-name="T446">y stocke</text:span><text:span text:style-name="T458">r</text:span><text:span text:style-name="T446"> comme contenu </text:span><text:span text:style-name="T83">valeur</text:span><text:span text:style-name="T446">. </text:span><text:span text:style-name="T471">Même u</text:span><text:span text:style-name="T450">ne fois déclarée </text:span><text:span text:style-name="T471">avec un certain type</text:span><text:span text:style-name="T450">, la variable </text:span><text:span text:style-name="T83">nomDeVariable</text:span><text:span text:style-name="T450"> peut tout à fait changer de type dans la suite du code JS </text:span><text:span text:style-name="T458">(puisque JS fait du typage dynamique)</text:span><text:span text:style-name="T450">.</text:span></text:p>
      <text:p text:style-name="P96"><text:span text:style-name="T450">L</text:span><text:span text:style-name="T457">es déclarations de variables avec </text:span><text:span text:style-name="T180">let</text:span><text:span text:style-name="T457"> et avec </text:span><text:span text:style-name="T180">var</text:span><text:span text:style-name="T457"> se distinguent par la portée des variables ainsi déclarées. </text:span><text:span text:style-name="T501">À l’inverse d’une </text:span><text:span text:style-name="T457">variable déclarée avec</text:span><text:span text:style-name="T501"> </text:span><text:span text:style-name="T221">var</text:span><text:span text:style-name="T501">, u</text:span><text:span text:style-name="T457">ne variable déclarée avec </text:span><text:span text:style-name="T180">let</text:span><text:span text:style-name="T457"> voit sa portée restreinte au bloc dans laquelle elle est déclarée.</text:span></text:p>
      <text:p text:style-name="P114"><text:span text:style-name="Strong_20_Emphasis"><text:span text:style-name="T873"><text:s/></text:span></text:span><text:span text:style-name="Strong_20_Emphasis"><text:span text:style-name="T874">I</text:span></text:span><text:span text:style-name="Strong_20_Emphasis"><text:span text:style-name="T873">mportan</text:span></text:span><text:span text:style-name="Strong_20_Emphasis"><text:span text:style-name="T874">t </text:span></text:span><text:span text:style-name="Strong_20_Emphasis"><text:span text:style-name="T608"> </text:span></text:span><text:span text:style-name="Strong_20_Emphasis"><text:span text:style-name="T610"><text:line-break/></text:span></text:span><text:span text:style-name="T731">Les </text:span><text:span text:style-name="T919">assignations</text:span><text:span text:style-name="T731"> avec des variables de types primitifs sont des </text:span><text:span text:style-name="T919">assignations</text:span><text:span text:style-name="T731"> </text:span><text:span text:style-name="T872">par</text:span><text:span text:style-name="T731"> valeur :</text:span></text:p>
      <table:table table:name="Tableau4" table:style-name="Tableau4">
        <table:table-column table:style-name="Tableau4.A"/>
        <table:table-column table:style-name="Tableau4.B"/>
        <table:table-row table:style-name="TableLine94856592682368">
          <table:table-cell table:style-name="Tableau4.A1" office:value-type="string">
            <text:p text:style-name="P106">let x = 10;</text:p>
            <text:p text:style-name="P106">let y = x;</text:p>
          </table:table-cell>
          <table:table-cell table:style-name="Tableau4.A1" office:value-type="string">
            <text:p text:style-name="P97"><text:span text:style-name="T732"><text:line-break/>à ce stade</text:span><text:span text:style-name="T731">, </text:span><text:span text:style-name="T287">x</text:span><text:span text:style-name="T731"> et </text:span><text:span text:style-name="T287">y</text:span><text:span text:style-name="T731"> ont la même </text:span><text:span text:style-name="T287">valeur</text:span><text:span text:style-name="T731">, </text:span><text:span text:style-name="T732">à savoir</text:span><text:span text:style-name="T731"> </text:span><text:span text:style-name="T287">10</text:span><text:span text:style-name="T731">,</text:span></text:p>
          </table:table-cell>
        </table:table-row>
        <table:table-row table:style-name="TableLine94856591853728">
          <table:table-cell table:style-name="Tableau4.A1" office:value-type="string">
            <text:p text:style-name="P103"><text:span text:style-name="T732">y</text:span><text:span text:style-name="T731"> = y/2;</text:span></text:p>
          </table:table-cell>
          <table:table-cell table:style-name="Tableau4.A1" office:value-type="string">
            <text:p text:style-name="P102"><text:span text:style-name="T732">e</text:span><text:span text:style-name="T731">t </text:span><text:span text:style-name="T732">avec cette instruction</text:span><text:span text:style-name="T731"> </text:span><text:span text:style-name="T288">y</text:span><text:span text:style-name="T731"> prend comme valeur </text:span><text:span text:style-name="T287">5</text:span><text:span text:style-name="T731">, celle de </text:span><text:span text:style-name="T287">x</text:span><text:span text:style-name="T731"> restant inchangée à </text:span><text:span text:style-name="T287">10</text:span><text:span text:style-name="T731">.</text:span></text:p>
          </table:table-cell>
        </table:table-row>
      </table:table>
      <text:p text:style-name="P128"><text:span text:style-name="T50">x</text:span> et <text:span text:style-name="T50">y</text:span> disposent chacun d’une portion de mémoire distincte <text:span text:style-name="T878">pour y stocker leur </text:span><text:span text:style-name="T53">valeur</text:span><text:span text:style-name="T878"> respective</text:span>.</text:p>
      <text:p text:style-name="P130">Les <text:span text:style-name="T919">assignations</text:span> avec des variables de types objet et tableau <text:span text:style-name="T732">sont des </text:span><text:span text:style-name="T919">assignations</text:span><text:span text:style-name="T732"> par référence :</text:span></text:p>
      <table:table table:name="Tableau5" table:style-name="Tableau5">
        <table:table-column table:style-name="Tableau5.A"/>
        <table:table-column table:style-name="Tableau5.B"/>
        <table:table-row table:style-name="TableLine94856593672128">
          <table:table-cell table:style-name="Tableau5.A1" office:value-type="string">
            <text:p text:style-name="P106">let x = <text:span text:style-name="T732">[5,</text:span>10,<text:span text:style-name="T732">20]</text:span>;</text:p>
            <text:p text:style-name="P106">let y = x;</text:p>
          </table:table-cell>
          <table:table-cell table:style-name="Tableau5.A1" office:value-type="string">
            <text:p text:style-name="P97"><text:span text:style-name="T731">avec ce code, </text:span><text:span text:style-name="T287">x</text:span><text:span text:style-name="T731"> et </text:span><text:span text:style-name="T287">y</text:span><text:span text:style-name="T731"> </text:span><text:span text:style-name="T732">référence le même tableau qui contient</text:span><text:span text:style-name="T731"> </text:span><text:span text:style-name="T288">[5,10,20]</text:span><text:span text:style-name="T731">,</text:span></text:p>
          </table:table-cell>
        </table:table-row>
        <table:table-row table:style-name="TableLine94856593680384">
          <table:table-cell table:style-name="Tableau5.A1" office:value-type="string">
            <text:p text:style-name="P103"><text:span text:style-name="T732">y</text:span><text:span text:style-name="T731">[1] = </text:span><text:span text:style-name="T732">5</text:span><text:span text:style-name="T731">;</text:span></text:p>
          </table:table-cell>
          <table:table-cell table:style-name="Tableau5.A1" office:value-type="string">
            <text:p text:style-name="P102"><text:span text:style-name="T732">e</text:span><text:span text:style-name="T731">t </text:span><text:span text:style-name="T732">du coup cette instruction affecte autant </text:span><text:span text:style-name="T288">x</text:span><text:span text:style-name="T732"> que </text:span><text:span text:style-name="T288">y</text:span><text:span text:style-name="T732"> qui référencent tous les deux le tableau qui contient désormais </text:span><text:span text:style-name="T288">[5,5,20]</text:span><text:span text:style-name="T732">.</text:span></text:p>
          </table:table-cell>
        </table:table-row>
      </table:table>
      <text:p text:style-name="P129"><text:span text:style-name="T486">Ici aussi </text:span><text:span text:style-name="T212">x</text:span><text:span text:style-name="T487"> et </text:span><text:span text:style-name="T212">y</text:span><text:span text:style-name="T487"> disposent chacun d’une portion de mémoire distincte, </text:span><text:span text:style-name="T450">mais c’est</text:span><text:span text:style-name="T487"> </text:span><text:span text:style-name="T488">pour y stocker la référence de </text:span><text:span text:style-name="T110">valeur</text:span><text:span text:style-name="T488"> (i.e. l’adresse </text:span><text:span text:style-name="T489">qui pointe vers l’emplacement dans la</text:span><text:span text:style-name="T488"> mémoire où se trouve la tableau qui vaut </text:span><text:span text:style-name="T110">valeur</text:span><text:span text:style-name="T488">) </text:span><text:span text:style-name="T486">et non </text:span><text:span text:style-name="T111">valeur</text:span><text:span text:style-name="T488">. </text:span><text:span text:style-name="T490">Si l’on veut </text:span><text:span text:style-name="T491">dupliquer le tableau </text:span><text:span text:style-name="T213">x</text:span><text:span text:style-name="T490"> </text:span><text:span text:style-name="T491">dans un tableau </text:span><text:span text:style-name="T214">y</text:span><text:span text:style-name="T490">, l’instruction à utiliser est :</text:span><text:span text:style-name="T214"> </text:span><text:span text:style-name="T213">y = Array.from(x);</text:span><text:span text:style-name="T490"> </text:span><text:span text:style-name="T491">on peut alors changer le contenu du tableau référencé par </text:span><text:span text:style-name="T214">y</text:span><text:span text:style-name="T491"> sans rien changer au contenu du tableau référencé par </text:span><text:span text:style-name="T214">x</text:span><text:span text:style-name="T491"> (et réciproquement).</text:span></text:p>
      <text:h text:style-name="Heading_20_3" text:outline-level="3"><text:bookmark-start text:name="__RefHeading___Toc105264_1547222851"/>Les constantes<text:bookmark-end text:name="__RefHeading___Toc105264_1547222851"/></text:h>
      <text:p text:style-name="P6">En JS la déclaration de constante est identique à la déclaration de variable, à la différence que le<text:span text:style-name="T919">s</text:span> mot<text:span text:style-name="T919">s</text:span>-clé<text:span text:style-name="T919">s</text:span> <text:span text:style-name="T50">let</text:span><text:span text:style-name="T445"> </text:span><text:span text:style-name="T602">ou </text:span><text:span text:style-name="T356">var</text:span> <text:span text:style-name="T919">sont</text:span> remplacé<text:span text:style-name="T919">s </text:span>par le mot-clé <text:span text:style-name="T50">const</text:span> :</text:p>
      <text:p text:style-name="P2"><text:span text:style-name="T172">const</text:span><text:span text:style-name="T167"> </text:span><text:span text:style-name="T79">nomDe</text:span><text:span text:style-name="T84">Constante</text:span><text:span text:style-name="T167"> = </text:span><text:span text:style-name="T79">valeur</text:span><text:span text:style-name="T167">;</text:span></text:p>
      <text:p text:style-name="P12"><text:span text:style-name="T984">Outre l</text:span><text:span text:style-name="T983">’intérêt </text:span><text:span text:style-name="T984">générique</text:span><text:span text:style-name="T983"> d’une déclaration </text:span><text:span text:style-name="T388">const</text:span><text:span text:style-name="T983"> </text:span><text:span text:style-name="T984">dans du code informatique, avec le cas particulier du JS cet intérêt est à considérer en relation avec le mode d’assignation par référence des variables de types complexes (tableau et agrégat). En effet, l’instruction </text:span><text:span text:style-name="T389">const </text:span><text:span text:style-name="T62">nomDeT</text:span><text:span text:style-name="T63">ableau </text:span><text:span text:style-name="T389">= […];</text:span><text:span text:style-name="T984"> revient à fixer </text:span><text:soft-page-break/><text:span text:style-name="T984">comme constante non pas le contenu d</text:span><text:span text:style-name="T985">e </text:span><text:span text:style-name="T62">nomDeT</text:span><text:span text:style-name="T63">ableau</text:span><text:span text:style-name="T984"> (i.e. </text:span><text:span text:style-name="T389">[…]</text:span><text:span text:style-name="T984">) mais la référence à ce contenu (i.e. l’adresse de </text:span><text:span text:style-name="T389">[…]</text:span><text:span text:style-name="T984"> dans l’</text:span><text:span text:style-name="T985">espace</text:span><text:span text:style-name="T984"> mémoire</text:span><text:span text:style-name="T985"> du navigateur web</text:span><text:span text:style-name="T984">) ; </text:span><text:span text:style-name="T985">en faisant de la sorte on</text:span><text:span text:style-name="T984"> garantit de ne jamais perdre l’accès à ce contenu </text:span><text:span text:style-name="T985">puisque aucune assignation malencontreuse ne peut venir changer la référence stockée dans la constante </text:span><text:span text:style-name="T62">nomDeT</text:span><text:span text:style-name="T63">ableau</text:span><text:span text:style-name="T985"> contrairement à ce qui serait possible avec une instruction </text:span><text:span text:style-name="T387">let </text:span><text:span text:style-name="T62">nomDeT</text:span><text:span text:style-name="T63">ableau </text:span><text:span text:style-name="T387">= […];</text:span><text:span text:style-name="T985">.</text:span></text:p>
      <text:h text:style-name="Heading_20_2" text:outline-level="2"><text:bookmark-start text:name="__RefHeading___Toc105266_1547222851"/><text:span text:style-name="T620">Quelques</text:span> opérateurs<text:bookmark-end text:name="__RefHeading___Toc105266_1547222851"/></text:h>
      <text:list xml:id="list2936018822" text:style-name="L5">
        <text:list-item>
          <text:p text:style-name="P352"><text:span text:style-name="T929">L’opérateur d’assignation : <text:s text:c="2"/></text:span><text:span text:style-name="T366">=</text:span><text:span text:style-name="T929"> ;</text:span></text:p>
        </text:list-item>
      </text:list>
      <text:p text:style-name="P211"><text:span text:style-name="T929"><text:tab/>Il s’agit du principal opérateur (à l’instar de la plupart des langages informatiques). </text:span><text:span text:style-name="T930">Il se lit de gauche à droite : l’opérateur à gauche du </text:span><text:span text:style-name="T366">=</text:span><text:span text:style-name="T930"> prend la valeur de l’opérateur à droite du </text:span><text:span text:style-name="T366">=</text:span><text:span text:style-name="T930">. </text:span></text:p>
      <text:p text:style-name="P211"><text:span text:style-name="T930"><text:tab/>Comme vu plus haut, cette opération d’assignation, </text:span><text:span text:style-name="T931">lorsqu’elle</text:span><text:span text:style-name="T930"> port</text:span><text:span text:style-name="T931">e</text:span><text:span text:style-name="T930"> sur des variables d’un type non primitif, s’applique à la référence (l’adresse en mémoire) des variables de sorte qu’avec le code suivant :</text:span></text:p>
      <text:p text:style-name="P219"><text:span text:style-name="T292">let x=</text:span><text:span text:style-name="T359">[1,2,3,4]</text:span><text:span text:style-name="T292">;<text:tab/>// </text:span><text:span text:style-name="T360">x</text:span><text:span text:style-name="T656"> contient l’adresse en mémoire de </text:span><text:span text:style-name="T360">[1,2,3,4]</text:span></text:p>
      <text:p text:style-name="P220"><text:span text:style-name="T292">l</text:span><text:span text:style-name="T359">et y=[5,6,7,8];</text:span><text:span text:style-name="T292"><text:tab/>// </text:span><text:span text:style-name="T360">y</text:span><text:span text:style-name="T656"> contient l’adresse en mémoire de </text:span><text:span text:style-name="T360">[5,6,7,8]</text:span></text:p>
      <text:p text:style-name="P218"><text:span text:style-name="T292">x=y;<text:tab/>// </text:span><text:span text:style-name="T360">x</text:span><text:span text:style-name="T656"> contient la même adresse que </text:span><text:span text:style-name="T360">y</text:span><text:span text:style-name="T656">, donc celle de </text:span><text:span text:style-name="T360">[5,6,7,8]</text:span></text:p>
      <text:p text:style-name="P211"><text:tab/><text:span text:style-name="T930">la référence </text:span><text:span text:style-name="T931">au tableau</text:span><text:span text:style-name="T930"> </text:span><text:span text:style-name="T360">[1,2,3,4]</text:span><text:span text:style-name="T930"> est perdue à l’issue de l’exécution de ce bout de code. </text:span><text:span text:style-name="T930"><text:note text:id="ftn18" text:note-class="footnote"><text:note-citation>18</text:note-citation><text:note-body><text:p text:style-name="P43">Ce qui fait que le tableau <text:span text:style-name="T50">[1,2,3,4]</text:span> n’est plus accessible dans aucune des instructions qui suivent.</text:p><text:p text:style-name="P43"><text:tab/>On peut considérer que ce n’est pas gênant (et tel est le cas la plupart du temps), mais la portion de mémoire occupée par <text:span text:style-name="T50">[1,2,3,4]</text:span> devra attendre que le "<text:span text:style-name="T737">garbage collector</text:span>" de JS remplisse sa fonction pour désallouer cette portion de mémoire et la rendre à nouveau exploitable.</text:p></text:note-body></text:note></text:span></text:p>
      <text:list xml:id="list94833836356077" text:continue-numbering="true" text:style-name="L5">
        <text:list-item>
          <text:p text:style-name="P353"><text:span text:style-name="T879">Les opérateurs arithmétiques usuel</text:span><text:span text:style-name="T880">s</text:span><text:span text:style-name="T290"> + – * / </text:span><text:span text:style-name="T879">s’appliquent avec les variables et constantes de type nombre. </text:span><text:span text:style-name="T881">Mais s’appliquent également </text:span><text:span text:style-name="T882">aux nombres, </text:span><text:span text:style-name="T881">les opérateurs concaténés avec l’assignation </text:span><text:span text:style-name="T292">+= </text:span><text:span text:style-name="T290">–</text:span><text:span text:style-name="T292">= *= /=</text:span><text:span text:style-name="T881"> qui signifient (exemple sur /</text:span><text:span text:style-name="T292">=</text:span><text:span text:style-name="T881">) :</text:span></text:p>
        </text:list-item>
      </text:list>
      <text:p text:style-name="P152">let x = 10;</text:p>
      <text:p text:style-name="P146"><text:span text:style-name="T292">x/=2; <text:s text:c="7"/>//</text:span><text:span text:style-name="T881"><text:tab/>donne </text:span><text:span text:style-name="T292">x=</text:span><text:span text:style-name="T293">5</text:span><text:span text:style-name="T881"> (l’opérat</text:span><text:span text:style-name="T883">ion</text:span><text:span text:style-name="T881"> </text:span><text:span text:style-name="T294">x/</text:span><text:span text:style-name="T292">=</text:span><text:span text:style-name="T294">2</text:span><text:span text:style-name="T881"> équivaut à </text:span><text:span text:style-name="T292">x=x/2</text:span><text:span text:style-name="T881">)</text:span></text:p>
      <text:list xml:id="list94832638368101" text:continue-numbering="true" text:style-name="L5">
        <text:list-item>
          <text:p text:style-name="P356"><text:span text:style-name="T883">Pour l’</text:span>incrémentation <text:span text:style-name="T883">et la </text:span>décrémentation, <text:span text:style-name="T883">JS dispose des opérateurs</text:span><text:span text:style-name="T50"> ++ </text:span>et<text:span text:style-name="T50"> </text:span><text:span text:style-name="T290">––</text:span><text:span text:style-name="T50"> </text:span><text:span text:style-name="T883">(</text:span><text:span text:style-name="T294">++</text:span><text:span text:style-name="T883"> équivaut à </text:span><text:span text:style-name="T294">+=1</text:span><text:span text:style-name="T883">) :</text:span></text:p>
        </text:list-item>
      </text:list>
      <text:p text:style-name="P153">let x = 10;</text:p>
      <text:p text:style-name="P147"><text:span text:style-name="T292">x</text:span><text:span text:style-name="T294">++</text:span><text:span text:style-name="T292">; <text:s text:c="8"/>//</text:span><text:span text:style-name="T881"><text:tab/>donne </text:span><text:span text:style-name="T292">x=</text:span><text:span text:style-name="T294">11</text:span><text:span text:style-name="T881"> (l’opérat</text:span><text:span text:style-name="T883">ion</text:span><text:span text:style-name="T881"> </text:span><text:span text:style-name="T294">x++</text:span><text:span text:style-name="T881"> équivaut à </text:span><text:span text:style-name="T292">x=x</text:span><text:span text:style-name="T294">+1</text:span><text:span text:style-name="T881">)</text:span></text:p>
      <text:list xml:id="list94832730577673" text:continue-numbering="true" text:style-name="L5">
        <text:list-item>
          <text:p text:style-name="P357"><text:span text:style-name="T634">Pour les variables et constantes de type nombre, JS propose l</text:span><text:span text:style-name="T445">es opérateurs bit à bit </text:span><text:span text:style-name="T50">&amp; | !</text:span><text:span text:style-name="T445"> ; </text:span><text:span text:style-name="T634">ces opérateurs appliquent, respectivement, une opération et ou non sur les bits de même rang des opérandes. Ainsi :</text:span></text:p>
        </text:list-item>
      </text:list>
      <text:p text:style-name="P151"><text:span text:style-name="T881">let </text:span><text:span text:style-name="T932">a</text:span><text:span text:style-name="T881"> = 10; <text:s text:c="6"/>//<text:tab/></text:span><text:span text:style-name="T634">soit </text:span><text:span text:style-name="T932">0b0000..00110</text:span><text:span text:style-name="T634"> en binaire</text:span></text:p>
      <text:p text:style-name="P154"><text:span text:style-name="T50">let </text:span><text:span text:style-name="T361">b</text:span><text:span text:style-name="T50"> = </text:span><text:span text:style-name="T361">17</text:span><text:span text:style-name="T50">; <text:s text:c="6"/>//<text:tab/></text:span><text:span text:style-name="T634">soit </text:span><text:span text:style-name="T361">0b0000..01001</text:span><text:span text:style-name="T634"> en binaire</text:span></text:p>
      <text:p text:style-name="P148"><text:span text:style-name="T361">let c = a &amp; !b</text:span><text:span text:style-name="T292">; <text:s text:c="2"/>//</text:span><text:span text:style-name="T881"><text:tab/></text:span><text:span text:style-name="T932">soit </text:span><text:span text:style-name="T361">0b0000..00110</text:span><text:span text:style-name="T932"> en binaire</text:span></text:p>
      <text:list xml:id="list94832371749972" text:continue-numbering="true" text:style-name="L5">
        <text:list-item>
          <text:p text:style-name="P359"><text:span text:style-name="T880">L’opérateur </text:span><text:span text:style-name="T291">+</text:span><text:span text:style-name="T880"> s’applique aussi aux chaîne de caractères et provoque la concaténation des chaînes :</text:span></text:p>
        </text:list-item>
      </text:list>
      <text:p text:style-name="P4"><text:span text:style-name="T291">"Java" + "</text:span><text:span text:style-name="T286">S</text:span><text:span text:style-name="T291">cript" = "Java</text:span><text:span text:style-name="T411">S</text:span><text:span text:style-name="T291">cript"</text:span></text:p>
      <text:p text:style-name="P139"><text:soft-page-break/>Pour concaténer à une chaîne de caractère une chaîne de caractères représentant une valeur numérique, on utilise la syntaxe suivante :</text:p>
      <text:p text:style-name="P135"><text:span text:style-name="T363">"ma variable numérique vaut : </text:span><text:span text:style-name="T291">${</text:span><text:span text:style-name="T56">maVariableNumerique</text:span><text:span text:style-name="T291">}"</text:span></text:p>
      <text:list xml:id="list3065656377" text:style-name="L6">
        <text:list-item>
          <text:p text:style-name="P360">L’opérateur <text:span text:style-name="T50">.length</text:span> s’applique aux chaînes de caractères <text:span text:style-name="T885">et aux tableaux </text:span><text:span text:style-name="T883">pour en </text:span>donne<text:span text:style-name="T883">r</text:span> la longueur :</text:p>
        </text:list-item>
      </text:list>
      <text:p text:style-name="P149">const java = "Java";</text:p>
      <text:p text:style-name="P145"><text:span text:style-name="T50">let nbCarDeJava = java.length; <text:s/>//</text:span><text:tab/>donne <text:span text:style-name="T881">4</text:span>, bien entendu</text:p>
      <text:list xml:id="list2216458698" text:style-name="L7">
        <text:list-item>
          <text:p text:style-name="P362"><text:span text:style-name="T595">Les opérateurs booléens </text:span><text:span text:style-name="T297">&amp;&amp; || !</text:span><text:span text:style-name="T595"> pour, respectivement, les opérations booléennes </text:span><text:span text:style-name="T298">et</text:span><text:span text:style-name="T595"> </text:span><text:span text:style-name="T298">ou</text:span><text:span text:style-name="T595"> et </text:span><text:span text:style-name="T298">non</text:span><text:span text:style-name="T595">.</text:span></text:p>
        </text:list-item>
        <text:list-item>
          <text:p text:style-name="P358"><text:span text:style-name="T595">Les opérateurs de comparaison</text:span><text:span text:style-name="T297"> &lt; &lt;= &gt; &gt;= == != === !==</text:span><text:span text:style-name="T595"> ; les opérateurs </text:span><text:span text:style-name="T297">==</text:span><text:span text:style-name="T595"> et </text:span><text:span text:style-name="T297">===</text:span><text:span text:style-name="T595"> (et de façon similaire </text:span><text:span text:style-name="T297">!=</text:span><text:span text:style-name="T595"> et </text:span><text:span text:style-name="T297">!==</text:span><text:span text:style-name="T595">) se distinguent en ce que </text:span><text:span text:style-name="T297">==</text:span><text:span text:style-name="T595"> teste l’égalité des valeurs tandis que </text:span><text:span text:style-name="T298">===</text:span><text:span text:style-name="T595"> teste l’égalité des valeurs et des types. Ainsi </text:span><text:span text:style-name="T596">avec le code suivant</text:span><text:span text:style-name="T595"> :</text:span></text:p>
        </text:list-item>
      </text:list>
      <text:p text:style-name="P150">let nb = 5; <text:s text:c="6"/>//<text:span text:style-name="T445"><text:tab/></text:span><text:span text:style-name="T596">(</text:span><text:span text:style-name="T914">nb</text:span><text:span text:style-name="T596"> est un nombre)</text:span></text:p>
      <text:p text:style-name="P155">let cinq = "5"; <text:s text:c="2"/>//<text:span text:style-name="T445"><text:tab/></text:span><text:span text:style-name="T596">(</text:span><text:span text:style-name="T914">cinq</text:span><text:span text:style-name="T596"> est une chaîne de caractères)</text:span></text:p>
      <text:p text:style-name="P131"><text:span text:style-name="T298">(</text:span><text:span text:style-name="T50">nb == cinq</text:span><text:span text:style-name="T298">)</text:span><text:span text:style-name="T445"> </text:span><text:span text:style-name="T596">est</text:span><text:span text:style-name="T445"> </text:span><text:span text:style-name="T50">true</text:span><text:span text:style-name="T445"> tandis que </text:span><text:span text:style-name="T298">(</text:span><text:span text:style-name="T50">nb </text:span><text:span text:style-name="T298">===</text:span><text:span text:style-name="T50"> cinq</text:span><text:span text:style-name="T298">)</text:span><text:span text:style-name="T445"> e</text:span><text:span text:style-name="T596">st</text:span><text:span text:style-name="T445"> </text:span><text:span text:style-name="T50">false</text:span><text:span text:style-name="T445">.</text:span></text:p>
      <text:list xml:id="list94832854836795" text:continue-numbering="true" text:style-name="L7">
        <text:list-item>
          <text:p text:style-name="P363"><text:span text:style-name="T681">L’opérateur sur les agrégats</text:span><text:span text:style-name="T362"> .</text:span><text:span text:style-name="T55">nom</text:span><text:span text:style-name="T139">Property</text:span><text:span text:style-name="T362"> </text:span><text:span text:style-name="T681">qui permet d’accéder à la valeur affectée </text:span><text:span text:style-name="T565">à la propriété</text:span><text:span text:style-name="T681"> </text:span><text:span text:style-name="T55">nom</text:span><text:span text:style-name="T74">Property</text:span><text:span text:style-name="T681"> de la variable ou de la constante sur laquelle s’applique l’opération.</text:span></text:p>
        </text:list-item>
      </text:list>
      <text:p text:style-name="P132"><text:span text:style-name="T602">Cette syntaxe étant susceptible de créer des confusions avec </text:span><text:span text:style-name="T603">des</text:span><text:span text:style-name="T602"> nommages de </text:span><text:span text:style-name="T565">propriété</text:span><text:span text:style-name="T602"> </text:span><text:span text:style-name="T603">mal avisés</text:span><text:span text:style-name="T602">, on peut aussi accéder </text:span><text:span text:style-name="T565">à une propriété</text:span><text:span text:style-name="T602"> d’un agrégat de façon similaire à l’accès à un élément d’un tableau :</text:span></text:p>
      <text:p text:style-name="P156"><text:span text:style-name="T75">nomDeVariable</text:span><text:span text:style-name="T356">[</text:span><text:span text:style-name="T75">nom</text:span><text:span text:style-name="T139">Property</text:span><text:span text:style-name="T356">]</text:span></text:p>
      <text:list xml:id="list94834004507768" text:continue-numbering="true" text:style-name="L7">
        <text:list-item>
          <text:p text:style-name="P366"><text:span text:style-name="T681">L’opérateur sur les </text:span><text:span text:style-name="T564">objets</text:span><text:span text:style-name="T362"> .</text:span><text:span text:style-name="T55">nomDeMethod</text:span><text:span text:style-name="T350">(…</text:span><text:span text:style-name="T351">)</text:span><text:span text:style-name="T362"> </text:span><text:span text:style-name="T681">qui permet d’</text:span><text:span text:style-name="T682">invoquer la méthode </text:span><text:span text:style-name="T58">nomDeMethod</text:span><text:span text:style-name="T682"> définie sur </text:span><text:span text:style-name="T564">l’objet</text:span><text:span text:style-name="T681">.</text:span></text:p>
        </text:list-item>
      </text:list>
      <text:p text:style-name="P133">Ainsi <text:span text:style-name="T934">pour invoquer la fonction sinus qui est fournie dans</text:span> la <text:span text:style-name="T50">class</text:span> <text:span text:style-name="T50">Math</text:span> de JS on <text:span text:style-name="T934">utilise la syntaxe</text:span> :</text:p>
      <text:p text:style-name="P232"><text:span text:style-name="T869">Math.</text:span><text:span text:style-name="T870">sin(</text:span><text:span text:style-name="T869">…)</text:span></text:p>
      <text:list xml:id="list94833721745461" text:continue-numbering="true" text:style-name="L7">
        <text:list-item>
          <text:p text:style-name="P365">Les opérateurs<text:span text:style-name="T50"> .push(</text:span><text:span text:style-name="T54">valeur</text:span><text:span text:style-name="T50">) </text:span><text:span text:style-name="T884">et</text:span><text:span text:style-name="T50"> .unshift(</text:span><text:span text:style-name="T54">valeur</text:span><text:span text:style-name="T50">) </text:span>s’appliquent aux tableaux <text:span text:style-name="T1097">(précisément aux objets de type </text:span><text:span text:style-name="T423">Array</text:span><text:span text:style-name="T689"> ou héritant de ce type</text:span><text:span text:style-name="T1097">)</text:span> pour <text:span text:style-name="T884">y</text:span> ajouter un élément <text:span text:style-name="T884">positionné à </text:span><text:span text:style-name="T54">valeur</text:span>, respectivement, en fin de tableau en début de tableau ; <text:span text:style-name="T884">l’opérateur </text:span><text:span text:style-name="T50">.pop()</text:span> <text:span text:style-name="T916">et </text:span><text:span text:style-name="T300">.shift()</text:span><text:span text:style-name="T916"> </text:span><text:span text:style-name="T884">permet</text:span><text:span text:style-name="T916">tent</text:span><text:span text:style-name="T884"> de</text:span> retirer le dernier, <text:span text:style-name="T916">respectivement,</text:span> <text:span text:style-name="T916">le premier</text:span> élément du tableau <text:span text:style-name="T884">et d’accéder à sa valeur</text:span><text:span text:style-name="T295">.</text:span><text:span text:style-name="T295"><text:note text:id="ftn19" text:note-class="footnote"><text:note-citation>19</text:note-citation><text:note-body><text:p text:style-name="P41"><text:span text:style-name="T885">Ainsi </text:span><text:span text:style-name="T296">.push()</text:span><text:span text:style-name="T885"> et </text:span><text:span text:style-name="T296">.pop()</text:span><text:span text:style-name="T885"> permettent de gérer une mémoire tampon e</text:span><text:span text:style-name="T886">n</text:span><text:span text:style-name="T885"> LIFO, et </text:span><text:span text:style-name="T296">.unshift()</text:span><text:span text:style-name="T885"> et </text:span><text:span text:style-name="T296">.pop()</text:span><text:span text:style-name="T885"> en FIFO.</text:span></text:p></text:note-body></text:note></text:span></text:p>
        </text:list-item>
        <text:list-item>
          <text:p text:style-name="P364"><text:span text:style-name="T688">L</text:span><text:span text:style-name="T658">‘</text:span><text:span text:style-name="T688">opérateur</text:span><text:span text:style-name="T422"> </text:span><text:span text:style-name="Strong_20_Emphasis"><text:span text:style-name="T249">.splice(</text:span></text:span><text:span text:style-name="Strong_20_Emphasis"><text:span text:style-name="T132">rang</text:span></text:span><text:span text:style-name="Strong_20_Emphasis"><text:span text:style-name="T263">,</text:span></text:span><text:span text:style-name="Strong_20_Emphasis"><text:span text:style-name="T132">nb</text:span></text:span><text:span text:style-name="Strong_20_Emphasis"><text:span text:style-name="T249">) </text:span></text:span><text:span text:style-name="Strong_20_Emphasis"><text:span text:style-name="T543">qui s’applique aux tableaux </text:span></text:span><text:span text:style-name="Strong_20_Emphasis"><text:span text:style-name="T539">(précisément aux objets de type </text:span></text:span><text:span text:style-name="Strong_20_Emphasis"><text:span text:style-name="T264">Array</text:span></text:span><text:span text:style-name="Strong_20_Emphasis"><text:span text:style-name="T539"> ou héritant de ce type) </text:span></text:span><text:span text:style-name="Strong_20_Emphasis"><text:span text:style-name="T543">pour en supprimer les </text:span></text:span><text:span text:style-name="Strong_20_Emphasis"><text:span text:style-name="T132">nb</text:span></text:span><text:span text:style-name="Strong_20_Emphasis"><text:span text:style-name="T543"> éléments consécutifs à partir de </text:span></text:span><text:span text:style-name="Strong_20_Emphasis"><text:span text:style-name="T263">rang</text:span></text:span><text:span text:style-name="Strong_20_Emphasis"><text:span text:style-name="T543"> (inclus) ; ainsi pour supprimer du tableaux </text:span></text:span><text:span text:style-name="Strong_20_Emphasis"><text:span text:style-name="T263">tabl</text:span></text:span><text:span text:style-name="Strong_20_Emphasis"><text:span text:style-name="T264">eau</text:span></text:span><text:span text:style-name="Strong_20_Emphasis"><text:span text:style-name="T543"> son élément </text:span></text:span><text:span text:style-name="Strong_20_Emphasis"><text:span text:style-name="T263">tab</text:span></text:span><text:span text:style-name="Strong_20_Emphasis"><text:span text:style-name="T264">leau</text:span></text:span><text:span text:style-name="Strong_20_Emphasis"><text:span text:style-name="T263">[i]</text:span></text:span><text:span text:style-name="Strong_20_Emphasis"><text:span text:style-name="T543">, l’instruction </text:span></text:span><text:span text:style-name="Strong_20_Emphasis"><text:span text:style-name="T539">s’écrit</text:span></text:span><text:span text:style-name="Strong_20_Emphasis"><text:span text:style-name="T543"> : </text:span></text:span><text:span text:style-name="Strong_20_Emphasis"><text:span text:style-name="T263">tab</text:span></text:span><text:span text:style-name="Strong_20_Emphasis"><text:span text:style-name="T264">leau</text:span></text:span><text:span text:style-name="Strong_20_Emphasis"><text:span text:style-name="T263">.splice(i,1);</text:span></text:span></text:p>
        </text:list-item>
        <text:list-item>
          <text:p text:style-name="P361"><text:soft-page-break/><text:span text:style-name="T658">L’</text:span><text:span text:style-name="T659">opérateur ternaire : <text:s/> </text:span><text:span text:style-name="T367">?</text:span><text:span text:style-name="T659"> <text:s text:c="2"/></text:span><text:span text:style-name="T660">e</text:span><text:span text:style-name="T657">t </text:span><text:span text:style-name="T660">l’opérateur "nullish" : <text:s/></text:span><text:span text:style-name="T659"> </text:span><text:span text:style-name="T367">??</text:span><text:span text:style-name="T659">.</text:span></text:p>
        </text:list-item>
      </text:list>
      <text:p text:style-name="P144">La syntaxe d<text:span text:style-name="T946">e l</text:span>’opérateur <text:span text:style-name="T946">ternaire</text:span> <text:span text:style-name="T50">?</text:span> est la suivante :</text:p>
      <text:p text:style-name="P217"><text:span text:style-name="T945">(</text:span><text:span text:style-name="T738">condition</text:span><text:span text:style-name="T945">) ? </text:span><text:span text:style-name="T738">Valeur-si-vrai :</text:span><text:span text:style-name="T945"> </text:span><text:span text:style-name="T738">valeur-si-faux</text:span></text:p>
      <text:p text:style-name="P216"><text:span text:style-name="Strong_20_Emphasis"><text:span text:style-name="T573">où</text:span></text:span><text:span text:style-name="Strong_20_Emphasis"><text:span text:style-name="T748"> </text:span></text:span><text:span text:style-name="Strong_20_Emphasis"><text:span text:style-name="T88">c</text:span></text:span><text:span text:style-name="Strong_20_Emphasis"><text:span text:style-name="T91">ondition</text:span></text:span><text:span text:style-name="Strong_20_Emphasis"><text:span text:style-name="T778"> </text:span></text:span><text:span text:style-name="Strong_20_Emphasis"><text:span text:style-name="T459">est une expression </text:span></text:span><text:span text:style-name="Strong_20_Emphasis"><text:span text:style-name="T460">que JS doit </text:span></text:span><text:span text:style-name="Strong_20_Emphasis"><text:span text:style-name="T463">pouvoir </text:span></text:span><text:span text:style-name="Strong_20_Emphasis"><text:span text:style-name="T460">interpréter de façon à obtenir une valeur</text:span></text:span><text:span text:style-name="Strong_20_Emphasis"><text:span text:style-name="T459"> booléenne.</text:span></text:span></text:p>
      <text:p text:style-name="P141"><text:span text:style-name="Strong_20_Emphasis"><text:span text:style-name="T465">L’évaluation de ce bout de code par JS </text:span></text:span><text:span text:style-name="Strong_20_Emphasis"><text:span text:style-name="T466">retourne</text:span></text:span><text:span text:style-name="Strong_20_Emphasis"><text:span text:style-name="T194"> </text:span></text:span><text:span text:style-name="Strong_20_Emphasis"><text:span text:style-name="T98">valeur-si-vrai</text:span></text:span><text:span text:style-name="Strong_20_Emphasis"><text:span text:style-name="T465"> l</text:span></text:span><text:span text:style-name="Strong_20_Emphasis"><text:span text:style-name="T466">orsque</text:span></text:span><text:span text:style-name="Strong_20_Emphasis"><text:span text:style-name="T194"> </text:span></text:span><text:span text:style-name="Strong_20_Emphasis"><text:span text:style-name="T98">condition</text:span></text:span><text:span text:style-name="Strong_20_Emphasis"><text:span text:style-name="T194"> </text:span></text:span><text:span text:style-name="Strong_20_Emphasis"><text:span text:style-name="T465">est</text:span></text:span><text:span text:style-name="Strong_20_Emphasis"><text:span text:style-name="T194"> true </text:span></text:span><text:span text:style-name="Strong_20_Emphasis"><text:span text:style-name="T465">et</text:span></text:span><text:span text:style-name="Strong_20_Emphasis"><text:span text:style-name="T194"> </text:span></text:span><text:span text:style-name="Strong_20_Emphasis"><text:span text:style-name="T98">valeur-si-faux</text:span></text:span><text:span text:style-name="Strong_20_Emphasis"><text:span text:style-name="T194"> </text:span></text:span><text:span text:style-name="Strong_20_Emphasis"><text:span text:style-name="T466">lorsque</text:span></text:span><text:span text:style-name="Strong_20_Emphasis"><text:span text:style-name="T194"> </text:span></text:span><text:span text:style-name="Strong_20_Emphasis"><text:span text:style-name="T98">condition</text:span></text:span><text:span text:style-name="Strong_20_Emphasis"><text:span text:style-name="T194"> </text:span></text:span><text:span text:style-name="Strong_20_Emphasis"><text:span text:style-name="T465">est</text:span></text:span><text:span text:style-name="Strong_20_Emphasis"><text:span text:style-name="T194"> false</text:span></text:span><text:span text:style-name="Strong_20_Emphasis"><text:span text:style-name="T465">.</text:span></text:span></text:p>
      <text:p text:style-name="P138">L<text:span text:style-name="T947">a syntaxe de l</text:span>’opérateur <text:span text:style-name="T946">"nullish"</text:span> <text:span text:style-name="T50">??</text:span> est <text:span text:style-name="T947">l</text:span>a suivante :</text:p>
      <text:p text:style-name="P215"><text:span text:style-name="T59">data</text:span><text:span text:style-name="T363"> ?? </text:span><text:span text:style-name="T56">valeur-</text:span><text:span text:style-name="T60">de-remplacement</text:span></text:p>
      <text:p text:style-name="P142"><text:span text:style-name="Strong_20_Emphasis"><text:span text:style-name="T573">À l’exécution de ce bout de code JS remplace </text:span></text:span><text:span text:style-name="Strong_20_Emphasis"><text:span text:style-name="T100">d</text:span></text:span><text:span text:style-name="Strong_20_Emphasis"><text:span text:style-name="T101">ata</text:span></text:span><text:span text:style-name="Strong_20_Emphasis"><text:span text:style-name="T573"> par </text:span></text:span><text:span text:style-name="Strong_20_Emphasis"><text:span text:style-name="T100">valeur-de-remplacement</text:span></text:span><text:span text:style-name="Strong_20_Emphasis"><text:span text:style-name="T573"> si </text:span></text:span><text:span text:style-name="Strong_20_Emphasis"><text:span text:style-name="T575">la valeur</text:span></text:span><text:span text:style-name="Strong_20_Emphasis"><text:span text:style-name="T574"> </text:span></text:span><text:span text:style-name="Strong_20_Emphasis"><text:span text:style-name="T575">de</text:span></text:span><text:span text:style-name="Strong_20_Emphasis"><text:span text:style-name="T574"> </text:span></text:span><text:span text:style-name="Strong_20_Emphasis"><text:span text:style-name="T99">d</text:span></text:span><text:span text:style-name="Strong_20_Emphasis"><text:span text:style-name="T101">ata</text:span></text:span><text:span text:style-name="Strong_20_Emphasis"><text:span text:style-name="T324"> </text:span></text:span><text:span text:style-name="Strong_20_Emphasis"><text:span text:style-name="T575">est</text:span></text:span><text:span text:style-name="Strong_20_Emphasis"> </text:span><text:span text:style-name="Strong_20_Emphasis"><text:span text:style-name="T324">null</text:span></text:span><text:span text:style-name="Strong_20_Emphasis"> </text:span><text:span text:style-name="Strong_20_Emphasis"><text:span text:style-name="T573">ou s</text:span></text:span><text:span text:style-name="Strong_20_Emphasis"><text:span text:style-name="T575">i le type de</text:span></text:span><text:span text:style-name="Strong_20_Emphasis"><text:span text:style-name="T325"> </text:span></text:span><text:span text:style-name="Strong_20_Emphasis"><text:span text:style-name="T101">data</text:span></text:span><text:span text:style-name="Strong_20_Emphasis"><text:span text:style-name="T325"> </text:span></text:span><text:span text:style-name="Strong_20_Emphasis"><text:span text:style-name="T575">est</text:span></text:span><text:span text:style-name="Strong_20_Emphasis"> undefined</text:span><text:span text:style-name="Strong_20_Emphasis"><text:span text:style-name="T574">. </text:span></text:span><text:span text:style-name="Strong_20_Emphasis"><text:span text:style-name="T574"><text:note text:id="ftn20" text:note-class="footnote"><text:note-citation>20</text:note-citation><text:note-body><text:p text:style-name="P44"><text:span text:style-name="T368">data</text:span><text:span text:style-name="T948"> est </text:span><text:span text:style-name="T370">null</text:span><text:span text:style-name="T948"> si, par exemple, on a déclaré :</text:span><text:span text:style-name="T370"> let data = []; </text:span><text:span text:style-name="T661">(</text:span><text:span text:style-name="T59">data</text:span><text:span text:style-name="T370"> </text:span><text:span text:style-name="T661">est un tableau qui est vide)</text:span><text:span text:style-name="T948"><text:line-break/></text:span><text:span text:style-name="T59">data</text:span><text:span text:style-name="T948"> est </text:span><text:span text:style-name="T370">undefined</text:span><text:span text:style-name="T948">, si par exemple, on a déclaré :</text:span><text:span text:style-name="T370"> let data; (</text:span><text:span text:style-name="T59">data</text:span><text:span text:style-name="T370"> </text:span><text:span text:style-name="T661">est une variable mais sans type associé)</text:span></text:p></text:note-body></text:note></text:span></text:span></text:p>
      <text:h text:style-name="Heading_20_2" text:outline-level="2"><text:bookmark-start text:name="__RefHeading___Toc105268_1547222851"/><text:span text:style-name="T918">L</text:span>es fonctions <text:span text:style-name="T1072">et méthodes</text:span><text:bookmark-end text:name="__RefHeading___Toc105268_1547222851"/></text:h>
      <text:p text:style-name="P25"><text:span text:style-name="T703">JS ne propose qu’une seul</text:span><text:span text:style-name="T715">e</text:span><text:span text:style-name="T703"> structure de </text:span><text:span text:style-name="T756">routine</text:span><text:span text:style-name="T703">, la fonction. </text:span><text:span text:style-name="T703"><text:note text:id="ftn21" text:note-class="footnote"><text:note-citation>21</text:note-citation><text:note-body><text:p text:style-name="P68"><text:span text:style-name="T902">JS ne matérialise pas le</text:span><text:span text:style-name="T1071"> concept de « procédure » qui existe dans d’autres langages ; mais les fonctions de JS ne retournent pas nécessairement une valeur (un fonction peut ne pas inclure d’instruction </text:span><text:span text:style-name="T413">return</text:span><text:span text:style-name="T1071">).</text:span></text:p></text:note-body></text:note></text:span></text:p>
      <text:p text:style-name="P25"><text:span text:style-name="T703">T</text:span><text:span text:style-name="T718">outefois, dans le contexte de JS, ce terme de fonction ne doit pas être compris seulement comme la matérialisation du concept </text:span><text:span text:style-name="T1045">de</text:span><text:span text:style-name="T718"> mutualisation de code. </text:span><text:span text:style-name="T1042">Une fonction selon le JS permet également de délimiter </text:span><text:span text:style-name="T1043">et – possiblement nommer –</text:span><text:span text:style-name="T1042"> le code correspondant à la réalisation d’une tâche ou d’une fonctionnalité </text:span><text:span text:style-name="T1043">(voir par exemple au §</text:span><text:span text:style-name="T1043"><text:bookmark-ref text:reference-format="chapter" text:ref-name="__RefHeading___Toc105292_1547222851">4.3</text:bookmark-ref></text:span><text:span text:style-name="T1043">)</text:span><text:span text:style-name="T1042">.</text:span></text:p>
      <text:p text:style-name="P166"><text:span text:style-name="T924">Pour que </text:span><text:span text:style-name="T926">la fonction retourne</text:span><text:span text:style-name="T924"> une valeur</text:span><text:span text:style-name="T633">, elle doit comporter au sein de son bloc d</text:span><text:span text:style-name="T632">e code</text:span><text:span text:style-name="T633"> l’instru</text:span><text:span text:style-name="T924">ction </text:span><text:span text:style-name="T358">return</text:span><text:span text:style-name="T924"> suivie de la valeur à retourner ; cette instruction est alors la dernière exécutée dans le bloc de </text:span><text:span text:style-name="T927">code de la fonction</text:span><text:span text:style-name="T924"> </text:span><text:span text:style-name="T927">ou de la méthode </text:span><text:span text:style-name="T924">(il peut y avoir plusieurs </text:span><text:span text:style-name="T358">return</text:span><text:span text:style-name="T924"> dans le bloc </text:span><text:span text:style-name="T927">de code</text:span><text:span text:style-name="T924"> de </text:span><text:span text:style-name="T927">la fonction</text:span><text:span text:style-name="T924"> </text:span><text:span text:style-name="T927">ou de la méthode </text:span><text:span text:style-name="T924">– typiquement dans chaque </text:span><text:span text:style-name="T358">case</text:span><text:span text:style-name="T924"> d’un </text:span><text:span text:style-name="T358">switch</text:span><text:span text:style-name="T633"> </text:span><text:span text:style-name="T924"><text:note text:id="ftn22" text:note-class="footnote"><text:note-citation>22</text:note-citation><text:note-body><text:p text:style-name="P70">Voir plus bas.</text:p></text:note-body></text:note></text:span><text:span text:style-name="T924"> </text:span><text:span text:style-name="T632">par ex.</text:span><text:span text:style-name="T925">)</text:span><text:span text:style-name="T924">. </text:span><text:span text:style-name="T1032">Si aucune </text:span><text:span text:style-name="T1073">instruction </text:span><text:span text:style-name="T414">return</text:span><text:span text:style-name="T1073"> </text:span><text:span text:style-name="T1074">n’est exécutée lors d’un appel à la fonction</text:span><text:span text:style-name="T1074"><text:note text:id="ftn23" text:note-class="footnote"><text:note-citation>23</text:note-citation><text:note-body><text:p text:style-name="Footnote"><text:span text:style-name="T1074">La seule présence d’une ou plusieurs instructions </text:span><text:span text:style-name="T415">return</text:span><text:span text:style-name="T1074"> </text:span>dans le bloc de code d’une fonction, <text:span text:style-name="T1074">ne garantit pas qu’</text:span><text:span text:style-name="T1076">on passe nécessairement par </text:span><text:span text:style-name="T1074">un tel </text:span><text:span text:style-name="T415">return</text:span><text:span text:style-name="T1074"> </text:span><text:span text:style-name="T1076">lors des appels</text:span><text:span text:style-name="T1074"> </text:span><text:span text:style-name="T1076">de la fonction </text:span><text:span text:style-name="T1077">puisque</text:span><text:span text:style-name="T1076"> le code qui est </text:span><text:span text:style-name="T1077">effectivement</text:span><text:span text:style-name="T1076"> exécuté dans le bloc de code de la fonction dépend des valeurs des arguments avec lesquels la fonction </text:span><text:span text:style-name="T1077">est</text:span><text:span text:style-name="T1076"> appelée.</text:span></text:p></text:note-body></text:note></text:span><text:span text:style-name="T1073">, en cas d’assignation de la fonction à une donnée celle-ci sera ("vaudra") </text:span><text:span text:style-name="T414">undefined</text:span><text:span text:style-name="T1073">.</text:span></text:p>
      <text:p text:style-name="P290"><text:span text:style-name="T716">La déclaration </text:span><text:span text:style-name="T722">canonique </text:span><text:span text:style-name="T716">d’</text:span><text:span text:style-name="T720">un</text:span><text:span text:style-name="T716">e fonction </text:span><text:span text:style-name="T1041">prend</text:span><text:span text:style-name="T703"> la forme suivante :</text:span></text:p>
      <text:p text:style-name="P194"><text:span text:style-name="T305">function </text:span><text:span text:style-name="T160">nomDeFonction</text:span><text:span text:style-name="T305"> (</text:span><text:span text:style-name="T155">par</text:span><text:span text:style-name="T160">1</text:span><text:span text:style-name="T305">,</text:span><text:span text:style-name="T155">par</text:span><text:span text:style-name="T160">2</text:span><text:span text:style-name="T305">,…) {<text:line-break/> <text:s/>… <text:s text:c="18"/><text:line-break/>}</text:span></text:p>
      <text:p text:style-name="P28">où <text:span text:style-name="T52">par1</text:span><text:span text:style-name="T50">,</text:span><text:span text:style-name="T52">par2</text:span><text:span text:style-name="T50">,…</text:span> liste<text:span text:style-name="T1090">nt</text:span> les arguments de la fonction et <text:span text:style-name="T1077">où </text:span><text:span text:style-name="T1090">les accolades</text:span> <text:span text:style-name="T50">{ … }</text:span> délimite<text:span text:style-name="T1090">nt</text:span> le bloc de code de la fonction. <text:span text:style-name="T926">Même si la fonction n’exige aucun paramètre en entrée, </text:span><text:span text:style-name="T57">nomDeFonction</text:span><text:span text:style-name="T926"> doit être suivie par des parenthèses laissées vides, i.e. par </text:span><text:span text:style-name="T364">()</text:span><text:span text:style-name="T632"> </text:span><text:span text:style-name="T926"><text:note text:id="ftn24" text:note-class="footnote"><text:note-citation>24</text:note-citation><text:note-body><text:p text:style-name="P69">Il faut comprendre que pour le JS, ces <text:span text:style-name="T50">()</text:span> con<text:span text:style-name="T949">tribuent à</text:span> indi<text:span text:style-name="T949">quer</text:span> que dans le code il est question d’<text:span text:style-name="T949">un</text:span>e fonction (ou d’<text:span text:style-name="T949">un</text:span>e méthode).</text:p></text:note-body></text:note></text:span><text:span text:style-name="T926">. </text:span>On note que le type de la valeur retournée par une <text:soft-page-break/>fonction n’est pas défini dans la déclaration de fonction, ce qui permet à la fonction de retourner des valeurs de types différents selon – <text:span text:style-name="T1090">n</text:span><text:span text:style-name="T1078">otamment – </text:span><text:span text:style-name="T1090">l</text:span><text:span text:style-name="T1078">es valeurs des arguments.</text:span></text:p>
      <text:p text:style-name="P30"><text:span text:style-name="T1082">Les arguments d’</text:span><text:span text:style-name="T1090">une</text:span><text:span text:style-name="T1082"> fonction lui sont transmis par valeur pour les arguments d’un type primitif, et par référence pour les arguments de type objet (voir §</text:span><text:span text:style-name="T1082"><text:bookmark-ref text:reference-format="chapter" text:ref-name="__RefHeading___Toc105256_1547222851">2.2</text:bookmark-ref></text:span><text:span text:style-name="T1082">). </text:span><text:span text:style-name="T1094">Si l</text:span><text:span text:style-name="T1082">es arguments </text:span><text:span text:style-name="T1036">sont</text:span><text:span text:style-name="T1082"> modifiés dans le bloc de code de la fonction, ces modifications rest</text:span><text:span text:style-name="T1036">e</text:span><text:span text:style-name="T1082">nt sans effet hors de la fonction. Mais </text:span><text:span text:style-name="Strong_20_Emphasis"><text:span text:style-name="T876"><text:s/></text:span></text:span><text:span text:style-name="Strong_20_Emphasis"><text:span text:style-name="T875">Attention </text:span></text:span><text:span text:style-name="Strong_20_Emphasis"><text:span text:style-name="T35"><text:s/></text:span></text:span><text:span text:style-name="Strong_20_Emphasis"><text:span text:style-name="T26">puisqu’un argument de type objet est transmis par référence, le bloc de code de la fonction peut modifier – par exemple – un</text:span></text:span><text:span text:style-name="Strong_20_Emphasis"><text:span text:style-name="T28">e propriété </text:span></text:span><text:span text:style-name="Strong_20_Emphasis"><text:span text:style-name="T26">de l’objet </text:span></text:span><text:span text:style-name="Strong_20_Emphasis"><text:span text:style-name="T27">transmis en argument</text:span></text:span><text:span text:style-name="Strong_20_Emphasis"><text:span text:style-name="T26">, </text:span></text:span><text:span text:style-name="Strong_20_Emphasis"><text:span text:style-name="T27">et cette modification persiste </text:span></text:span><text:span text:style-name="Strong_20_Emphasis"><text:span text:style-name="T34">alors </text:span></text:span><text:span text:style-name="Strong_20_Emphasis"><text:span text:style-name="T27">après la fin d’exécution de la fonction.</text:span></text:span></text:p>
      <text:p text:style-name="P89"><text:span text:style-name="T1073">Les arguments d’</text:span><text:span text:style-name="T1090">un</text:span><text:span text:style-name="T1073">e fonction</text:span><text:span text:style-name="T1090"> </text:span><text:span text:style-name="T1073">sont accessibles dans le bloc de code de la fonction par les noms </text:span><text:span text:style-name="T1091">tels que listés entre les </text:span><text:span text:style-name="T418">()</text:span><text:span text:style-name="T1091">.</text:span><text:span text:style-name="T1073"> </text:span><text:span text:style-name="T1091">Dans le cas d’une fonction déclarée de façon canonique</text:span><text:span text:style-name="T1073"> </text:span><text:span text:style-name="T1091">JS propose, </text:span><text:span text:style-name="T1073">associé </text:span><text:span text:style-name="T1034">à cette</text:span><text:span text:style-name="T1073"> fonction,</text:span><text:span text:style-name="T1091"> </text:span><text:span text:style-name="T1073">l’objet prédéfini </text:span><text:span text:style-name="T414">argument</text:span><text:span text:style-name="T415">s</text:span><text:span text:style-name="T1073"> </text:span><text:span text:style-name="T1091">qui est un</text:span><text:span text:style-name="T1073"> tableau</text:span><text:span text:style-name="T1073"><text:note text:id="ftn25" text:note-class="footnote"><text:note-citation>25</text:note-citation><text:note-body><text:p text:style-name="P74">Si <text:span text:style-name="T50">arguments</text:span> est un tableau, il n’est pour autant pas de type <text:span text:style-name="T50">Array</text:span>, et donc les méthodes associées ne lui sont pas applicables.</text:p></text:note-body></text:note></text:span><text:span text:style-name="T1073"> </text:span><text:span text:style-name="T1091">et qui permet l’accès aux arguments selon la correspondance</text:span><text:span text:style-name="T1073"> </text:span><text:span text:style-name="T76">pari</text:span><text:span text:style-name="T1073"> </text:span><text:span text:style-name="T1091">=</text:span><text:span text:style-name="T1073"> </text:span><text:span text:style-name="T414">argument</text:span><text:span text:style-name="T418">s</text:span><text:span text:style-name="T414">[</text:span><text:span text:style-name="T76">i</text:span><text:span text:style-name="T414">-1]</text:span><text:span text:style-name="T1073">. </text:span></text:p>
      <text:p text:style-name="P291"><text:span text:style-name="Strong_20_Emphasis"><text:span text:style-name="T30">Puisqu’une fonction est un objet</text:span></text:span><text:span text:style-name="Strong_20_Emphasis"><text:span text:style-name="T29">, </text:span></text:span><text:span text:style-name="Strong_20_Emphasis"><text:span text:style-name="T30">une</text:span></text:span><text:span text:style-name="Strong_20_Emphasis"><text:span text:style-name="T31"> fonction </text:span></text:span><text:span text:style-name="Strong_20_Emphasis"><text:span text:style-name="T30">peut être</text:span></text:span><text:span text:style-name="Strong_20_Emphasis"><text:span text:style-name="T31"> assignée à une donnée : </text:span></text:span><text:span text:style-name="Strong_20_Emphasis"><text:span text:style-name="T32">constante, variable ou argument de fonction ou </text:span></text:span><text:span text:style-name="Strong_20_Emphasis"><text:span text:style-name="T33">de </text:span></text:span><text:span text:style-name="Strong_20_Emphasis"><text:span text:style-name="T32">méthode</text:span></text:span><text:span text:style-name="Strong_20_Emphasis"><text:span text:style-name="T31">. </text:span></text:span><text:span text:style-name="Strong_20_Emphasis"><text:span text:style-name="T32">Par exemple :</text:span></text:span></text:p>
      <text:p text:style-name="P192"><text:span text:style-name="T320">const </text:span><text:span text:style-name="T162">maFonction</text:span><text:span text:style-name="T320"> = </text:span><text:span text:style-name="T158">nomDeFonction;</text:span></text:p>
      <text:p text:style-name="P29">(les parenthèses sont à omettre), et dans ce cas on a :</text:p>
      <text:p text:style-name="P300"><text:span text:style-name="T354">( </text:span><text:span text:style-name="T158">maFonction</text:span><text:span text:style-name="T354">(</text:span><text:span text:style-name="T158">va</text:span><text:span text:style-name="T159">l</text:span><text:span text:style-name="T158">1</text:span><text:span text:style-name="T354">,</text:span><text:span text:style-name="T158">v</text:span><text:span text:style-name="T159">al</text:span><text:span text:style-name="T158">2</text:span><text:span text:style-name="T354">,</text:span><text:span text:style-name="T158">…</text:span><text:span text:style-name="T354">) === </text:span><text:span text:style-name="T158">nomDeFonction</text:span><text:span text:style-name="T354">(</text:span><text:span text:style-name="T158">v</text:span><text:span text:style-name="T159">al</text:span><text:span text:style-name="T158">1</text:span><text:span text:style-name="T354">,</text:span><text:span text:style-name="T158">v</text:span><text:span text:style-name="T159">al2</text:span><text:span text:style-name="T354">,</text:span><text:span text:style-name="T158">…</text:span><text:span text:style-name="T354">) )</text:span><text:span text:style-name="T593"> est </text:span><text:span text:style-name="T354">true</text:span><text:span text:style-name="T593">.</text:span></text:p>
      <text:p text:style-name="P285"><text:span text:style-name="T717">JS admet la déclaration de fonctions "anonymes" ; </text:span><text:span text:style-name="T719">comme sous cette forme de déclaration la fonction ne peut pas être désignée (puisqu’elle n’a pas de nom !)</text:span><text:span text:style-name="T717"> </text:span><text:span text:style-name="T1043">une telle déclaration </text:span><text:span text:style-name="T1044">n’</text:span><text:span text:style-name="T1043">est </text:span><text:span text:style-name="T1044">utilisable que</text:span><text:span text:style-name="T1043"> dans le corps déclaratif d’une instruction </text:span><text:span text:style-name="T1047">ayant</text:span><text:span text:style-name="T1043"> </text:span><text:span text:style-name="T1044">en paramètre</text:span><text:span text:style-name="T1043"> une fonction (voir par exemple au §</text:span><text:span text:style-name="T1043"><text:bookmark-ref text:reference-format="chapter" text:ref-name="__RefHeading___Toc105292_1547222851">4.3</text:bookmark-ref></text:span><text:span text:style-name="T1043">).</text:span></text:p>
      <text:p text:style-name="P33">Ainsi, pour reprendre les exemples du présent §, au lieu d’écrire :</text:p>
      <text:p text:style-name="P197"><text:span text:style-name="T305">function </text:span><text:span text:style-name="T160">nomDeFonction</text:span><text:span text:style-name="T305"> (</text:span><text:span text:style-name="T155">par</text:span><text:span text:style-name="T160">1</text:span><text:span text:style-name="T305">,</text:span><text:span text:style-name="T155">par</text:span><text:span text:style-name="T160">2</text:span><text:span text:style-name="T305">,…) {<text:line-break/> <text:s/>… <text:s text:c="18"/><text:line-break/>}<text:line-break/></text:span><text:span text:style-name="T320">const </text:span><text:span text:style-name="T162">maFonction</text:span><text:span text:style-name="T320"> = </text:span><text:span text:style-name="T158">nomDeFonction;</text:span></text:p>
      <text:p text:style-name="P231">on pourra écrire :</text:p>
      <text:p text:style-name="P200"><text:span text:style-name="T320">const </text:span><text:span text:style-name="T162">maFonction</text:span><text:span text:style-name="T320"> = </text:span><text:span text:style-name="T305">function (</text:span><text:span text:style-name="T155">par</text:span><text:span text:style-name="T160">1</text:span><text:span text:style-name="T305">,</text:span><text:span text:style-name="T155">par</text:span><text:span text:style-name="T160">2</text:span><text:span text:style-name="T305">,…) {<text:line-break/> <text:s/>… <text:s text:c="18"/><text:line-break/>}</text:span></text:p>
      <text:p text:style-name="P223"><text:span text:style-name="T1093">Bien entendu, </text:span>cela n’est pertinent que si, dans tout le code JS, il n’y a que <text:span text:style-name="T52">maFonction</text:span> qui a besoin du code encapsulé par <text:span text:style-name="T52">nomDeFonction</text:span>.</text:p>
      <text:p text:style-name="P90"><text:span text:style-name="T1037">Dans ce cadre </text:span><text:span text:style-name="T1039">de fonctions anonymes</text:span><text:span text:style-name="T1037">, l</text:span><text:span text:style-name="T1033">orsqu</text:span><text:span text:style-name="T1037">e la</text:span><text:span text:style-name="T1078"> fonction </text:span><text:span text:style-name="T1095">ne comporte que la seule instruction </text:span><text:span text:style-name="T419">return</text:span><text:span text:style-name="T1095">, c’est à dire qu’elle est déclarée</text:span><text:span text:style-name="T1080"> comme ceci</text:span><text:span text:style-name="T1078"> :</text:span></text:p>
      <text:p text:style-name="P199"><text:span text:style-name="T320">const </text:span><text:span text:style-name="T162">ma</text:span><text:span text:style-name="T158">Const</text:span><text:span text:style-name="T162">Fonction</text:span><text:span text:style-name="T320"> = </text:span><text:span text:style-name="T305">function (</text:span><text:span text:style-name="T155">par</text:span><text:span text:style-name="T160">1</text:span><text:span text:style-name="T305">,</text:span><text:span text:style-name="T155">par</text:span><text:span text:style-name="T160">2</text:span><text:span text:style-name="T305">,…) {<text:line-break/> <text:s text:c="3"/></text:span><text:span text:style-name="T316">return </text:span><text:span text:style-name="T157">expression</text:span><text:span text:style-name="T316">(</text:span><text:span text:style-name="T157">par1</text:span><text:span text:style-name="T316">,</text:span><text:span text:style-name="T157">par2</text:span><text:span text:style-name="T316">,…)</text:span><text:span text:style-name="T305"><text:line-break/>}</text:span></text:p>
      <text:p text:style-name="P186"><text:soft-page-break/><text:span text:style-name="T1080">elle peut aussi être déclarée sous la forme </text:span><text:span text:style-name="T1103">syntaxique </text:span>d’une fonction fléchées, <text:span text:style-name="T1080">en substance :</text:span></text:p>
      <text:p text:style-name="P311"><text:span text:style-name="T723">const </text:span><text:span text:style-name="T757">ma</text:span><text:span text:style-name="T758">Const</text:span><text:span text:style-name="T757">Fonction</text:span><text:span text:style-name="T723"> = </text:span><text:span text:style-name="T1079">(</text:span><text:span text:style-name="T744">par1</text:span><text:span text:style-name="T1079">,</text:span><text:span text:style-name="T744">par2</text:span><text:span text:style-name="T1079">,…) =&gt; </text:span><text:span text:style-name="T1103">{return </text:span><text:span text:style-name="T744">expression</text:span><text:span text:style-name="T1079">(</text:span><text:span text:style-name="T744">par1</text:span><text:span text:style-name="T1079">,</text:span><text:span text:style-name="T744">par2</text:span><text:span text:style-name="T1079">,…)</text:span><text:span text:style-name="T1103">}</text:span><text:span text:style-name="T1079">;</text:span></text:p>
      <text:p text:style-name="P226"><text:span text:style-name="T1039">et même</text:span><text:span text:style-name="T1103"> encore plus condensé :</text:span></text:p>
      <text:p text:style-name="P312"><text:span text:style-name="T723">const </text:span><text:span text:style-name="T757">ma</text:span><text:span text:style-name="T758">Const</text:span><text:span text:style-name="T757">Fonction</text:span><text:span text:style-name="T723"> = </text:span><text:span text:style-name="T1079">(</text:span><text:span text:style-name="T744">par1</text:span><text:span text:style-name="T1079">,</text:span><text:span text:style-name="T744">par2</text:span><text:span text:style-name="T1079">,…) =&gt; </text:span><text:span text:style-name="T744">expression</text:span><text:span text:style-name="T1079">(</text:span><text:span text:style-name="T744">par1</text:span><text:span text:style-name="T1079">,</text:span><text:span text:style-name="T744">par2</text:span><text:span text:style-name="T1079">,…);</text:span></text:p>
      <text:p text:style-name="P187"><text:span text:style-name="T1075">Les fonctions de JS sont récursives (dans le bloc de code d’une fonction </text:span><text:span text:style-name="T52">nomDe</text:span><text:span text:style-name="T73">Fonction</text:span><text:span text:style-name="T412">()</text:span><text:span text:style-name="T1075"> peut se trouver une instruction qui invoque </text:span><text:span text:style-name="T52">nomDe</text:span><text:span text:style-name="T73">Fonction</text:span><text:span text:style-name="T412">()</text:span><text:span text:style-name="T1075">). Attention à ce que de tels appels récursifs soient contraints pour éviter au JS de partir en boucle infinie à l’exécution.</text:span></text:p>
      <text:p text:style-name="P301">Méthode</text:p>
      <text:p text:style-name="Text_20_body"><text:span text:style-name="T1081">Une méthode</text:span><text:span text:style-name="T926"> (</text:span><text:span text:style-name="T358">method</text:span><text:span text:style-name="T926">)</text:span><text:span text:style-name="T1081"> </text:span><text:span text:style-name="T1035">est</text:span><text:span text:style-name="T1081"> une fonction attachée à un type d’objet ou aux instances de ce type d’objet </text:span><text:span text:style-name="T926">– </text:span><text:span text:style-name="T1081">voir §</text:span><text:span text:style-name="T1081"><text:bookmark-ref text:reference-format="chapter" text:ref-name="__RefHeading___Toc105258_1547222851">2.3</text:bookmark-ref></text:span><text:span text:style-name="T1081">. </text:span><text:span text:style-name="T964">L</text:span><text:span text:style-name="T1072">a</text:span><text:span text:style-name="T924"> déclaration d’</text:span><text:span text:style-name="T926">un</text:span><text:span text:style-name="T924">e </text:span><text:span text:style-name="T926">méthode</text:span><text:span text:style-name="T1081"> </text:span><text:span text:style-name="T1092">se calque donc sur celle </text:span><text:span text:style-name="T1072">d’une fonction </text:span><text:span text:style-name="T1092">anonyme attachée à une donnée (voir les alinéa précédents)</text:span><text:span text:style-name="T1072"> :</text:span></text:p>
      <text:p text:style-name="P195"><text:span text:style-name="T160">nomDe</text:span><text:span text:style-name="T156">Methode</text:span><text:span text:style-name="T160"> </text:span><text:span text:style-name="T161">= </text:span><text:span text:style-name="T305">function (</text:span><text:span text:style-name="T155">par</text:span><text:span text:style-name="T160">1</text:span><text:span text:style-name="T305">,</text:span><text:span text:style-name="T155">par</text:span><text:span text:style-name="T160">2</text:span><text:span text:style-name="T305">,…) {<text:line-break/> <text:s/>… <text:s text:c="18"/><text:line-break/>}</text:span></text:p>
      <text:p text:style-name="P229">Cette syntaxe peut se simplifier en :</text:p>
      <text:p text:style-name="P196"><text:span text:style-name="T160">nomDe</text:span><text:span text:style-name="T156">Methode</text:span><text:span text:style-name="T305"> (</text:span><text:span text:style-name="T155">par</text:span><text:span text:style-name="T160">1</text:span><text:span text:style-name="T305">,</text:span><text:span text:style-name="T155">par</text:span><text:span text:style-name="T160">2</text:span><text:span text:style-name="T305">,…) {<text:line-break/> <text:s/>… <text:s text:c="18"/><text:line-break/>}</text:span></text:p>
      <text:p text:style-name="P184"><text:span text:style-name="T1038">L</text:span><text:span text:style-name="T1095">a syntaxe fonction fléchée est applicable </text:span><text:span text:style-name="T1039">aux</text:span><text:span text:style-name="T1095"> déclaration</text:span><text:span text:style-name="T1103">s</text:span><text:span text:style-name="T1095"> de méthodes.</text:span></text:p>
      <text:p text:style-name="P198"><text:soft-page-break/><text:span text:style-name="T160">nomDe</text:span><text:span text:style-name="T156">Methode</text:span><text:span text:style-name="T160"> </text:span><text:span text:style-name="T161">= </text:span><text:span text:style-name="T305">(</text:span><text:span text:style-name="T155">par</text:span><text:span text:style-name="T160">1</text:span><text:span text:style-name="T305">,</text:span><text:span text:style-name="T155">par</text:span><text:span text:style-name="T160">2</text:span><text:span text:style-name="T305">,…) </text:span><text:span text:style-name="T321">=&gt; return …;</text:span></text:p>
      <text:h text:style-name="P324" text:outline-level="2"><text:bookmark-start text:name="__RefHeading___Toc105270_1547222851"/><text:span text:style-name="T1004">L</text:span><text:span text:style-name="T1084">es</text:span><text:span text:style-name="T1004"> s</text:span><text:span text:style-name="T918">tructure</text:span><text:span text:style-name="T1084">s</text:span><text:span text:style-name="T918"> </text:span><text:span text:style-name="T1084">procédurales</text:span><text:bookmark-end text:name="__RefHeading___Toc105270_1547222851"/></text:h>
      <text:p text:style-name="P161"><text:span text:style-name="Strong_20_Emphasis"><text:span text:style-name="T770">Outre </text:span></text:span><text:span text:style-name="Strong_20_Emphasis"><text:span text:style-name="T773">d</text:span></text:span><text:span text:style-name="Strong_20_Emphasis"><text:span text:style-name="T770">es instructions de déclaration, un </text:span></text:span><text:span text:style-name="Strong_20_Emphasis"><text:span text:style-name="T747">bloc</text:span></text:span><text:span text:style-name="Strong_20_Emphasis"><text:span text:style-name="T770"> de code JS contient </text:span></text:span><text:span text:style-name="Strong_20_Emphasis"><text:span text:style-name="T772">d</text:span></text:span><text:span text:style-name="Strong_20_Emphasis"><text:span text:style-name="T770">es instructions </text:span></text:span><text:span text:style-name="Strong_20_Emphasis"><text:span text:style-name="T823">procédurales de type</text:span></text:span><text:span text:style-name="Strong_20_Emphasis"><text:span text:style-name="T770"> :</text:span></text:span></text:p>
      <text:list xml:id="list2269907601" text:style-name="L8">
        <text:list-item>
          <text:p text:style-name="P367"><text:span text:style-name="Strong_20_Emphasis"><text:span text:style-name="T734">conditionnel</text:span></text:span></text:p>
        </text:list-item>
      </text:list>
      <table:table table:name="Tableau1" table:style-name="Tableau1">
        <table:table-column table:style-name="Tableau1.A"/>
        <table:table-column table:style-name="Tableau1.B"/>
        <table:table-row table:style-name="Tableau1.1">
          <table:table-cell table:style-name="Tableau1.A1" office:value-type="string">
            <text:list xml:id="list94832872730764" text:continue-numbering="true" text:style-name="L8">
              <text:list-item>
                <text:list>
                  <text:list-item>
                    <text:p text:style-name="P370"><text:span text:style-name="Strong_20_Emphasis"><text:span text:style-name="T727">si...alors...sinon :</text:span></text:span></text:p>
                  </text:list-item>
                </text:list>
              </text:list-item>
            </text:list>
            <text:p text:style-name="P119"><text:span text:style-name="Strong_20_Emphasis"><text:span text:style-name="T182">if (</text:span></text:span><text:span text:style-name="Strong_20_Emphasis"><text:span text:style-name="T87">condition</text:span></text:span><text:span text:style-name="Strong_20_Emphasis"><text:span text:style-name="T126">1</text:span></text:span><text:span text:style-name="Strong_20_Emphasis"><text:span text:style-name="T182">) {<text:line-break/>…<text:line-break/>}<text:line-break/>else </text:span></text:span><text:span text:style-name="Strong_20_Emphasis"><text:span text:style-name="T183">if </text:span></text:span><text:span text:style-name="Strong_20_Emphasis"><text:span text:style-name="T182">(</text:span></text:span><text:span text:style-name="Strong_20_Emphasis"><text:span text:style-name="T87">condition</text:span></text:span><text:span text:style-name="Strong_20_Emphasis"><text:span text:style-name="T126">2</text:span></text:span><text:span text:style-name="Strong_20_Emphasis"><text:span text:style-name="T182">) { <text:line-break/>…<text:line-break/>}<text:line-break/></text:span></text:span><text:span text:style-name="Strong_20_Emphasis"><text:span text:style-name="T183">else if </text:span></text:span><text:span text:style-name="Strong_20_Emphasis"><text:span text:style-name="T182">(</text:span></text:span><text:span text:style-name="Strong_20_Emphasis"><text:span text:style-name="T87">condition</text:span></text:span><text:span text:style-name="Strong_20_Emphasis"><text:span text:style-name="T126">3</text:span></text:span><text:span text:style-name="Strong_20_Emphasis"><text:span text:style-name="T182">) </text:span></text:span><text:span text:style-name="Strong_20_Emphasis"><text:span text:style-name="T183">{ <text:line-break/>… <text:line-break/>}<text:line-break/>… <text:line-break/>else {<text:line-break/>… <text:line-break/>}</text:span></text:span></text:p>
          </table:table-cell>
          <table:table-cell table:style-name="Tableau1.A1" office:value-type="string">
            <text:list xml:id="list94833789898764" text:continue-numbering="true" text:style-name="L8">
              <text:list-item>
                <text:list>
                  <text:list-item>
                    <text:p text:style-name="P372"><text:span text:style-name="Strong_20_Emphasis"><text:span text:style-name="T727">cas 1...cas 2... :</text:span></text:span></text:p>
                  </text:list-item>
                </text:list>
              </text:list-item>
            </text:list>
            <text:p text:style-name="P188"><text:span text:style-name="Strong_20_Emphasis"><text:span text:style-name="T182">switch (</text:span></text:span><text:span text:style-name="Strong_20_Emphasis"><text:span text:style-name="T87">nomDeVariable</text:span></text:span><text:span text:style-name="Strong_20_Emphasis"><text:span text:style-name="T182">) {<text:line-break/> <text:s/>case </text:span></text:span><text:span text:style-name="Strong_20_Emphasis"><text:span text:style-name="T87">valeur1</text:span></text:span><text:span text:style-name="Strong_20_Emphasis"><text:span text:style-name="T182">: {<text:line-break/> <text:s/>…<text:line-break/> <text:s/>}<text:line-break/> <text:s/>break;<text:line-break/> <text:s/>case </text:span></text:span><text:span text:style-name="Strong_20_Emphasis"><text:span text:style-name="T87">valeur2</text:span></text:span><text:span text:style-name="Strong_20_Emphasis"><text:span text:style-name="T182">: {<text:line-break/> <text:s/>… <text:line-break/> <text:s/>}<text:line-break/> <text:s/>break;<text:line-break/> <text:s/>…<text:line-break/> <text:s/>default: {<text:line-break/> <text:s/>…<text:line-break/> <text:s/>}<text:line-break/>}</text:span></text:span></text:p>
          </table:table-cell>
        </table:table-row>
        <table:table-row table:style-name="Tableau1.1">
          <table:table-cell table:style-name="Tableau1.A1" office:value-type="string">
            <text:p text:style-name="P115"><text:span text:style-name="Strong_20_Emphasis"><text:span text:style-name="T459">Les </text:span></text:span><text:span text:style-name="Strong_20_Emphasis"><text:span text:style-name="T183">else if</text:span></text:span><text:span text:style-name="Strong_20_Emphasis"><text:span text:style-name="T459"> ne sont pas obligatoires, le </text:span></text:span><text:span text:style-name="Strong_20_Emphasis"><text:span text:style-name="T183">else</text:span></text:span><text:span text:style-name="Strong_20_Emphasis"><text:span text:style-name="T459"> final non plus.</text:span></text:span></text:p>
            <text:p text:style-name="P115"><text:span text:style-name="Strong_20_Emphasis"><text:span text:style-name="T579">Les </text:span></text:span><text:span text:style-name="Strong_20_Emphasis"><text:span text:style-name="T88">c</text:span></text:span><text:span text:style-name="Strong_20_Emphasis"><text:span text:style-name="T91">ondition</text:span></text:span><text:span text:style-name="Strong_20_Emphasis"><text:span text:style-name="T126">i</text:span></text:span><text:span text:style-name="Strong_20_Emphasis"><text:span text:style-name="T459"> s</text:span></text:span><text:span text:style-name="Strong_20_Emphasis"><text:span text:style-name="T528">on</text:span></text:span><text:span text:style-name="Strong_20_Emphasis"><text:span text:style-name="T459">t </text:span></text:span><text:span text:style-name="Strong_20_Emphasis"><text:span text:style-name="T528">des</text:span></text:span><text:span text:style-name="Strong_20_Emphasis"><text:span text:style-name="T459"> expression</text:span></text:span><text:span text:style-name="Strong_20_Emphasis"><text:span text:style-name="T528">s</text:span></text:span><text:span text:style-name="Strong_20_Emphasis"><text:span text:style-name="T459"> </text:span></text:span><text:span text:style-name="Strong_20_Emphasis"><text:span text:style-name="T460">que JS doit </text:span></text:span><text:span text:style-name="Strong_20_Emphasis"><text:span text:style-name="T463">pouvoir </text:span></text:span><text:span text:style-name="Strong_20_Emphasis"><text:span text:style-name="T460">interpréter de façon à obtenir </text:span></text:span><text:span text:style-name="Strong_20_Emphasis"><text:span text:style-name="T528">des</text:span></text:span><text:span text:style-name="Strong_20_Emphasis"><text:span text:style-name="T460"> valeur</text:span></text:span><text:span text:style-name="Strong_20_Emphasis"><text:span text:style-name="T528">s</text:span></text:span><text:span text:style-name="Strong_20_Emphasis"><text:span text:style-name="T459"> booléenne</text:span></text:span><text:span text:style-name="Strong_20_Emphasis"><text:span text:style-name="T528">s</text:span></text:span><text:span text:style-name="Strong_20_Emphasis"><text:span text:style-name="T459">.</text:span></text:span></text:p>
          </table:table-cell>
          <table:table-cell table:style-name="Tableau1.A1" office:value-type="string">
            <text:p text:style-name="P191">En l’absence d’instruction <text:span text:style-name="T50">break</text:span>, le <text:span text:style-name="T50">case</text:span> suivant est évalué.</text:p>
            <text:p text:style-name="P189"><text:span text:style-name="T357">default</text:span><text:span text:style-name="T920"> n’est pas obligatoire ; en son absence, si </text:span><text:span text:style-name="T357">nomDeVariable</text:span><text:span text:style-name="T920"> ne rencontre aucune </text:span><text:span text:style-name="T357">case valeuri</text:span><text:span text:style-name="T920">, cette </text:span><text:span text:style-name="T923">instruction</text:span><text:span text:style-name="T920"> </text:span><text:span text:style-name="T357">switch</text:span><text:span text:style-name="T920"> ne produit rien.</text:span></text:p>
          </table:table-cell>
        </table:table-row>
      </table:table>
      <text:list xml:id="list94833532246069" text:continue-numbering="true" text:style-name="L8">
        <text:list-item>
          <text:p text:style-name="P367"><text:span text:style-name="Strong_20_Emphasis"><text:span text:style-name="T733">de boucle</text:span></text:span></text:p>
        </text:list-item>
      </text:list>
      <table:table table:name="Tableau2" table:style-name="Tableau2">
        <table:table-column table:style-name="Tableau2.A"/>
        <table:table-column table:style-name="Tableau2.B"/>
        <table:table-row table:style-name="Tableau2.1">
          <table:table-cell table:style-name="Tableau2.A1" office:value-type="string">
            <text:list xml:id="list94832306350504" text:continue-numbering="true" text:style-name="L8">
              <text:list-item>
                <text:list>
                  <text:list-item>
                    <text:p text:style-name="P371"><text:span text:style-name="Strong_20_Emphasis"><text:span text:style-name="T729">f</text:span></text:span><text:span text:style-name="Strong_20_Emphasis"><text:span text:style-name="T728">or</text:span></text:span><text:span text:style-name="Strong_20_Emphasis"><text:span text:style-name="T727"> :</text:span></text:span></text:p>
                  </text:list-item>
                </text:list>
              </text:list-item>
            </text:list>
            <text:p text:style-name="P117"><text:span text:style-name="Strong_20_Emphasis"><text:span text:style-name="T771">La structure canonique de la boucle </text:span></text:span><text:span text:style-name="Strong_20_Emphasis"><text:span text:style-name="T729">for</text:span></text:span><text:span text:style-name="Strong_20_Emphasis"><text:span text:style-name="T771"> en JS est celle-ci :</text:span></text:span></text:p>
            <text:p text:style-name="P116"><text:span text:style-name="Strong_20_Emphasis"><text:span text:style-name="T184">for</text:span></text:span><text:span text:style-name="Strong_20_Emphasis"><text:span text:style-name="T182"> (</text:span></text:span><text:span text:style-name="Strong_20_Emphasis"><text:span text:style-name="T184">let </text:span></text:span><text:span text:style-name="Strong_20_Emphasis"><text:span text:style-name="T88">i</text:span></text:span><text:span text:style-name="Strong_20_Emphasis"><text:span text:style-name="T184">=</text:span></text:span><text:span text:style-name="Strong_20_Emphasis"><text:span text:style-name="T88">0</text:span></text:span><text:span text:style-name="Strong_20_Emphasis"><text:span text:style-name="T87">;</text:span></text:span><text:span text:style-name="Strong_20_Emphasis"><text:span text:style-name="T88">condition;i++</text:span></text:span><text:span text:style-name="Strong_20_Emphasis"><text:span text:style-name="T182">) {<text:line-break/> <text:s/>… </text:span></text:span><text:span text:style-name="Strong_20_Emphasis"><text:span text:style-name="T183"><text:line-break/>}</text:span></text:span></text:p>
          </table:table-cell>
          <table:table-cell table:style-name="Tableau2.A1" office:value-type="string">
            <text:list xml:id="list94832525729296" text:continue-numbering="true" text:style-name="L8">
              <text:list-item>
                <text:list>
                  <text:list-item>
                    <text:p text:style-name="P373"><text:span text:style-name="Strong_20_Emphasis"><text:span text:style-name="T728">while</text:span></text:span><text:span text:style-name="Strong_20_Emphasis"><text:span text:style-name="T727"> :</text:span></text:span></text:p>
                  </text:list-item>
                </text:list>
              </text:list-item>
            </text:list>
            <text:p text:style-name="P189"><text:span text:style-name="Strong_20_Emphasis"><text:span text:style-name="T185">while</text:span></text:span><text:span text:style-name="Strong_20_Emphasis"><text:span text:style-name="T182"> (</text:span></text:span><text:span text:style-name="Strong_20_Emphasis"><text:span text:style-name="T89">condition</text:span></text:span><text:span text:style-name="Strong_20_Emphasis"><text:span text:style-name="T182">) {<text:line-break/> … <text:line-break/>}</text:span></text:span></text:p>
            <text:p text:style-name="P189"><text:span text:style-name="Strong_20_Emphasis"><text:span text:style-name="T182"/></text:span></text:p>
            <text:p text:style-name="P189"><text:span text:style-name="Strong_20_Emphasis"><text:span text:style-name="T182"/></text:span></text:p>
          </table:table-cell>
        </table:table-row>
        <table:table-row table:style-name="Tableau2.1">
          <table:table-cell table:style-name="Tableau2.A1" office:value-type="string">
            <text:p text:style-name="P120">Pour parcourir la boucle <text:span text:style-name="T50">n</text:span> fois, il suffit d’écrire comme <text:span text:style-name="T52">condition</text:span> : <text:span text:style-name="T50">i&lt;n</text:span></text:p>
          </table:table-cell>
          <table:table-cell table:style-name="Tableau2.A1" office:value-type="string">
            <text:p text:style-name="P189">L<text:span text:style-name="T921">a boucle </text:span><text:span text:style-name="T729">while</text:span><text:span text:style-name="T921"> est une structure plus primitive que la boucle </text:span><text:span text:style-name="T729">for</text:span><text:span text:style-name="T921">, </text:span><text:span text:style-name="T950">en ce sens qu’une boucle </text:span><text:span text:style-name="T730">for</text:span><text:span text:style-name="T950"> </text:span><text:span text:style-name="T922">revient à :</text:span></text:p>
          </table:table-cell>
        </table:table-row>
        <text:soft-page-break/>
        <table:table-row table:style-name="Tableau2.1">
          <table:table-cell table:style-name="Tableau2.A1" office:value-type="string">
            <text:p text:style-name="P116"><text:span text:style-name="Strong_20_Emphasis"><text:span text:style-name="T459"/></text:span></text:p>
            <text:p text:style-name="P116"><text:span text:style-name="Strong_20_Emphasis"><text:span text:style-name="T459"/></text:span></text:p>
            <text:p text:style-name="P116"><text:span text:style-name="Strong_20_Emphasis"><text:span text:style-name="T459"/></text:span></text:p>
            <text:p text:style-name="P116"><text:span text:style-name="Strong_20_Emphasis"><text:span text:style-name="T459"/></text:span></text:p>
            <text:p text:style-name="P116"><text:span text:style-name="Strong_20_Emphasis"><text:span text:style-name="T459">L</text:span></text:span><text:span text:style-name="Strong_20_Emphasis"><text:span text:style-name="T461">orsqu’il s’agit de parcourir un tableau, la boucle </text:span></text:span><text:span text:style-name="Strong_20_Emphasis"><text:span text:style-name="T604">for</text:span></text:span><text:span text:style-name="Strong_20_Emphasis"><text:span text:style-name="T461"> propose deux versions </text:span></text:span><text:span text:style-name="Strong_20_Emphasis"><text:span text:style-name="T462">à l’écriture plus</text:span></text:span><text:span text:style-name="Strong_20_Emphasis"><text:span text:style-name="T461"> condensée :</text:span></text:span></text:p>
          </table:table-cell>
          <table:table-cell table:style-name="Tableau2.A1" office:value-type="string">
            <text:p text:style-name="P190"><text:span text:style-name="Strong_20_Emphasis"><text:span text:style-name="T185">l</text:span></text:span><text:span text:style-name="Strong_20_Emphasis"><text:span text:style-name="T186">et </text:span></text:span><text:span text:style-name="Strong_20_Emphasis"><text:span text:style-name="T90">i</text:span></text:span><text:span text:style-name="Strong_20_Emphasis"><text:span text:style-name="T186">=</text:span></text:span><text:span text:style-name="Strong_20_Emphasis"><text:span text:style-name="T90">0</text:span></text:span><text:span text:style-name="Strong_20_Emphasis"><text:span text:style-name="T186">;<text:line-break/></text:span></text:span><text:span text:style-name="Strong_20_Emphasis"><text:span text:style-name="T185">while</text:span></text:span><text:span text:style-name="Strong_20_Emphasis"><text:span text:style-name="T182"> (</text:span></text:span><text:span text:style-name="Strong_20_Emphasis"><text:span text:style-name="T89">condition</text:span></text:span><text:span text:style-name="Strong_20_Emphasis"><text:span text:style-name="T182">) {<text:line-break/> <text:s/>… <text:line-break/></text:span></text:span><text:span text:style-name="Strong_20_Emphasis"><text:span text:style-name="T90">i</text:span></text:span><text:span text:style-name="Strong_20_Emphasis"><text:span text:style-name="T186">++</text:span></text:span><text:span text:style-name="Strong_20_Emphasis"><text:span text:style-name="T182"><text:line-break/>}</text:span></text:span></text:p>
          </table:table-cell>
        </table:table-row>
        <table:table-row table:style-name="Tableau2.1">
          <table:table-cell table:style-name="Tableau2.A1" office:value-type="string">
            <text:p text:style-name="P118"><text:span text:style-name="Strong_20_Emphasis"><text:span text:style-name="T184">for</text:span></text:span><text:span text:style-name="Strong_20_Emphasis"><text:span text:style-name="T182"> (</text:span></text:span><text:span text:style-name="Strong_20_Emphasis"><text:span text:style-name="T184">let </text:span></text:span><text:span text:style-name="Strong_20_Emphasis"><text:span text:style-name="T88">i</text:span></text:span><text:span text:style-name="Strong_20_Emphasis"><text:span text:style-name="T184"> </text:span></text:span><text:span text:style-name="Strong_20_Emphasis"><text:span text:style-name="T186">in </text:span></text:span><text:span text:style-name="Strong_20_Emphasis"><text:span text:style-name="T90">tableau</text:span></text:span><text:span text:style-name="Strong_20_Emphasis"><text:span text:style-name="T182">) {<text:line-break/> <text:s/>… </text:span></text:span><text:span text:style-name="Strong_20_Emphasis"><text:span text:style-name="T183"><text:line-break/>}</text:span></text:span></text:p>
          </table:table-cell>
          <table:table-cell table:style-name="Tableau2.A1" office:value-type="string">
            <text:p text:style-name="P118"><text:span text:style-name="Strong_20_Emphasis"><text:span text:style-name="T184">for</text:span></text:span><text:span text:style-name="Strong_20_Emphasis"><text:span text:style-name="T182"> (</text:span></text:span><text:span text:style-name="Strong_20_Emphasis"><text:span text:style-name="T184">let </text:span></text:span><text:span text:style-name="Strong_20_Emphasis"><text:span text:style-name="T88">i</text:span></text:span><text:span text:style-name="Strong_20_Emphasis"><text:span text:style-name="T184"> </text:span></text:span><text:span text:style-name="Strong_20_Emphasis"><text:span text:style-name="T186">of </text:span></text:span><text:span text:style-name="Strong_20_Emphasis"><text:span text:style-name="T90">tableau</text:span></text:span><text:span text:style-name="Strong_20_Emphasis"><text:span text:style-name="T182">) {<text:line-break/> <text:s/>… </text:span></text:span><text:span text:style-name="Strong_20_Emphasis"><text:span text:style-name="T183"><text:line-break/>}</text:span></text:span></text:p>
          </table:table-cell>
        </table:table-row>
        <table:table-row table:style-name="Tableau2.1">
          <table:table-cell table:style-name="Tableau2.A1" office:value-type="string">
            <text:p text:style-name="P118"><text:span text:style-name="Strong_20_Emphasis"><text:span text:style-name="T462">On accède aux éléments de </text:span></text:span><text:span text:style-name="Strong_20_Emphasis"><text:span text:style-name="T90">tableau</text:span></text:span><text:span text:style-name="Strong_20_Emphasis"><text:span text:style-name="T462"> à l’intérieur de la boucle par </text:span></text:span><text:span text:style-name="Strong_20_Emphasis"><text:span text:style-name="T90">tableau</text:span></text:span><text:span text:style-name="Strong_20_Emphasis"><text:span text:style-name="T186">[</text:span></text:span><text:span text:style-name="Strong_20_Emphasis"><text:span text:style-name="T90">i</text:span></text:span><text:span text:style-name="Strong_20_Emphasis"><text:span text:style-name="T186">]</text:span></text:span><text:span text:style-name="Strong_20_Emphasis"><text:span text:style-name="T462">.</text:span></text:span></text:p>
          </table:table-cell>
          <table:table-cell table:style-name="Tableau2.A1" office:value-type="string">
            <text:p text:style-name="P118"><text:span text:style-name="Strong_20_Emphasis"><text:span text:style-name="T462">On accède aux éléments de </text:span></text:span><text:span text:style-name="Strong_20_Emphasis"><text:span text:style-name="T90">tableau</text:span></text:span><text:span text:style-name="Strong_20_Emphasis"><text:span text:style-name="T462"> à l’intérieur de la boucle par </text:span></text:span><text:span text:style-name="Strong_20_Emphasis"><text:span text:style-name="T90">i</text:span></text:span><text:span text:style-name="Strong_20_Emphasis"><text:span text:style-name="T462">.</text:span></text:span></text:p>
          </table:table-cell>
        </table:table-row>
      </table:table>
      <text:h text:style-name="Heading_20_2" text:outline-level="2"><text:bookmark-start text:name="__RefHeading___Toc105272_1547222851"/><text:span text:style-name="Strong_20_Emphasis">Gestion des exceptions</text:span><text:bookmark-end text:name="__RefHeading___Toc105272_1547222851"/></text:h>
      <text:p text:style-name="P7"><text:span text:style-name="Strong_20_Emphasis"><text:span text:style-name="T704">JS propose un service de gestion des exceptions</text:span></text:span><text:span text:style-name="Strong_20_Emphasis"><text:span text:style-name="T704"><text:note text:id="ftn26" text:note-class="footnote"><text:note-citation>26</text:note-citation><text:note-body><text:p text:style-name="P42">Les exceptions sont nombreuses, parmi elles l’exception <text:span text:style-name="T949">emblématique</text:span> de la division par 0.</text:p></text:note-body></text:note></text:span></text:span><text:span text:style-name="Strong_20_Emphasis"><text:span text:style-name="T704"> à l’aide du triplet d’instructions </text:span></text:span><text:span text:style-name="Strong_20_Emphasis"><text:span text:style-name="T306">try catch finally</text:span></text:span><text:span text:style-name="Strong_20_Emphasis"><text:span text:style-name="T704">. L’usage de ces instructions est celui-ci :</text:span></text:span></text:p>
      <text:p text:style-name="P136"><text:span text:style-name="Strong_20_Emphasis"><text:span text:style-name="T306">try {<text:line-break/> <text:s/>…<text:tab/>//</text:span></text:span><text:span text:style-name="Strong_20_Emphasis"><text:span text:style-name="T641"> <text:tab/></text:span></text:span><text:span text:style-name="Strong_20_Emphasis"><text:span text:style-name="T642">bloc de code dans lequel s’applique la gestion des exceptions</text:span></text:span><text:span text:style-name="Strong_20_Emphasis"><text:span text:style-name="T306"><text:line-break/>}<text:line-break/>catch</text:span></text:span><text:span text:style-name="Strong_20_Emphasis"><text:span text:style-name="T307">(</text:span></text:span><text:span text:style-name="Strong_20_Emphasis"><text:span text:style-name="T147">error</text:span></text:span><text:span text:style-name="Strong_20_Emphasis"><text:span text:style-name="T307">)</text:span></text:span><text:span text:style-name="Strong_20_Emphasis"><text:span text:style-name="T306"> {<text:tab/>//<text:tab/></text:span></text:span><text:span text:style-name="Strong_20_Emphasis"><text:span text:style-name="T642">déclare </text:span></text:span><text:span text:style-name="Strong_20_Emphasis"><text:span text:style-name="T147">error</text:span></text:span><text:span text:style-name="Strong_20_Emphasis"><text:span text:style-name="T642"> comme l’identifiant de l’exception </text:span></text:span><text:span text:style-name="Strong_20_Emphasis"><text:span text:style-name="T644">éventuelle</text:span></text:span><text:span text:style-name="Strong_20_Emphasis"><text:span text:style-name="T306"><text:line-break/> <text:s/>…<text:tab/>//</text:span></text:span><text:span text:style-name="Strong_20_Emphasis"><text:span text:style-name="T641"><text:tab/></text:span></text:span><text:span text:style-name="Strong_20_Emphasis"><text:span text:style-name="T642">code qui traite les exceptions : typiquement un </text:span></text:span><text:span text:style-name="Strong_20_Emphasis"><text:span text:style-name="T307">switch</text:span></text:span><text:span text:style-name="Strong_20_Emphasis"><text:span text:style-name="T642"> sur </text:span></text:span><text:span text:style-name="Strong_20_Emphasis"><text:span text:style-name="T147">error</text:span></text:span><text:span text:style-name="Strong_20_Emphasis"><text:span text:style-name="T642"> </text:span></text:span><text:span text:style-name="Strong_20_Emphasis"><text:span text:style-name="T306"><text:line-break/>}<text:tab/>//</text:span></text:span><text:span text:style-name="Strong_20_Emphasis"><text:span text:style-name="T641"><text:tab/>c</text:span></text:span><text:span text:style-name="Strong_20_Emphasis"><text:span text:style-name="T643">e code n’est exécuté que si et seulement s’il y a levée d’une exception</text:span></text:span><text:span text:style-name="Strong_20_Emphasis"><text:span text:style-name="T306"><text:line-break/>finally {<text:tab/><text:line-break/> <text:s/>…<text:tab/>//</text:span></text:span><text:span text:style-name="Strong_20_Emphasis"><text:span text:style-name="T641"><text:tab/></text:span></text:span><text:span text:style-name="Strong_20_Emphasis"><text:span text:style-name="T642">bloc de code exécuté qu’il y ait eu levée d’exception, ou pas </text:span></text:span><text:span text:style-name="Strong_20_Emphasis"><text:span text:style-name="T306"><text:line-break/>}</text:span></text:span></text:p>
      <text:p text:style-name="P206"><text:span text:style-name="Strong_20_Emphasis"><text:span text:style-name="T774">NB<text:tab/>Du point de vue syntaxique les blocs de code </text:span></text:span><text:span text:style-name="Strong_20_Emphasis"><text:span text:style-name="T191">catch</text:span></text:span><text:span text:style-name="Strong_20_Emphasis"><text:span text:style-name="T774"> et </text:span></text:span><text:span text:style-name="Strong_20_Emphasis"><text:span text:style-name="T191">finally</text:span></text:span><text:span text:style-name="Strong_20_Emphasis"><text:span text:style-name="T774"> ne sont pas tous les deux nécessaires pour traiter les exceptions ; on peut ne pas avoir de </text:span></text:span><text:span text:style-name="Strong_20_Emphasis"><text:span text:style-name="T191">finally</text:span></text:span><text:span text:style-name="Strong_20_Emphasis"><text:span text:style-name="T774">, on peut ne pas avoir de </text:span></text:span><text:span text:style-name="Strong_20_Emphasis"><text:span text:style-name="T191">catch</text:span></text:span><text:span text:style-name="Strong_20_Emphasis"><text:span text:style-name="T774">.</text:span></text:span></text:p>
      <text:p text:style-name="P208"><text:span text:style-name="Strong_20_Emphasis"><text:span text:style-name="T774"><text:s/><text:tab/></text:span></text:span><text:span text:style-name="Strong_20_Emphasis"><text:span text:style-name="T775">L’identifiant </text:span></text:span><text:span text:style-name="Strong_20_Emphasis"><text:span text:style-name="T97">error</text:span></text:span><text:span text:style-name="Strong_20_Emphasis"><text:span text:style-name="T775"> est dépendant de l’exception levée, mais peut aussi être dépendant du navigateur web qui constitue le contexte d’exécution du code JS. L’identifiant </text:span></text:span><text:span text:style-name="Strong_20_Emphasis"><text:span text:style-name="T97">error</text:span></text:span><text:span text:style-name="Strong_20_Emphasis"><text:span text:style-name="T775"> n’est accessible qu’au sein du bloc de code </text:span></text:span><text:span text:style-name="Strong_20_Emphasis"><text:span text:style-name="T192">catch {…}</text:span></text:span><text:span text:style-name="Strong_20_Emphasis"><text:span text:style-name="T775"> – il n’est notamment pas accessible dans le bloc de code </text:span></text:span><text:span text:style-name="Strong_20_Emphasis"><text:span text:style-name="T192">finally {…}</text:span></text:span><text:span text:style-name="Strong_20_Emphasis"><text:span text:style-name="T775">.</text:span></text:span></text:p>
      <text:p text:style-name="P209"><text:span text:style-name="Strong_20_Emphasis"><text:span text:style-name="T775"><text:tab/></text:span></text:span><text:span text:style-name="Strong_20_Emphasis"><text:span text:style-name="T776">Le service de gestion de</text:span></text:span><text:span text:style-name="Strong_20_Emphasis"><text:span text:style-name="T777">s </text:span></text:span><text:span text:style-name="Strong_20_Emphasis"><text:span text:style-name="T776">exception</text:span></text:span><text:span text:style-name="Strong_20_Emphasis"><text:span text:style-name="T777">s</text:span></text:span><text:span text:style-name="Strong_20_Emphasis"><text:span text:style-name="T776"> peut être « gigogne » en imbriquant les triplets d’instructions </text:span></text:span><text:span text:style-name="Strong_20_Emphasis"><text:span text:style-name="T306">try catch finally</text:span></text:span><text:span text:style-name="Strong_20_Emphasis"><text:span text:style-name="T641"> </text:span></text:span><text:span text:style-name="Strong_20_Emphasis"><text:span text:style-name="T704">;</text:span></text:span><text:span text:style-name="Strong_20_Emphasis"><text:span text:style-name="T706">ainsi :</text:span></text:span></text:p>
      <table:table table:name="Tableau6" table:style-name="Tableau6">
        <table:table-column table:style-name="Tableau6.A"/>
        <table:table-column table:style-name="Tableau6.B"/>
        <table:table-row table:style-name="Tableau6.1">
          <table:table-cell table:style-name="Tableau6.A1" office:value-type="string">
            <text:p text:style-name="P158"><text:span text:style-name="Strong_20_Emphasis"><text:span text:style-name="T306">try {<text:line-break/> <text:s text:c="3"/>… </text:span></text:span></text:p>
          </table:table-cell>
          <table:table-cell table:style-name="Tableau6.A1" office:value-type="string">
            <text:p text:style-name="P8"/>
          </table:table-cell>
        </table:table-row>
        <table:table-row table:style-name="Tableau6.1">
          <table:table-cell table:style-name="Tableau6.A2" office:value-type="string">
            <text:p text:style-name="P169"><text:span text:style-name="Strong_20_Emphasis"><text:span text:style-name="T306"><text:s text:c="4"/>try {<text:line-break/></text:span></text:span><text:soft-page-break/><text:span text:style-name="Strong_20_Emphasis"><text:span text:style-name="T306"> <text:s text:c="5"/>… <text:line-break/> <text:s text:c="3"/>}</text:span></text:span></text:p>
          </table:table-cell>
          <table:table-cell table:style-name="Tableau6.A2" office:value-type="string">
            <text:p text:style-name="P101"/>
          </table:table-cell>
        </table:table-row>
        <table:table-row table:style-name="Tableau6.1">
          <table:table-cell table:style-name="Tableau6.A1" office:value-type="string">
            <text:p text:style-name="P169"><text:span text:style-name="Strong_20_Emphasis"><text:span text:style-name="T306"><text:s text:c="4"/>catch</text:span></text:span><text:span text:style-name="Strong_20_Emphasis"><text:span text:style-name="T307">(</text:span></text:span><text:span text:style-name="Strong_20_Emphasis"><text:span text:style-name="T147">error</text:span></text:span><text:span text:style-name="Strong_20_Emphasis"><text:span text:style-name="T149">DansLeBloc</text:span></text:span><text:span text:style-name="Strong_20_Emphasis"><text:span text:style-name="T148">In</text:span></text:span><text:span text:style-name="Strong_20_Emphasis"><text:span text:style-name="T307">)</text:span></text:span><text:span text:style-name="Strong_20_Emphasis"><text:span text:style-name="T306"> {<text:line-break/> <text:s text:c="5"/>… <text:line-break/> <text:s text:c="3"/>}<text:line-break/> <text:s text:c="3"/>finally {<text:tab/><text:line-break/> <text:s text:c="5"/>… <text:line-break/> <text:s text:c="3"/>}</text:span></text:span></text:p>
          </table:table-cell>
          <table:table-cell table:style-name="Tableau6.A1" office:value-type="string">
            <text:p text:style-name="P100"><text:span text:style-name="T50">//</text:span><text:span text:style-name="T445"><text:tab/></text:span><text:span text:style-name="T654">traite les exceptions levées </text:span><text:span text:style-name="T365"><text:line-break/>//</text:span><text:span text:style-name="T654"><text:tab/>dans le bloc sur fond </text:span><text:span text:style-name="T655">gris foncé</text:span><text:span text:style-name="T654"> </text:span></text:p>
          </table:table-cell>
        </table:table-row>
        <table:table-row table:style-name="Tableau6.1">
          <table:table-cell table:style-name="Tableau6.A1" office:value-type="string">
            <text:p text:style-name="P168"><text:span text:style-name="Strong_20_Emphasis"><text:span text:style-name="T306"><text:s text:c="4"/>…<text:line-break/>}</text:span></text:span></text:p>
          </table:table-cell>
          <table:table-cell table:style-name="Tableau6.A1" office:value-type="string">
            <text:p text:style-name="P98"/>
          </table:table-cell>
        </table:table-row>
        <table:table-row table:style-name="TableLine94856586551408">
          <table:table-cell table:style-name="Tableau6.A5" office:value-type="string">
            <text:p text:style-name="P168"><text:span text:style-name="Strong_20_Emphasis"><text:span text:style-name="T306">catch</text:span></text:span><text:span text:style-name="Strong_20_Emphasis"><text:span text:style-name="T307">(</text:span></text:span><text:span text:style-name="Strong_20_Emphasis"><text:span text:style-name="T147">error</text:span></text:span><text:span text:style-name="Strong_20_Emphasis"><text:span text:style-name="T149">DansLeBloc</text:span></text:span><text:span text:style-name="Strong_20_Emphasis"><text:span text:style-name="T148">Out</text:span></text:span><text:span text:style-name="Strong_20_Emphasis"><text:span text:style-name="T307">)</text:span></text:span><text:span text:style-name="Strong_20_Emphasis"><text:span text:style-name="T306"> {<text:line-break/> <text:s/>…<text:line-break/>}<text:line-break/>finally {<text:tab/><text:line-break/> <text:s/>…</text:span></text:span><text:span text:style-name="Strong_20_Emphasis"><text:span text:style-name="T642"> </text:span></text:span><text:span text:style-name="Strong_20_Emphasis"><text:span text:style-name="T306"><text:line-break/>}</text:span></text:span></text:p>
          </table:table-cell>
          <table:table-cell table:style-name="Tableau6.B5" office:value-type="string">
            <text:p text:style-name="P99">//<text:span text:style-name="T445"> <text:tab/></text:span><text:span text:style-name="T654">traite les exceptions levées </text:span><text:span text:style-name="T928"><text:line-break/>//</text:span><text:span text:style-name="T654"> <text:tab/>dans le bloc sur fond gris </text:span><text:span text:style-name="T655">clair</text:span><text:span text:style-name="T654"> </text:span></text:p>
          </table:table-cell>
        </table:table-row>
      </table:table>
      <text:h text:style-name="Heading_20_1" text:outline-level="1"><text:bookmark-start text:name="__RefHeading___Toc105274_1547222851"/><text:span text:style-name="Strong_20_Emphasis"><text:span text:style-name="T705">D</text:span></text:span><text:span text:style-name="Strong_20_Emphasis"><text:span text:style-name="T707">évelopper du code J</text:span></text:span><text:span text:style-name="Strong_20_Emphasis"><text:span text:style-name="T708">ava</text:span></text:span><text:span text:style-name="Strong_20_Emphasis"><text:span text:style-name="T707">S</text:span></text:span><text:span text:style-name="Strong_20_Emphasis"><text:span text:style-name="T708">cript</text:span></text:span><text:bookmark-end text:name="__RefHeading___Toc105274_1547222851"/></text:h>
      <text:p text:style-name="P15"><text:span text:style-name="Strong_20_Emphasis"><text:span text:style-name="T707">Le contexte de développement considéré ici est celui d’</text:span></text:span><text:span text:style-name="Strong_20_Emphasis"><text:span text:style-name="T708">une</text:span></text:span><text:span text:style-name="Strong_20_Emphasis"><text:span text:style-name="T707"> page web (voir §</text:span></text:span><text:span text:style-name="Strong_20_Emphasis"><text:span text:style-name="T707"><text:bookmark-ref text:reference-format="chapter" text:ref-name="__RefNumPara__56294_1547222851">4</text:bookmark-ref></text:span></text:span><text:span text:style-name="Strong_20_Emphasis"><text:span text:style-name="T707">).</text:span></text:span></text:p>
      <text:p text:style-name="P16"><text:span text:style-name="Strong_20_Emphasis"><text:span text:style-name="T707">Le code JS est </text:span></text:span><text:span text:style-name="Strong_20_Emphasis"><text:span text:style-name="T708">alors </text:span></text:span><text:span text:style-name="Strong_20_Emphasis"><text:span text:style-name="T707">destiné à animer cette page, typiquement, à récupérer les actions de l’opérateur sur les </text:span></text:span><text:span text:style-name="Strong_20_Emphasis"><text:span text:style-name="T310">&lt;input&gt;</text:span></text:span><text:span text:style-name="Strong_20_Emphasis"><text:span text:style-name="T707">, les </text:span></text:span><text:span text:style-name="Strong_20_Emphasis"><text:span text:style-name="T310">&lt;button&gt;</text:span></text:span><text:span text:style-name="Strong_20_Emphasis"><text:span text:style-name="T707"> et les </text:span></text:span><text:span text:style-name="Strong_20_Emphasis"><text:span text:style-name="T310">&lt;form&gt;</text:span></text:span><text:span text:style-name="Strong_20_Emphasis"><text:span text:style-name="T707"> de la page </text:span></text:span><text:span text:style-name="Strong_20_Emphasis"><text:span text:style-name="T708">(cf. document </text:span></text:span><text:span text:style-name="Strong_20_Emphasis"><text:span text:style-name="T709">« Créer un site web avec HTML5 et CSS3 »</text:span></text:span><text:span text:style-name="Strong_20_Emphasis"><text:span text:style-name="T708">) </text:span></text:span><text:span text:style-name="Strong_20_Emphasis"><text:span text:style-name="T707">pour réagir en conséquence. </text:span></text:span><text:span text:style-name="Strong_20_Emphasis"><text:span text:style-name="T708">Exemple d’animation : le filtrage ou le tri d’articles d’exposition sur une page web.</text:span></text:span></text:p>
      <text:h text:style-name="P325" text:outline-level="2"><text:bookmark-start text:name="__RefNumPara__27212_3594348277"/><text:bookmark-start text:name="__RefHeading___Toc105276_1547222851"/><text:span text:style-name="Strong_20_Emphasis">Attacher du code à une page web</text:span><text:bookmark-end text:name="__RefNumPara__27212_3594348277"/><text:bookmark-end text:name="__RefHeading___Toc105276_1547222851"/></text:h>
      <text:p text:style-name="P111"><text:span text:style-name="Strong_20_Emphasis"><text:span text:style-name="T762">Pour </text:span></text:span><text:span text:style-name="Strong_20_Emphasis"><text:span text:style-name="T797">attacher du code JS à une page web, </text:span></text:span><text:span text:style-name="Strong_20_Emphasis"><text:span text:style-name="T1008">on</text:span></text:span><text:span text:style-name="Strong_20_Emphasis"><text:span text:style-name="T797"> ajoute la ligne suivante – </text:span></text:span><text:span text:style-name="Strong_20_Emphasis"><text:span text:style-name="T801">généralement –</text:span></text:span><text:span text:style-name="Strong_20_Emphasis"><text:span text:style-name="T797"> dans le </text:span></text:span><text:span text:style-name="Strong_20_Emphasis"><text:span text:style-name="T226">&lt;head&gt;</text:span></text:span><text:span text:style-name="Strong_20_Emphasis"><text:span text:style-name="T797"> du .html :</text:span></text:span></text:p>
      <text:p text:style-name="P3"><text:span text:style-name="Strong_20_Emphasis"><text:span text:style-name="T226">&lt;script src="</text:span></text:span><text:span text:style-name="Strong_20_Emphasis"><text:span text:style-name="T114">chemin-vers-/mon</text:span></text:span><text:span text:style-name="Strong_20_Emphasis"><text:span text:style-name="T115">Script</text:span></text:span><text:span text:style-name="Strong_20_Emphasis"><text:span text:style-name="T114">JS</text:span></text:span><text:span text:style-name="Strong_20_Emphasis"><text:span text:style-name="T216">.js</text:span></text:span><text:span text:style-name="Strong_20_Emphasis"><text:span text:style-name="T226">"&gt;&lt;/script&gt;</text:span></text:span></text:p>
      <text:p text:style-name="P287"><text:span text:style-name="Strong_20_Emphasis"><text:span text:style-name="T837">Plusieurs tels lignes – avec des fichiers différents ! – peuvent apparaître dans le .html, le code JS attaché à la page web est </text:span></text:span><text:span text:style-name="Strong_20_Emphasis"><text:span text:style-name="T838">alors </text:span></text:span><text:span text:style-name="Strong_20_Emphasis"><text:span text:style-name="T837">celui constitué par la concaténation d</text:span></text:span><text:span text:style-name="Strong_20_Emphasis"><text:span text:style-name="T838">es</text:span></text:span><text:span text:style-name="Strong_20_Emphasis"><text:span text:style-name="T837"> code</text:span></text:span><text:span text:style-name="Strong_20_Emphasis"><text:span text:style-name="T838">s</text:span></text:span><text:span text:style-name="Strong_20_Emphasis"><text:span text:style-name="T837"> se trouvant dans </text:span></text:span><text:span text:style-name="Strong_20_Emphasis"><text:span text:style-name="T838">chacun de</text:span></text:span><text:span text:style-name="Strong_20_Emphasis"><text:span text:style-name="T837"> ces fichiers .js. </text:span></text:span><text:span text:style-name="Strong_20_Emphasis"><text:span text:style-name="T837"><text:note text:id="ftn27" text:note-class="footnote"><text:note-citation>27</text:note-citation><text:note-body><text:p text:style-name="P79">Les difficultés de lisibilité du code JS qui en résultent sont évidents ! Le découpage du code JS d’une page web <text:span text:style-name="T1116">en plusieurs fichiers </text:span>ne relève donc pas des bonnes pratiques ; en revanche la structuration du code JS <text:span text:style-name="T1116">en un code central</text:span> avec des <text:span text:style-name="T737">modules</text:span> <text:span text:style-name="T1116">autour,</text:span> oui (cf. §<text:bookmark-ref text:reference-format="chapter" text:ref-name="__RefHeading___Toc105278_1547222851">3.2</text:bookmark-ref>).</text:p></text:note-body></text:note></text:span></text:span></text:p>
      <text:p text:style-name="P282"><text:span text:style-name="Strong_20_Emphasis"><text:span text:style-name="T762">À l’</text:span></text:span><text:span text:style-name="Strong_20_Emphasis"><text:span text:style-name="T798">instar du code CSS, </text:span></text:span><text:span text:style-name="Strong_20_Emphasis"><text:span text:style-name="T802">du</text:span></text:span><text:span text:style-name="Strong_20_Emphasis"><text:span text:style-name="T798"> code JS peut également être écrit directement dans le .html ; </text:span></text:span><text:span text:style-name="Strong_20_Emphasis"><text:span text:style-name="T799">il s’agit alors </text:span></text:span><text:span text:style-name="Strong_20_Emphasis"><text:span text:style-name="T1007">de</text:span></text:span><text:span text:style-name="Strong_20_Emphasis"><text:span text:style-name="T799"> code </text:span></text:span><text:span text:style-name="Strong_20_Emphasis"><text:span text:style-name="T749">inline</text:span></text:span><text:span text:style-name="Strong_20_Emphasis"><text:span text:style-name="T798">. </text:span></text:span><text:span text:style-name="Strong_20_Emphasis"><text:span text:style-name="T799">Le code inline</text:span></text:span><text:span text:style-name="Strong_20_Emphasis"><text:span text:style-name="T798"> </text:span></text:span><text:span text:style-name="Strong_20_Emphasis"><text:span text:style-name="T802">JS </text:span></text:span><text:span text:style-name="Strong_20_Emphasis"><text:span text:style-name="T798">s’insère </text:span></text:span><text:span text:style-name="Strong_20_Emphasis"><text:span text:style-name="T800">ainsi </text:span></text:span><text:span text:style-name="Strong_20_Emphasis"><text:span text:style-name="T798">entre l’ouverture et la fermeture de la balise </text:span></text:span><text:span text:style-name="Strong_20_Emphasis"><text:span text:style-name="T227">&lt;script&gt;</text:span></text:span><text:span text:style-name="Strong_20_Emphasis"><text:span text:style-name="T798"> :</text:span></text:span></text:p>
      <text:p text:style-name="P270"><text:span text:style-name="Strong_20_Emphasis"><text:span text:style-name="T228">&lt;script&gt; </text:span></text:span><text:span text:style-name="Strong_20_Emphasis"><text:span text:style-name="T119">… mon code JavaScript … </text:span></text:span><text:span text:style-name="Strong_20_Emphasis"><text:span text:style-name="T228">&lt;/script&gt; <text:s text:c="3"/></text:span></text:span><text:span text:style-name="Strong_20_Emphasis"><text:span text:style-name="T228"><text:note text:id="ftn28" text:note-class="footnote"><text:note-citation>28</text:note-citation><text:note-body><text:p text:style-name="P63"><text:span text:style-name="T1005">Le code JS entre l’ouverture et la fermeture de la balise </text:span><text:span text:style-name="T403">&lt;script&gt;</text:span><text:span text:style-name="T1005"> n’a pas besoin d’être délimité par </text:span><text:span text:style-name="T403">{}</text:span><text:span text:style-name="T1005">.</text:span></text:p></text:note-body></text:note></text:span></text:span></text:p>
      <text:p text:style-name="P17"><text:span text:style-name="Strong_20_Emphasis"><text:span text:style-name="T518">Une telle balise </text:span></text:span><text:span text:style-name="Strong_20_Emphasis"><text:span text:style-name="T231">&lt;script&gt;</text:span></text:span><text:span text:style-name="Strong_20_Emphasis"><text:span text:style-name="T518"> peut apparaître de multiples fois dans le .h</text:span></text:span><text:span text:style-name="Strong_20_Emphasis"><text:span text:style-name="T522">t</text:span></text:span><text:span text:style-name="Strong_20_Emphasis"><text:span text:style-name="T518">ml</text:span></text:span><text:span text:style-name="Strong_20_Emphasis"><text:span text:style-name="T513">, </text:span></text:span><text:span text:style-name="Strong_20_Emphasis"><text:span text:style-name="T522">y compris </text:span></text:span><text:span text:style-name="Strong_20_Emphasis"><text:span text:style-name="T517">dans le </text:span></text:span><text:span text:style-name="Strong_20_Emphasis"><text:span text:style-name="T230">&lt;body&gt;</text:span></text:span><text:span text:style-name="Strong_20_Emphasis"><text:span text:style-name="T517">. </text:span></text:span><text:span text:style-name="Strong_20_Emphasis"><text:span text:style-name="T514">Attention : il n’est pas possible de </text:span></text:span><text:span text:style-name="Strong_20_Emphasis"><text:span text:style-name="T516">stipuler</text:span></text:span><text:span text:style-name="Strong_20_Emphasis"><text:span text:style-name="T515"> dans la même balise </text:span></text:span><text:span text:style-name="Strong_20_Emphasis"><text:span text:style-name="T229">&lt;script&gt;</text:span></text:span><text:span text:style-name="Strong_20_Emphasis"><text:span text:style-name="T515"> le lien vers un fichier .js </text:span></text:span><text:span text:style-name="Strong_20_Emphasis"><text:span text:style-name="T516">contenant du code JS </text:span></text:span><text:span text:style-name="Strong_20_Emphasis"><text:span text:style-name="T515">et du code </text:span></text:span><text:span text:style-name="Strong_20_Emphasis"><text:span text:style-name="T516">JS</text:span></text:span><text:span text:style-name="Strong_20_Emphasis"><text:span text:style-name="T515"> inline.</text:span></text:span></text:p>
      <text:p text:style-name="P283"><text:span text:style-name="Strong_20_Emphasis"><text:span text:style-name="T516">Un</text:span></text:span><text:span text:style-name="Strong_20_Emphasis"><text:span text:style-name="T514">e règle de bonnes pratiques </text:span></text:span><text:span text:style-name="Strong_20_Emphasis"><text:span text:style-name="T516">est</text:span></text:span><text:span text:style-name="Strong_20_Emphasis"><text:span text:style-name="T514"> de systématiser le recours à un </text:span></text:span><text:span text:style-name="Strong_20_Emphasis"><text:span text:style-name="T554">seul fichier .js, quitte à ce que celui-ci soit hiérarchisé avec des modules attachés</text:span></text:span><text:span text:style-name="Strong_20_Emphasis"><text:span text:style-name="T514"> (cf. §</text:span></text:span><text:span text:style-name="Strong_20_Emphasis"><text:span text:style-name="T514"><text:bookmark-ref text:reference-format="chapter" text:ref-name="__RefNumPara__56454_1547222851">3.2</text:bookmark-ref></text:span></text:span><text:span text:style-name="Strong_20_Emphasis"><text:span text:style-name="T514">).</text:span></text:span></text:p>
      <text:h text:style-name="Heading_20_2" text:outline-level="2"><text:bookmark-start text:name="__RefNumPara__56454_1547222851"/><text:bookmark-start text:name="__RefHeading___Toc105278_1547222851"/><text:span text:style-name="Strong_20_Emphasis">Les modules</text:span><text:bookmark-end text:name="__RefNumPara__56454_1547222851"/><text:bookmark-end text:name="__RefHeading___Toc105278_1547222851"/></text:h>
      <text:p text:style-name="Text_20_body"><text:span text:style-name="Strong_20_Emphasis"><text:span text:style-name="T493">L</text:span></text:span><text:span text:style-name="Strong_20_Emphasis"><text:span text:style-name="T494">e JS permet </text:span></text:span><text:span text:style-name="Strong_20_Emphasis"><text:span text:style-name="T495">de développer le code JS sous forme </text:span></text:span><text:span text:style-name="Strong_20_Emphasis"><text:span text:style-name="T549">d’un corps central auquel sont attachées des fonctionnalités sous la forme de un ou </text:span></text:span><text:span text:style-name="Strong_20_Emphasis"><text:span text:style-name="T495">plusieurs </text:span></text:span><text:span text:style-name="Strong_20_Emphasis"><text:span text:style-name="T638">modules</text:span></text:span><text:span text:style-name="Strong_20_Emphasis"><text:span text:style-name="T495">. Il faut pour cela définir le fichier qui constitue le module central (principal), à savoir celui qui est déclaré dans </text:span></text:span><text:span text:style-name="Strong_20_Emphasis"><text:span text:style-name="T493">le </text:span></text:span><text:span text:style-name="Strong_20_Emphasis"><text:span text:style-name="T216">&lt;head&gt;</text:span></text:span><text:span text:style-name="Strong_20_Emphasis"><text:span text:style-name="T493"> du .html </text:span></text:span><text:span text:style-name="Strong_20_Emphasis"><text:span text:style-name="T494">par :</text:span></text:span></text:p>
      <text:p text:style-name="Text_20_body"><text:span text:style-name="Strong_20_Emphasis"><text:span text:style-name="T216">&lt;script </text:span></text:span><text:span text:style-name="Strong_20_Emphasis"><text:span text:style-name="T283">type="module"</text:span></text:span><text:span text:style-name="Strong_20_Emphasis"><text:span text:style-name="T216"> src="</text:span></text:span><text:span text:style-name="Strong_20_Emphasis"><text:span text:style-name="T114">chemin-vers-/mon</text:span></text:span><text:span text:style-name="Strong_20_Emphasis"><text:span text:style-name="T115">Script</text:span></text:span><text:span text:style-name="Strong_20_Emphasis"><text:span text:style-name="T114">JS</text:span></text:span><text:span text:style-name="Strong_20_Emphasis"><text:span text:style-name="T216">.js"&gt;&lt;/script&gt;</text:span></text:span><text:span text:style-name="Strong_20_Emphasis"><text:span text:style-name="T495"> </text:span></text:span></text:p>
      <text:p text:style-name="P320"><text:span text:style-name="Strong_20_Emphasis"><text:span text:style-name="T795">Attention : l</text:span></text:span><text:span text:style-name="Strong_20_Emphasis"><text:span text:style-name="T762">’attribut </text:span></text:span><text:span text:style-name="Strong_20_Emphasis"><text:span text:style-name="T166">type</text:span></text:span><text:span text:style-name="Strong_20_Emphasis"><text:span text:style-name="T762"> doit </text:span></text:span><text:span text:style-name="Strong_20_Emphasis"><text:span text:style-name="T795">dans ce cas </text:span></text:span><text:span text:style-name="Strong_20_Emphasis"><text:span text:style-name="T1028">obligatoirement</text:span></text:span><text:span text:style-name="Strong_20_Emphasis"><text:span text:style-name="T762"> être renseigné avec comme valeur "</text:span></text:span><text:span text:style-name="Strong_20_Emphasis"><text:span text:style-name="T166">module</text:span></text:span><text:span text:style-name="Strong_20_Emphasis"><text:span text:style-name="T762">".</text:span></text:span><text:span text:style-name="Strong_20_Emphasis"><text:span text:style-name="T762"><text:note text:id="ftn29" text:note-class="footnote"><text:note-citation>29</text:note-citation><text:note-body><text:p text:style-name="P85">Cette valorisation <text:span text:style-name="T442">"module"</text:span><text:span text:style-name="T1121"> </text:span>de l’attribut <text:span text:style-name="T50">type</text:span> apporte aussi d’autres bénéfices – voir §<text:bookmark-ref text:reference-format="chapter" text:ref-name="__RefNumPara__27160_3594348277">5.3</text:bookmark-ref>. Elle est donc à systématiser.</text:p></text:note-body></text:note></text:span></text:span></text:p>
      <text:p text:style-name="Text_20_body"><text:span text:style-name="Strong_20_Emphasis"><text:span text:style-name="T496">Ensuite, dans les modules périphériques, les éléments</text:span></text:span><text:span text:style-name="Strong_20_Emphasis"><text:span text:style-name="T494"> à partager, variables, fonction</text:span></text:span><text:span text:style-name="Strong_20_Emphasis"><text:span text:style-name="T496">s, doivent être préfixés par le mot-clé </text:span></text:span><text:span text:style-name="Strong_20_Emphasis"><text:span text:style-name="T217">export</text:span></text:span><text:span text:style-name="Strong_20_Emphasis"><text:span text:style-name="T494">, tandis q</text:span></text:span><text:span text:style-name="Strong_20_Emphasis"><text:span text:style-name="T496">ue dans le module central, en tête du code, une instruction </text:span></text:span><text:span text:style-name="Strong_20_Emphasis"><text:span text:style-name="T218">import</text:span></text:span><text:span text:style-name="Strong_20_Emphasis"><text:span text:style-name="T496"> doit faire le lien avec le module périphérique et les éléments à partager</text:span></text:span><text:span text:style-name="Strong_20_Emphasis"><text:span text:style-name="T494">.</text:span></text:span></text:p>
      <text:p text:style-name="P86"><text:soft-page-break/><text:span text:style-name="Strong_20_Emphasis"><text:span text:style-name="T762">Exemple :</text:span></text:span></text:p>
      <text:list xml:id="list334511377" text:style-name="L9">
        <text:list-item>
          <text:p text:style-name="P368"><text:span text:style-name="Strong_20_Emphasis"><text:span text:style-name="T496">le fichier</text:span></text:span><text:span text:style-name="Strong_20_Emphasis"><text:span text:style-name="T493"> </text:span></text:span><text:span text:style-name="Strong_20_Emphasis"><text:span text:style-name="T114">fonction</text:span></text:span><text:span text:style-name="Strong_20_Emphasis"><text:span text:style-name="T117">s</text:span></text:span><text:span text:style-name="Strong_20_Emphasis"><text:span text:style-name="T114">-isolée</text:span></text:span><text:span text:style-name="Strong_20_Emphasis"><text:span text:style-name="T117">s</text:span></text:span><text:span text:style-name="Strong_20_Emphasis"><text:span text:style-name="T216">.js</text:span></text:span><text:span text:style-name="Strong_20_Emphasis"><text:span text:style-name="T493"> </text:span></text:span><text:span text:style-name="Strong_20_Emphasis"><text:span text:style-name="T494">contient :</text:span></text:span></text:p>
        </text:list-item>
      </text:list>
      <text:p text:style-name="P292"><text:span text:style-name="T50">export function </text:span><text:span text:style-name="T65">maFonction</text:span><text:span text:style-name="T66">JS</text:span><text:span text:style-name="T50">() {…</text:span><text:span text:style-name="T395">}</text:span></text:p>
      <text:list xml:id="list3633758045" text:style-name="L10">
        <text:list-item>
          <text:p text:style-name="P369"><text:span text:style-name="T670">le fichier </text:span><text:span text:style-name="T163">mon</text:span><text:span text:style-name="T164">Script</text:span><text:span text:style-name="T163">JS</text:span><text:span text:style-name="T397">.js</text:span><text:span text:style-name="T670"> </text:span><text:span text:style-name="T671">comporte en tête</text:span><text:span text:style-name="Strong_20_Emphasis"><text:span text:style-name="T561"> </text:span></text:span><text:span text:style-name="Strong_20_Emphasis"><text:span text:style-name="T562">(typiquement à la première ligne) :</text:span></text:span></text:p>
        </text:list-item>
      </text:list>
      <text:p text:style-name="P292"><text:span text:style-name="T50">import {</text:span><text:span text:style-name="T66">maFonctionJS</text:span><text:span text:style-name="T50">} from "</text:span><text:span text:style-name="T65">chemin-vers-/</text:span><text:span text:style-name="T66">fonction</text:span><text:span text:style-name="T67">s</text:span><text:span text:style-name="T66">-isolée</text:span><text:span text:style-name="T67">s</text:span><text:span text:style-name="T395">.js</text:span><text:span text:style-name="T50">";</text:span></text:p>
      <text:p text:style-name="P293"><text:span text:style-name="Strong_20_Emphasis"><text:span text:style-name="T497">il est alors possible d’appeler la fonction </text:span></text:span><text:span text:style-name="Strong_20_Emphasis"><text:span text:style-name="T116">maFonction</text:span></text:span><text:span text:style-name="Strong_20_Emphasis"><text:span text:style-name="T219">()</text:span></text:span><text:span text:style-name="Strong_20_Emphasis"><text:span text:style-name="T497"> dans le code JS de </text:span></text:span><text:span text:style-name="Strong_20_Emphasis"><text:span text:style-name="T116">monScriptJS</text:span></text:span><text:span text:style-name="Strong_20_Emphasis"><text:span text:style-name="T219">.js</text:span></text:span><text:span text:style-name="Strong_20_Emphasis"><text:span text:style-name="T497">.</text:span></text:span></text:p>
      <text:p text:style-name="P143"><text:span text:style-name="Strong_20_Emphasis"><text:span text:style-name="T762">Il est possible </text:span></text:span><text:span text:style-name="Strong_20_Emphasis"><text:span text:style-name="T795">de modifier le nom de la variable ou de la fonction importée </text:span></text:span><text:span text:style-name="Strong_20_Emphasis"><text:span text:style-name="T849">pour son usage </text:span></text:span><text:span text:style-name="Strong_20_Emphasis"><text:span text:style-name="T796">dans le module central</text:span></text:span><text:span text:style-name="Strong_20_Emphasis"><text:span text:style-name="T795"> avec la </text:span></text:span><text:span text:style-name="Strong_20_Emphasis"><text:span text:style-name="T796">syntaxe :</text:span></text:span></text:p>
      <text:p text:style-name="P292"><text:span text:style-name="T396">import {</text:span><text:span text:style-name="T164">maFonctionJS </text:span><text:span text:style-name="T353">as</text:span><text:span text:style-name="T165"> maFonctionJSDansCeModule</text:span><text:span text:style-name="T396">} from "…";</text:span></text:p>
      <text:h text:style-name="P326" text:outline-level="2"><text:bookmark-start text:name="__RefHeading___Toc56495_3248954936"/><text:span text:style-name="Strong_20_Emphasis"><text:span text:style-name="T1104">Les bibliothèques</text:span></text:span><text:bookmark-end text:name="__RefHeading___Toc56495_3248954936"/></text:h>
      <text:p text:style-name="P35"><text:span text:style-name="Strong_20_Emphasis"><text:span text:style-name="T839">Beaucoup de bibliothèques JS existent qui sont proposées à l’usage sur Internet. Une </text:span></text:span><text:span text:style-name="Strong_20_Emphasis"><text:span text:style-name="T1027">requête</text:span></text:span><text:span text:style-name="Strong_20_Emphasis"><text:span text:style-name="T839"> Google </text:span></text:span><text:span text:style-name="Strong_20_Emphasis"><text:span text:style-name="T1027">avec</text:span></text:span><text:span text:style-name="Strong_20_Emphasis"><text:span text:style-name="T839"> les mots-clés JS et le type des fonctionnalités re</text:span></text:span><text:span text:style-name="Strong_20_Emphasis"><text:span text:style-name="T840">c</text:span></text:span><text:span text:style-name="Strong_20_Emphasis"><text:span text:style-name="T839">herchées </text:span></text:span><text:span text:style-name="Strong_20_Emphasis"><text:span text:style-name="T840">est en général fructueuse. </text:span></text:span><text:span text:style-name="Strong_20_Emphasis"><text:span text:style-name="T1027">I</text:span></text:span><text:span text:style-name="Strong_20_Emphasis"><text:span text:style-name="T840">l existe en outre le site </text:span></text:span><text:span text:style-name="Strong_20_Emphasis"><text:span text:style-name="T938">//www.npmjs.com</text:span></text:span><text:span text:style-name="Strong_20_Emphasis"><text:span text:style-name="T840"> qui répertorie ces bibliothèques lorsqu’elles sont gérées sous GitHub (ce qui est le cas de la majorité, voire de toute</text:span></text:span><text:span text:style-name="Strong_20_Emphasis"><text:span text:style-name="T842">s</text:span></text:span><text:span text:style-name="Strong_20_Emphasis"><text:span text:style-name="T840">).</text:span></text:span></text:p>
      <text:p text:style-name="P37"><text:span text:style-name="Strong_20_Emphasis"><text:span text:style-name="T841">Comme critères de sélection des bibliothèques, sont à prendre en considération – bien sûr – le besoin, mais aussi la licence (quelles sont les obligations associées ?,…), la notoriété, la maintenance (de quand date la dernière </text:span></text:span><text:span text:style-name="Strong_20_Emphasis"><text:span text:style-name="T751">release</text:span></text:span><text:span text:style-name="Strong_20_Emphasis"><text:span text:style-name="T841"> ?), le RETEX (qu’en disent les utilisateurs qui ont laissés un avis ?), et… le coût éventuel – toutes les bibliothèques ne sont pas gratuites !</text:span></text:span></text:p>
      <text:h text:style-name="Heading_20_2" text:outline-level="2"><text:bookmark-start text:name="__RefHeading___Toc105280_1547222851"/><text:span text:style-name="Strong_20_Emphasis"><text:span text:style-name="T1104">Debug</text:span></text:span><text:bookmark-end text:name="__RefHeading___Toc105280_1547222851"/></text:h>
      <text:p text:style-name="P38"><text:span text:style-name="T1105">Le principal outil de debug de JS est </text:span><text:span text:style-name="T1104">la fonction </text:span><text:span text:style-name="T425">console.log()</text:span><text:span text:style-name="T1104">. </text:span>Cette fonction fai<text:span text:style-name="T1104">t</text:span> afficher dans l’<text:span text:style-name="T1104">onglet console de la fenêtre </text:span>de debug des navigateurs (accessible sur Firefox via Clic droit / Inspecter) <text:span text:style-name="T1104">l’argument de la fonction</text:span>.</text:p>
      <text:p text:style-name="P35"><text:span text:style-name="T1040">Cette fonction</text:span> est <text:span text:style-name="T1104">précieuse</text:span> pour la correction et la mise au point du code JS. Son utilisation <text:span text:style-name="T933">principale</text:span> consiste à rajouter au(x<text:span text:style-name="T933">)</text:span> point<text:span text:style-name="T933">(</text:span>s<text:span text:style-name="T933">)</text:span> stratégique<text:span text:style-name="T933">(</text:span>s<text:span text:style-name="T933">)</text:span> du code l’instruction <text:span text:style-name="T1066">(exemple)</text:span> :</text:p>
      <text:p text:style-name="P193"><text:bookmark-start text:name="__RefHeading___Toc105284_1547222851"/><text:span text:style-name="Strong_20_Emphasis"><text:span text:style-name="T308">…<text:line-break/>console.log("</text:span></text:span><text:span text:style-name="Strong_20_Emphasis"><text:span text:style-name="T309">Au</text:span></text:span><text:span text:style-name="Strong_20_Emphasis"><text:span text:style-name="T308"> point </text:span></text:span><text:span text:style-name="Strong_20_Emphasis"><text:span text:style-name="T150">i</text:span></text:span><text:span text:style-name="Strong_20_Emphasis"><text:span text:style-name="T308"> du code, </text:span></text:span><text:span text:style-name="Strong_20_Emphasis"><text:span text:style-name="T151">maVariable</text:span></text:span><text:span text:style-name="Strong_20_Emphasis"><text:span text:style-name="T308"> </text:span></text:span><text:span text:style-name="Strong_20_Emphasis"><text:span text:style-name="T309">= </text:span></text:span><text:span text:style-name="Strong_20_Emphasis"><text:span text:style-name="T308">",</text:span></text:span><text:span text:style-name="Strong_20_Emphasis"><text:span text:style-name="T151">maVariable</text:span></text:span><text:span text:style-name="Strong_20_Emphasis"><text:span text:style-name="T308">) ;<text:line-break/>… </text:span></text:span><text:bookmark-end text:name="__RefHeading___Toc105284_1547222851"/></text:p>
      <text:p text:style-name="P288"><text:span text:style-name="Strong_20_Emphasis"><text:span text:style-name="T844">Pour bénéficier en local</text:span></text:span><text:span text:style-name="Strong_20_Emphasis"><text:span text:style-name="T844"><text:note text:id="ftn30" text:note-class="footnote"><text:note-citation>30</text:note-citation><text:note-body><text:p text:style-name="Footnote"><text:span text:style-name="T1105">"local" au sens :</text:span> sans recourir à un serveur hébergé et sans passer par le réseau Internet <text:span text:style-name="T1105">(donc sans </text:span><text:span text:style-name="T1106">la nécessité de</text:span><text:span text:style-name="T1105"> passer par File</text:span><text:span text:style-name="T1110">Z</text:span><text:span text:style-name="T1105">illa pour uploader les fichiers d’un site web </text:span><text:span text:style-name="T1106">sur un serveur avant de tester)</text:span>.</text:p></text:note-body></text:note></text:span></text:span><text:span text:style-name="Strong_20_Emphasis"><text:span text:style-name="T844"> d’une fonctionnalité de serveur Internet (notamment pour héberger une b</text:span></text:span><text:span text:style-name="Strong_20_Emphasis"><text:span text:style-name="T845">ase </text:span></text:span><text:span text:style-name="Strong_20_Emphasis"><text:span text:style-name="T844">d</text:span></text:span><text:span text:style-name="Strong_20_Emphasis"><text:span text:style-name="T845">e </text:span></text:span><text:span text:style-name="Strong_20_Emphasis"><text:span text:style-name="T844">d</text:span></text:span><text:span text:style-name="Strong_20_Emphasis"><text:span text:style-name="T845">onnées</text:span></text:span><text:span text:style-name="Strong_20_Emphasis"><text:span text:style-name="T844"> JSON – voir §</text:span></text:span><text:span text:style-name="Strong_20_Emphasis"><text:span text:style-name="T844"><text:bookmark-ref text:reference-format="chapter" text:ref-name="__RefHeading___Toc105294_1547222851">5</text:bookmark-ref></text:span></text:span><text:span text:style-name="Strong_20_Emphasis"><text:span text:style-name="T844">) il existe Node.js (</text:span></text:span><text:span text:style-name="Strong_20_Emphasis"><text:span text:style-name="T941">//nodejs.org/fr</text:span></text:span><text:span text:style-name="Strong_20_Emphasis"><text:span text:style-name="T844">) qui propose un environnement d’exécution JS. </text:span></text:span><text:span text:style-name="Strong_20_Emphasis"><text:span text:style-name="T844"><text:note text:id="ftn31" text:note-class="footnote"><text:note-citation>31</text:note-citation><text:note-body><text:p text:style-name="P80">A<text:span text:style-name="T1107">u 31 mai 2023, u</text:span>ne instance de Node.js se trouve sur la machine DHGaudi dans <text:span text:style-name="T910">le</text:span> répertoire <text:span text:style-name="T1117">du compte dominique</text:span> : <text:span text:style-name="T943">Bureau/Studinventive/Module3/api-http</text:span> ; elle donne accès à une base de données JSON (adaptée <text:span text:style-name="T1110">à la partie 3 d</text:span>u cours <text:span text:style-name="T943">//openclassrooms.com/fr/courses/7697016-creez-des-pages-web-dynamiques-avec-javascript/</text:span>). <text:span text:style-name="T1107">Pour activer cette instance de Node.js, il faut venir se placer dans le répertoire </text:span><text:span text:style-name="T1108">où se trouve Node.js </text:span><text:span text:style-name="T1107">avec un terminal et taper la commande : </text:span><text:span text:style-name="T432">npm start</text:span><text:span text:style-name="T1107">. La structure de la base de données JSON gérée par cette instance de Node.js, </text:span><text:span text:style-name="T905">comporte </text:span><text:span text:style-name="T909">les</text:span><text:span text:style-name="T1107"> deux ressources :</text:span> “<text:span text:style-name="T430">pièces automobiles</text:span>” <text:span text:style-name="T1107">et </text:span>“<text:span text:style-name="T430">avis utilisateur</text:span>” <text:span text:style-name="T1107">qui sont accessibles, respectivement, par les chemins : </text:span><text:a xlink:type="simple" xlink:href="http://localhost:8081/pieces" text:style-name="Internet_20_link" text:visited-style-name="Visited_20_Internet_20_Link"><text:span text:style-name="T47">h</text:span></text:a><text:a xlink:type="simple" xlink:href="http://localhost:8081/pieces" text:style-name="Internet_20_link" text:visited-style-name="Visited_20_Internet_20_Link"><text:span text:style-name="T48">ttp://</text:span></text:a><text:a xlink:type="simple" xlink:href="http://localhost:8081/pieces" text:style-name="Internet_20_link" text:visited-style-name="Visited_20_Internet_20_Link"><text:span text:style-name="T47">localhost:8081/pieces</text:span></text:a><text:span text:style-name="T21"> </text:span><text:span text:style-name="T724">et </text:span><text:span text:style-name="T944">http://localhost:8081/avis</text:span><text:span text:style-name="T724">. La base de données </text:span><text:span text:style-name="T913">JSON</text:span><text:span text:style-name="T725"> </text:span><text:span text:style-name="T724">est éditable (fichier db.json) ; </text:span><text:span text:style-name="T725">elle </text:span><text:span text:style-name="T724">est chargée au lancement de Node.js. </text:span><text:span text:style-name="T725">A</text:span><text:span text:style-name="T724">près </text:span><text:span text:style-name="T725">sa </text:span><text:span text:style-name="T724">modification il est donc nécessaire de stopper Node.js (</text:span><text:span text:style-name="T436">Ctrl+Z</text:span><text:span text:style-name="T724"> </text:span><text:span text:style-name="T725">puis la commande </text:span><text:span text:style-name="T437">exit</text:span><text:span text:style-name="T724">) </text:span><text:span text:style-name="T725">de fermer le terminal (commande </text:span><text:span text:style-name="T437">exit</text:span><text:span text:style-name="T725">) avant de réactiver Node.js</text:span><text:span text:style-name="T724"> </text:span><text:span text:style-name="T726">(voir plus haut) </text:span><text:span text:style-name="T725">pour que les modifications soient prises en compte.</text:span></text:p></text:note-body></text:note></text:span></text:span></text:p>
      <text:h text:style-name="P329" text:outline-level="2"><text:bookmark-start text:name="__RefHeading___Toc56497_3248954936"/><text:soft-page-break/><text:span text:style-name="Strong_20_Emphasis">Gestion de configuration</text:span><text:bookmark-end text:name="__RefHeading___Toc56497_3248954936"/></text:h>
      <text:p text:style-name="P36"><text:span text:style-name="Strong_20_Emphasis"><text:span text:style-name="T840">JS ne f</text:span></text:span><text:span text:style-name="Strong_20_Emphasis"><text:span text:style-name="T850">a</text:span></text:span><text:span text:style-name="Strong_20_Emphasis"><text:span text:style-name="T840">it pas exception par rapport aux autres langages informatiques : le développement et la maintenance d’un code </text:span></text:span><text:span text:style-name="Strong_20_Emphasis"><text:span text:style-name="T1027">sont un challenge vis à vis de la cohérence des multiples fichiers qui composent </text:span></text:span><text:span text:style-name="Strong_20_Emphasis"><text:span text:style-name="T840"><text:s/>l’application (</text:span></text:span><text:span text:style-name="Strong_20_Emphasis"><text:span text:style-name="T851">pour le web : </text:span></text:span><text:span text:style-name="Strong_20_Emphasis"><text:span text:style-name="T840">.html, .css, .js).</text:span></text:span></text:p>
      <text:p text:style-name="P36"><text:span text:style-name="Strong_20_Emphasis"><text:span text:style-name="T840">La rigueur dans la gestion de configuration est donc une nécessité, et le recours à un outil de gestion de configuration est par conséquent recommandé. À cet égard GitHub </text:span></text:span><text:span text:style-name="Strong_20_Emphasis"><text:span text:style-name="T841">(</text:span></text:span><text:span text:style-name="Strong_20_Emphasis"><text:span text:style-name="T939">//github.com</text:span></text:span><text:span text:style-name="Strong_20_Emphasis"><text:span text:style-name="T841">) </text:span></text:span><text:span text:style-name="Strong_20_Emphasis"><text:span text:style-name="T840">est un standard </text:span></text:span><text:span text:style-name="Strong_20_Emphasis"><text:span text:style-name="T843">qui</text:span></text:span><text:span text:style-name="Strong_20_Emphasis"><text:span text:style-name="T841"> est libre d’accès</text:span></text:span><text:span text:style-name="Strong_20_Emphasis"><text:span text:style-name="T840"> </text:span></text:span><text:span text:style-name="Strong_20_Emphasis"><text:span text:style-name="T843">et qui propose des interfaces graphiques pour les utilisateurs, dont Git Extensions (</text:span></text:span><text:span text:style-name="Strong_20_Emphasis"><text:span text:style-name="T940">//gitextensions.github.io</text:span></text:span><text:span text:style-name="Strong_20_Emphasis"><text:span text:style-name="T843">) qui est gratuite et compatible LINUX.</text:span></text:span></text:p>
      <text:h text:style-name="Heading_20_1" text:outline-level="1"><text:bookmark-start text:name="__RefNumPara__56294_1547222851"/><text:bookmark-start text:name="__RefHeading___Toc105286_1547222851"/><text:span text:style-name="Strong_20_Emphasis"><text:span text:style-name="T16">Dynamiser</text:span></text:span><text:span text:style-name="Strong_20_Emphasis"><text:span text:style-name="T14"> </text:span></text:span><text:span text:style-name="Strong_20_Emphasis"><text:span text:style-name="T15">l</text:span></text:span><text:a xlink:type="simple" xlink:href="https://openclassrooms.com/fr/courses/7697016-creez-des-pages-web-dynamiques-avec-javascript" text:style-name="Internet_20_link" text:visited-style-name="Visited_20_Internet_20_Link"><text:span text:style-name="Strong_20_Emphasis"><text:span text:style-name="T4">es pages web avec JavaScript</text:span></text:span></text:a><text:bookmark-end text:name="__RefNumPara__56294_1547222851"/><text:bookmark-end text:name="__RefHeading___Toc105286_1547222851"/></text:h>
      <text:h text:style-name="Heading_20_2" text:outline-level="2"><text:bookmark-start text:name="__RefHeading___Toc105288_1547222851"/><text:span text:style-name="Strong_20_Emphasis">Les objets </text:span><text:span text:style-name="Strong_20_Emphasis"><text:span text:style-name="T1000">JS </text:span></text:span><text:span text:style-name="Strong_20_Emphasis"><text:span text:style-name="T624">et les pages web</text:span></text:span><text:bookmark-end text:name="__RefHeading___Toc105288_1547222851"/></text:h>
      <text:p text:style-name="P14"><text:span text:style-name="Strong_20_Emphasis"><text:span text:style-name="T5">Dans le contexte d’un navigateur affichant une page web, JS identifie les </text:span></text:span><text:span text:style-name="Strong_20_Emphasis"><text:span text:style-name="T7">types d’</text:span></text:span><text:span text:style-name="Strong_20_Emphasis"><text:span text:style-name="T5">objets suivants :</text:span></text:span></text:p>
      <text:list xml:id="list2570737751" text:style-name="L11">
        <text:list-item>
          <text:p text:style-name="P347"><text:span text:style-name="Source_20_Text"><text:span text:style-name="T6">W</text:span></text:span><text:span text:style-name="Source_20_Text"><text:span text:style-name="T5">indow</text:span></text:span><text:span text:style-name="Strong_20_Emphasis"><text:span text:style-name="T5"> </text:span></text:span><text:span text:style-name="Strong_20_Emphasis"><text:span text:style-name="T7">pour </text:span></text:span><text:span text:style-name="Strong_20_Emphasis"><text:span text:style-name="T6">la</text:span></text:span><text:span text:style-name="Strong_20_Emphasis"><text:span text:style-name="T5"> fenêtre </text:span></text:span><text:span text:style-name="Strong_20_Emphasis"><text:span text:style-name="T6">ou l’onglet du navigateur </text:span></text:span><text:span text:style-name="Strong_20_Emphasis"><text:span text:style-name="T5">contenant </text:span></text:span><text:span text:style-name="Strong_20_Emphasis"><text:span text:style-name="T6">la</text:span></text:span><text:span text:style-name="Strong_20_Emphasis"><text:span text:style-name="T5"> page web ; </text:span></text:span><text:span text:style-name="Strong_20_Emphasis"><text:span text:style-name="T5"><text:note text:id="ftn32" text:note-class="footnote"><text:note-citation>32</text:note-citation><text:note-body><text:p text:style-name="P62"><text:span text:style-name="T1002">Ce </text:span><text:span text:style-name="T402">Window</text:span><text:span text:style-name="T1002"> n’a </text:span><text:span text:style-name="T898">aucun lien</text:span><text:span text:style-name="T1002"> avec le système d’exploitation éponyme.</text:span></text:p></text:note-body></text:note></text:span></text:span></text:p>
        </text:list-item>
        <text:list-item>
          <text:p text:style-name="P347"><text:span text:style-name="Source_20_Text"><text:span text:style-name="T5">Document</text:span></text:span><text:span text:style-name="Strong_20_Emphasis"><text:span text:style-name="T5"> </text:span></text:span><text:span text:style-name="Strong_20_Emphasis"><text:span text:style-name="T12">pour le DOM de</text:span></text:span><text:span text:style-name="Strong_20_Emphasis"><text:span text:style-name="T5"> l</text:span></text:span><text:span text:style-name="Strong_20_Emphasis"><text:span text:style-name="T12">a page web</text:span></text:span><text:span text:style-name="Strong_20_Emphasis"><text:span text:style-name="T5"> chargé</text:span></text:span><text:span text:style-name="Strong_20_Emphasis"><text:span text:style-name="T12">e</text:span></text:span><text:span text:style-name="Strong_20_Emphasis"><text:span text:style-name="T5"> dans cette fenêtre </text:span></text:span><text:span text:style-name="Strong_20_Emphasis"><text:span text:style-name="T7">ou cet onglet ;</text:span></text:span></text:p>
        </text:list-item>
        <text:list-item>
          <text:p text:style-name="P348"><text:span text:style-name="Strong_20_Emphasis"><text:span text:style-name="T37">Element</text:span></text:span><text:span text:style-name="Strong_20_Emphasis"><text:span text:style-name="T8"> pour les conteneurs </text:span></text:span><text:span text:style-name="Strong_20_Emphasis"><text:span text:style-name="T12">du DOM de cette page web</text:span></text:span><text:span text:style-name="Strong_20_Emphasis"><text:span text:style-name="T8">.</text:span></text:span></text:p>
        </text:list-item>
      </text:list>
      <text:p text:style-name="P112"><text:span text:style-name="Strong_20_Emphasis"><text:span text:style-name="T18">Ces </text:span></text:span><text:span text:style-name="Strong_20_Emphasis"><text:span text:style-name="T19">types d’</text:span></text:span><text:span text:style-name="Strong_20_Emphasis"><text:span text:style-name="T18">objets </text:span></text:span><text:span text:style-name="Strong_20_Emphasis"><text:span text:style-name="T20">possèdent de nombreuses propriétés et </text:span></text:span><text:span text:style-name="Strong_20_Emphasis"><text:span text:style-name="T7">proposent de nombreuses méthodes qui constituent respectivement l</text:span></text:span><text:span text:style-name="Strong_20_Emphasis"><text:span text:style-name="T8">es </text:span></text:span><text:span text:style-name="Strong_20_Emphasis"><text:span text:style-name="T7">"API" </text:span></text:span><text:span text:style-name="Strong_20_Emphasis"><text:span text:style-name="T7"><text:note text:id="ftn33" text:note-class="footnote"><text:note-citation>33</text:note-citation><text:note-body><text:p text:style-name="P61">API pour Application Program Interface</text:p></text:note-body></text:note></text:span></text:span><text:span text:style-name="Strong_20_Emphasis"><text:span text:style-name="T7"> Window, Document </text:span></text:span><text:span text:style-name="Strong_20_Emphasis"><text:span text:style-name="T11">et</text:span></text:span><text:span text:style-name="Strong_20_Emphasis"><text:span text:style-name="T8"> Element</text:span></text:span><text:span text:style-name="Strong_20_Emphasis"><text:span text:style-name="T7"> </text:span></text:span><text:span text:style-name="Strong_20_Emphasis"><text:span text:style-name="T19"> :</text:span></text:span></text:p>
      <text:list xml:id="list4099323711" text:style-name="L12">
        <text:list-item>
          <text:p text:style-name="P349">L’API Window permet, <text:span text:style-name="T1055">par exemple, d’accéder à la taille de la </text:span><text:span text:style-name="T1056">zone de l’écran</text:span><text:span text:style-name="T1055"> dans laquelle </text:span><text:span text:style-name="T1056">le navigateur </text:span><text:span text:style-name="T1055">affiche la page </text:span><text:span text:style-name="T1056">web</text:span><text:span text:style-name="T1055"><text:line-break/>(</text:span><text:span text:style-name="Strong_20_Emphasis"><text:span text:style-name="T7">voir </text:span></text:span><text:span text:style-name="Strong_20_Emphasis"><text:span text:style-name="T44">//developer.mozilla.org/fr/docs/Web/API/Window</text:span></text:span><text:span text:style-name="T1055">).</text:span></text:p>
        </text:list-item>
        <text:list-item>
          <text:p text:style-name="P350">L'<text:span text:style-name="T1054">API</text:span> Document <text:span text:style-name="T1054">fournit les</text:span> point<text:span text:style-name="T1054">s</text:span> d'entrée pour accéder au contenu de la page <text:span text:style-name="T1054">tel que</text:span> formé par l'arbre du DOM ; <text:span text:style-name="T1056">elle</text:span> permet, par exemple, d'obtenir l'URL de la page et de créer de nouveaux <text:span text:style-name="T1031">conteneurs</text:span> <text:span text:style-name="T1064">HTML </text:span>dans le document <text:note text:id="ftn34" text:note-class="footnote"><text:note-citation>34</text:note-citation><text:note-body><text:p text:style-name="P65">Dans le contexte JS on emploie plutôt la locution « élément du DOM » que « conteneur (HTML) » ; mais il s’agit bien de la même chose.</text:p></text:note-body></text:note><text:line-break/><text:span text:style-name="T1056">(voir</text:span> <text:span text:style-name="Strong_20_Emphasis"><text:span text:style-name="T44">//developer.mozilla.org/fr/docs/Web/API/Document</text:span></text:span><text:span text:style-name="T1055">)</text:span>.</text:p>
        </text:list-item>
        <text:list-item>
          <text:p text:style-name="P351">L’API Element propose les fonctionnalités pour modifier les <text:span text:style-name="T1064">éléments du DOM, c’est à dire les </text:span>conteneurs <text:span text:style-name="T1064">du code HTML</text:span><text:line-break/><text:span text:style-name="T1056">(voir </text:span><text:span text:style-name="Strong_20_Emphasis"><text:span text:style-name="T45">//developer.mozilla.org/fr/docs/Web/API/Element</text:span></text:span><text:span text:style-name="T1056">)</text:span>.</text:p>
        </text:list-item>
      </text:list>
      <text:p text:style-name="P20"><text:span text:style-name="Strong_20_Emphasis"><text:span text:style-name="T7">Lorsqu’une page web est prise en charge par un navigateur, </text:span></text:span><text:span text:style-name="Strong_20_Emphasis"><text:span text:style-name="T9">celui-ci instancie les deux objets</text:span></text:span><text:span text:style-name="Strong_20_Emphasis"><text:span text:style-name="T7"> </text:span></text:span><text:span text:style-name="Strong_20_Emphasis"><text:span text:style-name="T36">window</text:span></text:span><text:span text:style-name="Strong_20_Emphasis"><text:span text:style-name="T7"> et </text:span></text:span><text:span text:style-name="Strong_20_Emphasis"><text:span text:style-name="T36">document</text:span></text:span><text:span text:style-name="Strong_20_Emphasis"><text:span text:style-name="T9">,</text:span></text:span><text:span text:style-name="Strong_20_Emphasis"><text:span text:style-name="T10">c</text:span></text:span><text:span text:style-name="Strong_20_Emphasis"><text:span text:style-name="T9">orrespondant a</text:span></text:span><text:span text:style-name="Strong_20_Emphasis"><text:span text:style-name="T7">ux deux types d’objets </text:span></text:span><text:span text:style-name="Strong_20_Emphasis"><text:span text:style-name="T36">Window</text:span></text:span><text:span text:style-name="Strong_20_Emphasis"><text:span text:style-name="T7"> et </text:span></text:span><text:span text:style-name="Strong_20_Emphasis"><text:span text:style-name="T36">Document</text:span></text:span><text:span text:style-name="Strong_20_Emphasis"><text:span text:style-name="T7">, </text:span></text:span><text:span text:style-name="Strong_20_Emphasis"><text:span text:style-name="T10">de sorte que</text:span></text:span><text:span text:style-name="Strong_20_Emphasis"><text:span text:style-name="T9"> pour du code JS attaché à une page web, les deux objets </text:span></text:span><text:span text:style-name="Strong_20_Emphasis"><text:span text:style-name="T38">window</text:span></text:span><text:span text:style-name="Strong_20_Emphasis"><text:span text:style-name="T9"> et </text:span></text:span><text:span text:style-name="Strong_20_Emphasis"><text:span text:style-name="T38">document</text:span></text:span><text:span text:style-name="Strong_20_Emphasis"><text:span text:style-name="T9"> préexistent.</text:span></text:span></text:p>
      <text:p text:style-name="P284"><text:span text:style-name="Strong_20_Emphasis"><text:span text:style-name="T11">Les trois types d’objets </text:span></text:span><text:span text:style-name="Strong_20_Emphasis"><text:span text:style-name="T39">Window</text:span></text:span><text:span text:style-name="Strong_20_Emphasis"><text:span text:style-name="T11">, </text:span></text:span><text:span text:style-name="Strong_20_Emphasis"><text:span text:style-name="T39">Document</text:span></text:span><text:span text:style-name="Strong_20_Emphasis"><text:span text:style-name="T11"> et </text:span></text:span><text:span text:style-name="Strong_20_Emphasis"><text:span text:style-name="T39">Element</text:span></text:span><text:span text:style-name="Strong_20_Emphasis"><text:span text:style-name="T11"> ont tous pour ancêtre le type d’objets </text:span></text:span><text:span text:style-name="Strong_20_Emphasis"><text:span text:style-name="T39">EventTarget</text:span></text:span><text:span text:style-name="Strong_20_Emphasis"><text:span text:style-name="T11"> qui propose également des méthodes sous la dénomination "API" EventTarget (voir</text:span></text:span><text:span text:style-name="Strong_20_Emphasis"><text:span text:style-name="T17"> </text:span></text:span><text:span text:style-name="Strong_20_Emphasis"><text:span text:style-name="T45">//developer.mozilla.org/fr/docs/Web/API/EventTarget</text:span></text:span><text:span text:style-name="Strong_20_Emphasis"><text:span text:style-name="T11">).</text:span></text:span></text:p>
      <text:p text:style-name="P20"><text:span text:style-name="Strong_20_Emphasis"><text:span text:style-name="T13">L’ "API" EventTarget </text:span></text:span><text:span text:style-name="Strong_20_Emphasis"><text:span text:style-name="T49">donne les outils pour</text:span></text:span><text:span text:style-name="Strong_20_Emphasis"><text:span text:style-name="T13"> récupérer les actions de l’opérateur sur la page web et ainsi y réagir de façon appropriée.</text:span></text:span></text:p>
      <text:h text:style-name="P327" text:outline-level="2"><text:bookmark-start text:name="__RefNumPara__54132_1547222851"/><text:bookmark-start text:name="__RefHeading___Toc105290_1547222851"/><text:span text:style-name="Strong_20_Emphasis"><text:span text:style-name="T990">Interaction avec le</text:span></text:span><text:span text:style-name="Strong_20_Emphasis"><text:span text:style-name="T973"> </text:span></text:span><text:span text:style-name="Strong_20_Emphasis"><text:span text:style-name="T627">DOM</text:span></text:span><text:bookmark-end text:name="__RefNumPara__54132_1547222851"/><text:bookmark-end text:name="__RefHeading___Toc105290_1547222851"/></text:h>
      <text:p text:style-name="P13"><text:span text:style-name="Strong_20_Emphasis"><text:span text:style-name="T785">Le JS dispose des fonctionnalités pour créer </text:span></text:span><text:span text:style-name="Strong_20_Emphasis"><text:span text:style-name="T790">ou modifier </text:span></text:span><text:span text:style-name="Strong_20_Emphasis"><text:span text:style-name="T785">du code HTML </text:span></text:span><text:span text:style-name="Strong_20_Emphasis"><text:span text:style-name="T788">dans une page web (alias </text:span></text:span><text:span text:style-name="Strong_20_Emphasis"><text:span text:style-name="T205">document</text:span></text:span><text:span text:style-name="Strong_20_Emphasis"><text:span text:style-name="T205"><text:note text:id="ftn35" text:note-class="footnote"><text:note-citation>35</text:note-citation><text:note-body><text:p text:style-name="P52">Plus précisément, <text:span text:style-name="T50">document</text:span> est la page web élaborée par le navigateur à partir du fichier .html auquel est rattaché le fichier .js contenant le code JS.</text:p></text:note-body></text:note></text:span></text:span><text:span text:style-name="Strong_20_Emphasis"><text:span text:style-name="T788">) </text:span></text:span><text:span text:style-name="Strong_20_Emphasis"><text:span text:style-name="T786">avec les méthodes suivantes</text:span></text:span><text:span text:style-name="Strong_20_Emphasis"><text:span text:style-name="T785"> :</text:span></text:span></text:p>
      <table:table table:name="Tableau10" table:style-name="Tableau10">
        <table:table-column table:style-name="Tableau10.A"/>
        <table:table-column table:style-name="Tableau10.B"/>
        <table:table-row table:style-name="TableLine94856587793056">
          <table:table-cell table:style-name="Tableau10.A1" office:value-type="string">
            <text:p text:style-name="P13"><text:span text:style-name="Strong_20_Emphasis"><text:span text:style-name="T203">.createElement(…</text:span></text:span><text:span text:style-name="Strong_20_Emphasis"><text:span text:style-name="T202">)</text:span></text:span></text:p>
          </table:table-cell>
          <table:table-cell table:style-name="Tableau10.A1" office:value-type="string">
            <text:p text:style-name="P252"><text:span text:style-name="T977">Cette méthode d</text:span><text:span text:style-name="T979">e </text:span><text:span text:style-name="T1057">l’API Document</text:span><text:span text:style-name="T977"> crée un conteneur</text:span><text:span text:style-name="T977"><text:note text:id="ftn36" text:note-class="footnote"><text:note-citation>36</text:note-citation><text:note-body><text:p text:style-name="P53"><text:span text:style-name="T977">Voir le document « Créer un site web avec HTML5 et CSS3 ».<text:line-break/></text:span><text:span text:style-name="T978">Rappel</text:span><text:span text:style-name="T977"> : chaque balise HTML détermine un conteneur ; </text:span><text:span text:style-name="T978">chaque conteneur, outre la balise qui le définit, </text:span><text:span text:style-name="T979">est</text:span><text:span text:style-name="T978"> </text:span><text:span text:style-name="T979">singularisé par </text:span><text:span text:style-name="T893">la</text:span><text:span text:style-name="T979"> ou les classes auxquelles il appartient (attribut </text:span><text:span text:style-name="T385">class</text:span><text:span text:style-name="T979"> de la balise) et par une identité (attribut </text:span><text:span text:style-name="T385">id</text:span><text:span text:style-name="T979"> de la balise).</text:span></text:p></text:note-body></text:note></text:span><text:span text:style-name="T977"> HTML de la balise </text:span><text:soft-page-break/><text:span text:style-name="T977">spécifiée ; </text:span><text:span text:style-name="T1058">emploi : <text:line-break/></text:span><text:span text:style-name="T405">const </text:span><text:span text:style-name="T71">m</text:span><text:span text:style-name="T70">onNouvelElement</text:span><text:span text:style-name="T405">=document.createElement(…)</text:span></text:p>
            <text:p text:style-name="P247">L’<text:span text:style-name="T982">argument</text:span> de cette méthode est la chaîne de caractères du nom de la balise qu’on veut créer (sans le <text:span text:style-name="T50">&lt;</text:span> et le <text:span text:style-name="T50">&gt;</text:span>).</text:p>
            <text:p text:style-name="P252"><text:span text:style-name="T974">Elle fournit en sortie un objet </text:span><text:span text:style-name="T1058">de type </text:span><text:span text:style-name="T405">Element</text:span><text:span text:style-name="T1058"> </text:span><text:span text:style-name="T974">représentatif </text:span><text:span text:style-name="T978">du conteneur</text:span><text:span text:style-name="T974"> </text:span><text:span text:style-name="T978">ainsi créé </text:span><text:span text:style-name="T975">grâce auquel on pourra </text:span><text:span text:style-name="T1059">notamment</text:span><text:span text:style-name="T975"> :</text:span></text:p>
            <text:list xml:id="list12172934" text:style-name="L13">
              <text:list-item>
                <text:p text:style-name="P331">renseigner les attributs de la balise si besoin ;</text:p>
              </text:list-item>
              <text:list-item>
                <text:p text:style-name="P332"><text:span text:style-name="T975">insérer l</text:span><text:span text:style-name="T978">e conteneur</text:span><text:span text:style-name="T975"> dans le DOM </text:span><text:span text:style-name="T1059">avec la méthode </text:span><text:span text:style-name="T406">.appendChild()</text:span></text:p>
              </text:list-item>
            </text:list>
          </table:table-cell>
        </table:table-row>
        <table:table-row table:style-name="TableLine94856593383744">
          <table:table-cell table:style-name="Tableau10.A1" office:value-type="string">
            <text:p text:style-name="P248">.querySelector(…<text:span text:style-name="T976">)</text:span></text:p>
          </table:table-cell>
          <table:table-cell table:style-name="Tableau10.A1" office:value-type="string">
            <text:p text:style-name="P254"><text:span text:style-name="T977">Cette méthode d</text:span><text:span text:style-name="T979">e </text:span><text:span text:style-name="T1057">l’API Document</text:span><text:span text:style-name="T977"> </text:span><text:span text:style-name="T978">permet d’accéder à </text:span><text:span text:style-name="T989">des</text:span><text:span text:style-name="T978"> conteneur</text:span><text:span text:style-name="T989">s</text:span><text:span text:style-name="T978"> HTML dans </text:span><text:span text:style-name="T1057">le DOM </text:span><text:span text:style-name="T1122">entier (i.e. l’objet </text:span><text:span text:style-name="T443">document</text:span><text:span text:style-name="T1122">) ou – typiquement – un formulaire du DOM désigné par </text:span><text:span text:style-name="T443">ev.target</text:span><text:span text:style-name="T695"> </text:span><text:span text:style-name="T696">ou </text:span><text:span text:style-name="T444">ev.currentTarget</text:span><text:span text:style-name="T696"> </text:span><text:span text:style-name="T695">(cf. §</text:span><text:span text:style-name="T695"><text:bookmark-ref text:reference-format="chapter" text:ref-name="__RefNumPara__14483_245406305">4.3</text:bookmark-ref></text:span><text:span text:style-name="T695">)</text:span><text:span text:style-name="T1057"> ;</text:span><text:span text:style-name="T977"> </text:span><text:span text:style-name="T1058">emploi : <text:line-break/></text:span><text:span text:style-name="T405">const </text:span><text:span text:style-name="T71">e</text:span><text:span text:style-name="T70">lement</text:span><text:span text:style-name="T71">sRecherches</text:span><text:span text:style-name="T405">=document.q</text:span><text:span text:style-name="T406">uerySelector</text:span><text:span text:style-name="T405">(…)</text:span></text:p>
            <text:p text:style-name="P252"><text:span text:style-name="T976">L’</text:span><text:span text:style-name="T982">argument</text:span><text:span text:style-name="T976"> de cette méthode est </text:span><text:span text:style-name="T977">la chaîne de caractères désignant </text:span><text:span text:style-name="T986">des</text:span><text:span text:style-name="T977"> </text:span><text:span text:style-name="T978">conteneur</text:span><text:span text:style-name="T986">s</text:span><text:span text:style-name="T977"> </text:span><text:span text:style-name="T1057">recherchés dans le </text:span><text:span text:style-name="T1060">DOM </text:span><text:span text:style-name="T1100">(il s’écrit donc avec </text:span><text:span text:style-name="T424">" "</text:span><text:span text:style-name="T1100"> ou </text:span><text:span text:style-name="T424">‘ ’</text:span><text:span text:style-name="T1100"> ou </text:span><text:span text:style-name="T424">` `</text:span><text:span text:style-name="T1100">)</text:span><text:span text:style-name="T977"> ; </text:span><text:span text:style-name="T978">la syntaxe de désignation est celle du </text:span><text:span text:style-name="T404">sélecteur</text:span><text:span text:style-name="T1057"> </text:span><text:span text:style-name="T1060">dans du code </text:span><text:span text:style-name="T978">CSS</text:span><text:span text:style-name="T971"><text:note-ref text:note-class="footnote" text:reference-format="text" text:ref-name="ftn36">36</text:note-ref></text:span><text:span text:style-name="T978">.</text:span></text:p>
            <text:p text:style-name="P252"><text:span text:style-name="T979">Elle fournit en sortie </text:span><text:span text:style-name="T986">un tableau d’</text:span><text:span text:style-name="T979">objet</text:span><text:span text:style-name="T986">s</text:span><text:span text:style-name="T979"> </text:span><text:span text:style-name="T1057">de type </text:span><text:span text:style-name="T404">Element</text:span><text:span text:style-name="T1057"> </text:span><text:span text:style-name="T979">représentatif</text:span><text:span text:style-name="T1059">s</text:span><text:span text:style-name="T979"> d</text:span><text:span text:style-name="T986">es</text:span><text:span text:style-name="T979"> conteneur</text:span><text:span text:style-name="T986">s</text:span><text:span text:style-name="T979"> ainsi désigné</text:span><text:span text:style-name="T986">s</text:span><text:span text:style-name="T979">.</text:span></text:p>
          </table:table-cell>
        </table:table-row>
        <table:table-row table:style-name="TableLine94856588473712">
          <table:table-cell table:style-name="Tableau10.A1" office:value-type="string">
            <text:p text:style-name="P248">.getElementById(…<text:span text:style-name="T985">)</text:span></text:p>
          </table:table-cell>
          <table:table-cell table:style-name="Tableau10.A1" office:value-type="string">
            <text:p text:style-name="P253"><text:span text:style-name="T977">Cette méthode d</text:span><text:span text:style-name="T979">e </text:span><text:span text:style-name="T1057">l’</text:span><text:span text:style-name="T675">API D</text:span><text:span text:style-name="T676">ocument</text:span><text:span text:style-name="T977"> </text:span><text:span text:style-name="T978">permet d’accéder à un conteneur HTML dans le </text:span><text:span text:style-name="T384">document</text:span><text:span text:style-name="T978"> </text:span><text:span text:style-name="T986">lorsque ce conteneur est pourvu d’un attribut </text:span><text:span text:style-name="T390">id</text:span><text:span text:style-name="T986"> renseigné</text:span><text:span text:style-name="T971"><text:note-ref text:note-class="footnote" text:reference-format="text" text:ref-name="ftn36">36</text:note-ref></text:span><text:span text:style-name="T986">. </text:span><text:span text:style-name="T986"><text:note text:id="ftn37" text:note-class="footnote"><text:note-citation>37</text:note-citation><text:note-body><text:p text:style-name="Footnote"><text:span text:style-name="T912">Selon les tests réalisée c</text:span>ette méthode ne fonctionne pas sur une partie du DOM désigné par <text:span text:style-name="T50">ev.target</text:span> ou <text:span text:style-name="T50">ev.currentTarget</text:span>.</text:p></text:note-body></text:note></text:span></text:p>
            <text:p text:style-name="P252"><text:span text:style-name="T976">L’</text:span><text:span text:style-name="T982">argument</text:span><text:span text:style-name="T976"> de cette méthode est </text:span><text:span text:style-name="T977">la chaîne de caractères </text:span><text:span text:style-name="T986">de l’ </text:span><text:span text:style-name="T390">id</text:span><text:span text:style-name="T986"> du</text:span><text:span text:style-name="T977"> </text:span><text:span text:style-name="T978">conteneur</text:span><text:span text:style-name="T977"> dans la page web </text:span><text:span text:style-name="T986">(donc sans </text:span><text:span text:style-name="T989">le préfixe </text:span><text:span text:style-name="T986"># </text:span><text:span text:style-name="T989">du CSS</text:span><text:span text:style-name="T986">)</text:span><text:span text:style-name="T978">.</text:span></text:p>
            <text:p text:style-name="P252"><text:span text:style-name="T979">Elle fournit en sortie </text:span><text:span text:style-name="T986">l’</text:span><text:span text:style-name="T979">objet </text:span><text:span text:style-name="T1057">de type </text:span><text:span text:style-name="T404">Element</text:span><text:span text:style-name="T979"> (représentatif</text:span><text:span text:style-name="T986">)</text:span><text:span text:style-name="T979"> du conteneur ainsi désigné </text:span><text:span text:style-name="T1057">s’il existe, sinon </text:span><text:span text:style-name="T404">null</text:span><text:span text:style-name="T979">.</text:span></text:p>
          </table:table-cell>
        </table:table-row>
        <table:table-row table:style-name="TableLine94856588464800">
          <table:table-cell table:style-name="Tableau10.A1" office:value-type="string">
            <text:p text:style-name="P248">.appendChild(…)</text:p>
          </table:table-cell>
          <table:table-cell table:style-name="Tableau10.A1" office:value-type="string">
            <text:p text:style-name="P252"><text:span text:style-name="T977">Cette méthode </text:span><text:span text:style-name="T1060">de l’API Element </text:span><text:span text:style-name="T977">insère </text:span><text:span text:style-name="T978">un</text:span><text:span text:style-name="T977"> conteneur HTML dans le DOM </text:span><text:span text:style-name="T1057">en tant que fils du conteneur </text:span><text:span text:style-name="T1060">dont c’est la méthode</text:span><text:span text:style-name="T977">.</text:span></text:p>
            <text:p text:style-name="P252"><text:span text:style-name="T978">Cette méthode s’applique </text:span><text:span text:style-name="T1060">donc </text:span><text:span text:style-name="T978">à un </text:span><text:span text:style-name="T979">objet </text:span><text:span text:style-name="T1057">de type </text:span><text:span text:style-name="T404">Element</text:span><text:span text:style-name="T978">, typiquement l’objet que fournit la méthode </text:span><text:span text:style-name="T383">.getElementById(…</text:span><text:span text:style-name="T387">)</text:span><text:span text:style-name="T986"> ou </text:span><text:span text:style-name="T382">.createElement()</text:span><text:span text:style-name="T667">.</text:span></text:p>
            <text:p text:style-name="P252"><text:span text:style-name="T975">L’</text:span><text:span text:style-name="T982">argument</text:span><text:span text:style-name="T975"> de cette méthode est un objet </text:span><text:span text:style-name="T1059">de type </text:span><text:span text:style-name="T406">Element</text:span><text:span text:style-name="T975">, typiquement </text:span><text:span text:style-name="T1060">l’objet </text:span><text:span text:style-name="T975">que fournit la méthode </text:span><text:span text:style-name="T382">.createElement()</text:span><text:span text:style-name="T975">.</text:span></text:p>
            <text:p text:style-name="P255"><text:span text:style-name="T1060">Emploi : </text:span><text:span text:style-name="T72">conteneurPere</text:span><text:span text:style-name="T407">.appenChild(</text:span><text:span text:style-name="T72">conteneurFils</text:span><text:span text:style-name="T407">);</text:span></text:p>
          </table:table-cell>
        </table:table-row>
        <table:table-row table:style-name="TableLine94856589170768">
          <table:table-cell table:style-name="Tableau10.A1" office:value-type="string">
            <text:p text:style-name="P266">.innerText = …</text:p>
          </table:table-cell>
          <table:table-cell table:style-name="Tableau10.A1" office:value-type="string">
            <text:p text:style-name="P262"><text:span text:style-name="T978">Cette </text:span><text:span text:style-name="T1124">propriété</text:span><text:span text:style-name="T978"> s’applique à un </text:span><text:span text:style-name="T979">objet </text:span><text:span text:style-name="T1060">de type </text:span><text:span text:style-name="T407">Element</text:span><text:span text:style-name="T978">, typiquement l’objet que fournit la méthode </text:span><text:span text:style-name="T383">.getElementById(…</text:span><text:span text:style-name="T387">)</text:span><text:span text:style-name="T986"> ou </text:span><text:span text:style-name="T382">.createElement()</text:span><text:span text:style-name="T667">.</text:span></text:p>
            <text:p text:style-name="P262"><text:span text:style-name="T690">Cette </text:span><text:span text:style-name="T691">propriété</text:span><text:span text:style-name="T690"> </text:span><text:span text:style-name="T692">de l’API Element </text:span><text:span text:style-name="T690">insère </text:span><text:span text:style-name="T691">le</text:span><text:span text:style-name="T690"> texte </text:span><text:span text:style-name="T680">à afficher</text:span><text:span text:style-name="T690"> comme contenu du conteneur (il s’agit donc nécessairement d’un conteneur d’une balise par paire).</text:span></text:p>
            <text:p text:style-name="P252"><text:soft-page-break/><text:span text:style-name="T987">L</text:span><text:span text:style-name="T1124">e type</text:span><text:span text:style-name="T987"> de cette </text:span><text:span text:style-name="T1124">propriété</text:span><text:span text:style-name="T987"> est une chaîne de caractères ; cette chaîne de caractères n’est pas interprétée comme du code </text:span><text:span text:style-name="T989">H</text:span><text:span text:style-name="T987">TML par le navigateur web (pour cela il y a la </text:span><text:span text:style-name="T1124">propriété</text:span><text:span text:style-name="T987"> </text:span><text:span text:style-name="T391">.innerHTML</text:span><text:span text:style-name="T987">).</text:span></text:p>
            <text:p text:style-name="P263"><text:span text:style-name="T1124">L’</text:span><text:span text:style-name="T1061">é</text:span><text:span text:style-name="T1124">galité</text:span><text:span text:style-name="T1061"> peut s’inverser, de façon à récupérer dans le code JS le contenu textuel d’un conteneur sous la forme d’une chaîne de caractères.</text:span></text:p>
          </table:table-cell>
        </table:table-row>
        <table:table-row table:style-name="TableLine94856589173280">
          <table:table-cell table:style-name="Tableau10.A1" office:value-type="string">
            <text:p text:style-name="P265"><text:span text:style-name="T284">.innerHTML = … </text:span><text:span text:style-name="Strong_20_Emphasis"><text:span text:style-name="T285"><text:line-break/></text:span></text:span><text:span text:style-name="Strong_20_Emphasis"><text:span text:style-name="T563">(en format propriété)</text:span></text:span></text:p>
          </table:table-cell>
          <table:table-cell table:style-name="Tableau10.A1" office:value-type="string">
            <text:p text:style-name="P262"><text:span text:style-name="T978">Cette méthode s’applique à un </text:span><text:span text:style-name="T979">objet </text:span><text:span text:style-name="T1061">de type </text:span><text:span text:style-name="T408">Element</text:span><text:span text:style-name="T978">, typiquement l’objet que fournit la méthode </text:span><text:span text:style-name="T383">.getElementById(…</text:span><text:span text:style-name="T387">)</text:span><text:span text:style-name="T986"> ou </text:span><text:span text:style-name="T382">.createElement()</text:span><text:span text:style-name="T667">.</text:span></text:p>
            <text:p text:style-name="P262"><text:span text:style-name="T690">Cette </text:span><text:span text:style-name="T691">propriété</text:span><text:span text:style-name="T690"> </text:span><text:span text:style-name="T692">de l’API Element </text:span><text:span text:style-name="T693">affecte à un conteneur son </text:span><text:span text:style-name="T690">contenu (il s’agit donc nécessairement d’un conteneur d’une balise par paire) ; </text:span><text:span text:style-name="T692">si le conteneur avait déjà un contenu il est effacé </text:span><text:span text:style-name="T694">et remplacé</text:span><text:span text:style-name="T690">.</text:span></text:p>
            <text:p text:style-name="P249">L’argument de cette méthode est une chaîne de caractères ; cette chaîne de caractères est interprétée comme du code HTML par le navigateur web. <text:span text:style-name="T988">Elle produit donc une réévaluation complète par le navigateur web de la branche du DOM qui part du conteneur considéré. </text:span><text:span text:style-name="T988"><text:note text:id="ftn38" text:note-class="footnote"><text:note-citation>38</text:note-citation><text:note-body><text:p text:style-name="P84"><text:span text:style-name="T1118">Selon les tests effectués cette </text:span><text:span text:style-name="T911">assertion</text:span><text:span text:style-name="T1118"> n’est vraie que si la chaîne de caractère en argument correspond à un seul conteneur </text:span><text:span text:style-name="T1120">sans enfant</text:span><text:span text:style-name="T1118">, ou au contenu texte d’un conteneur </text:span><text:span text:style-name="T1120">avec des balises </text:span><text:span text:style-name="T440">inline</text:span><text:span text:style-name="T1120"> (comme </text:span><text:span text:style-name="T440">&lt;br&gt;</text:span><text:span text:style-name="T1120">)</text:span><text:span text:style-name="T1118">.</text:span></text:p></text:note-body></text:note></text:span></text:p>
            <text:p text:style-name="P256">L’é<text:span text:style-name="T1124">galité</text:span> peut s’inverser de façon à récupérer dans le code JS le contenu d’un conteneur sous la forme d’une chaîne de caractères.</text:p>
          </table:table-cell>
        </table:table-row>
        <table:table-row table:style-name="TableLine94856588198816">
          <table:table-cell table:style-name="Tableau10.A1" office:value-type="string">
            <text:p text:style-name="P267">.insertAdjacentHTML(<text:line-break/> <text:s/>…,<text:line-break/> <text:s/>…<text:line-break/><text:span text:style-name="T1118">)</text:span></text:p>
            <text:p text:style-name="P319"/>
          </table:table-cell>
          <table:table-cell table:style-name="Tableau10.A1" office:value-type="string">
            <text:p text:style-name="P260"><text:span text:style-name="T1118">Cette méthode de l’API Element insère un </text:span><text:span text:style-name="T977">conteneur HTML dans le DOM </text:span><text:span text:style-name="T1057">en tant que </text:span><text:span text:style-name="T1118">frère</text:span><text:span text:style-name="T1057"> </text:span><text:span text:style-name="T1118">ou fils </text:span><text:span text:style-name="T1057">du conteneur </text:span><text:span text:style-name="T1060">dont c’est la méthode</text:span><text:span text:style-name="T977">.</text:span></text:p>
            <text:p text:style-name="P260"><text:span text:style-name="T978">Cette méthode s’applique </text:span><text:span text:style-name="T1060">donc </text:span><text:span text:style-name="T978">à un </text:span><text:span text:style-name="T979">objet </text:span><text:span text:style-name="T1057">de type </text:span><text:span text:style-name="T404">Element</text:span><text:span text:style-name="T978">, typiquement l’objet que fournit la méthode </text:span><text:span text:style-name="T383">.getElementById(…</text:span><text:span text:style-name="T387">)</text:span><text:span text:style-name="T986"> ou </text:span><text:span text:style-name="T382">.createElement()</text:span><text:span text:style-name="T667">.</text:span></text:p>
            <text:p text:style-name="P250"><text:span text:style-name="T1118">Le premier argument, </text:span><text:span text:style-name="T1120">une chaîne de caractères,</text:span><text:span text:style-name="T1118"> </text:span><text:span text:style-name="T1119">détermine la position du conteneur inséré :</text:span></text:p>
            <text:list xml:id="list1805469369" text:style-name="L14">
              <text:list-item>
                <text:p text:style-name="P333"><text:span text:style-name="T987">e</text:span><text:span text:style-name="T1119">n tant que </text:span><text:span text:style-name="T987">c</text:span><text:span text:style-name="T1119">onteneur frère avec :</text:span></text:p>
              </text:list-item>
            </text:list>
            <text:list xml:id="list3817113712" text:style-name="L15">
              <text:list-item>
                <text:p text:style-name="P335">"<text:span text:style-name="T50">beforebegin</text:span>" : <text:span text:style-name="T1119">avant lui-même ;</text:span></text:p>
              </text:list-item>
              <text:list-item>
                <text:p text:style-name="P335">"<text:span text:style-name="T50">afterend</text:span>" : <text:span text:style-name="T1119">après lui-même ;</text:span></text:p>
              </text:list-item>
            </text:list>
            <text:list xml:id="list94832811237995" text:continue-list="list1805469369" text:style-name="L14">
              <text:list-item>
                <text:p text:style-name="P334">en tant que conteneur fils avec :</text:p>
              </text:list-item>
            </text:list>
            <text:list xml:id="list2433989375" text:style-name="L16">
              <text:list-item>
                <text:p text:style-name="P336"><text:span text:style-name="T987">"</text:span><text:span text:style-name="T391">afterbegin</text:span><text:span text:style-name="T987">" : avant son premier </text:span><text:span text:style-name="T1119">fils ;</text:span></text:p>
              </text:list-item>
            </text:list>
            <text:list xml:id="list1061214000" text:style-name="L17">
              <text:list-item>
                <text:p text:style-name="P337"><text:span text:style-name="T987">"</text:span><text:span text:style-name="T441">before</text:span><text:span text:style-name="T391">rend</text:span><text:span text:style-name="T987">" : </text:span><text:span text:style-name="T1119">après son dernier fils</text:span><text:span text:style-name="T987">.</text:span></text:p>
              </text:list-item>
            </text:list>
            <text:p text:style-name="P250">L<text:span text:style-name="T1118">e second </text:span>argument de cette méthode est une chaîne de caractères ; cette chaîne de caractères est interprétée comme du code HTML par le navigateur web, <text:span text:style-name="T1120">et doit correspondre à une instruction HTML (soit le code d’un conteneur)</text:span>. <text:span text:style-name="T988">Elle produit donc une réévaluation complète par le navigateur web de la branche du DOM qui part du conteneur considéré. </text:span><text:span text:style-name="T988"><text:note text:id="ftn39" text:note-class="footnote"><text:note-citation>39</text:note-citation><text:note-body><text:p text:style-name="P83"><text:span text:style-name="T1118">Selon les tests effectués cette </text:span><text:span text:style-name="T911">assertion</text:span><text:span text:style-name="T1118"> n’est vraie que si la chaîne de caractère en argument correspond à un conteneur </text:span><text:span text:style-name="T1120">sans enfant</text:span><text:span text:style-name="T1118">.</text:span></text:p></text:note-body></text:note></text:span></text:p>
          </table:table-cell>
        </table:table-row>
        <table:table-row table:style-name="TableLine94856588199408">
          <table:table-cell table:style-name="Tableau10.A1" office:value-type="string">
            <text:p text:style-name="P267">.insertAdjacent<text:span text:style-name="T1125">Element</text:span>(<text:line-break/> <text:s/>…,<text:line-break/> <text:s/>…<text:line-break/><text:span text:style-name="T1118">)</text:span></text:p>
            <text:p text:style-name="P319"/>
          </table:table-cell>
          <table:table-cell table:style-name="Tableau10.A1" office:value-type="string">
            <text:p text:style-name="P260"><text:span text:style-name="T1118">Cette méthode de l’API Element insère un </text:span><text:span text:style-name="T977">conteneur HTML dans le DOM </text:span><text:span text:style-name="T1057">en tant que </text:span><text:span text:style-name="T1118">frère</text:span><text:span text:style-name="T1057"> </text:span><text:span text:style-name="T1118">ou fils </text:span><text:span text:style-name="T1057">du conteneur </text:span><text:span text:style-name="T1060">dont c’est la méthode</text:span><text:span text:style-name="T977">.</text:span></text:p>
            <text:p text:style-name="P260"><text:span text:style-name="T978">Cette méthode s’applique </text:span><text:span text:style-name="T1060">donc </text:span><text:span text:style-name="T978">à un </text:span><text:span text:style-name="T979">objet </text:span><text:span text:style-name="T1057">de type </text:span><text:span text:style-name="T404">Element</text:span><text:span text:style-name="T978">, typiquement l’objet que fournit la méthode </text:span><text:span text:style-name="T383">.getElementById(…</text:span><text:span text:style-name="T387">)</text:span><text:span text:style-name="T986"> ou </text:span><text:span text:style-name="T382">.createElement()</text:span><text:span text:style-name="T667">.</text:span></text:p>
            <text:p text:style-name="P250"><text:soft-page-break/><text:span text:style-name="T1118">Le premier argument, </text:span><text:span text:style-name="T1120">une chaîne de caractères,</text:span><text:span text:style-name="T1118"> </text:span><text:span text:style-name="T1119">détermine la position du conteneur inséré :</text:span></text:p>
            <text:list xml:id="list94832895436810" text:continue-list="list94832811237995" text:style-name="L14">
              <text:list-item>
                <text:p text:style-name="P333"><text:span text:style-name="T987">e</text:span><text:span text:style-name="T1119">n tant que </text:span><text:span text:style-name="T987">c</text:span><text:span text:style-name="T1119">onteneur frère avec :</text:span></text:p>
              </text:list-item>
            </text:list>
            <text:list xml:id="list94833945706130" text:continue-list="list3817113712" text:style-name="L15">
              <text:list-item>
                <text:p text:style-name="P335">"<text:span text:style-name="T50">beforebegin</text:span>" : <text:span text:style-name="T1119">avant lui-même ;</text:span></text:p>
              </text:list-item>
              <text:list-item>
                <text:p text:style-name="P335">"<text:span text:style-name="T50">afterend</text:span>" : <text:span text:style-name="T1119">après lui-même ;</text:span></text:p>
              </text:list-item>
            </text:list>
            <text:list xml:id="list94834214443261" text:continue-list="list94832895436810" text:style-name="L14">
              <text:list-item>
                <text:p text:style-name="P334">en tant que conteneur fils avec :</text:p>
              </text:list-item>
            </text:list>
            <text:list xml:id="list94834176061609" text:continue-list="list2433989375" text:style-name="L16">
              <text:list-item>
                <text:p text:style-name="P336"><text:span text:style-name="T987">"</text:span><text:span text:style-name="T391">afterbegin</text:span><text:span text:style-name="T987">" : avant son premier </text:span><text:span text:style-name="T1119">fils ;</text:span></text:p>
              </text:list-item>
            </text:list>
            <text:list xml:id="list94834127223922" text:continue-list="list1061214000" text:style-name="L17">
              <text:list-item>
                <text:p text:style-name="P337"><text:span text:style-name="T987">"</text:span><text:span text:style-name="T441">before</text:span><text:span text:style-name="T391">rend</text:span><text:span text:style-name="T987">" : </text:span><text:span text:style-name="T1119">après son dernier fils</text:span><text:span text:style-name="T987">.</text:span></text:p>
              </text:list-item>
            </text:list>
            <text:p text:style-name="P251">L<text:span text:style-name="T1118">e second </text:span>argument de cette méthode est <text:span text:style-name="T975">est un objet </text:span><text:span text:style-name="T1059">de type </text:span><text:span text:style-name="T406">Element</text:span><text:span text:style-name="T975">, typiquement </text:span><text:span text:style-name="T1060">l’objet </text:span><text:span text:style-name="T975">que fournit la méthode </text:span><text:span text:style-name="T382">.createElement()</text:span><text:span text:style-name="T988">.</text:span></text:p>
          </table:table-cell>
        </table:table-row>
        <table:table-row table:style-name="TableLine94856588200000">
          <table:table-cell table:style-name="Tableau10.A1" office:value-type="string">
            <text:p text:style-name="P267">.<text:span text:style-name="T1123">remove()</text:span></text:p>
          </table:table-cell>
          <table:table-cell table:style-name="Tableau10.A1" office:value-type="string">
            <text:p text:style-name="P261"><text:span text:style-name="T1118">Cette méthode de l’API Element </text:span><text:span text:style-name="T1123">retire du DOM le</text:span><text:span text:style-name="T1118"> </text:span><text:span text:style-name="T977">conteneur HTML </text:span><text:span text:style-name="T1060">dont c’est la méthode</text:span><text:span text:style-name="T977">.</text:span></text:p>
          </table:table-cell>
        </table:table-row>
      </table:table>
      <text:p text:style-name="P269"><text:span text:style-name="Strong_20_Emphasis"><text:span text:style-name="T480">On trouvera donc typiquement ce genre de code JS :</text:span></text:span></text:p>
      <text:p text:style-name="P321"><text:span text:style-name="Strong_20_Emphasis"><text:span text:style-name="T204">const </text:span></text:span><text:span text:style-name="Strong_20_Emphasis"><text:span text:style-name="T107">maBalise</text:span></text:span><text:span text:style-name="Strong_20_Emphasis"><text:span text:style-name="T109">P</text:span></text:span><text:span text:style-name="Strong_20_Emphasis"><text:span text:style-name="T204">=document.createElement("</text:span></text:span><text:span text:style-name="Strong_20_Emphasis"><text:span text:style-name="T208">p</text:span></text:span><text:span text:style-name="Strong_20_Emphasis"><text:span text:style-name="T204">");<text:line-break/></text:span></text:span><text:span text:style-name="Strong_20_Emphasis"><text:span text:style-name="T107">maBalise</text:span></text:span><text:span text:style-name="Strong_20_Emphasis"><text:span text:style-name="T109">P</text:span></text:span><text:span text:style-name="Strong_20_Emphasis"><text:span text:style-name="T204">.</text:span></text:span><text:span text:style-name="Strong_20_Emphasis"><text:span text:style-name="T207">innerText(</text:span></text:span><text:span text:style-name="Strong_20_Emphasis"><text:span text:style-name="T204">"</text:span></text:span><text:span text:style-name="Strong_20_Emphasis"><text:span text:style-name="T108">monTextePourCe</text:span></text:span><text:span text:style-name="Strong_20_Emphasis"><text:span text:style-name="T109">Paragraphe</text:span></text:span><text:span text:style-name="Strong_20_Emphasis"><text:span text:style-name="T204">"</text:span></text:span><text:span text:style-name="Strong_20_Emphasis"><text:span text:style-name="T207">)</text:span></text:span><text:span text:style-name="Strong_20_Emphasis"><text:span text:style-name="T204">;<text:line-break/></text:span></text:span><text:span text:style-name="Strong_20_Emphasis"><text:span text:style-name="T272">const </text:span></text:span><text:span text:style-name="Strong_20_Emphasis"><text:span text:style-name="T136">monConteneurPere</text:span></text:span><text:span text:style-name="Strong_20_Emphasis"><text:span text:style-name="T272">=document.getElementById("</text:span></text:span><text:span text:style-name="Strong_20_Emphasis"><text:span text:style-name="T136">idDuConteneurPere</text:span></text:span><text:span text:style-name="Strong_20_Emphasis"><text:span text:style-name="T272">");<text:line-break/></text:span></text:span><text:span text:style-name="Strong_20_Emphasis"><text:span text:style-name="T136">monConteneurPere</text:span></text:span><text:span text:style-name="Strong_20_Emphasis"><text:span text:style-name="T272">.appendChild(</text:span></text:span><text:span text:style-name="Strong_20_Emphasis"><text:span text:style-name="T136">maBaliseP</text:span></text:span><text:span text:style-name="Strong_20_Emphasis"><text:span text:style-name="T272">);</text:span></text:span></text:p>
      <text:p text:style-name="P163"><text:span text:style-name="Strong_20_Emphasis"><text:span text:style-name="T551">pour, en l’occurrence, ici, insérer une balise </text:span></text:span><text:span text:style-name="Strong_20_Emphasis"><text:span text:style-name="T272">&lt;p&gt;</text:span></text:span><text:span text:style-name="Strong_20_Emphasis"><text:span text:style-name="T108">monTextePourCe</text:span></text:span><text:span text:style-name="Strong_20_Emphasis"><text:span text:style-name="T109">Paragraphe</text:span></text:span><text:span text:style-name="Strong_20_Emphasis"><text:span text:style-name="T272">&lt;/p&gt;</text:span></text:span><text:span text:style-name="Strong_20_Emphasis"><text:span text:style-name="T551"> </text:span></text:span><text:span text:style-name="Strong_20_Emphasis"><text:span text:style-name="T552">comme </text:span></text:span><text:span text:style-name="Strong_20_Emphasis"><text:span text:style-name="T553">conteneur </text:span></text:span><text:span text:style-name="Strong_20_Emphasis"><text:span text:style-name="T552">contenu </text:span></text:span><text:span text:style-name="Strong_20_Emphasis"><text:span text:style-name="T553">en dernière place</text:span></text:span><text:span text:style-name="Strong_20_Emphasis"><text:span text:style-name="T552"> d</text:span></text:span><text:span text:style-name="Strong_20_Emphasis"><text:span text:style-name="T553">ans</text:span></text:span><text:span text:style-name="Strong_20_Emphasis"><text:span text:style-name="T551"> la balise dont l’attribut </text:span></text:span><text:span text:style-name="Strong_20_Emphasis"><text:span text:style-name="T272">id</text:span></text:span><text:span text:style-name="Strong_20_Emphasis"><text:span text:style-name="T551"> est égale à "</text:span></text:span><text:span text:style-name="Strong_20_Emphasis"><text:span text:style-name="T136">idDuConteneurPere</text:span></text:span><text:span text:style-name="Strong_20_Emphasis"><text:span text:style-name="T551">".</text:span></text:span></text:p>
      <text:p text:style-name="P269"><text:span text:style-name="Strong_20_Emphasis"><text:span text:style-name="T557">Précisions :</text:span></text:span></text:p>
      <text:list xml:id="list3573561065" text:style-name="L18">
        <text:list-item>
          <text:p text:style-name="P374"><text:span text:style-name="Strong_20_Emphasis"><text:span text:style-name="T485">Le</text:span></text:span><text:span text:style-name="Strong_20_Emphasis"><text:span text:style-name="T483"> contenu </text:span></text:span><text:span text:style-name="Strong_20_Emphasis"><text:span text:style-name="T485">d’</text:span></text:span><text:span text:style-name="Strong_20_Emphasis"><text:span text:style-name="T479">un conteneur</text:span></text:span><text:span text:style-name="Strong_20_Emphasis"><text:span text:style-name="T479"><text:note text:id="ftn40" text:note-class="footnote"><text:note-citation>40</text:note-citation><text:note-body><text:p text:style-name="P55"><text:span text:style-name="T980">Il s’agit nécessairement </text:span>dans ce cas d’une balise "par paire", <text:span text:style-name="T982">puisqu’il s’agit bien ici de stipuler la chaîne de caractères inscrite entre ouverture (</text:span><text:span text:style-name="T386">&lt;balise&gt;</text:span><text:span text:style-name="T982">) et fermeture </text:span><text:span text:style-name="T386">&lt;/balise&gt;</text:span><text:span text:style-name="T982"> de la balise</text:span>.</text:p></text:note-body></text:note></text:span></text:span><text:span text:style-name="Strong_20_Emphasis"><text:span text:style-name="T479"> </text:span></text:span><text:span text:style-name="Strong_20_Emphasis"><text:span text:style-name="T485">fait l’objet des</text:span></text:span><text:span text:style-name="Strong_20_Emphasis"><text:span text:style-name="T483"> deux </text:span></text:span><text:span text:style-name="Strong_20_Emphasis"><text:span text:style-name="T498">méthodes,</text:span></text:span><text:span text:style-name="Strong_20_Emphasis"><text:span text:style-name="T485"> </text:span></text:span><text:span text:style-name="Strong_20_Emphasis"><text:span text:style-name="T211">.innerHTML</text:span></text:span><text:span text:style-name="Strong_20_Emphasis"><text:span text:style-name="T485"> et </text:span></text:span><text:span text:style-name="Strong_20_Emphasis"><text:span text:style-name="T211">.innerText</text:span></text:span><text:span text:style-name="Strong_20_Emphasis"><text:span text:style-name="T485">, </text:span></text:span><text:span text:style-name="Strong_20_Emphasis"><text:span text:style-name="T498">q</text:span></text:span><text:span text:style-name="Strong_20_Emphasis"><text:span text:style-name="T485">ui diffèrent par </text:span></text:span><text:span text:style-name="Strong_20_Emphasis"><text:span text:style-name="T498">l’</text:span></text:span><text:span text:style-name="Strong_20_Emphasis"><text:span text:style-name="T485">interprétation qui est fait de leur valeur :</text:span></text:span></text:p>
        </text:list-item>
      </text:list>
      <text:list xml:id="list2351897367" text:style-name="L19">
        <text:list-item>
          <text:p text:style-name="P378"><text:span text:style-name="Strong_20_Emphasis"><text:span text:style-name="T208">.innerHTML</text:span></text:span><text:span text:style-name="Strong_20_Emphasis"><text:span text:style-name="T210">="</text:span></text:span><text:span text:style-name="Strong_20_Emphasis"><text:span text:style-name="T208">…";<text:line-break/></text:span></text:span><text:span text:style-name="Strong_20_Emphasis"><text:span text:style-name="T210">"</text:span></text:span><text:span text:style-name="Strong_20_Emphasis"><text:span text:style-name="T208">…"</text:span></text:span><text:span text:style-name="Strong_20_Emphasis"><text:span text:style-name="T482"> est </text:span></text:span><text:span text:style-name="Strong_20_Emphasis"><text:span text:style-name="T485">une chaîne de caractères qui est interprétée comme </text:span></text:span><text:span text:style-name="Strong_20_Emphasis"><text:span text:style-name="T482">le code HTML à inscrire entre ouverture et fermeture de la balise ; </text:span></text:span><text:span text:style-name="Strong_20_Emphasis"><text:span text:style-name="T483">ce </text:span></text:span><text:span text:style-name="Strong_20_Emphasis"><text:span text:style-name="T482">code HTML </text:span></text:span><text:span text:style-name="Strong_20_Emphasis"><text:span text:style-name="T483">peut contenir des balises HTML qui seront </text:span></text:span><text:span text:style-name="Strong_20_Emphasis"><text:span text:style-name="T485">donc </text:span></text:span><text:span text:style-name="Strong_20_Emphasis"><text:span text:style-name="T483">interprétées en tant que telles</text:span></text:span><text:span text:style-name="Strong_20_Emphasis"><text:span text:style-name="T482">.</text:span></text:span></text:p>
        </text:list-item>
      </text:list>
      <text:list xml:id="list2967387574" text:style-name="L20">
        <text:list-item>
          <text:p text:style-name="P379"><text:span text:style-name="Strong_20_Emphasis"><text:span text:style-name="T206">.innerText="…";<text:line-break/></text:span></text:span><text:span text:style-name="Strong_20_Emphasis"><text:span text:style-name="T210">"</text:span></text:span><text:span text:style-name="Strong_20_Emphasis"><text:span text:style-name="T208">…"</text:span></text:span><text:span text:style-name="Strong_20_Emphasis"><text:span text:style-name="T482"> </text:span></text:span><text:span text:style-name="Strong_20_Emphasis"><text:span text:style-name="T481"><text:s/>est </text:span></text:span><text:span text:style-name="Strong_20_Emphasis"><text:span text:style-name="T484">une</text:span></text:span><text:span text:style-name="Strong_20_Emphasis"><text:span text:style-name="T483"> chaîne de caractères </text:span></text:span><text:span text:style-name="Strong_20_Emphasis"><text:span text:style-name="T484">qui </text:span></text:span><text:span text:style-name="Strong_20_Emphasis"><text:span text:style-name="T485">n’est pas interprétée et constitue donc</text:span></text:span><text:span text:style-name="Strong_20_Emphasis"><text:span text:style-name="T483"> </text:span></text:span><text:span text:style-name="Strong_20_Emphasis"><text:span text:style-name="T484">le</text:span></text:span><text:span text:style-name="Strong_20_Emphasis"><text:span text:style-name="T481"> texte </text:span></text:span><text:span text:style-name="Strong_20_Emphasis"><text:span text:style-name="T485">qui est</text:span></text:span><text:span text:style-name="Strong_20_Emphasis"><text:span text:style-name="T481"> affich</text:span></text:span><text:span text:style-name="Strong_20_Emphasis"><text:span text:style-name="T485">é</text:span></text:span><text:span text:style-name="Strong_20_Emphasis"><text:span text:style-name="T481">.</text:span></text:span></text:p>
        </text:list-item>
      </text:list>
      <text:p text:style-name="P134"><text:span text:style-name="Strong_20_Emphasis"><text:span text:style-name="T792">Ainsi, si l</text:span></text:span><text:span text:style-name="Strong_20_Emphasis"><text:span text:style-name="T794">a chaîne de caractères</text:span></text:span><text:span text:style-name="Strong_20_Emphasis"><text:span text:style-name="T792"> ne contient aucune instructions HTML, les deux mét</text:span></text:span><text:span text:style-name="Strong_20_Emphasis"><text:span text:style-name="T793">h</text:span></text:span><text:span text:style-name="Strong_20_Emphasis"><text:span text:style-name="T792">odes donneront exactement le même résultat </text:span></text:span><text:span text:style-name="Strong_20_Emphasis"><text:span text:style-name="T796">en termes de rendu</text:span></text:span><text:span text:style-name="Strong_20_Emphasis"><text:span text:style-name="T792"> ; mais </text:span></text:span><text:span text:style-name="Strong_20_Emphasis"><text:span text:style-name="T793">avec</text:span></text:span><text:span text:style-name="Strong_20_Emphasis"><text:span text:style-name="T792">, par exemple, </text:span></text:span><text:span text:style-name="Strong_20_Emphasis"><text:span text:style-name="T793">une</text:span></text:span><text:span text:style-name="Strong_20_Emphasis"><text:span text:style-name="T792"> chaîne de caractères </text:span></text:span><text:span text:style-name="Strong_20_Emphasis"><text:span text:style-name="T210">"</text:span></text:span><text:span text:style-name="Strong_20_Emphasis"><text:span text:style-name="T208">…</text:span></text:span><text:span text:style-name="Strong_20_Emphasis"><text:span text:style-name="T210">&lt;br&gt;</text:span></text:span><text:span text:style-name="Strong_20_Emphasis"><text:span text:style-name="T208">…"</text:span></text:span><text:span text:style-name="Strong_20_Emphasis"><text:span text:style-name="T792">, </text:span></text:span><text:span text:style-name="Strong_20_Emphasis"><text:span text:style-name="T209">.innerText</text:span></text:span><text:span text:style-name="Strong_20_Emphasis"><text:span text:style-name="T210">="</text:span></text:span><text:span text:style-name="Strong_20_Emphasis"><text:span text:style-name="T208">…</text:span></text:span><text:span text:style-name="Strong_20_Emphasis"><text:span text:style-name="T210">&lt;br&gt;</text:span></text:span><text:span text:style-name="Strong_20_Emphasis"><text:span text:style-name="T208">…"</text:span></text:span><text:span text:style-name="Strong_20_Emphasis"><text:span text:style-name="T792"> affichera ‘&lt;br&gt;’ dans le rendu du texte, tandis que </text:span></text:span><text:span text:style-name="Strong_20_Emphasis"><text:span text:style-name="T209">.innerHTML</text:span></text:span><text:span text:style-name="Strong_20_Emphasis"><text:span text:style-name="T210">="</text:span></text:span><text:span text:style-name="Strong_20_Emphasis"><text:span text:style-name="T208">…</text:span></text:span><text:span text:style-name="Strong_20_Emphasis"><text:span text:style-name="T210">&lt;br&gt;</text:span></text:span><text:span text:style-name="Strong_20_Emphasis"><text:span text:style-name="T208">…"</text:span></text:span><text:span text:style-name="Strong_20_Emphasis"><text:span text:style-name="T792"> produira un saut de ligne car interprétant </text:span></text:span><text:span text:style-name="Strong_20_Emphasis"><text:span text:style-name="T209">&lt;br&gt;</text:span></text:span><text:span text:style-name="Strong_20_Emphasis"><text:span text:style-name="T792"> comme </text:span></text:span><text:span text:style-name="Strong_20_Emphasis"><text:span text:style-name="T793">une</text:span></text:span><text:span text:style-name="Strong_20_Emphasis"><text:span text:style-name="T792"> balise HTML.</text:span></text:span></text:p>
      <text:list xml:id="list216946243" text:style-name="L21">
        <text:list-item>
          <text:p text:style-name="P377"><text:span text:style-name="Strong_20_Emphasis"><text:span text:style-name="T787">Les attributs d</text:span></text:span><text:span text:style-name="Strong_20_Emphasis"><text:span text:style-name="T789">e</text:span></text:span><text:span text:style-name="Strong_20_Emphasis"><text:span text:style-name="T787"> </text:span></text:span><text:span text:style-name="Strong_20_Emphasis"><text:span text:style-name="T791">la </text:span></text:span><text:span text:style-name="Strong_20_Emphasis"><text:span text:style-name="T787">balise </text:span></text:span><text:span text:style-name="Strong_20_Emphasis"><text:span text:style-name="T789">du conteneur </text:span></text:span><text:span text:style-name="Strong_20_Emphasis"><text:span text:style-name="T787">créé à l’aide de </text:span></text:span><text:span text:style-name="Strong_20_Emphasis"><text:span text:style-name="T204">.createElement(…)</text:span></text:span><text:span text:style-name="Strong_20_Emphasis"><text:span text:style-name="T787"> sont autant de </text:span></text:span><text:span text:style-name="Strong_20_Emphasis"><text:span text:style-name="T1019">propriétés</text:span></text:span><text:span text:style-name="Strong_20_Emphasis"><text:span text:style-name="T787"> de l’objet </text:span></text:span><text:span text:style-name="Strong_20_Emphasis"><text:span text:style-name="T1009">de type </text:span></text:span><text:span text:style-name="Strong_20_Emphasis"><text:span text:style-name="T232">Element</text:span></text:span><text:span text:style-name="Strong_20_Emphasis"><text:span text:style-name="T788"> </text:span></text:span><text:span text:style-name="Strong_20_Emphasis"><text:span text:style-name="T789">fourni par la méthode</text:span></text:span><text:span text:style-name="Strong_20_Emphasis"><text:span text:style-name="T787"> ; par exemple pour créer </text:span></text:span><text:span text:style-name="Strong_20_Emphasis"><text:span text:style-name="T788">un conteneur </text:span></text:span><text:span text:style-name="Strong_20_Emphasis"><text:span text:style-name="T204">&lt;img&gt;</text:span></text:span><text:span text:style-name="Strong_20_Emphasis"><text:span text:style-name="T787"> et renseigner son attribut </text:span></text:span><text:span text:style-name="Strong_20_Emphasis"><text:span text:style-name="T204">src</text:span></text:span><text:span text:style-name="Strong_20_Emphasis"><text:span text:style-name="T787">, le code JS est le suivant :</text:span></text:span></text:p>
        </text:list-item>
      </text:list>
      <text:p text:style-name="P140"><text:soft-page-break/><text:span text:style-name="Strong_20_Emphasis"><text:span text:style-name="T204">const </text:span></text:span><text:span text:style-name="Strong_20_Emphasis"><text:span text:style-name="T107">maBaliseImg</text:span></text:span><text:span text:style-name="Strong_20_Emphasis"><text:span text:style-name="T204">=document.createElement("img");<text:line-break/></text:span></text:span><text:span text:style-name="Strong_20_Emphasis"><text:span text:style-name="T107">maBaliseImg</text:span></text:span><text:span text:style-name="Strong_20_Emphasis"><text:span text:style-name="T204">.src="</text:span></text:span><text:span text:style-name="Strong_20_Emphasis"><text:span text:style-name="T107">leCheminVersMonImage</text:span></text:span><text:span text:style-name="Strong_20_Emphasis"><text:span text:style-name="T204">";</text:span></text:span></text:p>
      <text:list xml:id="list3767928766" text:style-name="L22">
        <text:list-header>
          <text:p text:style-name="P342"><text:span text:style-name="Strong_20_Emphasis"><text:span text:style-name="T697">Assignation des propriétés CSS :</text:span></text:span></text:p>
        </text:list-header>
      </text:list>
      <text:p text:style-name="P167"><text:span text:style-name="Strong_20_Emphasis"><text:span text:style-name="T557">L</text:span></text:span><text:span text:style-name="Strong_20_Emphasis"><text:span text:style-name="T556">es propriétés CSS d’un objet de type </text:span></text:span><text:span text:style-name="Strong_20_Emphasis"><text:span text:style-name="T277">Element</text:span></text:span><text:span text:style-name="Strong_20_Emphasis"><text:span text:style-name="T556"> sont accessibles </text:span></text:span><text:span text:style-name="Strong_20_Emphasis"><text:span text:style-name="T558">en tant que</text:span></text:span><text:span text:style-name="Strong_20_Emphasis"><text:span text:style-name="T556"> sous-propriété éponyme – ou presque </text:span></text:span><text:span text:style-name="Strong_20_Emphasis"><text:span text:style-name="T558">(voir le NB)</text:span></text:span><text:span text:style-name="Strong_20_Emphasis"><text:span text:style-name="T556"> – de la propriété </text:span></text:span><text:span text:style-name="Strong_20_Emphasis"><text:span text:style-name="T277">.style</text:span></text:span><text:span text:style-name="Strong_20_Emphasis"><text:span text:style-name="T556"> de l’objet. Ainsi pour stipuler à un objet </text:span></text:span><text:span text:style-name="Strong_20_Emphasis"><text:span text:style-name="T138">monObjetElement</text:span></text:span><text:span text:style-name="Strong_20_Emphasis"><text:span text:style-name="T580"> de </text:span></text:span><text:span text:style-name="Strong_20_Emphasis"><text:span text:style-name="T556">type </text:span></text:span><text:span text:style-name="Strong_20_Emphasis"><text:span text:style-name="T277">Element</text:span></text:span><text:span text:style-name="Strong_20_Emphasis"><text:span text:style-name="T556"> le code CSS </text:span></text:span><text:span text:style-name="Strong_20_Emphasis"><text:span text:style-name="T277">{color: rgb(#123</text:span></text:span><text:span text:style-name="Strong_20_Emphasis"><text:span text:style-name="T278">456</text:span></text:span><text:span text:style-name="Strong_20_Emphasis"><text:span text:style-name="T277">);}</text:span></text:span><text:span text:style-name="Strong_20_Emphasis"><text:span text:style-name="T556">, il faut le code JS suivant :</text:span></text:span></text:p>
      <text:p text:style-name="P137"><text:span text:style-name="Strong_20_Emphasis"><text:span text:style-name="T138">monObjetElement</text:span></text:span><text:span text:style-name="Strong_20_Emphasis"><text:span text:style-name="T277">.style.color="rgb(#123456) ;</text:span></text:span></text:p>
      <text:p text:style-name="P207"><text:span text:style-name="Strong_20_Emphasis"><text:span text:style-name="T558">NB<text:tab/>JS n’acceptant pas les noms comportant un ‘</text:span></text:span><text:span text:style-name="Strong_20_Emphasis"><text:span text:style-name="T278">-</text:span></text:span><text:span text:style-name="Strong_20_Emphasis"><text:span text:style-name="T558">’, quand une propriété CSS comporte un ‘</text:span></text:span><text:span text:style-name="Strong_20_Emphasis"><text:span text:style-name="T278">-</text:span></text:span><text:span text:style-name="Strong_20_Emphasis"><text:span text:style-name="T558">’ la sous-propriété correspondant s’écrit sans le ‘</text:span></text:span><text:span text:style-name="Strong_20_Emphasis"><text:span text:style-name="T278">-</text:span></text:span><text:span text:style-name="Strong_20_Emphasis"><text:span text:style-name="T558">’ et avec une majuscule commençant le mot suivant le ‘</text:span></text:span><text:span text:style-name="Strong_20_Emphasis"><text:span text:style-name="T278">-</text:span></text:span><text:span text:style-name="Strong_20_Emphasis"><text:span text:style-name="T558">’ ; ainsi la propriété CSS </text:span></text:span><text:span text:style-name="Strong_20_Emphasis"><text:span text:style-name="T278">justify-content</text:span></text:span><text:span text:style-name="Strong_20_Emphasis"><text:span text:style-name="T558"> devient en JS : </text:span></text:span><text:span text:style-name="Strong_20_Emphasis"><text:span text:style-name="T278">.style.justifyContent</text:span></text:span><text:span text:style-name="Strong_20_Emphasis"><text:span text:style-name="T558">.</text:span></text:span></text:p>
      <text:h text:style-name="Heading_20_2" text:outline-level="2"><text:bookmark-start text:name="__RefNumPara__14483_245406305"/><text:bookmark-start text:name="__RefHeading___Toc105292_1547222851"/><text:span text:style-name="Strong_20_Emphasis">Interaction avec l</text:span><text:span text:style-name="Strong_20_Emphasis"><text:span text:style-name="T1062">es actions de l</text:span></text:span><text:span text:style-name="Strong_20_Emphasis">’opérateur</text:span><text:bookmark-end text:name="__RefNumPara__14483_245406305"/><text:bookmark-end text:name="__RefHeading___Toc105292_1547222851"/></text:h>
      <text:p text:style-name="Text_20_body"><text:span text:style-name="Strong_20_Emphasis"><text:span text:style-name="T803">Un opérateur devant son écran affichant une page web peut interagir avec cette page grâce à son clavier et à sa souris. HTML et CSS gère de façon autonome quelques interactions comme les liens hypertextes </text:span></text:span><text:span text:style-name="Strong_20_Emphasis"><text:span text:style-name="T804">(balise </text:span></text:span><text:span text:style-name="Strong_20_Emphasis"><text:span text:style-name="T233">&lt;a&gt;</text:span></text:span><text:span text:style-name="Strong_20_Emphasis"><text:span text:style-name="T804">)</text:span></text:span><text:span text:style-name="Strong_20_Emphasis"><text:span text:style-name="T803">, les entrées au clavier </text:span></text:span><text:span text:style-name="Strong_20_Emphasis"><text:span text:style-name="T804">(balise </text:span></text:span><text:span text:style-name="Strong_20_Emphasis"><text:span text:style-name="T233">&lt;input&gt;</text:span></text:span><text:span text:style-name="Strong_20_Emphasis"><text:span text:style-name="T804">), l</text:span></text:span><text:span text:style-name="Strong_20_Emphasis"><text:span text:style-name="T805">e survol par la</text:span></text:span><text:span text:style-name="Strong_20_Emphasis"><text:span text:style-name="T804"> souris (pseudo-classe </text:span></text:span><text:span text:style-name="Strong_20_Emphasis"><text:span text:style-name="T233">:hover</text:span></text:span><text:span text:style-name="Strong_20_Emphasis"><text:span text:style-name="T804"> notamment), </text:span></text:span><text:span text:style-name="Strong_20_Emphasis"><text:span text:style-name="T805">etc...</text:span></text:span><text:span text:style-name="Strong_20_Emphasis"><text:span text:style-name="T969"><text:note-ref text:note-class="footnote" text:reference-format="text" text:ref-name="ftn36">36</text:note-ref></text:span></text:span></text:p>
      <text:p text:style-name="Text_20_body"><text:span text:style-name="Strong_20_Emphasis"><text:span text:style-name="T804">Toutefois, </text:span></text:span><text:span text:style-name="Strong_20_Emphasis"><text:span text:style-name="T1010">l</text:span></text:span><text:span text:style-name="Strong_20_Emphasis"><text:span text:style-name="T804">es interactions ainsi gérées </text:span></text:span><text:span text:style-name="Strong_20_Emphasis"><text:span text:style-name="T1010">so</text:span></text:span><text:span text:style-name="Strong_20_Emphasis"><text:span text:style-name="T804">nt extrêmement limitées. </text:span></text:span><text:span text:style-name="Strong_20_Emphasis"><text:span text:style-name="T762">JS </text:span></text:span><text:span text:style-name="Strong_20_Emphasis"><text:span text:style-name="T804">offre la possibilité d’étendre ces interactions sur tout le spectre des activités de l’opérateur sur son clavier et avec sa souris. </text:span></text:span><text:span text:style-name="Strong_20_Emphasis"><text:span text:style-name="T805">Ces activités sont matérialisées par des </text:span></text:span><text:span text:style-name="Strong_20_Emphasis"><text:span text:style-name="T750">évènements</text:span></text:span><text:span text:style-name="Strong_20_Emphasis"><text:span text:style-name="T805"> (</text:span></text:span><text:span text:style-name="Strong_20_Emphasis"><text:span text:style-name="T234">event</text:span></text:span><text:span text:style-name="Strong_20_Emphasis"><text:span text:style-name="T805"> en Anglais), comme le clic souris, le double clic souris, l’enfoncement d’une touche du clavier, le relâché d’une touche du clavier…</text:span></text:span></text:p>
      <text:p text:style-name="P21"><text:span text:style-name="Strong_20_Emphasis"><text:span text:style-name="T805">Pour intervenir en JS sur l’occurrence d’un tel évènement</text:span></text:span><text:span text:style-name="Strong_20_Emphasis"><text:span text:style-name="T804"> </text:span></text:span><text:span text:style-name="Strong_20_Emphasis"><text:span text:style-name="T1012">on</text:span></text:span><text:span text:style-name="Strong_20_Emphasis"><text:span text:style-name="T804"> recour</text:span></text:span><text:span text:style-name="Strong_20_Emphasis"><text:span text:style-name="T808">t</text:span></text:span><text:span text:style-name="Strong_20_Emphasis"><text:span text:style-name="T808"><text:note text:id="ftn41" text:note-class="footnote"><text:note-citation>41</text:note-citation><text:note-body><text:p text:style-name="P64">Il existe d’autres possibilités pour capter des événements et y réagir ; toutefois <text:span text:style-name="T50">.addEventListener()</text:span> est la façon de faire à privilégier. La seule justification pour faire autrement serait la nécessité de rester compatible avec des navigateurs web (très) anciens qui ne pren<text:span text:style-name="T1065">n</text:span>ent pas en charge cette méthode.</text:p></text:note-body></text:note></text:span></text:span><text:span text:style-name="Strong_20_Emphasis"><text:span text:style-name="T804"> à la méthode </text:span></text:span><text:span text:style-name="Strong_20_Emphasis"><text:span text:style-name="T233">.addEventListener(…)</text:span></text:span><text:span text:style-name="Strong_20_Emphasis"><text:span text:style-name="T804"> </text:span></text:span><text:span text:style-name="Strong_20_Emphasis"><text:span text:style-name="T805">de </text:span></text:span><text:span text:style-name="Strong_20_Emphasis"><text:span text:style-name="T804">l’API ElementTarget. </text:span></text:span><text:span text:style-name="Strong_20_Emphasis"><text:span text:style-name="T805">Cette méthode est applicable à tous les objets de type </text:span></text:span><text:span text:style-name="Strong_20_Emphasis"><text:span text:style-name="T234">Windows</text:span></text:span><text:span text:style-name="Strong_20_Emphasis"><text:span text:style-name="T805">, </text:span></text:span><text:span text:style-name="Strong_20_Emphasis"><text:span text:style-name="T234">Document</text:span></text:span><text:span text:style-name="Strong_20_Emphasis"><text:span text:style-name="T805"> et </text:span></text:span><text:span text:style-name="Strong_20_Emphasis"><text:span text:style-name="T234">Element</text:span></text:span><text:span text:style-name="Strong_20_Emphasis"><text:span text:style-name="T805">. Elle permet de d’instancier une </text:span></text:span><text:span text:style-name="Strong_20_Emphasis"><text:span text:style-name="T750">routine</text:span></text:span><text:span text:style-name="Strong_20_Emphasis"><text:span text:style-name="T805">, </text:span></text:span><text:span text:style-name="Strong_20_Emphasis"><text:span text:style-name="T808">c’est à dire </text:span></text:span><text:span text:style-name="Strong_20_Emphasis"><text:span text:style-name="T807">une fonction JS, </text:span></text:span><text:span text:style-name="Strong_20_Emphasis"><text:span text:style-name="T805">qui est exécutée </text:span></text:span><text:span text:style-name="Strong_20_Emphasis"><text:span text:style-name="T1011">à chaque fois que</text:span></text:span><text:span text:style-name="Strong_20_Emphasis"><text:span text:style-name="T805"> l’événement spécifié en argument survient sur l’objet considéré ; </text:span></text:span><text:span text:style-name="Strong_20_Emphasis"><text:span text:style-name="T806">ainsi</text:span></text:span><text:span text:style-name="Strong_20_Emphasis"><text:span text:style-name="T805"> :</text:span></text:span></text:p>
      <text:p text:style-name="P294"><text:span text:style-name="Strong_20_Emphasis"><text:span text:style-name="T233">const </text:span></text:span><text:span text:style-name="Strong_20_Emphasis"><text:span text:style-name="T121">maC</text:span></text:span><text:span text:style-name="Strong_20_Emphasis"><text:span text:style-name="T120">md</text:span></text:span><text:span text:style-name="Strong_20_Emphasis"><text:span text:style-name="T233">=document.</text:span></text:span><text:span text:style-name="Strong_20_Emphasis"><text:span text:style-name="T202">getElementById(</text:span></text:span><text:span text:style-name="Strong_20_Emphasis"><text:span text:style-name="T233">"</text:span></text:span><text:span text:style-name="Strong_20_Emphasis"><text:span text:style-name="T120">bouton</text:span></text:span><text:span text:style-name="Strong_20_Emphasis"><text:span text:style-name="T233">");<text:tab/>//</text:span></text:span><text:span text:style-name="Strong_20_Emphasis"><text:span text:style-name="T521"> </text:span></text:span><text:span text:style-name="Strong_20_Emphasis"><text:span text:style-name="T1013">acquiert l’objet de type<text:line-break/></text:span></text:span><text:span text:style-name="Strong_20_Emphasis"><text:span text:style-name="T235">//</text:span></text:span><text:span text:style-name="Strong_20_Emphasis"><text:span text:style-name="T519"> </text:span></text:span><text:span text:style-name="Strong_20_Emphasis"><text:span text:style-name="T235">Element</text:span></text:span><text:span text:style-name="Strong_20_Emphasis"><text:span text:style-name="T519"> </text:span></text:span><text:span text:style-name="Strong_20_Emphasis"><text:span text:style-name="T520">dont l’attribut </text:span></text:span><text:span text:style-name="Strong_20_Emphasis"><text:span text:style-name="T236">id </text:span></text:span><text:span text:style-name="Strong_20_Emphasis"><text:span text:style-name="T520">est égal à </text:span></text:span><text:span text:style-name="Strong_20_Emphasis"><text:span text:style-name="T236">"bouton"</text:span></text:span><text:span text:style-name="Strong_20_Emphasis"><text:span text:style-name="T520"> (typiquement il s’agira d’une balise <text:line-break/></text:span></text:span><text:span text:style-name="Strong_20_Emphasis"><text:span text:style-name="T236">//</text:span></text:span><text:span text:style-name="Strong_20_Emphasis"><text:span text:style-name="T520"> </text:span></text:span><text:span text:style-name="Strong_20_Emphasis"><text:span text:style-name="T236">&lt;button&gt;</text:span></text:span><text:span text:style-name="Strong_20_Emphasis"><text:span text:style-name="T520">) ;</text:span></text:span></text:p>
      <text:p text:style-name="P295"><text:span text:style-name="Strong_20_Emphasis"><text:span text:style-name="T121">maC</text:span></text:span><text:span text:style-name="Strong_20_Emphasis"><text:span text:style-name="T120">md</text:span></text:span><text:span text:style-name="Strong_20_Emphasis"><text:span text:style-name="T233">.addEventListener("click",</text:span></text:span><text:span text:style-name="Strong_20_Emphasis"><text:span text:style-name="T121">r</text:span></text:span><text:span text:style-name="Strong_20_Emphasis"><text:span text:style-name="T120">outine</text:span></text:span><text:span text:style-name="Strong_20_Emphasis"><text:span text:style-name="T237">);<text:tab/></text:span></text:span><text:span text:style-name="Strong_20_Emphasis"><text:span text:style-name="T233">//</text:span></text:span><text:span text:style-name="Strong_20_Emphasis"><text:span text:style-name="T521"> </text:span></text:span><text:span text:style-name="Strong_20_Emphasis"><text:span text:style-name="T1011">instancie la fonction </text:span></text:span><text:span text:style-name="Strong_20_Emphasis"><text:span text:style-name="T121"><text:line-break/></text:span></text:span><text:span text:style-name="Strong_20_Emphasis"><text:span text:style-name="T336">//</text:span></text:span><text:span text:style-name="Strong_20_Emphasis"><text:span text:style-name="T578"> </text:span></text:span><text:span text:style-name="Strong_20_Emphasis"><text:span text:style-name="T122">r</text:span></text:span><text:span text:style-name="Strong_20_Emphasis"><text:span text:style-name="T121">outine</text:span></text:span><text:span text:style-name="Strong_20_Emphasis"><text:span text:style-name="T1011"> comme code à exécuter à chaque clic de la souris sur l’objet </text:span></text:span><text:span text:style-name="Strong_20_Emphasis"><text:span text:style-name="T121">maCmd</text:span></text:span><text:span text:style-name="Strong_20_Emphasis"><text:span text:style-name="T1011"> (typiquement<text:line-break/></text:span></text:span><text:span text:style-name="Strong_20_Emphasis"><text:span text:style-name="T236">//</text:span></text:span><text:span text:style-name="Strong_20_Emphasis"><text:span text:style-name="T1011"> une balise </text:span></text:span><text:span text:style-name="Strong_20_Emphasis"><text:span text:style-name="T236">&lt;button&gt;</text:span></text:span><text:span text:style-name="Strong_20_Emphasis"><text:span text:style-name="T1011"> sur la page web).</text:span></text:span></text:p>
      <text:p text:style-name="P22"><text:span text:style-name="Strong_20_Emphasis"><text:span text:style-name="T1014">À noter :</text:span></text:span><text:span text:style-name="Strong_20_Emphasis"><text:span text:style-name="T811"> </text:span></text:span><text:span text:style-name="Strong_20_Emphasis"><text:span text:style-name="T809">L</text:span></text:span><text:span text:style-name="Strong_20_Emphasis"><text:span text:style-name="T852">a fonction </text:span></text:span><text:span text:style-name="Strong_20_Emphasis"><text:span text:style-name="T137">routine</text:span></text:span><text:span text:style-name="Strong_20_Emphasis"><text:span text:style-name="T275">()</text:span></text:span><text:span text:style-name="Strong_20_Emphasis"><text:span text:style-name="T852"> dispose d’un et un seul </text:span></text:span><text:span text:style-name="Strong_20_Emphasis"><text:span text:style-name="T809">argument, </text:span></text:span><text:span text:style-name="Strong_20_Emphasis"><text:span text:style-name="T238">e</text:span></text:span><text:span text:style-name="Strong_20_Emphasis"><text:span text:style-name="T239">v</text:span></text:span><text:span text:style-name="Strong_20_Emphasis"><text:span text:style-name="T809">, </text:span></text:span><text:span text:style-name="Strong_20_Emphasis"><text:span text:style-name="T1029">qui </text:span></text:span><text:span text:style-name="Strong_20_Emphasis"><text:span text:style-name="T809">est prédéfini et imposé :</text:span></text:span></text:p>
      <text:list xml:id="list2326847836" text:style-name="L23">
        <text:list-item>
          <text:p text:style-name="P354"><text:span text:style-name="Strong_20_Emphasis"><text:span text:style-name="T238">e</text:span></text:span><text:span text:style-name="Strong_20_Emphasis"><text:span text:style-name="T239">v</text:span></text:span><text:span text:style-name="Strong_20_Emphasis"><text:span text:style-name="T809"> est un objet de type </text:span></text:span><text:span text:style-name="Strong_20_Emphasis"><text:span text:style-name="T238">Event</text:span></text:span><text:span text:style-name="Strong_20_Emphasis"><text:span text:style-name="T809">, </text:span></text:span><text:span text:style-name="Strong_20_Emphasis"><text:span text:style-name="T810">qui est </text:span></text:span><text:span text:style-name="Strong_20_Emphasis"><text:span text:style-name="T809">un type prédéfini de JS ; </text:span></text:span><text:span text:style-name="Strong_20_Emphasis"><text:span text:style-name="T810">un tel objet</text:span></text:span><text:span text:style-name="Strong_20_Emphasis"><text:span text:style-name="T809"> est produit par le navigateur web à chaque occurrence de l’événement spécifié.</text:span></text:span></text:p>
        </text:list-item>
      </text:list>
      <text:p text:style-name="P212"><text:soft-page-break/><text:span text:style-name="Strong_20_Emphasis"><text:span text:style-name="T809"><text:tab/></text:span></text:span><text:span text:style-name="Strong_20_Emphasis"><text:span text:style-name="T810">En tant qu’objet de type </text:span></text:span><text:span text:style-name="Strong_20_Emphasis"><text:span text:style-name="T239">Event</text:span></text:span><text:span text:style-name="Strong_20_Emphasis"><text:span text:style-name="T810">, </text:span></text:span><text:span text:style-name="Strong_20_Emphasis"><text:span text:style-name="T239">ev</text:span></text:span><text:span text:style-name="Strong_20_Emphasis"><text:span text:style-name="T810"> bénéficie de nombreuses </text:span></text:span><text:span text:style-name="Strong_20_Emphasis"><text:span text:style-name="T811">propriétés et </text:span></text:span><text:span text:style-name="Strong_20_Emphasis"><text:span text:style-name="T810">méthodes, dont celles‑ci :<text:line-break/></text:span></text:span><text:span text:style-name="Strong_20_Emphasis"><text:span text:style-name="T240">ev.</text:span></text:span><text:span text:style-name="Strong_20_Emphasis"><text:span text:style-name="T274">t</text:span></text:span><text:span text:style-name="Strong_20_Emphasis"><text:span text:style-name="T240">arget</text:span></text:span><text:span text:style-name="Strong_20_Emphasis"><text:span text:style-name="T811"> </text:span></text:span><text:span text:style-name="Strong_20_Emphasis"><text:span text:style-name="T853">et </text:span></text:span><text:span text:style-name="Strong_20_Emphasis"><text:span text:style-name="T276">ev.currentTarget</text:span></text:span><text:span text:style-name="Strong_20_Emphasis"><text:span text:style-name="T853"> :</text:span></text:span><text:span text:style-name="Strong_20_Emphasis"><text:span text:style-name="T811"> ces propriété</text:span></text:span><text:span text:style-name="Strong_20_Emphasis"><text:span text:style-name="T853">s</text:span></text:span><text:span text:style-name="Strong_20_Emphasis"><text:span text:style-name="T811"> renvoie</text:span></text:span><text:span text:style-name="Strong_20_Emphasis"><text:span text:style-name="T853">nt</text:span></text:span><text:span text:style-name="Strong_20_Emphasis"><text:span text:style-name="T811"> l’objet de type </text:span></text:span><text:span text:style-name="Strong_20_Emphasis"><text:span text:style-name="T240">Element</text:span></text:span><text:span text:style-name="Strong_20_Emphasis"><text:span text:style-name="T811"> à la source de l’événement qui a déclenché l’exécution de </text:span></text:span><text:span text:style-name="Strong_20_Emphasis"><text:span text:style-name="T124">routine</text:span></text:span><text:span text:style-name="Strong_20_Emphasis"><text:span text:style-name="T240">()</text:span></text:span><text:span text:style-name="Strong_20_Emphasis"><text:span text:style-name="T812"> –</text:span></text:span><text:span text:style-name="Strong_20_Emphasis"><text:span text:style-name="T811"> donc </text:span></text:span><text:span text:style-name="Strong_20_Emphasis"><text:span text:style-name="T124">maCmd</text:span></text:span><text:span text:style-name="Strong_20_Emphasis"><text:span text:style-name="T811"> dans l’exemple donné ci-dessus.<text:line-break/></text:span></text:span><text:span text:style-name="Strong_20_Emphasis"><text:span text:style-name="T242">ev.type</text:span></text:span><text:span text:style-name="Strong_20_Emphasis"><text:span text:style-name="T813"> : </text:span></text:span><text:span text:style-name="Strong_20_Emphasis"><text:span text:style-name="T23">cette propriété renvoie l</text:span></text:span><text:span text:style-name="Strong_20_Emphasis"><text:span text:style-name="T24">a nature de l’événement </text:span></text:span><text:span text:style-name="Strong_20_Emphasis"><text:span text:style-name="T23"><text:s/>qui a déclenché l’exécution de </text:span></text:span><text:span text:style-name="Strong_20_Emphasis"><text:span text:style-name="T42">routine</text:span></text:span><text:span text:style-name="Strong_20_Emphasis"><text:span text:style-name="T40">()</text:span></text:span><text:span text:style-name="Strong_20_Emphasis"><text:span text:style-name="T22"> –</text:span></text:span><text:span text:style-name="Strong_20_Emphasis"><text:span text:style-name="T23"> donc </text:span></text:span><text:span text:style-name="Strong_20_Emphasis"><text:span text:style-name="T43">"click"</text:span></text:span><text:span text:style-name="Strong_20_Emphasis"><text:span text:style-name="T23"> dans l’exemple donné ci-dessus.</text:span></text:span></text:p>
      <text:p text:style-name="P212"><text:span text:style-name="Strong_20_Emphasis"><text:span text:style-name="T23"><text:s/><text:tab/></text:span></text:span><text:span text:style-name="Strong_20_Emphasis"><text:span text:style-name="T25">À l’instar des types d’objets vus plus haut, le type d’objets </text:span></text:span><text:span text:style-name="Strong_20_Emphasis"><text:span text:style-name="T41">Event</text:span></text:span><text:span text:style-name="Strong_20_Emphasis"><text:span text:style-name="T25"> dispose également de son "API" Event (voir </text:span></text:span><text:span text:style-name="Strong_20_Emphasis"><text:span text:style-name="T46">//developer.mozilla.org/fr/docs/Web/API/Event</text:span></text:span><text:span text:style-name="Strong_20_Emphasis"><text:span text:style-name="T25">).</text:span></text:span></text:p>
      <text:list xml:id="list94833561642920" text:continue-numbering="true" text:style-name="L23">
        <text:list-item>
          <text:p text:style-name="P355"><text:span text:style-name="Strong_20_Emphasis"><text:span text:style-name="T122">routine</text:span></text:span><text:span text:style-name="Strong_20_Emphasis"><text:span text:style-name="T238">()</text:span></text:span><text:span text:style-name="Strong_20_Emphasis"><text:span text:style-name="T809"> ne peut pas avoir d’autre argument que </text:span></text:span><text:span text:style-name="Strong_20_Emphasis"><text:span text:style-name="T238">e</text:span></text:span><text:span text:style-name="Strong_20_Emphasis"><text:span text:style-name="T239">v</text:span></text:span><text:span text:style-name="Strong_20_Emphasis"><text:span text:style-name="T809"> ; </text:span></text:span><text:span text:style-name="Strong_20_Emphasis"><text:span text:style-name="T812">si </text:span></text:span><text:span text:style-name="Strong_20_Emphasis"><text:span text:style-name="T125">routine</text:span></text:span><text:span text:style-name="Strong_20_Emphasis"><text:span text:style-name="T241">()</text:span></text:span><text:span text:style-name="Strong_20_Emphasis"><text:span text:style-name="T812"> est utilisé pour plusieurs événements </text:span></text:span><text:span text:style-name="Strong_20_Emphasis"><text:span text:style-name="T813">ou pour plusieurs éléments du DOM</text:span></text:span><text:span text:style-name="Strong_20_Emphasis"><text:span text:style-name="T812">, mais doit différencier son traitement selon les événements, c’est grâce à </text:span></text:span><text:span text:style-name="Strong_20_Emphasis"><text:span text:style-name="T241">ev.</text:span></text:span><text:span text:style-name="Strong_20_Emphasis"><text:span text:style-name="T274">t</text:span></text:span><text:span text:style-name="Strong_20_Emphasis"><text:span text:style-name="T241">arget</text:span></text:span><text:span text:style-name="Strong_20_Emphasis"><text:span text:style-name="T812"> </text:span></text:span><text:span text:style-name="Strong_20_Emphasis"><text:span text:style-name="T813">et </text:span></text:span><text:span text:style-name="Strong_20_Emphasis"><text:span text:style-name="T242">ev.type</text:span></text:span><text:span text:style-name="Strong_20_Emphasis"><text:span text:style-name="T813"> </text:span></text:span><text:span text:style-name="Strong_20_Emphasis"><text:span text:style-name="T812">que </text:span></text:span><text:span text:style-name="Strong_20_Emphasis"><text:span text:style-name="T125">routine</text:span></text:span><text:span text:style-name="Strong_20_Emphasis"><text:span text:style-name="T241">()</text:span></text:span><text:span text:style-name="Strong_20_Emphasis"><text:span text:style-name="T812"> peut remonter à l’origine du lancement de son exécution </text:span></text:span><text:span text:style-name="Strong_20_Emphasis"><text:span text:style-name="T813">(quel élément du DOM ?, quel événement ?)</text:span></text:span><text:span text:style-name="Strong_20_Emphasis"><text:span text:style-name="T812">.</text:span></text:span></text:p>
        </text:list-item>
      </text:list>
      <text:p text:style-name="Text_20_body"><text:span text:style-name="Strong_20_Emphasis"><text:span text:style-name="T810">Ce nom, </text:span></text:span><text:span text:style-name="Strong_20_Emphasis"><text:span text:style-name="T239">ev</text:span></text:span><text:span text:style-name="Strong_20_Emphasis"><text:span text:style-name="T810">, est cependant une « variable muette », c’est à dire qu’il peut être remplacé par n’importe quel autre nom désignant une donnée en JS </text:span></text:span><text:span text:style-name="Strong_20_Emphasis"><text:span text:style-name="T810"><text:note text:id="ftn42" text:note-class="footnote"><text:note-citation>42</text:note-citation><text:note-body><text:p text:style-name="P66"><text:span text:style-name="T1063">L’usage retient comme dénominations </text:span><text:span text:style-name="T410">e</text:span><text:span text:style-name="T1063">, </text:span><text:span text:style-name="T410">ev</text:span><text:span text:style-name="T1063">, </text:span><text:span text:style-name="T409">evt</text:span><text:span text:style-name="T1065">, </text:span><text:span text:style-name="T410">event</text:span><text:span text:style-name="T1063">, de façon à conserver </text:span><text:span text:style-name="T900">un</text:span><text:span text:style-name="T1063"> lien mnémotechnique </text:span><text:span text:style-name="T900">avec</text:span><text:span text:style-name="T1063"> son </text:span><text:span text:style-name="T900">type</text:span><text:span text:style-name="T1063">.</text:span></text:p></text:note-body></text:note></text:span></text:span><text:span text:style-name="Strong_20_Emphasis"><text:span text:style-name="T810">; il peut même être omis s’il n’est pas utilisé dans </text:span></text:span><text:span text:style-name="Strong_20_Emphasis"><text:span text:style-name="T123">routine</text:span></text:span><text:span text:style-name="Strong_20_Emphasis"><text:span text:style-name="T239">()</text:span></text:span><text:span text:style-name="Strong_20_Emphasis"><text:span text:style-name="T810">.</text:span></text:span></text:p>
      <text:h text:style-name="P322" text:outline-level="1"><text:bookmark-start text:name="__RefHeading___Toc105294_1547222851"/><text:span text:style-name="Strong_20_Emphasis"><text:span text:style-name="T1067">JavaScript et base de données JSON</text:span></text:span><text:bookmark-end text:name="__RefHeading___Toc105294_1547222851"/></text:h>
      <text:h text:style-name="Heading_20_2" text:outline-level="2"><text:bookmark-start text:name="__RefHeading___Toc105296_1547222851"/><text:span text:style-name="Strong_20_Emphasis"><text:span text:style-name="T972">JSON </text:span></text:span><text:span text:style-name="Strong_20_Emphasis"><text:span text:style-name="T973">comme format de b</text:span></text:span><text:span text:style-name="Strong_20_Emphasis"><text:span text:style-name="T972">ase de données</text:span></text:span><text:bookmark-end text:name="__RefHeading___Toc105296_1547222851"/></text:h>
      <text:p text:style-name="P11"><text:span text:style-name="Strong_20_Emphasis"><text:span text:style-name="T780">JSON (JavaScript Object Notation) est un format de données textuel à l’instar des formats CSV (Comma Separated Values) et XML (eXtensible Markup Language) ; plus récent que ces derniers formats, </text:span></text:span><text:span text:style-name="Strong_20_Emphasis"><text:span text:style-name="T781">plus facile à écrire et à lire,</text:span></text:span><text:span text:style-name="Strong_20_Emphasis"><text:span text:style-name="T780"> JSON est </text:span></text:span><text:span text:style-name="Strong_20_Emphasis"><text:span text:style-name="T781">ainsi </text:span></text:span><text:span text:style-name="Strong_20_Emphasis"><text:span text:style-name="T780">de plus en plus utilisé pour transmettre, stocker et configurer des données. </text:span></text:span><text:span text:style-name="Strong_20_Emphasis"><text:span text:style-name="T781">Pour de "petites" bases de données </text:span></text:span><text:span text:style-name="Strong_20_Emphasis"><text:span text:style-name="T782">(bdd)</text:span></text:span><text:span text:style-name="Strong_20_Emphasis"><text:span text:style-name="T781"> le format JSON se présente comme une alternative au format SQL </text:span></text:span><text:span text:style-name="Strong_20_Emphasis"><text:span text:style-name="T784">(Structured Query Language)</text:span></text:span><text:span text:style-name="Strong_20_Emphasis"><text:span text:style-name="T781">.</text:span></text:span></text:p>
      <text:h text:style-name="Heading_20_2" text:outline-level="2"><text:bookmark-start text:name="__RefHeading___Toc105298_1547222851"/><text:span text:style-name="Strong_20_Emphasis">Le format JSON</text:span><text:bookmark-end text:name="__RefHeading___Toc105298_1547222851"/></text:h>
      <text:p text:style-name="P278"><text:span text:style-name="Strong_20_Emphasis"><text:span text:style-name="T781">Le format JSON est fortement inspiré de celui des agrégats JS (voir §</text:span></text:span><text:span text:style-name="Strong_20_Emphasis"><text:span text:style-name="T781"><text:bookmark-ref text:reference-format="chapter" text:ref-name="__RefNumPara__122668_715209774">2.4.1</text:bookmark-ref></text:span></text:span><text:span text:style-name="Strong_20_Emphasis"><text:span text:style-name="T781">). La base de données est contenue dans un fichier .json, </text:span></text:span><text:span text:style-name="Strong_20_Emphasis"><text:span text:style-name="T785">qui est un fichier texte</text:span></text:span><text:span text:style-name="Strong_20_Emphasis"><text:span text:style-name="T781"> structuré p</text:span></text:span><text:span text:style-name="Strong_20_Emphasis"><text:span text:style-name="T827">ar type de données, </text:span></text:span><text:span text:style-name="Strong_20_Emphasis"><text:span text:style-name="T847">alias </text:span></text:span><text:span text:style-name="Strong_20_Emphasis"><text:span text:style-name="T752">ressource</text:span></text:span><text:span text:style-name="Strong_20_Emphasis"><text:span text:style-name="T827"> ; il se présente donc </text:span></text:span><text:span text:style-name="Strong_20_Emphasis"><text:span text:style-name="T781">ainsi :</text:span></text:span></text:p>
      <table:table table:name="Tableau9" table:style-name="Tableau9">
        <table:table-column table:style-name="Tableau9.A"/>
        <table:table-column table:style-name="Tableau9.B"/>
        <table:table-row table:style-name="TableLine94856551446736">
          <table:table-cell table:style-name="Tableau9.A1" office:value-type="string">
            <text:p text:style-name="P109"><text:span text:style-name="Strong_20_Emphasis"><text:span text:style-name="T250">"</text:span></text:span><text:span text:style-name="Strong_20_Emphasis"><text:span text:style-name="T337">nom1</text:span></text:span><text:span text:style-name="Strong_20_Emphasis"><text:span text:style-name="T250">": </text:span></text:span><text:span text:style-name="Strong_20_Emphasis"><text:span text:style-name="T198">[<text:line-break/> <text:s text:c="3"/>{<text:line-break/> <text:s text:c="6"/>"champ1": valeur,<text:line-break/> <text:s text:c="6"/>"champ2": valeur,<text:line-break/> <text:s text:c="7"/>…,<text:line-break/> <text:s text:c="7"/>…<text:line-break/> <text:s text:c="3"/>},<text:line-break/> <text:s text:c="3"/>{<text:line-break/> <text:s text:c="6"/>"</text:span></text:span><text:span text:style-name="Strong_20_Emphasis"><text:span text:style-name="T199">champ1</text:span></text:span><text:span text:style-name="Strong_20_Emphasis"><text:span text:style-name="T198">": </text:span></text:span><text:span text:style-name="Strong_20_Emphasis"><text:span text:style-name="T199">valeur</text:span></text:span><text:span text:style-name="Strong_20_Emphasis"><text:span text:style-name="T198">,<text:line-break/> <text:s text:c="6"/>"</text:span></text:span><text:span text:style-name="Strong_20_Emphasis"><text:span text:style-name="T199">champ2</text:span></text:span><text:span text:style-name="Strong_20_Emphasis"><text:span text:style-name="T198">": </text:span></text:span><text:span text:style-name="Strong_20_Emphasis"><text:span text:style-name="T199">valeur</text:span></text:span><text:span text:style-name="Strong_20_Emphasis"><text:span text:style-name="T198">,<text:line-break/> <text:s text:c="7"/>…,<text:line-break/> <text:s text:c="7"/>…<text:line-break/> <text:s text:c="3"/>}<text:line-break/> <text:s text:c="3"/></text:span></text:span><text:span text:style-name="Strong_20_Emphasis"><text:span text:style-name="T199">…<text:line-break/></text:span></text:span><text:span text:style-name="Strong_20_Emphasis"><text:span text:style-name="T198">]<text:line-break/>"</text:span></text:span><text:span text:style-name="Strong_20_Emphasis"><text:span text:style-name="T251">nom2": [<text:line-break/>… <text:line-break/>]<text:line-break/>… </text:span></text:span></text:p>
          </table:table-cell>
          <table:table-cell table:style-name="Tableau9.A1" office:value-type="string">
            <text:p text:style-name="P298"><text:span text:style-name="T378">//<text:tab/></text:span><text:span text:style-name="T965">ouvre </text:span><text:span text:style-name="T1085">l’espace de données du type </text:span><text:span text:style-name="T416">nom1</text:span><text:span text:style-name="T685"> de la bdd</text:span><text:span text:style-name="T665"> ;</text:span><text:span text:style-name="T965"><text:line-break/></text:span><text:span text:style-name="T378">//<text:tab/></text:span><text:span text:style-name="T664">début du premier </text:span><text:span text:style-name="T666">élément</text:span><text:span text:style-name="T664"> </text:span><text:span text:style-name="T685">du type </text:span><text:span text:style-name="T416">nom1</text:span><text:span text:style-name="T685"> </text:span><text:span text:style-name="T664">de la </text:span><text:span text:style-name="T665">bdd ;</text:span><text:span text:style-name="T965"><text:line-break/></text:span><text:span text:style-name="T378">//<text:tab/></text:span><text:span text:style-name="T665">premier champ de description </text:span><text:span text:style-name="T685">de cet élément de ce type</text:span><text:span text:style-name="T665"> ;</text:span><text:span text:style-name="T965"><text:line-break/></text:span><text:span text:style-name="T378">//<text:tab/></text:span><text:span text:style-name="T664">d</text:span><text:span text:style-name="T665">euxième champ de description de </text:span><text:span text:style-name="T685">cet</text:span><text:span text:style-name="T665"> </text:span><text:span text:style-name="T666">élément </text:span><text:span text:style-name="T685">de ce type</text:span><text:span text:style-name="T665"> ;</text:span><text:span text:style-name="T965"><text:line-break/></text:span><text:span text:style-name="T378">//<text:tab/></text:span><text:span text:style-name="T965"><text:line-break/></text:span><text:span text:style-name="T378">//<text:tab/></text:span><text:span text:style-name="T666">dernier champ de description de </text:span><text:span text:style-name="T685">cet</text:span><text:span text:style-name="T666"> élément de </text:span><text:span text:style-name="T685">ce type</text:span><text:span text:style-name="T666"> ;</text:span><text:span text:style-name="T965"><text:line-break/></text:span><text:span text:style-name="T378">//<text:tab/></text:span><text:span text:style-name="T664">fin du premier </text:span><text:span text:style-name="T666">élément </text:span><text:span text:style-name="T685">du type </text:span><text:span text:style-name="T416">nom1</text:span><text:span text:style-name="T664"> de la </text:span><text:span text:style-name="T666">bdd</text:span><text:span text:style-name="T965"><text:line-break/></text:span><text:span text:style-name="T378">//<text:tab/></text:span><text:span text:style-name="T664">début du deuxième </text:span><text:span text:style-name="T666">élément </text:span><text:span text:style-name="T685">du type </text:span><text:span text:style-name="T416">nom1</text:span><text:span text:style-name="T664"> de la </text:span><text:span text:style-name="T666">bdd</text:span><text:span text:style-name="T965"><text:line-break/></text:span><text:span text:style-name="T378">//<text:tab/></text:span><text:span text:style-name="T965"><text:line-break/></text:span><text:span text:style-name="T378">//<text:tab/></text:span><text:span text:style-name="T965"><text:line-break/></text:span><text:span text:style-name="T378">//<text:tab/></text:span><text:span text:style-name="T965"><text:line-break/></text:span><text:span text:style-name="T378">//<text:tab/></text:span><text:span text:style-name="T965"><text:line-break/></text:span><text:span text:style-name="T378">//<text:tab/></text:span><text:span text:style-name="T664">fin du deuxième </text:span><text:span text:style-name="T666">élément</text:span><text:span text:style-name="T664"> </text:span><text:span text:style-name="T685">du type </text:span><text:span text:style-name="T416">nom1</text:span><text:span text:style-name="T664"> de la b</text:span><text:span text:style-name="T666">dd</text:span><text:span text:style-name="T664"><text:line-break/></text:span><text:span text:style-name="T378">//</text:span><text:span text:style-name="T664"><text:tab/></text:span><text:span text:style-name="T666">autres éléments </text:span><text:span text:style-name="T685">du type </text:span><text:span text:style-name="T416">nom1</text:span><text:span text:style-name="T664"> </text:span><text:span text:style-name="T666">de la bdd ;</text:span><text:span text:style-name="T965"><text:line-break/></text:span><text:span text:style-name="T378">//<text:tab/></text:span><text:span text:style-name="T664">ferme </text:span><text:span text:style-name="T685">l’espace des éléments </text:span><text:span text:style-name="T416">nom1</text:span><text:span text:style-name="T685"> de la bdd</text:span><text:span text:style-name="T664"> ;<text:line-break/></text:span><text:span text:style-name="T378">//</text:span><text:span text:style-name="T664"><text:tab/></text:span><text:span text:style-name="T685">ouvre l’espace des éléments </text:span><text:span text:style-name="T416">nom2</text:span><text:span text:style-name="T685"> de la bdd ;<text:line-break/></text:span><text:span text:style-name="T416">//</text:span><text:span text:style-name="T685"><text:line-break/></text:span><text:span text:style-name="T378">//<text:tab/></text:span><text:span text:style-name="T664">ferme </text:span><text:span text:style-name="T685">l’espace des éléments </text:span><text:span text:style-name="T416">nom2</text:span><text:span text:style-name="T685"> de la bdd</text:span><text:span text:style-name="T664"> ;<text:line-break/></text:span><text:span text:style-name="T378">//</text:span></text:p>
          </table:table-cell>
        </table:table-row>
        <table:table-row table:style-name="TableLine94856582438816">
          <table:table-cell table:style-name="Tableau9.A1" table:number-columns-spanned="2" office:value-type="string">
            <text:p text:style-name="P244"><text:span text:style-name="T966">Où </text:span><text:span text:style-name="T1113">les</text:span><text:span text:style-name="T966"> </text:span><text:span text:style-name="T439">nom</text:span><text:span text:style-name="T77">i</text:span><text:span text:style-name="T1113"> sont les </text:span><text:span text:style-name="T746">ressources</text:span><text:span text:style-name="T1113"> et </text:span><text:span text:style-name="T966">les </text:span><text:span text:style-name="T352">champ</text:span><text:span text:style-name="T61">i</text:span><text:span text:style-name="T966"> sont des chaînes de caractères et les </text:span><text:span text:style-name="T379">valeur</text:span><text:span text:style-name="T966"> associées des nombres, des booléens, des chaînes de caractères, ou des tableaux ou des agrégats de nombres, booléens, chaînes de caractères, ou encore </text:span><text:span text:style-name="T379">null</text:span><text:span text:style-name="T966">.</text:span></text:p>
            <text:p text:style-name="P264">À noter</text:p>
            <text:p text:style-name="P245">Tous les éléments de la bdd ne doivent pas nécessairement avoir tous les <text:span text:style-name="T50">champ</text:span><text:span text:style-name="T52">i</text:span> renseignés : lorsqu’un <text:span text:style-name="T50">champ</text:span><text:span text:style-name="T52">i</text:span> n’est pas pertinent pour un élément de la bdd, ce <text:span text:style-name="T50">champ</text:span><text:span text:style-name="T52">i</text:span> peut être omis (l’autre option est de lui assigner la valeur <text:span text:style-name="T50">null</text:span> <text:note text:id="ftn43" text:note-class="footnote"><text:note-citation>43</text:note-citation><text:note-body><text:p text:style-name="P51">Attention, l’effet produit sera différent : si dans le code on cherche à atteindre l<text:span text:style-name="T1083">e champ</text:span> omis, JS remontera <text:span text:style-name="T50">undefined</text:span>.</text:p></text:note-body></text:note>).</text:p>
            <text:p text:style-name="P258"><text:span text:style-name="T1114">L’usage des </text:span><text:span text:style-name="T438">"…"</text:span><text:span text:style-name="T1114"> est requis (à l’exclusion des </text:span><text:span text:style-name="T438">‘…‘</text:span><text:span text:style-name="T1114"> et </text:span><text:span text:style-name="T438">`…`</text:span><text:span text:style-name="T1114">) pour délimiter les noms des champs mais aussi pour délimiter leur</text:span><text:span text:style-name="T1113">s</text:span><text:span text:style-name="T1114"> </text:span><text:span text:style-name="T438">valeur</text:span><text:span text:style-name="T1114"> quand </text:span><text:span text:style-name="T967">celle-ci </text:span><text:span text:style-name="T1114">s</text:span><text:span text:style-name="T1113">on</text:span><text:span text:style-name="T1114">t </text:span><text:span text:style-name="T1113">des</text:span><text:span text:style-name="T1114"> chaîne</text:span><text:span text:style-name="T1113">s</text:span><text:span text:style-name="T1114"> de caractères.</text:span></text:p>
            <text:p text:style-name="P246"><text:soft-page-break/><text:span text:style-name="T972">Les champs décrivant les éléments de la bdd sont délimités par </text:span><text:span text:style-name="T380">,</text:span><text:span text:style-name="T972"> sauf le </text:span><text:span text:style-name="T973">premier</text:span><text:span text:style-name="T972"> qui est délimité par </text:span><text:span text:style-name="T380">{</text:span><text:span text:style-name="T972"> et </text:span><text:span text:style-name="T380">,</text:span><text:span text:style-name="T972"> et le dernier par </text:span><text:span text:style-name="T380">,</text:span><text:span text:style-name="T972"> et </text:span><text:span text:style-name="T380">}</text:span><text:span text:style-name="T972"> ; </text:span><text:span text:style-name="T973">ce dernier ne peut pas être délimité par </text:span><text:span text:style-name="T381">,</text:span><text:span text:style-name="T973"> et </text:span><text:span text:style-name="T381">,</text:span><text:span text:style-name="T973">, car il ne pourrait alors pas être acquis dans le code JS.</text:span></text:p>
          </table:table-cell>
          <table:covered-table-cell/>
        </table:table-row>
      </table:table>
      <text:h text:style-name="Heading_20_2" text:outline-level="2"><text:bookmark-start text:name="__RefNumPara__27160_3594348277"/><text:bookmark-start text:name="__RefHeading___Toc105300_1547222851"/><text:span text:style-name="Strong_20_Emphasis">Acquérir une bdd JSON </text:span><text:span text:style-name="Strong_20_Emphasis"><text:span text:style-name="T1089">existante</text:span></text:span><text:bookmark-end text:name="__RefNumPara__27160_3594348277"/><text:bookmark-end text:name="__RefHeading___Toc105300_1547222851"/></text:h>
      <text:p text:style-name="P23"><text:span text:style-name="Strong_20_Emphasis"><text:span text:style-name="T783">L’acquisition d’une </text:span></text:span><text:span text:style-name="Strong_20_Emphasis"><text:span text:style-name="T848">ressource d’une </text:span></text:span><text:span text:style-name="Strong_20_Emphasis"><text:span text:style-name="T783">bdd JSON dans le code JS est réalisée </text:span></text:span><text:span text:style-name="Strong_20_Emphasis"><text:span text:style-name="T814">en deux étapes :</text:span></text:span></text:p>
      <text:list xml:id="list62374001" text:style-name="L24">
        <text:list-item>
          <text:p text:style-name="P375"><text:span text:style-name="Strong_20_Emphasis"><text:span text:style-name="T814">Il s’agit d’abord d’acquérir le contenu du fichier </text:span></text:span><text:span text:style-name="Strong_20_Emphasis"><text:span text:style-name="T815">grâce à la fonction </text:span></text:span><text:span text:style-name="Strong_20_Emphasis"><text:span text:style-name="T243">fetch()</text:span></text:span><text:span text:style-name="Strong_20_Emphasis"><text:span text:style-name="T828"> en lui désignant la localisation d</text:span></text:span><text:span text:style-name="Strong_20_Emphasis"><text:span text:style-name="T847">e la ressource </text:span></text:span><text:span text:style-name="Strong_20_Emphasis"><text:span text:style-name="T848">qui se trouve dans un</text:span></text:span><text:span text:style-name="Strong_20_Emphasis"><text:span text:style-name="T828"> fichier .json qui contient la bdd.</text:span></text:span></text:p>
        </text:list-item>
      </text:list>
      <text:p text:style-name="P316"><text:span text:style-name="Strong_20_Emphasis"><text:span text:style-name="T828"><text:tab/></text:span></text:span><text:span text:style-name="Strong_20_Emphasis"><text:span text:style-name="T815">La fonction </text:span></text:span><text:span text:style-name="Strong_20_Emphasis"><text:span text:style-name="T243">fetch()</text:span></text:span><text:span text:style-name="Strong_20_Emphasis"><text:span text:style-name="T815"> est agnostique, c’est à dire qu’elle ne présuppose rien sur la structure du contenu du fichier. Elle produit un objet </text:span></text:span><text:span text:style-name="Strong_20_Emphasis"><text:span text:style-name="T816">de type </text:span></text:span><text:span text:style-name="Strong_20_Emphasis"><text:span text:style-name="T244">Response</text:span></text:span><text:span text:style-name="Strong_20_Emphasis"><text:span text:style-name="T816"> – généralement nommé </text:span></text:span><text:span text:style-name="Strong_20_Emphasis"><text:span text:style-name="T244">re</text:span></text:span><text:span text:style-name="Strong_20_Emphasis"><text:span text:style-name="T259">s</text:span></text:span><text:span text:style-name="Strong_20_Emphasis"><text:span text:style-name="T244">ponse</text:span></text:span><text:span text:style-name="Strong_20_Emphasis"><text:span text:style-name="T817"> </text:span></text:span><text:span text:style-name="Strong_20_Emphasis"><text:span text:style-name="T836">(réponse) </text:span></text:span><text:span text:style-name="Strong_20_Emphasis"><text:span text:style-name="T817">–, </text:span></text:span><text:span text:style-name="Strong_20_Emphasis"><text:span text:style-name="T816">que l’on peut considérer </text:span></text:span><text:span text:style-name="Strong_20_Emphasis"><text:span text:style-name="T817">pour le propos </text:span></text:span><text:span text:style-name="Strong_20_Emphasis"><text:span text:style-name="T816">comme la suite </text:span></text:span><text:span text:style-name="Strong_20_Emphasis"><text:span text:style-name="T817">brute </text:span></text:span><text:span text:style-name="Strong_20_Emphasis"><text:span text:style-name="T816">des octets stockés dans le fichier.</text:span></text:span></text:p>
      <text:list xml:id="list94833426559844" text:continue-numbering="true" text:style-name="L24">
        <text:list-item>
          <text:p text:style-name="P376"><text:span text:style-name="Strong_20_Emphasis"><text:span text:style-name="T816">Ensuite on fait appel à la méthode </text:span></text:span><text:span text:style-name="Strong_20_Emphasis"><text:span text:style-name="T244">.json</text:span></text:span><text:span text:style-name="Strong_20_Emphasis"><text:span text:style-name="T245">()</text:span></text:span><text:span text:style-name="Strong_20_Emphasis"><text:span text:style-name="T816"> définie sur les objets de type </text:span></text:span><text:span text:style-name="Strong_20_Emphasis"><text:span text:style-name="T244">Response</text:span></text:span><text:span text:style-name="Strong_20_Emphasis"><text:span text:style-name="T816"> </text:span></text:span><text:span text:style-name="Strong_20_Emphasis"><text:span text:style-name="T817">qui analyse </text:span></text:span><text:span text:style-name="Strong_20_Emphasis"><text:span text:style-name="T816">la suite d’octets </text:span></text:span><text:span text:style-name="Strong_20_Emphasis"><text:span text:style-name="T244">re</text:span></text:span><text:span text:style-name="Strong_20_Emphasis"><text:span text:style-name="T259">s</text:span></text:span><text:span text:style-name="Strong_20_Emphasis"><text:span text:style-name="T244">ponse</text:span></text:span><text:span text:style-name="Strong_20_Emphasis"><text:span text:style-name="T816"> </text:span></text:span><text:span text:style-name="Strong_20_Emphasis"><text:span text:style-name="T817">sous l’hypothèse qu’il s’agit d’une bdd JSON pour fournir un tableau d’agrégats reproduisant la structure de la bdd JSON.</text:span></text:span></text:p>
        </text:list-item>
      </text:list>
      <text:p text:style-name="P271"><text:span text:style-name="Strong_20_Emphasis"><text:span text:style-name="T817">Exemple générique</text:span></text:span><text:span text:style-name="Strong_20_Emphasis"><text:span text:style-name="T783"> :</text:span></text:span></text:p>
      <text:p text:style-name="P318"><text:span text:style-name="Strong_20_Emphasis"><text:span text:style-name="T200">const </text:span></text:span><text:span text:style-name="Strong_20_Emphasis"><text:span text:style-name="T335">re</text:span></text:span><text:span text:style-name="Strong_20_Emphasis"><text:span text:style-name="T338">s</text:span></text:span><text:span text:style-name="Strong_20_Emphasis"><text:span text:style-name="T335">ponse</text:span></text:span><text:span text:style-name="Strong_20_Emphasis"><text:span text:style-name="T200"> = await fetch("</text:span></text:span><text:span text:style-name="Strong_20_Emphasis"><text:span text:style-name="T129">URL_</text:span></text:span><text:span text:style-name="Strong_20_Emphasis"><text:span text:style-name="T134">ressource_</text:span></text:span><text:span text:style-name="Strong_20_Emphasis"><text:span text:style-name="T129">d</text:span></text:span><text:span text:style-name="Strong_20_Emphasis"><text:span text:style-name="T135">s</text:span></text:span><text:span text:style-name="Strong_20_Emphasis"><text:span text:style-name="T129">_fi</text:span></text:span><text:span text:style-name="Strong_20_Emphasis"><text:span text:style-name="T105">chier.json</text:span></text:span><text:span text:style-name="Strong_20_Emphasis"><text:span text:style-name="T200">");<text:tab/></text:span></text:span><text:span text:style-name="Strong_20_Emphasis"><text:span text:style-name="T200"><text:note text:id="ftn44" text:note-class="footnote"><text:note-citation>44</text:note-citation><text:note-body><text:p text:style-name="P72">Si le fichier est en local, l’argument de <text:span text:style-name="T50">fetch</text:span> est<text:span text:style-name="T50"> </text:span><text:span text:style-name="Strong_20_Emphasis"><text:span text:style-name="T114">chemin-vers-/m</text:span></text:span><text:span text:style-name="Strong_20_Emphasis"><text:span text:style-name="T78">aBdd</text:span></text:span><text:span text:style-name="Strong_20_Emphasis"><text:span text:style-name="T114">JS</text:span></text:span><text:span text:style-name="Strong_20_Emphasis"><text:span text:style-name="T78">ON</text:span></text:span><text:span text:style-name="Strong_20_Emphasis"><text:span text:style-name="T216">.js</text:span></text:span><text:span text:style-name="Strong_20_Emphasis"><text:span text:style-name="T166">on</text:span></text:span></text:p></text:note-body></text:note></text:span></text:span><text:span text:style-name="Strong_20_Emphasis"><text:span text:style-name="T200"> </text:span></text:span><text:span text:style-name="Strong_20_Emphasis"><text:span text:style-name="T200"><text:note text:id="ftn45" text:note-class="footnote"><text:note-citation>45</text:note-citation><text:note-body><text:p text:style-name="P91"><text:span text:style-name="T1108">En prenant la </text:span><text:span text:style-name="T1109">suite de la </text:span><text:span text:style-name="T1108">n</text:span><text:span text:style-name="T1109">ote </text:span><text:span text:style-name="T1108">d</text:span><text:span text:style-name="T1109">e </text:span><text:span text:style-name="T1108">b</text:span><text:span text:style-name="T1109">as de page </text:span><text:span text:style-name="T1108"><text:note-ref text:note-class="footnote" text:reference-format="text" text:ref-name="ftn31">31</text:note-ref></text:span><text:span text:style-name="T1108">, </text:span><text:span text:style-name="T1109">le code pour récupérer dans le code JS l</text:span><text:span text:style-name="T1110">a ressource</text:span><text:span text:style-name="T1109"> "</text:span><text:span text:style-name="T433">pièces automobiles</text:span><text:span text:style-name="T1109">" en tant que tableau d’agrégat</text:span><text:span text:style-name="T1110">s</text:span><text:span text:style-name="T1109"> s’écrirait dans ce contexte : <text:line-break/> <text:s text:c="31"/></text:span><text:span text:style-name="T435">const </text:span><text:span text:style-name="T434">reponse = await </text:span><text:span text:style-name="T433">fetch("http://localhost:8081/</text:span><text:span text:style-name="T434">pieces/</text:span><text:span text:style-name="T430">);</text:span></text:p></text:note-body></text:note></text:span></text:span><text:span text:style-name="Strong_20_Emphasis"><text:span text:style-name="T200"><text:line-break/>const </text:span></text:span><text:span text:style-name="Strong_20_Emphasis"><text:span text:style-name="T113">tableauBdd</text:span></text:span><text:span text:style-name="Strong_20_Emphasis"><text:span text:style-name="T200"> = await </text:span></text:span><text:span text:style-name="Strong_20_Emphasis"><text:span text:style-name="T335">re</text:span></text:span><text:span text:style-name="Strong_20_Emphasis"><text:span text:style-name="T338">s</text:span></text:span><text:span text:style-name="Strong_20_Emphasis"><text:span text:style-name="T335">ponse</text:span></text:span><text:span text:style-name="Strong_20_Emphasis"><text:span text:style-name="T200">.json();</text:span></text:span></text:p>
      <text:p text:style-name="P24"><text:span text:style-name="Strong_20_Emphasis"><text:span text:style-name="T783">À l’issue de ces instructions, les données de la bdd sont disponibles dans le tableau </text:span></text:span><text:span text:style-name="Strong_20_Emphasis"><text:span text:style-name="T113">tableauBdd</text:span></text:span><text:span text:style-name="Strong_20_Emphasis"><text:span text:style-name="T783"> ; le </text:span></text:span><text:span text:style-name="Strong_20_Emphasis"><text:span text:style-name="T105">i</text:span></text:span><text:span text:style-name="Strong_20_Emphasis"><text:span text:style-name="T968">ème</text:span></text:span><text:span text:style-name="Strong_20_Emphasis"><text:span text:style-name="T783"> éléments de la bdd est </text:span></text:span><text:span text:style-name="Strong_20_Emphasis"><text:span text:style-name="T784">l’</text:span></text:span><text:span text:style-name="Strong_20_Emphasis"><text:span text:style-name="T783">agrégat </text:span></text:span><text:span text:style-name="Strong_20_Emphasis"><text:span text:style-name="T113">tableauBdd</text:span></text:span><text:span text:style-name="Strong_20_Emphasis"><text:span text:style-name="T200">[</text:span></text:span><text:span text:style-name="Strong_20_Emphasis"><text:span text:style-name="T105">i</text:span></text:span><text:span text:style-name="Strong_20_Emphasis"><text:span text:style-name="T200">-1]</text:span></text:span><text:span text:style-name="Strong_20_Emphasis"><text:span text:style-name="T783">, </text:span></text:span><text:span text:style-name="Strong_20_Emphasis"><text:span text:style-name="T784">dont la valeur du champ "</text:span></text:span><text:span text:style-name="Strong_20_Emphasis"><text:span text:style-name="T201">champ</text:span></text:span><text:span text:style-name="Strong_20_Emphasis"><text:span text:style-name="T106">i</text:span></text:span><text:span text:style-name="Strong_20_Emphasis"><text:span text:style-name="T784">" est accessible </text:span></text:span><text:span text:style-name="Strong_20_Emphasis"><text:span text:style-name="T783">par </text:span></text:span><text:span text:style-name="Strong_20_Emphasis"><text:span text:style-name="T113">tableauBdd</text:span></text:span><text:span text:style-name="Strong_20_Emphasis"><text:span text:style-name="T200">[</text:span></text:span><text:span text:style-name="Strong_20_Emphasis"><text:span text:style-name="T105">i</text:span></text:span><text:span text:style-name="Strong_20_Emphasis"><text:span text:style-name="T200">-1].</text:span></text:span><text:span text:style-name="Strong_20_Emphasis"><text:span text:style-name="T201">champ</text:span></text:span><text:span text:style-name="Strong_20_Emphasis"><text:span text:style-name="T106">i</text:span></text:span><text:span text:style-name="Strong_20_Emphasis"><text:span text:style-name="T783"> </text:span></text:span><text:span text:style-name="Strong_20_Emphasis"><text:span text:style-name="T825">(le nom du champ JSON d’un élément de la bdd devient </text:span></text:span><text:span text:style-name="Strong_20_Emphasis"><text:span text:style-name="T1019">le nom de</text:span></text:span><text:span text:style-name="Strong_20_Emphasis"><text:span text:style-name="T825"> propriété de l’agrégat JS correspondant à cet élément).</text:span></text:span></text:p>
      <text:p text:style-name="P272"><text:span text:style-name="Strong_20_Emphasis"><text:span text:style-name="T677">À </text:span></text:span><text:span text:style-name="Strong_20_Emphasis"><text:span text:style-name="T679">savoir</text:span></text:span><text:span text:style-name="Strong_20_Emphasis"><text:span text:style-name="T523"> :</text:span></text:span></text:p>
      <text:p text:style-name="P273"><text:span text:style-name="Strong_20_Emphasis"><text:span text:style-name="T245">fetch()</text:span></text:span><text:span text:style-name="Strong_20_Emphasis"><text:span text:style-name="T817"> et </text:span></text:span><text:span text:style-name="Strong_20_Emphasis"><text:span text:style-name="T245">.json()</text:span></text:span><text:span text:style-name="Strong_20_Emphasis"><text:span text:style-name="T817"> </text:span></text:span><text:span text:style-name="Strong_20_Emphasis"><text:span text:style-name="T818">sont </text:span></text:span><text:span text:style-name="Strong_20_Emphasis"><text:span text:style-name="T819">des fonctions "à </text:span></text:span><text:span text:style-name="Strong_20_Emphasis"><text:span text:style-name="T820">long </text:span></text:span><text:span text:style-name="Strong_20_Emphasis"><text:span text:style-name="T1015">délai (d’exécution)" </text:span></text:span><text:span text:style-name="Strong_20_Emphasis"><text:span text:style-name="T1015"><text:note text:id="ftn46" text:note-class="footnote"><text:note-citation>46</text:note-citation><text:note-body><text:p text:style-name="P67"><text:span text:style-name="T1069">Ces fonctions sont qualifiées d’</text:span><text:span text:style-name="T743">asynchrone</text:span><text:span text:style-name="T745">s</text:span><text:span text:style-name="T1069">. </text:span><text:span text:style-name="T1068">Comme la suite du paragraphe le montre, c’est moins le "long délai d’exécution" qui caractérise </text:span><text:span text:style-name="T901">une telle</text:span><text:span text:style-name="T1068"> fonction que </text:span><text:span text:style-name="T1069">sa réalisation </text:span><text:span text:style-name="T1068">en tant que tâche exécutée en parallèle du code JS </text:span><text:span text:style-name="T1099">où elle est invoquée</text:span><text:span text:style-name="T1068">, </text:span><text:span text:style-name="T1069">donc de façon </text:span><text:span text:style-name="T743">asynchrone</text:span><text:span text:style-name="T1069"> par rapport à ce code </text:span><text:span text:style-name="T1070">(mais c’est </text:span><text:span text:style-name="T903">justement</text:span><text:span text:style-name="T1070"> parce qu’elle peut être longue à se terminer qu’elle est ainsi exécutée en parallèle)</text:span><text:span text:style-name="T1068">.</text:span></text:p></text:note-body></text:note></text:span></text:span><text:span text:style-name="Strong_20_Emphasis"><text:span text:style-name="T1015"> ; par exemple </text:span></text:span><text:span text:style-name="Strong_20_Emphasis"><text:span text:style-name="T246">fetch()</text:span></text:span><text:span text:style-name="Strong_20_Emphasis"><text:span text:style-name="T1015"> est tributaire non seulement des ressources de traitement que le navigateur web attribue à cette fonction, mais également à l’état de fonctionnement du réseau au moment de l’accès au fichier.</text:span></text:span></text:p>
      <text:p text:style-name="P222"><text:span text:style-name="Strong_20_Emphasis"><text:span text:style-name="T1025">Avec des fonctions qui fonctionnent d</text:span></text:span><text:span text:style-name="Strong_20_Emphasis"><text:span text:style-name="T1016">ans de telles conditions JS fonctionne de la façon suivante : la fonction fournit à l’issue de son </text:span></text:span><text:span text:style-name="Strong_20_Emphasis"><text:span text:style-name="T1017">appel</text:span></text:span><text:span text:style-name="Strong_20_Emphasis"><text:span text:style-name="T1016"> un objet intérimaire qui est de type </text:span></text:span><text:span text:style-name="Strong_20_Emphasis"><text:span text:style-name="T247">Promise</text:span></text:span><text:span text:style-name="Strong_20_Emphasis"><text:span text:style-name="T1016"> (promesse), et c’est seulement quand la fonction est arrivée à son terme qu’elle fournit l’objet du type attendu </text:span></text:span><text:span text:style-name="Strong_20_Emphasis"><text:span text:style-name="T1025">(en cas de succès de la fonction)</text:span></text:span><text:span text:style-name="Strong_20_Emphasis"><text:span text:style-name="T1016"> </text:span></text:span><text:span text:style-name="Strong_20_Emphasis"><text:span text:style-name="T1025">ou bien un code d’erreur (en cas d’échec de la fonction)</text:span></text:span><text:span text:style-name="Strong_20_Emphasis"><text:span text:style-name="T1016">. </text:span></text:span><text:span text:style-name="Strong_20_Emphasis"><text:span text:style-name="T1017">En conséquence, sans autre précaution le navigateur pourrait poursuivre l’exécution du code JS en aval d’une fonction à long délai en manipulant un objet de type Promise et non un objet du type attendu.</text:span></text:span></text:p>
      <text:p text:style-name="P225"><text:soft-page-break/><text:span text:style-name="Strong_20_Emphasis"><text:span text:style-name="T1017">Le mot-clé </text:span></text:span><text:span text:style-name="Strong_20_Emphasis"><text:span text:style-name="T248">await</text:span></text:span><text:span text:style-name="Strong_20_Emphasis"><text:span text:style-name="T1017"> déclaré en amont d’une fonction à long délai indique au navigateur web de suspendre l’exécution du code JS jusqu’à complétion de la fonction à long délai. </text:span></text:span><text:span text:style-name="Strong_20_Emphasis"><text:span text:style-name="T1020">L’alternative à un tel </text:span></text:span><text:span text:style-name="Strong_20_Emphasis"><text:span text:style-name="T259">await</text:span></text:span><text:span text:style-name="Strong_20_Emphasis"><text:span text:style-name="T1020"> est le recours à la gestion des </text:span></text:span><text:span text:style-name="Strong_20_Emphasis"><text:span text:style-name="T259">Promise</text:span></text:span><text:span text:style-name="Strong_20_Emphasis"><text:span text:style-name="T1020"> à l’aide des méthodes </text:span></text:span><text:span text:style-name="Strong_20_Emphasis"><text:span text:style-name="T259">.then()</text:span></text:span><text:span text:style-name="Strong_20_Emphasis"><text:span text:style-name="T1020"> et </text:span></text:span><text:span text:style-name="Strong_20_Emphasis"><text:span text:style-name="T259">.catch()</text:span></text:span><text:span text:style-name="Strong_20_Emphasis"><text:span text:style-name="T1020"> définies sur les objets de type </text:span></text:span><text:span text:style-name="Strong_20_Emphasis"><text:span text:style-name="T259">Promise</text:span></text:span><text:span text:style-name="Strong_20_Emphasis"><text:span text:style-name="T1020">. </text:span></text:span><text:span text:style-name="Strong_20_Emphasis"><text:span text:style-name="T1020"><text:note text:id="ftn47" text:note-class="footnote"><text:note-citation>47</text:note-citation><text:note-body><text:p text:style-name="Footnote"><text:span text:style-name="T904">Cf.</text:span> <text:span text:style-name="T935">//developer.mozilla.org/fr/docs/Web/JavaScript/Reference/Global_Objects/Promise</text:span></text:p></text:note-body></text:note></text:span></text:span><text:span text:style-name="Strong_20_Emphasis"><text:span text:style-name="T1020"> </text:span></text:span><text:span text:style-name="Strong_20_Emphasis"><text:span text:style-name="T1021">Pour reprendre l’exemple générique ci-dessus, si on voulait gérer les éventuels problèmes d’accès au fichier .</text:span></text:span><text:span text:style-name="Strong_20_Emphasis"><text:span text:style-name="T1026">j</text:span></text:span><text:span text:style-name="Strong_20_Emphasis"><text:span text:style-name="T1021">son à travers le réseau, le code devrait se réécrire ainsi :</text:span></text:span></text:p>
      <text:p text:style-name="P317"><text:span text:style-name="Strong_20_Emphasis"><text:span text:style-name="T200">const </text:span></text:span><text:span text:style-name="Strong_20_Emphasis"><text:span text:style-name="T113">tableauBdd</text:span></text:span><text:span text:style-name="Strong_20_Emphasis"><text:span text:style-name="T200"> = await fetch("</text:span></text:span><text:span text:style-name="Strong_20_Emphasis"><text:span text:style-name="T129">URL_</text:span></text:span><text:span text:style-name="Strong_20_Emphasis"><text:span text:style-name="T134">ressource_d</text:span></text:span><text:span text:style-name="Strong_20_Emphasis"><text:span text:style-name="T135">s</text:span></text:span><text:span text:style-name="Strong_20_Emphasis"><text:span text:style-name="T129">_fi</text:span></text:span><text:span text:style-name="Strong_20_Emphasis"><text:span text:style-name="T105">chier.json</text:span></text:span><text:span text:style-name="Strong_20_Emphasis"><text:span text:style-name="T200">") <text:line-break/> <text:s/>.</text:span></text:span><text:span text:style-name="Strong_20_Emphasis"><text:span text:style-name="T260">then (response =&gt; </text:span></text:span><text:span text:style-name="Strong_20_Emphasis"><text:span text:style-name="T335">re</text:span></text:span><text:span text:style-name="Strong_20_Emphasis"><text:span text:style-name="T338">s</text:span></text:span><text:span text:style-name="Strong_20_Emphasis"><text:span text:style-name="T335">ponse</text:span></text:span><text:span text:style-name="Strong_20_Emphasis"><text:span text:style-name="T200">.json(), // </text:span></text:span><text:span text:style-name="Strong_20_Emphasis"><text:span text:style-name="T261">&lt;-- </text:span></text:span><text:span text:style-name="Strong_20_Emphasis"><text:span text:style-name="T541">code </text:span></text:span><text:span text:style-name="Strong_20_Emphasis"><text:span text:style-name="T542">JS</text:span></text:span><text:span text:style-name="Strong_20_Emphasis"><text:span text:style-name="T541"> en cas de succès</text:span></text:span><text:span text:style-name="Strong_20_Emphasis"><text:span text:style-name="T200"><text:line-break/> <text:s text:c="8"/></text:span></text:span><text:span text:style-name="Strong_20_Emphasis"><text:span text:style-name="T260">function(){ <text:s text:c="17"/>//<text:line-break/> <text:s text:c="10"/>… <text:s text:c="25"/>// &lt;-- </text:span></text:span><text:span text:style-name="Strong_20_Emphasis"><text:span text:style-name="T540">code </text:span></text:span><text:span text:style-name="Strong_20_Emphasis"><text:span text:style-name="T542">JS</text:span></text:span><text:span text:style-name="Strong_20_Emphasis"><text:span text:style-name="T540"> </text:span></text:span><text:span text:style-name="Strong_20_Emphasis"><text:span text:style-name="T541">en cas d</text:span></text:span><text:span text:style-name="Strong_20_Emphasis"><text:span text:style-name="T540">’échec</text:span></text:span><text:span text:style-name="Strong_20_Emphasis"><text:span text:style-name="T260"><text:line-break/> <text:s text:c="8"/></text:span></text:span><text:span text:style-name="Strong_20_Emphasis"><text:span text:style-name="T261">}</text:span></text:span><text:span text:style-name="Strong_20_Emphasis"><text:span text:style-name="T260"> <text:s text:c="27"/>// <text:s text:c="4"/></text:span></text:span><text:span text:style-name="Strong_20_Emphasis"><text:span text:style-name="T540"><text:s/>du </text:span></text:span><text:span text:style-name="Strong_20_Emphasis"><text:span text:style-name="T260">fetch()<text:line-break/> <text:s/>)</text:span></text:span><text:span text:style-name="Strong_20_Emphasis"><text:span text:style-name="T200">;</text:span></text:span></text:p>
      <text:p text:style-name="P203"><text:span text:style-name="Strong_20_Emphasis"><text:span text:style-name="T1022">À noter dans cet exemple, que le </text:span></text:span><text:span text:style-name="Strong_20_Emphasis"><text:span text:style-name="T262">await</text:span></text:span><text:span text:style-name="Strong_20_Emphasis"><text:span text:style-name="T1022"> reste devant </text:span></text:span><text:span text:style-name="Strong_20_Emphasis"><text:span text:style-name="T262">fetch()</text:span></text:span><text:span text:style-name="Strong_20_Emphasis"><text:span text:style-name="T1022">, mais qu’il s’applique ici à l’opération </text:span></text:span><text:span text:style-name="Strong_20_Emphasis"><text:span text:style-name="T262">response.json()</text:span></text:span><text:span text:style-name="Strong_20_Emphasis"><text:span text:style-name="T1022"> qui </text:span></text:span><text:span text:style-name="Strong_20_Emphasis"><text:span text:style-name="T1026">n’</text:span></text:span><text:span text:style-name="Strong_20_Emphasis"><text:span text:style-name="T1022">est réalisée </text:span></text:span><text:span text:style-name="Strong_20_Emphasis"><text:span text:style-name="T1026">que</text:span></text:span><text:span text:style-name="Strong_20_Emphasis"><text:span text:style-name="T1022"> lorsque </text:span></text:span><text:span text:style-name="Strong_20_Emphasis"><text:span text:style-name="T1026">le</text:span></text:span><text:span text:style-name="Strong_20_Emphasis"><text:span text:style-name="T1022"> </text:span></text:span><text:span text:style-name="Strong_20_Emphasis"><text:span text:style-name="T262">fetch()</text:span></text:span><text:span text:style-name="Strong_20_Emphasis"><text:span text:style-name="T1022"> est achevé avec succès.</text:span></text:span></text:p>
      <text:p text:style-name="P289"><text:span text:style-name="Strong_20_Emphasis"><text:span text:style-name="T877"><text:s/>Important </text:span></text:span><text:span text:style-name="Strong_20_Emphasis"><text:span text:style-name="T524"><text:s/></text:span></text:span></text:p>
      <text:p text:style-name="P221"><text:span text:style-name="Strong_20_Emphasis"><text:span text:style-name="T523">Si une </text:span></text:span><text:span text:style-name="Strong_20_Emphasis"><text:span text:style-name="T548">telle </text:span></text:span><text:span text:style-name="Strong_20_Emphasis"><text:span text:style-name="T523">fonction à long délai </text:span></text:span><text:span text:style-name="Strong_20_Emphasis"><text:span text:style-name="T525">doit être </text:span></text:span><text:span text:style-name="Strong_20_Emphasis"><text:span text:style-name="T523">appelée dans une fonction </text:span></text:span><text:span text:style-name="Strong_20_Emphasis"><text:span text:style-name="T525">englobante</text:span></text:span><text:span text:style-name="Strong_20_Emphasis"><text:span text:style-name="T523">, cette dernière doit être déclarée avec le mot clé </text:span></text:span><text:span text:style-name="Strong_20_Emphasis"><text:span text:style-name="T248">async</text:span></text:span><text:span text:style-name="Strong_20_Emphasis"><text:span text:style-name="T523"> </text:span></text:span><text:span text:style-name="Strong_20_Emphasis"><text:span text:style-name="T531">(juste avant </text:span></text:span><text:span text:style-name="Strong_20_Emphasis"><text:span text:style-name="T250">function</text:span></text:span><text:span text:style-name="Strong_20_Emphasis"><text:span text:style-name="T531">)</text:span></text:span><text:span text:style-name="Strong_20_Emphasis"><text:span text:style-name="T523">. </text:span></text:span></text:p>
      <text:p text:style-name="P221"><text:span text:style-name="Strong_20_Emphasis"><text:span text:style-name="T555">Pour que l</text:span></text:span><text:span text:style-name="Strong_20_Emphasis"><text:span text:style-name="T554">e mot-clé </text:span></text:span><text:span text:style-name="Strong_20_Emphasis"><text:span text:style-name="T273">await</text:span></text:span><text:span text:style-name="Strong_20_Emphasis"><text:span text:style-name="T554"> </text:span></text:span><text:span text:style-name="Strong_20_Emphasis"><text:span text:style-name="T555">soit</text:span></text:span><text:span text:style-name="Strong_20_Emphasis"><text:span text:style-name="T554"> </text:span></text:span><text:span text:style-name="Strong_20_Emphasis"><text:span text:style-name="T555">correctement </text:span></text:span><text:span text:style-name="Strong_20_Emphasis"><text:span text:style-name="T554">interprété par JS </text:span></text:span><text:span text:style-name="Strong_20_Emphasis"><text:span text:style-name="T555">il faut que le fichier .js ait été déclaré ainsi dans le .html :</text:span></text:span></text:p>
      <text:p text:style-name="P228"><text:span text:style-name="Strong_20_Emphasis"><text:span text:style-name="T216">&lt;script </text:span></text:span><text:span text:style-name="Strong_20_Emphasis"><text:span text:style-name="T283">type="module"</text:span></text:span><text:span text:style-name="Strong_20_Emphasis"><text:span text:style-name="T216"> src="</text:span></text:span><text:span text:style-name="Strong_20_Emphasis"><text:span text:style-name="T114">chemin-vers-/mon</text:span></text:span><text:span text:style-name="Strong_20_Emphasis"><text:span text:style-name="T115">Script</text:span></text:span><text:span text:style-name="Strong_20_Emphasis"><text:span text:style-name="T114">JS</text:span></text:span><text:span text:style-name="Strong_20_Emphasis"><text:span text:style-name="T216">.js"&gt;&lt;/script&gt;</text:span></text:span><text:span text:style-name="Strong_20_Emphasis"><text:span text:style-name="T495"> </text:span></text:span></text:p>
      <text:p text:style-name="P227"><text:span text:style-name="Strong_20_Emphasis"><text:span text:style-name="T555">c’est à dire comme pour l’exploitation de </text:span></text:span><text:span text:style-name="Strong_20_Emphasis"><text:span text:style-name="T639">modules</text:span></text:span><text:span text:style-name="Strong_20_Emphasis"><text:span text:style-name="T555"> (voir §</text:span></text:span><text:span text:style-name="Strong_20_Emphasis"><text:span text:style-name="T555"><text:bookmark-ref text:reference-format="chapter" text:ref-name="__RefNumPara__27212_3594348277">3.1</text:bookmark-ref></text:span></text:span><text:span text:style-name="Strong_20_Emphasis"><text:span text:style-name="T555"> et </text:span></text:span><text:span text:style-name="Strong_20_Emphasis"><text:span text:style-name="T555"><text:bookmark-ref text:reference-format="chapter" text:ref-name="__RefNumPara__56454_1547222851">3.2</text:bookmark-ref></text:span></text:span><text:span text:style-name="Strong_20_Emphasis"><text:span text:style-name="T555">).</text:span></text:span></text:p>
      <text:p text:style-name="P286"><text:span text:style-name="Strong_20_Emphasis"><text:span text:style-name="T678">Sauvegarde dans le </text:span></text:span><text:span text:style-name="Strong_20_Emphasis"><text:span text:style-name="T420">localStorage</text:span></text:span></text:p>
      <text:p text:style-name="P276"><text:span text:style-name="Strong_20_Emphasis"><text:span text:style-name="T646">T</text:span></text:span><text:span text:style-name="Strong_20_Emphasis"><text:span text:style-name="T645">ous les navigateurs mettent à disposition </text:span></text:span><text:span text:style-name="Strong_20_Emphasis"><text:span text:style-name="T646">un</text:span></text:span><text:span text:style-name="Strong_20_Emphasis"><text:span text:style-name="T645"> </text:span></text:span><text:span text:style-name="Strong_20_Emphasis"><text:span text:style-name="T311">localStorage</text:span></text:span><text:span text:style-name="Strong_20_Emphasis"><text:span text:style-name="T645">. </text:span></text:span><text:span text:style-name="Strong_20_Emphasis"><text:span text:style-name="T648">En tant que propriété de l’objet </text:span></text:span><text:span text:style-name="Strong_20_Emphasis"><text:span text:style-name="T313">window</text:span></text:span><text:span text:style-name="Strong_20_Emphasis"><text:span text:style-name="T648"> d’une page web (voir §</text:span></text:span><text:span text:style-name="Strong_20_Emphasis"><text:span text:style-name="T648"><text:bookmark-ref text:reference-format="chapter" text:ref-name="__RefHeading___Toc105288_1547222851">4.1</text:bookmark-ref></text:span></text:span><text:span text:style-name="Strong_20_Emphasis"><text:span text:style-name="T648">). </text:span></text:span><text:span text:style-name="Strong_20_Emphasis"><text:span text:style-name="T646">Les informations stockées dans le </text:span></text:span><text:span text:style-name="Strong_20_Emphasis"><text:span text:style-name="T312">localStorage</text:span></text:span><text:span text:style-name="Strong_20_Emphasis"><text:span text:style-name="T646"> </text:span></text:span><text:span text:style-name="Strong_20_Emphasis"><text:span text:style-name="T645">sont sauvegardées, y compris à la fermeture du navigateur. Ainsi, lorsqu’</text:span></text:span><text:span text:style-name="Strong_20_Emphasis"><text:span text:style-name="T646">on</text:span></text:span><text:span text:style-name="Strong_20_Emphasis"><text:span text:style-name="T645"> ouvre à nouveau la page, les données du </text:span></text:span><text:span text:style-name="Strong_20_Emphasis"><text:span text:style-name="T311">localStorage</text:span></text:span><text:span text:style-name="Strong_20_Emphasis"><text:span text:style-name="T645"> sont toujours présentes. </text:span></text:span><text:span text:style-name="Strong_20_Emphasis"><text:span text:style-name="T646">On peut</text:span></text:span><text:span text:style-name="Strong_20_Emphasis"><text:span text:style-name="T645"> donc </text:span></text:span><text:span text:style-name="Strong_20_Emphasis"><text:span text:style-name="T646">se</text:span></text:span><text:span text:style-name="Strong_20_Emphasis"><text:span text:style-name="T645"> servir du </text:span></text:span><text:span text:style-name="Strong_20_Emphasis"><text:span text:style-name="T311">localStorage</text:span></text:span><text:span text:style-name="Strong_20_Emphasis"><text:span text:style-name="T645"> pour sauvegarder des informations entre deux sessions d’un utilisateur : l</text:span></text:span><text:span text:style-name="Strong_20_Emphasis"><text:span text:style-name="T646">e </text:span></text:span><text:span text:style-name="Strong_20_Emphasis"><text:span text:style-name="T312">localStorage</text:span></text:span><text:span text:style-name="Strong_20_Emphasis"><text:span text:style-name="T645"> est souvent utilisé pour stocker, par exemple, les préférences de langue, </text:span></text:span><text:span text:style-name="Strong_20_Emphasis"><text:span text:style-name="T646">de mode d’affichage, </text:span></text:span><text:span text:style-name="Strong_20_Emphasis"><text:span text:style-name="T650">ainsi que le "jeton" d’accès à un site Internet ; ces jetons permettent typiquement à un site accessible seulement par login/password de ne pas redemander login/password si le dernier accès au site est suffisamment récent (voir JSON WebToken)</text:span></text:span><text:span text:style-name="Strong_20_Emphasis"><text:span text:style-name="T646">. </text:span></text:span><text:span text:style-name="Strong_20_Emphasis"><text:span text:style-name="T651">On peut aussi se servir du </text:span></text:span><text:span text:style-name="Strong_20_Emphasis"><text:span text:style-name="T315">localStorage</text:span></text:span><text:span text:style-name="Strong_20_Emphasis"><text:span text:style-name="T651"> pour transmettre des informations d’une page web à l’autre – typiquement de la page web en cours aux pages web accessibles par les hyperliens de la page en cours.</text:span></text:span></text:p>
      <text:p text:style-name="P275"><text:span text:style-name="Strong_20_Emphasis"><text:span text:style-name="T646">Comme l</text:span></text:span><text:span text:style-name="Strong_20_Emphasis"><text:span text:style-name="T645">e </text:span></text:span><text:span text:style-name="Strong_20_Emphasis"><text:span text:style-name="T311">localStorage</text:span></text:span><text:span text:style-name="Strong_20_Emphasis"><text:span text:style-name="T645"> stocke uniquement des </text:span></text:span><text:span text:style-name="Strong_20_Emphasis"><text:span text:style-name="T646">données</text:span></text:span><text:span text:style-name="Strong_20_Emphasis"><text:span text:style-name="T645"> de type chaînes de caractères, </text:span></text:span><text:span text:style-name="Strong_20_Emphasis"><text:span text:style-name="T646">le format JSON est particulièrement adapté pour y stocker des informations</text:span></text:span><text:span text:style-name="Strong_20_Emphasis"><text:span text:style-name="T645">. </text:span></text:span><text:span text:style-name="Strong_20_Emphasis"><text:span text:style-name="T647">Et notamment la bdd, u</text:span></text:span><text:span text:style-name="Strong_20_Emphasis"><text:span text:style-name="T645">ne fois acquise, peut y </text:span></text:span><text:span text:style-name="Strong_20_Emphasis"><text:span text:style-name="T647">être </text:span></text:span><text:span text:style-name="Strong_20_Emphasis"><text:span text:style-name="T645">sauvegard</text:span></text:span><text:span text:style-name="Strong_20_Emphasis"><text:span text:style-name="T647">ée</text:span></text:span><text:span text:style-name="Strong_20_Emphasis"><text:span text:style-name="T645"> afin de pallier à </text:span></text:span><text:span text:style-name="Strong_20_Emphasis"><text:span text:style-name="T647">une</text:span></text:span><text:span text:style-name="Strong_20_Emphasis"><text:span text:style-name="T645"> coupure de réseau.</text:span></text:span></text:p>
      <text:p text:style-name="P274"><text:span text:style-name="Strong_20_Emphasis"><text:span text:style-name="T647">L’e</text:span></text:span><text:span text:style-name="Strong_20_Emphasis"><text:span text:style-name="T645">space de stockage </text:span></text:span><text:span text:style-name="Strong_20_Emphasis"><text:span text:style-name="T311">localStorage</text:span></text:span><text:span text:style-name="Strong_20_Emphasis"><text:span text:style-name="T645"> dispose d’une API pour manipuler les données qui y sont stockées. </text:span></text:span><text:span text:style-name="Strong_20_Emphasis"><text:span text:style-name="T648">Ainsi, pour y stocker une chaîne de caractères </text:span></text:span><text:span text:style-name="Strong_20_Emphasis"><text:span text:style-name="T152">texte</text:span></text:span><text:span text:style-name="Strong_20_Emphasis"><text:span text:style-name="T648">, on utilisera :</text:span></text:span></text:p>
      <text:p text:style-name="P121"><text:soft-page-break/><text:span text:style-name="Strong_20_Emphasis"><text:span text:style-name="T313">window.localStorage.setItem("</text:span></text:span><text:span text:style-name="Strong_20_Emphasis"><text:span text:style-name="T152">nomDuChamp</text:span></text:span><text:span text:style-name="Strong_20_Emphasis"><text:span text:style-name="T313">",</text:span></text:span><text:span text:style-name="Strong_20_Emphasis"><text:span text:style-name="T152">texte</text:span></text:span><text:span text:style-name="Strong_20_Emphasis"><text:span text:style-name="T313">);</text:span></text:span></text:p>
      <text:p text:style-name="P201"><text:span text:style-name="Strong_20_Emphasis"><text:span text:style-name="T648">où </text:span></text:span><text:span text:style-name="Strong_20_Emphasis"><text:span text:style-name="T152">nomDuChamp</text:span></text:span><text:span text:style-name="Strong_20_Emphasis"><text:span text:style-name="T648"> est une chaîne de caractères qui sert à identifier </text:span></text:span><text:span text:style-name="Strong_20_Emphasis"><text:span text:style-name="T152">texte</text:span></text:span><text:span text:style-name="Strong_20_Emphasis"><text:span text:style-name="T648"> dans </text:span></text:span><text:span text:style-name="Strong_20_Emphasis"><text:span text:style-name="T313">localStorage</text:span></text:span><text:span text:style-name="Strong_20_Emphasis"><text:span text:style-name="T648"> lorsqu’on veut </text:span></text:span><text:span text:style-name="Strong_20_Emphasis"><text:span text:style-name="T649">y </text:span></text:span><text:span text:style-name="Strong_20_Emphasis"><text:span text:style-name="T648">récupérer </text:span></text:span><text:span text:style-name="Strong_20_Emphasis"><text:span text:style-name="T313">texte</text:span></text:span><text:span text:style-name="Strong_20_Emphasis"><text:span text:style-name="T648"> :</text:span></text:span></text:p>
      <text:p text:style-name="P304"><text:span text:style-name="Strong_20_Emphasis"><text:span text:style-name="T313">const </text:span></text:span><text:span text:style-name="Strong_20_Emphasis"><text:span text:style-name="T153">monTexte </text:span></text:span><text:span text:style-name="Strong_20_Emphasis"><text:span text:style-name="T313">= window.localStorage.getItem("</text:span></text:span><text:span text:style-name="Strong_20_Emphasis"><text:span text:style-name="T152">nom</text:span></text:span><text:span text:style-name="Strong_20_Emphasis"><text:span text:style-name="T153">DuChamp</text:span></text:span><text:span text:style-name="Strong_20_Emphasis"><text:span text:style-name="T313">"); <text:s text:c="2"/></text:span></text:span><text:span text:style-name="Strong_20_Emphasis"><text:span text:style-name="T313"><text:note text:id="ftn48" text:note-class="footnote"><text:note-citation>48</text:note-citation><text:note-body><text:p text:style-name="Footnote"><text:span text:style-name="T50">(</text:span><text:span text:style-name="T52">monTexte</text:span><text:span text:style-name="T50"> === </text:span><text:span text:style-name="T52">texte</text:span><text:span text:style-name="T50">)</text:span> est <text:span text:style-name="T50">true</text:span>.</text:p></text:note-body></text:note></text:span></text:span></text:p>
      <text:p text:style-name="P202"><text:span text:style-name="Strong_20_Emphasis"><text:span text:style-name="T829">ou supprimer le champ "</text:span></text:span><text:span text:style-name="Strong_20_Emphasis"><text:span text:style-name="T131">nomDuChamp</text:span></text:span><text:span text:style-name="Strong_20_Emphasis"><text:span text:style-name="T829">" (et donc sa valeur, </text:span></text:span><text:span text:style-name="Strong_20_Emphasis"><text:span text:style-name="T131">texte</text:span></text:span><text:span text:style-name="Strong_20_Emphasis"><text:span text:style-name="T829">) du </text:span></text:span><text:span text:style-name="Strong_20_Emphasis"><text:span text:style-name="T257">localStorage </text:span></text:span><text:span text:style-name="Strong_20_Emphasis"><text:span text:style-name="T829">:</text:span></text:span></text:p>
      <text:p text:style-name="P122"><text:span text:style-name="Strong_20_Emphasis"><text:span text:style-name="T257">window.localStorage.removeItem("</text:span></text:span><text:span text:style-name="Strong_20_Emphasis"><text:span text:style-name="T131">nomDuChamp</text:span></text:span><text:span text:style-name="Strong_20_Emphasis"><text:span text:style-name="T257">");</text:span></text:span></text:p>
      <text:p text:style-name="P31"><text:span text:style-name="T50">localStorage</text:span> ne stockant que des chaînes de caractères, <text:span text:style-name="T1096">lorsqu’on veut stocker un objet JS </text:span>il faut <text:span text:style-name="T1096">recourir à la </text:span>fonction <text:span text:style-name="T421">JSON.</text:span><text:span text:style-name="T50">stringify()</text:span> <text:span text:style-name="T1096">pour transformer l’objet en chaîne de caractères préalablement au stockage dans </text:span><text:span text:style-name="T421">localStorage</text:span><text:span text:style-name="T1096"> :</text:span></text:p>
      <text:p text:style-name="P299"><text:span text:style-name="Strong_20_Emphasis"><text:span text:style-name="T313">window.localStorage.setItem("</text:span></text:span><text:span text:style-name="Strong_20_Emphasis"><text:span text:style-name="T152">nomDuChamp</text:span></text:span><text:span text:style-name="Strong_20_Emphasis"><text:span text:style-name="T313">",</text:span></text:span><text:span text:style-name="Strong_20_Emphasis"><text:span text:style-name="T314">JSON.stringify(</text:span></text:span><text:span text:style-name="Strong_20_Emphasis"><text:span text:style-name="T154">monObjet</text:span></text:span><text:span text:style-name="Strong_20_Emphasis"><text:span text:style-name="T355">)</text:span></text:span><text:span text:style-name="Strong_20_Emphasis"><text:span text:style-name="T313">);</text:span></text:span></text:p>
      <text:p text:style-name="P32"><text:span text:style-name="Strong_20_Emphasis"><text:span text:style-name="T830">Inversement, à la récupération de l’objet depuis </text:span></text:span><text:span text:style-name="Strong_20_Emphasis"><text:span text:style-name="T258">localStorage</text:span></text:span><text:span text:style-name="Strong_20_Emphasis"><text:span text:style-name="T830">, il faut recourir à la fonction </text:span></text:span><text:span text:style-name="Strong_20_Emphasis"><text:span text:style-name="T258">JSON.parse()</text:span></text:span><text:span text:style-name="Strong_20_Emphasis"><text:span text:style-name="T830"> pour restituer l’objet à partir de la chaîne de caractères stockée dans </text:span></text:span><text:span text:style-name="Strong_20_Emphasis"><text:span text:style-name="T258">localStorage</text:span></text:span><text:span text:style-name="Strong_20_Emphasis"><text:span text:style-name="T830"> :</text:span></text:span></text:p>
      <text:p text:style-name="P303"><text:span text:style-name="Strong_20_Emphasis"><text:span text:style-name="T313">const </text:span></text:span><text:span text:style-name="Strong_20_Emphasis"><text:span text:style-name="T153">mon</text:span></text:span><text:span text:style-name="Strong_20_Emphasis"><text:span text:style-name="T154">Objet</text:span></text:span><text:span text:style-name="Strong_20_Emphasis"><text:span text:style-name="T153"> </text:span></text:span><text:span text:style-name="Strong_20_Emphasis"><text:span text:style-name="T313">= </text:span></text:span><text:span text:style-name="Strong_20_Emphasis"><text:span text:style-name="T314">JSON.parse(</text:span></text:span><text:span text:style-name="Strong_20_Emphasis"><text:span text:style-name="T313">window.localStorage.getItem("</text:span></text:span><text:span text:style-name="Strong_20_Emphasis"><text:span text:style-name="T152">nom</text:span></text:span><text:span text:style-name="Strong_20_Emphasis"><text:span text:style-name="T153">DuChamp</text:span></text:span><text:span text:style-name="Strong_20_Emphasis"><text:span text:style-name="T313">")</text:span></text:span><text:span text:style-name="Strong_20_Emphasis"><text:span text:style-name="T314">)</text:span></text:span><text:span text:style-name="Strong_20_Emphasis"><text:span text:style-name="T313">;</text:span></text:span></text:p>
      <text:h text:style-name="P330" text:outline-level="2"><text:bookmark-start text:name="__RefHeading___Toc56499_3248954936"/><text:span text:style-name="Strong_20_Emphasis"><text:span text:style-name="T630">Rajouter/</text:span></text:span><text:span text:style-name="Strong_20_Emphasis"><text:span text:style-name="T631">supprimer</text:span></text:span><text:span text:style-name="Strong_20_Emphasis"><text:span text:style-name="T630"> un élément</text:span></text:span><text:span text:style-name="Strong_20_Emphasis"><text:span text:style-name="T684"> dans une bdd JSON </text:span></text:span><text:span text:style-name="Strong_20_Emphasis"><text:span text:style-name="T686">existante</text:span></text:span><text:bookmark-end text:name="__RefHeading___Toc56499_3248954936"/></text:h>
      <text:p text:style-name="P27"><text:span text:style-name="Strong_20_Emphasis"><text:span text:style-name="T532">Dès lors que l’agrégat </text:span></text:span><text:span text:style-name="Strong_20_Emphasis"><text:span text:style-name="T129">nouvelEltPourLaBdd</text:span></text:span><text:span text:style-name="Strong_20_Emphasis"><text:span text:style-name="T533"> </text:span></text:span><text:span text:style-name="Strong_20_Emphasis"><text:span text:style-name="T532">est constitué – avec des propriétés correspondant aux champs du type de données en bdd –, l</text:span></text:span><text:span text:style-name="Strong_20_Emphasis"><text:span text:style-name="T531">’écriture d’un </text:span></text:span><text:span text:style-name="Strong_20_Emphasis"><text:span text:style-name="T532">nouvel </text:span></text:span><text:span text:style-name="Strong_20_Emphasis"><text:span text:style-name="T531">élément </text:span></text:span><text:span text:style-name="Strong_20_Emphasis"><text:span text:style-name="T550">ou la suppression d’un élément existant</text:span></text:span><text:span text:style-name="Strong_20_Emphasis"><text:span text:style-name="T531"> dans une bdd JSON depuis le code JS s’effectue</text:span></text:span><text:span text:style-name="Strong_20_Emphasis"><text:span text:style-name="T550">nt</text:span></text:span><text:span text:style-name="Strong_20_Emphasis"><text:span text:style-name="T531"> </text:span></text:span><text:span text:style-name="Strong_20_Emphasis"><text:span text:style-name="T534">à l’aide de la même fonction </text:span></text:span><text:span text:style-name="Strong_20_Emphasis"><text:span text:style-name="T255">fetch()</text:span></text:span><text:span text:style-name="Strong_20_Emphasis"><text:span text:style-name="T534"> que celle qui permet d’acquérir la bdd (voir §</text:span></text:span><text:span text:style-name="Strong_20_Emphasis"><text:span text:style-name="T534"><text:bookmark-ref text:reference-format="chapter" text:ref-name="__RefHeading___Toc105300_1547222851">5.3</text:bookmark-ref></text:span></text:span><text:span text:style-name="Strong_20_Emphasis"><text:span text:style-name="T534">).</text:span></text:span></text:p>
      <text:p text:style-name="P39"><text:span text:style-name="Strong_20_Emphasis"><text:span text:style-name="T534">Cependant, les arguments à donner à la fonction </text:span></text:span><text:span text:style-name="Strong_20_Emphasis"><text:span text:style-name="T255">fetch()</text:span></text:span><text:span text:style-name="Strong_20_Emphasis"><text:span text:style-name="T534"> dans ce</text:span></text:span><text:span text:style-name="Strong_20_Emphasis"><text:span text:style-name="T550">s</text:span></text:span><text:span text:style-name="Strong_20_Emphasis"><text:span text:style-name="T534"> cas sont plus élaborés que pour une acquisition d’</text:span></text:span><text:span text:style-name="Strong_20_Emphasis"><text:span text:style-name="T535">une bdd JSON, car la fonction doit bien savoir qu’il s’agit d’une écriture et non d’une lecture, et que cett</text:span></text:span><text:span text:style-name="Strong_20_Emphasis"><text:span text:style-name="T536">e</text:span></text:span><text:span text:style-name="Strong_20_Emphasis"><text:span text:style-name="T535"> écriture est une écriture dans une bdd JSON </text:span></text:span><text:span text:style-name="Strong_20_Emphasis"><text:span text:style-name="T535"><text:note text:id="ftn49" text:note-class="footnote"><text:note-citation>49</text:note-citation><text:note-body><text:p text:style-name="P78">Pour plus de détail sur <text:span text:style-name="T50">fetch()</text:span>, voir <text:span text:style-name="T935">//fr.javascript.info/fetch</text:span>. Le retour de <text:span text:style-name="T430">fetch()</text:span>, <text:span text:style-name="T430">response</text:span>, dispose notamment des propriété<text:span text:style-name="T1101">s</text:span> <text:span text:style-name="T430">.status</text:span> <text:span text:style-name="T1101">et </text:span><text:span text:style-name="T430">.ok</text:span>, <text:span text:style-name="T1101">et des méthode</text:span><text:span text:style-name="T1102">s </text:span><text:span text:style-name="T431">.json()</text:span><text:span text:style-name="T1101">, </text:span><text:span text:style-name="T431">.text()</text:span><text:span text:style-name="T1101">, </text:span><text:span text:style-name="T431">.blob()</text:span><text:span text:style-name="T1101"> toutes applicables à </text:span><text:span text:style-name="T431">response</text:span><text:span text:style-name="T1101">.</text:span></text:p></text:note-body></text:note></text:span></text:span><text:span text:style-name="Strong_20_Emphasis"><text:span text:style-name="T535">.</text:span></text:span></text:p>
      <text:p text:style-name="P88"><text:span text:style-name="Strong_20_Emphasis"><text:span text:style-name="T535">Cela donne </text:span></text:span><text:span text:style-name="Strong_20_Emphasis"><text:span text:style-name="T550">pour l’écriture d’un nouvel élément dans la bdd</text:span></text:span><text:span text:style-name="Strong_20_Emphasis"><text:span text:style-name="T535"> :</text:span></text:span></text:p>
      <table:table table:name="Tableau8" table:style-name="Tableau8">
        <table:table-column table:style-name="Tableau8.A"/>
        <table:table-column table:style-name="Tableau8.B"/>
        <table:table-row table:style-name="Tableau8.1">
          <table:table-cell table:style-name="Tableau8.A1" office:value-type="string">
            <text:p text:style-name="P159"><text:span text:style-name="Strong_20_Emphasis"><text:span text:style-name="T253">const CU=</text:span></text:span><text:span text:style-name="Strong_20_Emphasis"><text:span text:style-name="T252">JSON.stringify</text:span></text:span><text:span text:style-name="Strong_20_Emphasis"><text:span text:style-name="T245">(</text:span></text:span><text:span text:style-name="Strong_20_Emphasis"><text:span text:style-name="T129">nouvelEltPourLaBdd</text:span></text:span><text:span text:style-name="Strong_20_Emphasis"><text:span text:style-name="T245">);<text:line-break/><text:line-break/><text:line-break/><text:line-break/></text:span></text:span><text:span text:style-name="Strong_20_Emphasis"><text:span text:style-name="T254">fetch("</text:span></text:span><text:span text:style-name="Strong_20_Emphasis"><text:span text:style-name="T129">URL_</text:span></text:span><text:span text:style-name="Strong_20_Emphasis"><text:span text:style-name="T135">ressource_ds</text:span></text:span><text:span text:style-name="Strong_20_Emphasis"><text:span text:style-name="T129">_fi</text:span></text:span><text:span text:style-name="Strong_20_Emphasis"><text:span text:style-name="T105">chier.json</text:span></text:span><text:span text:style-name="Strong_20_Emphasis"><text:span text:style-name="T200">"</text:span></text:span><text:span text:style-name="Strong_20_Emphasis"><text:span text:style-name="T254">, <text:line-break/><text:tab/>{<text:line-break/><text:tab/>method: "POST",<text:line-break/><text:tab/>headers: {"Content-Type":"application/json"},<text:line-break/><text:tab/>body: </text:span></text:span><text:span text:style-name="Strong_20_Emphasis"><text:span text:style-name="T253">CU</text:span></text:span><text:span text:style-name="Strong_20_Emphasis"><text:span text:style-name="T254"><text:line-break/><text:tab/>}<text:line-break/></text:span></text:span><text:soft-page-break/><text:span text:style-name="Strong_20_Emphasis"><text:span text:style-name="T255">);</text:span></text:span></text:p>
          </table:table-cell>
          <table:table-cell table:style-name="Tableau8.A1" office:value-type="string">
            <text:p text:style-name="P259"><text:span text:style-name="T50">//</text:span><text:span text:style-name="T1006"><text:tab/></text:span><text:span text:style-name="T1048">transforme l’agrégat pour le </text:span><text:span text:style-name="T417">//</text:span><text:span text:style-name="T1048"><text:tab/>rendre compatible d</text:span><text:span text:style-name="T1049">u</text:span><text:span text:style-name="T1048"> </text:span><text:span text:style-name="T1006"><text:line-break/></text:span><text:span text:style-name="T50">//</text:span><text:span text:style-name="T1006"><text:tab/></text:span><text:span text:style-name="T417">fetch.body </text:span><text:span text:style-name="T687">plus bas</text:span><text:span text:style-name="T417"><text:line-break/></text:span><text:span text:style-name="T1050"><text:line-break/></text:span><text:span text:style-name="T50">//</text:span><text:span text:style-name="T1006"><text:tab/></text:span><text:span text:style-name="T1051">localise la </text:span><text:span text:style-name="T1052">ressource</text:span><text:span text:style-name="T1006"><text:line-break/></text:span><text:span text:style-name="T50">//</text:span><text:span text:style-name="T1006"><text:tab/></text:span><text:span text:style-name="T1051">indique qu</text:span><text:span text:style-name="T1048">e :</text:span><text:span text:style-name="T1006"><text:line-break/></text:span><text:span text:style-name="T50">//</text:span><text:span text:style-name="T1006"><text:tab/><text:tab/>i</text:span><text:span text:style-name="T1048">l </text:span><text:span text:style-name="T1051">s’agit d’une écriture</text:span><text:span text:style-name="T1006"><text:line-break/></text:span><text:span text:style-name="T50">//</text:span><text:span text:style-name="T1006"><text:tab/><text:tab/></text:span><text:span text:style-name="T1048">dans une bdd JSON</text:span><text:span text:style-name="T1006"><text:line-break/></text:span><text:span text:style-name="T50">//</text:span><text:span text:style-name="T1006"><text:tab/></text:span><text:span text:style-name="T1048">contient l’élément à rajouter</text:span><text:span text:style-name="T1006"><text:line-break/></text:span><text:span text:style-name="T50">//</text:span><text:span text:style-name="T1006"><text:tab/></text:span><text:span text:style-name="T1048">à la bdd </text:span><text:span text:style-name="T1048"><text:note text:id="ftn50" text:note-class="footnote"><text:note-citation>50</text:note-citation><text:note-body><text:p text:style-name="P73"><text:span text:style-name="T1088">Sans objectif didactique o</text:span>n aurait <text:span text:style-name="T1088">ramené</text:span> <text:span text:style-name="T1088">la séquence de code à une seule instruction en écrivant</text:span> :<text:line-break/><text:tab/><text:span text:style-name="Strong_20_Emphasis"><text:span text:style-name="T426">body: </text:span></text:span><text:span text:style-name="Strong_20_Emphasis"><text:span text:style-name="T427">JSON.stringify</text:span></text:span><text:span text:style-name="Strong_20_Emphasis"><text:span text:style-name="T428">(</text:span></text:span><text:span text:style-name="Strong_20_Emphasis"><text:span text:style-name="T429">nouvelEltPourLaBdd</text:span></text:span><text:span text:style-name="Strong_20_Emphasis"><text:span text:style-name="T428">)</text:span></text:span></text:p></text:note-body></text:note></text:span><text:span text:style-name="T1048"> </text:span><text:span text:style-name="T1048"><text:note text:id="ftn51" text:note-class="footnote"><text:note-citation>51</text:note-citation><text:note-body><text:p text:style-name="P81"><text:span text:style-name="T1108">En prenant la </text:span><text:span text:style-name="T1109">suite de la </text:span><text:span text:style-name="T1108">n</text:span><text:span text:style-name="T1109">ote </text:span><text:span text:style-name="T1108">d</text:span><text:span text:style-name="T1109">e </text:span><text:span text:style-name="T1108">b</text:span><text:span text:style-name="T1109">as de page </text:span><text:span text:style-name="T1108"><text:note-ref text:note-class="footnote" text:reference-format="text" text:ref-name="ftn31">31</text:note-ref></text:span><text:span text:style-name="T1108">, </text:span><text:span text:style-name="T1109">le code pour rajouter </text:span><text:span text:style-name="T1111">un item à la ressource "</text:span><text:span text:style-name="T433">avis</text:span><text:span text:style-name="T1109">" s’écrirait dans ce contexte :</text:span></text:p><text:p text:style-name="P205"><text:span text:style-name="T433">fetch("http://localhost:8081/avis", {<text:line-break/></text:span><text:span text:style-name="T430"> <text:s text:c="2"/>method: "POST",<text:line-break/> <text:s text:c="2"/>headers: { "Content-Type": "application/json" },<text:line-break/> <text:s text:c="2"/>body: JSON.stringify(avis)<text:line-break/> <text:s text:c="2"/>}<text:line-break/>);</text:span></text:p></text:note-body></text:note></text:span></text:p>
          </table:table-cell>
        </table:table-row>
      </table:table>
      <text:p text:style-name="P230"><text:span text:style-name="Strong_20_Emphasis"><text:span text:style-name="T846">Et pour la suppression d’un élément existant :</text:span></text:span></text:p>
      <table:table table:name="Tableau11" table:style-name="Tableau11">
        <table:table-column table:style-name="Tableau11.A"/>
        <table:table-column table:style-name="Tableau11.B"/>
        <table:table-row table:style-name="Tableau11.1">
          <table:table-cell table:style-name="Tableau11.A1" office:value-type="string">
            <text:p text:style-name="P160"><text:span text:style-name="Strong_20_Emphasis"><text:span text:style-name="T254">fetch("</text:span></text:span><text:span text:style-name="Strong_20_Emphasis"><text:span text:style-name="T129">URL_</text:span></text:span><text:span text:style-name="Strong_20_Emphasis"><text:span text:style-name="T135">ressource_ds</text:span></text:span><text:span text:style-name="Strong_20_Emphasis"><text:span text:style-name="T129">_fi</text:span></text:span><text:span text:style-name="Strong_20_Emphasis"><text:span text:style-name="T105">chier.json</text:span></text:span><text:span text:style-name="Strong_20_Emphasis"><text:span text:style-name="T200">"</text:span></text:span><text:span text:style-name="Strong_20_Emphasis"><text:span text:style-name="T254">, <text:line-break/><text:tab/>{<text:line-break/><text:tab/>method: "</text:span></text:span><text:span text:style-name="Strong_20_Emphasis"><text:span text:style-name="T271">DELETE</text:span></text:span><text:span text:style-name="Strong_20_Emphasis"><text:span text:style-name="T254">",<text:line-break/><text:tab/>headers: {"Content-Type":"application/json"}<text:line-break/><text:tab/>}<text:line-break/></text:span></text:span><text:span text:style-name="Strong_20_Emphasis"><text:span text:style-name="T255">);</text:span></text:span></text:p>
          </table:table-cell>
          <table:table-cell table:style-name="Tableau11.A1" office:value-type="string">
            <text:p text:style-name="P257"><text:span text:style-name="T50">//</text:span><text:tab/><text:span text:style-name="T1086">localise la </text:span><text:span text:style-name="T1115">ressource</text:span><text:line-break/><text:span text:style-name="T50">//</text:span><text:tab/><text:span text:style-name="T1086">indique qu</text:span><text:span text:style-name="T1087">e :</text:span><text:line-break/><text:span text:style-name="T50">//</text:span><text:tab/><text:tab/>i<text:span text:style-name="T1087">l </text:span><text:span text:style-name="T1086">s’agit d’une </text:span><text:span text:style-name="T1112">suppression</text:span><text:line-break/><text:span text:style-name="T50">//</text:span><text:tab/><text:tab/><text:span text:style-name="T1087">dans une bdd JSON </text:span><text:span text:style-name="T1087"><text:note text:id="ftn52" text:note-class="footnote"><text:note-citation>52</text:note-citation><text:note-body><text:p text:style-name="P82"><text:span text:style-name="T1108">En prenant la </text:span><text:span text:style-name="T1109">suite de la </text:span><text:span text:style-name="T1108">n</text:span><text:span text:style-name="T1109">ote </text:span><text:span text:style-name="T1108">d</text:span><text:span text:style-name="T1109">e </text:span><text:span text:style-name="T1108">b</text:span><text:span text:style-name="T1109">as de page </text:span><text:span text:style-name="T1108"><text:note-ref text:note-class="footnote" text:reference-format="text" text:ref-name="ftn31">31</text:note-ref></text:span><text:span text:style-name="T1108">, </text:span><text:span text:style-name="T1109">le </text:span><text:span text:style-name="T1113">code</text:span><text:span text:style-name="T906"> pour supprimer l’item </text:span><text:span text:style-name="T907">de rang</text:span><text:span text:style-name="T906"> </text:span><text:span text:style-name="T435">42</text:span><text:span text:style-name="T906"> de la ressource "</text:span><text:span text:style-name="T435">avis</text:span><text:span text:style-name="T906">" </text:span><text:span text:style-name="T908">s’écrirait dans ce contexte</text:span><text:span text:style-name="T906"> :</text:span></text:p><text:p text:style-name="P204"><text:span text:style-name="T433">fetch("http://localhost:8081/avis/</text:span><text:span text:style-name="T435">42/</text:span><text:span text:style-name="T433">", {<text:line-break/></text:span><text:span text:style-name="T430"> <text:s text:c="2"/>method: "D</text:span><text:span text:style-name="T435">ELETE</text:span><text:span text:style-name="T430">",<text:line-break/> <text:s text:c="2"/>headers: { "Content-Type": "application/json" }<text:line-break/> <text:s text:c="2"/>}<text:line-break/>);</text:span></text:p></text:note-body></text:note></text:span></text:p>
          </table:table-cell>
        </table:table-row>
      </table:table>
      <text:h text:style-name="P328" text:outline-level="2"><text:bookmark-start text:name="__RefHeading___Toc147052_1547222851"/><text:span text:style-name="Strong_20_Emphasis"><text:span text:style-name="T683">Manipuler une bdd dans le code</text:span></text:span><text:bookmark-end text:name="__RefHeading___Toc147052_1547222851"/></text:h>
      <text:p text:style-name="P26"><text:span text:style-name="Strong_20_Emphasis"><text:span text:style-name="T762">Une fois </text:span></text:span><text:span text:style-name="Strong_20_Emphasis"><text:span text:style-name="T824">acquise, la bdd JSON est accessible pour le code JS en tant qu’objet de type tableau dont chaque élément est un agrégat. Cet objet hérite ainsi des </text:span></text:span><text:span text:style-name="Strong_20_Emphasis"><text:span text:style-name="T825">nombreuse </text:span></text:span><text:span text:style-name="Strong_20_Emphasis"><text:span text:style-name="T824">méthodes et propriétés </text:span></text:span><text:span text:style-name="Strong_20_Emphasis"><text:span text:style-name="T825">définies pour l</text:span></text:span><text:span text:style-name="Strong_20_Emphasis"><text:span text:style-name="T824">es types complexes </text:span></text:span><text:span text:style-name="Strong_20_Emphasis"><text:span text:style-name="T1018">tableau et agrégat.</text:span></text:span></text:p>
      <text:p text:style-name="Text_20_body"><text:span text:style-name="Strong_20_Emphasis"><text:span text:style-name="T825">Parmi celles-ci </text:span></text:span><text:span text:style-name="Strong_20_Emphasis"><text:span text:style-name="T762">:</text:span></text:span></text:p>
      <text:p text:style-name="P308"><text:span text:style-name="Strong_20_Emphasis"><text:span text:style-name="T166">.</text:span></text:span><text:span text:style-name="Strong_20_Emphasis"><text:span text:style-name="T249">sort()</text:span></text:span><text:span text:style-name="Strong_20_Emphasis"><text:span text:style-name="T826"> : <text:tab/></text:span></text:span><text:span text:style-name="Strong_20_Emphasis"><text:span text:style-name="T833">I</text:span></text:span><text:span text:style-name="Strong_20_Emphasis"><text:span text:style-name="T831">l s’agit d’une méthode qui s’applique aux</text:span></text:span><text:span text:style-name="Strong_20_Emphasis"><text:span text:style-name="T826"> tableau</text:span></text:span><text:span text:style-name="Strong_20_Emphasis"><text:span text:style-name="T831">x</text:span></text:span><text:span text:style-name="Strong_20_Emphasis"><text:span text:style-name="T831"><text:note text:id="ftn53" text:note-class="footnote"><text:note-citation>53</text:note-citation><text:note-body><text:p text:style-name="P76">Précisément aux objets de type <text:span text:style-name="T50">Array</text:span> ou aux objets héritant du type <text:span text:style-name="T50">Array</text:span>.</text:p></text:note-body></text:note></text:span></text:span><text:span text:style-name="Strong_20_Emphasis"><text:span text:style-name="T831"> ; elle retourne le même tableau mais avec son contenu trié selon le critère de tri en argument s’il est fourni. Ce critère de tri </text:span></text:span><text:span text:style-name="Strong_20_Emphasis"><text:span text:style-name="T1023">doit être</text:span></text:span><text:span text:style-name="Strong_20_Emphasis"><text:span text:style-name="T831"> une fonction à deux </text:span></text:span><text:span text:style-name="Strong_20_Emphasis"><text:span text:style-name="T1023">arguments</text:span></text:span><text:span text:style-name="Strong_20_Emphasis"><text:span text:style-name="T831"> du type des éléments du tableau </text:span></text:span><text:span text:style-name="Strong_20_Emphasis"><text:span text:style-name="T834">et</text:span></text:span><text:span text:style-name="Strong_20_Emphasis"><text:span text:style-name="T831"> qui renvoie un nombre </text:span></text:span><text:span text:style-name="Strong_20_Emphasis"><text:span text:style-name="T832">(ou un booléen</text:span></text:span><text:span text:style-name="Strong_20_Emphasis"><text:span text:style-name="T832"><text:note text:id="ftn54" text:note-class="footnote"><text:note-citation>54</text:note-citation><text:note-body><text:p text:style-name="P77">Sachant qu’en substance, un booléen est interprété comme un nombre : <text:span text:style-name="T50">true</text:span> <text:span text:style-name="T1098">≡</text:span> <text:span text:style-name="T50">1</text:span>, <text:span text:style-name="T50">false</text:span> <text:span text:style-name="T1098">≡</text:span> <text:span text:style-name="T50">0</text:span>.</text:p></text:note-body></text:note></text:span></text:span><text:span text:style-name="Strong_20_Emphasis"><text:span text:style-name="T832">)</text:span></text:span><text:span text:style-name="Strong_20_Emphasis"><text:span text:style-name="T831"> ; en l’absence de critère de tri, celui-ci </text:span></text:span><text:span text:style-name="Strong_20_Emphasis"><text:span text:style-name="T826">s'effectue sur les éléments du tableau convertis en chaînes de caractères et triés selon les valeurs des unités de code UTF-16 des caractères. </text:span></text:span><text:span text:style-name="Strong_20_Emphasis"><text:span text:style-name="T832">Ainsi :</text:span></text:span></text:p>
      <text:p text:style-name="P307"><text:span text:style-name="Strong_20_Emphasis"><text:span text:style-name="T265">const tableau=[1,5,8,2]; tableau.sort((</text:span></text:span><text:span text:style-name="Strong_20_Emphasis"><text:span text:style-name="T270">x</text:span></text:span><text:span text:style-name="Strong_20_Emphasis"><text:span text:style-name="T265">,</text:span></text:span><text:span text:style-name="Strong_20_Emphasis"><text:span text:style-name="T270">y</text:span></text:span><text:span text:style-name="Strong_20_Emphasis"><text:span text:style-name="T265">) =&gt; (</text:span></text:span><text:span text:style-name="Strong_20_Emphasis"><text:span text:style-name="T270">x</text:span></text:span><text:span text:style-name="Strong_20_Emphasis"><text:span text:style-name="T265">&gt;</text:span></text:span><text:span text:style-name="Strong_20_Emphasis"><text:span text:style-name="T270">y</text:span></text:span><text:span text:style-name="Strong_20_Emphasis"><text:span text:style-name="T265">));<text:line-break/>console.log(tableau); <text:s/>// <text:s text:c="7"/>&lt;--- </text:span></text:span><text:span text:style-name="Strong_20_Emphasis"><text:span text:style-name="T544">affiche : </text:span></text:span><text:span text:style-name="Strong_20_Emphasis"><text:span text:style-name="T266">Array </text:span></text:span><text:span text:style-name="Strong_20_Emphasis"><text:span text:style-name="T265">[ 1, 2, 5, 8 ]</text:span></text:span></text:p>
      <text:p text:style-name="P310"><text:span text:style-name="Strong_20_Emphasis"><text:span text:style-name="T265"><text:tab/></text:span></text:span><text:span text:style-name="Strong_20_Emphasis"><text:span text:style-name="T652">À </text:span></text:span><text:span text:style-name="Strong_20_Emphasis"><text:span text:style-name="T653">noter</text:span></text:span><text:span text:style-name="Strong_20_Emphasis"><text:span text:style-name="T545"> : </text:span></text:span><text:span text:style-name="Strong_20_Emphasis"><text:span text:style-name="T266">.sort()</text:span></text:span><text:span text:style-name="Strong_20_Emphasis"><text:span text:style-name="T545"> modifie le contenu du tableau auquel la méthode est appliquée, mais par la variable ou constante qui pointe vers le tableau ; il faut donc nécessairement dupliquer le tableau avant l’application de </text:span></text:span><text:span text:style-name="Strong_20_Emphasis"><text:span text:style-name="T266">.sort()</text:span></text:span><text:span text:style-name="Strong_20_Emphasis"><text:span text:style-name="T545"> s’il faut en conserver la succession initiale des éléments.</text:span></text:span></text:p>
      <text:p text:style-name="P308"><text:span text:style-name="Strong_20_Emphasis"><text:span text:style-name="T249">.filter()</text:span></text:span><text:span text:style-name="Strong_20_Emphasis"><text:span text:style-name="T826"> :<text:tab/></text:span></text:span><text:span text:style-name="Strong_20_Emphasis"><text:span text:style-name="T833">La méthode </text:span></text:span><text:span text:style-name="Strong_20_Emphasis"><text:span text:style-name="T266">.filter()</text:span></text:span><text:span text:style-name="Strong_20_Emphasis"><text:span text:style-name="T833"> </text:span></text:span><text:span text:style-name="Strong_20_Emphasis"><text:span text:style-name="T835">s’applique aux tableaux</text:span></text:span><text:span text:style-name="Strong_20_Emphasis"><text:span text:style-name="T970"><text:note-ref text:note-class="footnote" text:reference-format="text" text:ref-name="ftn53">53</text:note-ref></text:span></text:span><text:span text:style-name="Strong_20_Emphasis"><text:span text:style-name="T835"> ; elle </text:span></text:span><text:span text:style-name="Strong_20_Emphasis"><text:span text:style-name="T833">crée et retourne un nouveau tableau contenant tous les éléments du tableau d'origine qui remplissent </text:span></text:span><text:span text:style-name="Strong_20_Emphasis"><text:span text:style-name="T1024">la</text:span></text:span><text:span text:style-name="Strong_20_Emphasis"><text:span text:style-name="T833"> condition déterminée par la fonction </text:span></text:span><text:span text:style-name="Strong_20_Emphasis"><text:span text:style-name="T834">en argument</text:span></text:span><text:span text:style-name="Strong_20_Emphasis"><text:span text:style-name="T833"> ; ladite condition </text:span></text:span><text:span text:style-name="Strong_20_Emphasis"><text:span text:style-name="T1024">doit être</text:span></text:span><text:span text:style-name="Strong_20_Emphasis"><text:span text:style-name="T833"> une fonction à </text:span></text:span><text:span text:style-name="Strong_20_Emphasis"><text:span text:style-name="T834">un </text:span></text:span><text:soft-page-break/><text:span text:style-name="Strong_20_Emphasis"><text:span text:style-name="T834">argument du type des éléments du tableau et qui renvoie </text:span></text:span><text:span text:style-name="Strong_20_Emphasis"><text:span text:style-name="T267">true</text:span></text:span><text:span text:style-name="Strong_20_Emphasis"><text:span text:style-name="T834"> ou </text:span></text:span><text:span text:style-name="Strong_20_Emphasis"><text:span text:style-name="T267">false</text:span></text:span><text:span text:style-name="Strong_20_Emphasis"><text:span text:style-name="T834"> (ou équivalent). Ainsi :</text:span></text:span></text:p>
      <text:p text:style-name="P306"><text:span text:style-name="Strong_20_Emphasis"><text:span text:style-name="T265">const tableau = [1,5,8,2]; <text:line-break/></text:span></text:span><text:span text:style-name="Strong_20_Emphasis"><text:span text:style-name="T267">const tableauTrie = </text:span></text:span><text:span text:style-name="Strong_20_Emphasis"><text:span text:style-name="T265">tableau.</text:span></text:span><text:span text:style-name="Strong_20_Emphasis"><text:span text:style-name="T267">filter</text:span></text:span><text:span text:style-name="Strong_20_Emphasis"><text:span text:style-name="T265">(</text:span></text:span><text:span text:style-name="Strong_20_Emphasis"><text:span text:style-name="T270">x</text:span></text:span><text:span text:style-name="Strong_20_Emphasis"><text:span text:style-name="T265"> =&gt; (</text:span></text:span><text:span text:style-name="Strong_20_Emphasis"><text:span text:style-name="T270">x</text:span></text:span><text:span text:style-name="Strong_20_Emphasis"><text:span text:style-name="T265">&gt;</text:span></text:span><text:span text:style-name="Strong_20_Emphasis"><text:span text:style-name="T267">4</text:span></text:span><text:span text:style-name="Strong_20_Emphasis"><text:span text:style-name="T265">));<text:line-break/>console.log(tableau</text:span></text:span><text:span text:style-name="Strong_20_Emphasis"><text:span text:style-name="T267">Trie</text:span></text:span><text:span text:style-name="Strong_20_Emphasis"><text:span text:style-name="T265">); <text:s/>// <text:s text:c="3"/>&lt;--- </text:span></text:span><text:span text:style-name="Strong_20_Emphasis"><text:span text:style-name="T544">affiche : </text:span></text:span><text:span text:style-name="Strong_20_Emphasis"><text:span text:style-name="T266">Array </text:span></text:span><text:span text:style-name="Strong_20_Emphasis"><text:span text:style-name="T265">[ 5, 8 ]</text:span></text:span></text:p>
      <text:p text:style-name="P309"><text:span text:style-name="Strong_20_Emphasis"><text:span text:style-name="T166">.</text:span></text:span><text:span text:style-name="Strong_20_Emphasis"><text:span text:style-name="T249">map()</text:span></text:span><text:span text:style-name="Strong_20_Emphasis"><text:span text:style-name="T826"> :<text:tab/>La méthode </text:span></text:span><text:span text:style-name="Strong_20_Emphasis"><text:span text:style-name="T249">.map()</text:span></text:span><text:span text:style-name="Strong_20_Emphasis"><text:span text:style-name="T826"> </text:span></text:span><text:span text:style-name="Strong_20_Emphasis"><text:span text:style-name="T835">s’applique aux tableaux</text:span></text:span><text:span text:style-name="Strong_20_Emphasis"><text:span text:style-name="T970"><text:note-ref text:note-class="footnote" text:reference-format="text" text:ref-name="ftn53">53</text:note-ref></text:span></text:span><text:span text:style-name="Strong_20_Emphasis"><text:span text:style-name="T835"> pour </text:span></text:span><text:span text:style-name="Strong_20_Emphasis"><text:span text:style-name="T826">crée</text:span></text:span><text:span text:style-name="Strong_20_Emphasis"><text:span text:style-name="T835">r</text:span></text:span><text:span text:style-name="Strong_20_Emphasis"><text:span text:style-name="T826"> un nouveau tableau avec les résultats de l'appel sur chaque élément du tableau d'une fonction fournie </text:span></text:span><text:span text:style-name="Strong_20_Emphasis"><text:span text:style-name="T835">à la méthode</text:span></text:span><text:span text:style-name="Strong_20_Emphasis"><text:span text:style-name="T826">. </text:span></text:span><text:span text:style-name="Strong_20_Emphasis"><text:span text:style-name="T835">Ainsi :</text:span></text:span></text:p>
      <text:p text:style-name="P305"><text:span text:style-name="Strong_20_Emphasis"><text:span text:style-name="T265">const tableau = [1,5,8,2]; <text:line-break/></text:span></text:span><text:span text:style-name="Strong_20_Emphasis"><text:span text:style-name="T267">const tableau</text:span></text:span><text:span text:style-name="Strong_20_Emphasis"><text:span text:style-name="T268">AuCarr</text:span></text:span><text:span text:style-name="Strong_20_Emphasis"><text:span text:style-name="T270">e</text:span></text:span><text:span text:style-name="Strong_20_Emphasis"><text:span text:style-name="T267"> = </text:span></text:span><text:span text:style-name="Strong_20_Emphasis"><text:span text:style-name="T265">tableau.</text:span></text:span><text:span text:style-name="Strong_20_Emphasis"><text:span text:style-name="T268">map</text:span></text:span><text:span text:style-name="Strong_20_Emphasis"><text:span text:style-name="T265">(</text:span></text:span><text:span text:style-name="Strong_20_Emphasis"><text:span text:style-name="T270">x</text:span></text:span><text:span text:style-name="Strong_20_Emphasis"><text:span text:style-name="T265"> =&gt; </text:span></text:span><text:span text:style-name="Strong_20_Emphasis"><text:span text:style-name="T270">x</text:span></text:span><text:span text:style-name="Strong_20_Emphasis"><text:span text:style-name="T268">*</text:span></text:span><text:span text:style-name="Strong_20_Emphasis"><text:span text:style-name="T270">x</text:span></text:span><text:span text:style-name="Strong_20_Emphasis"><text:span text:style-name="T265">);<text:line-break/>console.log(tableau</text:span></text:span><text:span text:style-name="Strong_20_Emphasis"><text:span text:style-name="T268">AuCarre</text:span></text:span><text:span text:style-name="Strong_20_Emphasis"><text:span text:style-name="T265">); <text:s/>// &lt;--- </text:span></text:span><text:span text:style-name="Strong_20_Emphasis"><text:span text:style-name="T544">affiche : </text:span></text:span><text:span text:style-name="Strong_20_Emphasis"><text:span text:style-name="T266">Array </text:span></text:span><text:span text:style-name="Strong_20_Emphasis"><text:span text:style-name="T265">[ </text:span></text:span><text:span text:style-name="Strong_20_Emphasis"><text:span text:style-name="T268">1, 25</text:span></text:span><text:span text:style-name="Strong_20_Emphasis"><text:span text:style-name="T265">, </text:span></text:span><text:span text:style-name="Strong_20_Emphasis"><text:span text:style-name="T268">64, 4</text:span></text:span><text:span text:style-name="Strong_20_Emphasis"><text:span text:style-name="T265"> ]</text:span></text:span></text:p>
      <text:p text:style-name="P309"><text:span text:style-name="Strong_20_Emphasis"><text:span text:style-name="T265"><text:tab/></text:span></text:span><text:span text:style-name="Strong_20_Emphasis"><text:span text:style-name="T607">À noter</text:span></text:span><text:span text:style-name="Strong_20_Emphasis"><text:span text:style-name="T545"> : </text:span></text:span><text:span text:style-name="Strong_20_Emphasis"><text:span text:style-name="T547">une utilisation typique de </text:span></text:span><text:span text:style-name="Strong_20_Emphasis"><text:span text:style-name="T266">.</text:span></text:span><text:span text:style-name="Strong_20_Emphasis"><text:span text:style-name="T268">map</text:span></text:span><text:span text:style-name="Strong_20_Emphasis"><text:span text:style-name="T266">()</text:span></text:span><text:span text:style-name="Strong_20_Emphasis"><text:span text:style-name="T545"> </text:span></text:span><text:span text:style-name="Strong_20_Emphasis"><text:span text:style-name="T547">est de s’en servir pour </text:span></text:span><text:span text:style-name="Strong_20_Emphasis"><text:span text:style-name="T546">extraire d’un tableau d’éléments de type agrégat, le tableau </text:span></text:span><text:span text:style-name="Strong_20_Emphasis"><text:span text:style-name="T547">constitué </text:span></text:span><text:span text:style-name="Strong_20_Emphasis"><text:span text:style-name="T546">d’une des propriétés de ces agrégats ; l’instruction pour ce faire prend cette forme-ci :<text:line-break/> <text:s text:c="6"/></text:span></text:span><text:span text:style-name="Strong_20_Emphasis"><text:span text:style-name="T133">tableau</text:span></text:span><text:span text:style-name="Strong_20_Emphasis"><text:span text:style-name="T269">.map(x =&gt; x.</text:span></text:span><text:span text:style-name="Strong_20_Emphasis"><text:span text:style-name="T133">propriete</text:span></text:span><text:span text:style-name="Strong_20_Emphasis"><text:span text:style-name="T269">);</text:span></text:span></text:p>
      <text:p text:style-name="P34"><text:span text:style-name="Strong_20_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Math TeX Gyre" svg:font-family="'DejaVu Math TeX Gyre'"/>
    <style:font-face style:name="Droid Sans Mono" svg:font-family="'Droid Sans Mono', monospace, monospace"/>
    <style:font-face style:name="Lohit Devanagari1" svg:font-family="'Lohit Devanagari'"/>
    <style:font-face style:name="Liberation Serif2" svg:font-family="'Liberation Serif'" style:font-family-generic="roman"/>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199cm" fo:margin-bottom="0cm" loext:contextual-spacing="false" fo:line-height="115%" fo:text-indent="0cm" style:auto-text-indent="false" fo:background-color="transparent"/>
      <style:text-properties style:font-name="Liberation Serif1" fo:font-family="'Liberation Serif'" style:font-style-name="Normal" style:font-family-generic="roman" style:font-pitch="variable"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re2" style:family="paragraph" style:parent-style-name="Heading_20_2" style:default-outline-level="" style:list-style-nam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color="#000000" style:font-name="FreeSans" fo:font-size="20pt" style:text-underline-style="none" style:font-size-asian="20pt" style:font-size-complex="20pt"/>
    </style:style>
    <style:style style:name="MT2" style:family="text">
      <style:text-properties fo:color="#000000" style:font-name="FreeSans" fo:font-size="20pt" style:text-underline-style="none" officeooo:rsid="0000e0d0" style:font-size-asian="20pt" style:font-size-complex="20pt"/>
    </style:style>
    <style:style style:name="MT3" style:family="text">
      <style:text-properties fo:color="#000000" style:font-name="FreeSans" fo:font-size="20pt" fo:language="zxx" fo:country="none" style:text-underline-style="none" officeooo:rsid="0001d3e8" style:font-size-asian="20pt" style:language-asian="zxx" style:country-asian="none" style:font-size-complex="20pt" style:language-complex="zxx" style:country-complex="non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a xlink:type="simple" xlink:href="https://openclassrooms.com/fr/courses/6175841-apprenez-a-programmer-avec-javascript" text:style-name="Internet_20_link" text:visited-style-name="Visited_20_Internet_20_Link"><text:span text:style-name="MT1">Appren</text:span></text:a><text:a xlink:type="simple" xlink:href="https://openclassrooms.com/fr/courses/6175841-apprenez-a-programmer-avec-javascript" text:style-name="Internet_20_link" text:visited-style-name="Visited_20_Internet_20_Link"><text:span text:style-name="MT2">dre</text:span></text:a><text:a xlink:type="simple" xlink:href="https://openclassrooms.com/fr/courses/6175841-apprenez-a-programmer-avec-javascript" text:style-name="Internet_20_link" text:visited-style-name="Visited_20_Internet_20_Link"><text:span text:style-name="MT1"> à programmer </text:span></text:a><text:a xlink:type="simple" xlink:href="https://openclassrooms.com/fr/courses/6175841-apprenez-a-programmer-avec-javascript" text:style-name="Internet_20_link" text:visited-style-name="Visited_20_Internet_20_Link"><text:span text:style-name="MT3">en</text:span></text:a><text:a xlink:type="simple" xlink:href="https://openclassrooms.com/fr/courses/6175841-apprenez-a-programmer-avec-javascript" text:style-name="Internet_20_link" text:visited-style-name="Visited_20_Internet_20_Link"><text:span text:style-name="MT1"> JavaScript</text:span></text:a></text:p>
      </style:header>
      <style:footer>
        <text:p text:style-name="MP2"><text:page-number text:select-page="current">3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1T10:55:37.971166871</meta:creation-date>
    <dc:date>2023-06-12T19:28:45.568155613</dc:date>
    <meta:editing-duration>P4DT18H42M17S</meta:editing-duration>
    <meta:editing-cycles>106</meta:editing-cycles>
    <meta:generator>LibreOffice/6.4.7.2$Linux_X86_64 LibreOffice_project/40$Build-2</meta:generator>
    <meta:keyword>JavaScript</meta:keyword>
    <meta:keyword>JS</meta:keyword>
    <meta:keyword>HTML</meta:keyword>
    <meta:keyword>CSS</meta:keyword>
    <meta:keyword>JSON</meta:keyword>
    <dc:subject>Le langage JavaScript en général, pour animer des pages web en particulier </dc:subject>
    <dc:title>Apprendre à programmer en JavaScript</dc:title>
    <meta:document-statistic meta:table-count="11" meta:image-count="0" meta:object-count="0" meta:page-count="32" meta:paragraph-count="499" meta:word-count="10708" meta:character-count="66743" meta:non-whitespace-character-count="55792"/>
  </office:meta>
</office:document-meta>
</file>